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66.985cm" table:align="center"/>
    </style:style>
    <style:style style:name="Tabela4.A" style:family="table-column">
      <style:table-column-properties style:column-width="4.251cm"/>
    </style:style>
    <style:style style:name="Tabela4.B" style:family="table-column">
      <style:table-column-properties style:column-width="31.367cm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6.985cm" table:align="center"/>
    </style:style>
    <style:style style:name="Tabela1.A" style:family="table-column">
      <style:table-column-properties style:column-width="4.189cm"/>
    </style:style>
    <style:style style:name="Tabela1.B" style:family="table-column">
      <style:table-column-properties style:column-width="20.932cm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6.985cm" table:align="center"/>
    </style:style>
    <style:style style:name="Tabela2.A" style:family="table-column">
      <style:table-column-properties style:column-width="4.193cm"/>
    </style:style>
    <style:style style:name="Tabela2.B" style:family="table-column">
      <style:table-column-properties style:column-width="37.49cm"/>
    </style:style>
    <style:style style:name="Tabela2.C" style:family="table-column">
      <style:table-column-properties style:column-width="25.303cm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67.107cm" fo:margin-left="-0.044cm" table:align="left"/>
    </style:style>
    <style:style style:name="Tabela15.A" style:family="table-column">
      <style:table-column-properties style:column-width="4.322cm"/>
    </style:style>
    <style:style style:name="Tabela15.B" style:family="table-column">
      <style:table-column-properties style:column-width="8.969cm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5" style:family="table-row">
      <style:table-row-properties style:min-row-height="0.011cm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7" style:family="table-row">
      <style:table-row-properties style:min-row-height="4.895cm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66.984cm" table:align="center"/>
    </style:style>
    <style:style style:name="Tabela14.A" style:family="table-column">
      <style:table-column-properties style:column-width="4.189cm"/>
    </style:style>
    <style:style style:name="Tabela14.B" style:family="table-column">
      <style:table-column-properties style:column-width="15.699cm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28" style:family="table-row">
      <style:table-row-properties style:min-row-height="2.078cm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66.985cm" table:align="center"/>
    </style:style>
    <style:style style:name="Tabela17.A" style:family="table-column">
      <style:table-column-properties style:column-width="4.189cm"/>
    </style:style>
    <style:style style:name="Tabela17.B" style:family="table-column">
      <style:table-column-properties style:column-width="15.699cm"/>
    </style:style>
    <style:style style:name="Tabela17.D" style:family="table-column">
      <style:table-column-properties style:column-width="15.702cm"/>
    </style:style>
    <style:style style:name="Tabela17.E" style:family="table-column">
      <style:table-column-properties style:column-width="15.697cm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5" style:family="table-row">
      <style:table-row-properties style:min-row-height="4.216cm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66.984cm" table:align="center"/>
    </style:style>
    <style:style style:name="Tabela16.A" style:family="table-column">
      <style:table-column-properties style:column-width="4.189cm"/>
    </style:style>
    <style:style style:name="Tabela16.B" style:family="table-column">
      <style:table-column-properties style:column-width="15.699cm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66.894cm" fo:margin-left="0.093cm" table:align="left"/>
    </style:style>
    <style:style style:name="Tabela6.A" style:family="table-column">
      <style:table-column-properties style:column-width="4.108cm"/>
    </style:style>
    <style:style style:name="Tabela6.B" style:family="table-column">
      <style:table-column-properties style:column-width="20.929cm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66.984cm" fo:margin-left="0.056cm" table:align="left"/>
    </style:style>
    <style:style style:name="Tabela20.A" style:family="table-column">
      <style:table-column-properties style:column-width="4.189cm"/>
    </style:style>
    <style:style style:name="Tabela20.B" style:family="table-column">
      <style:table-column-properties style:column-width="31.397cm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66.984cm" fo:margin-left="0.056cm" table:align="left"/>
    </style:style>
    <style:style style:name="Table8.A" style:family="table-column">
      <style:table-column-properties style:column-width="4.189cm"/>
    </style:style>
    <style:style style:name="Table8.B" style:family="table-column">
      <style:table-column-properties style:column-width="31.397cm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66.984cm" fo:margin-left="0.056cm" table:align="left"/>
    </style:style>
    <style:style style:name="Table7.A" style:family="table-column">
      <style:table-column-properties style:column-width="4.189cm"/>
    </style:style>
    <style:style style:name="Table7.B" style:family="table-column">
      <style:table-column-properties style:column-width="31.397cm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6.984cm" table:align="left"/>
    </style:style>
    <style:style style:name="Table3.A" style:family="table-column">
      <style:table-column-properties style:column-width="4.189cm"/>
    </style:style>
    <style:style style:name="Table3.B" style:family="table-column">
      <style:table-column-properties style:column-width="62.794cm"/>
    </style:style>
    <style:style style:name="Table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6.984cm" table:align="left"/>
    </style:style>
    <style:style style:name="Table5.A" style:family="table-column">
      <style:table-column-properties style:column-width="4.189cm"/>
    </style:style>
    <style:style style:name="Table5.B" style:family="table-column">
      <style:table-column-properties style:column-width="15.699cm"/>
    </style:style>
    <style:style style:name="Table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6.894cm" fo:margin-left="0.125cm" table:align="left"/>
    </style:style>
    <style:style style:name="Table2.A" style:family="table-column">
      <style:table-column-properties style:column-width="4.108cm"/>
    </style:style>
    <style:style style:name="Table2.B" style:family="table-column">
      <style:table-column-properties style:column-width="62.786cm"/>
    </style:style>
    <style:style style:name="Table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6.984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31.441cm"/>
    </style:style>
    <style:style style:name="Table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6.984cm" table:align="center"/>
    </style:style>
    <style:style style:name="Tabela3.A" style:family="table-column">
      <style:table-column-properties style:column-width="4.013cm"/>
    </style:style>
    <style:style style:name="Tabela3.B" style:family="table-column">
      <style:table-column-properties style:column-width="31.485cm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66.984cm" table:align="center"/>
    </style:style>
    <style:style style:name="Tabela7.A" style:family="table-column">
      <style:table-column-properties style:column-width="4.101cm"/>
    </style:style>
    <style:style style:name="Tabela7.B" style:family="table-column">
      <style:table-column-properties style:column-width="31.441cm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66.982cm" table:align="center"/>
    </style:style>
    <style:style style:name="Tabela5.A" style:family="table-column">
      <style:table-column-properties style:column-width="4.101cm"/>
    </style:style>
    <style:style style:name="Tabela5.B" style:family="table-column">
      <style:table-column-properties style:column-width="20.96cm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6.985cm" table:align="left"/>
    </style:style>
    <style:style style:name="Table1.A" style:family="table-column">
      <style:table-column-properties style:column-width="4.108cm"/>
    </style:style>
    <style:style style:name="Table1.B" style:family="table-column">
      <style:table-column-properties style:column-width="62.877cm"/>
    </style:style>
    <style:style style:name="Table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66.984cm" table:align="center"/>
    </style:style>
    <style:style style:name="Tabela26.A" style:family="table-column">
      <style:table-column-properties style:column-width="4.013cm"/>
    </style:style>
    <style:style style:name="Tabela26.B" style:family="table-column">
      <style:table-column-properties style:column-width="62.971cm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66.931cm" fo:margin-left="0.088cm" table:align="left"/>
    </style:style>
    <style:style style:name="Tabela27.A" style:family="table-column">
      <style:table-column-properties style:column-width="4.013cm"/>
    </style:style>
    <style:style style:name="Tabela27.B" style:family="table-column">
      <style:table-column-properties style:column-width="12.584cm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6.982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20.96cm"/>
    </style:style>
    <style:style style:name="Table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66.975cm" table:align="center"/>
    </style:style>
    <style:style style:name="Tabela24.A" style:family="table-column">
      <style:table-column-properties style:column-width="4.101cm"/>
    </style:style>
    <style:style style:name="Tabela24.B" style:family="table-column">
      <style:table-column-properties style:column-width="10.495cm"/>
    </style:style>
    <style:style style:name="Tabela24.C" style:family="table-column">
      <style:table-column-properties style:column-width="13.097cm"/>
    </style:style>
    <style:style style:name="Tabela24.E" style:family="table-column">
      <style:table-column-properties style:column-width="26.185cm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66.975cm" table:align="center"/>
    </style:style>
    <style:style style:name="Tabela28.A" style:family="table-column">
      <style:table-column-properties style:column-width="4.101cm"/>
    </style:style>
    <style:style style:name="Tabela28.B" style:family="table-column">
      <style:table-column-properties style:column-width="10.479cm"/>
    </style:style>
    <style:style style:name="Tabela28.C" style:family="table-column">
      <style:table-column-properties style:column-width="13.099cm"/>
    </style:style>
    <style:style style:name="Tabela28.E" style:family="table-column">
      <style:table-column-properties style:column-width="26.197cm"/>
    </style:style>
    <style:style style:name="Tabela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8.E1" style:family="table-cell">
      <style:table-cell-properties style:vertical-align="middle" fo:padding="0.097cm" fo:border="0.05pt solid #000000"/>
    </style:style>
    <style:style style:name="Tabela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" style:family="table">
      <style:table-properties style:width="66.978cm" table:align="center"/>
    </style:style>
    <style:style style:name="Tabela13.A" style:family="table-column">
      <style:table-column-properties style:column-width="4.112cm"/>
    </style:style>
    <style:style style:name="Tabela13.B" style:family="table-column">
      <style:table-column-properties style:column-width="10.379cm"/>
    </style:style>
    <style:style style:name="Tabela13.C" style:family="table-column">
      <style:table-column-properties style:column-width="13.229cm"/>
    </style:style>
    <style:style style:name="Tabela13.D" style:family="table-column">
      <style:table-column-properties style:column-width="13.067cm"/>
    </style:style>
    <style:style style:name="Tabela13.E" style:family="table-column">
      <style:table-column-properties style:column-width="26.192cm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67.001cm" table:align="left"/>
    </style:style>
    <style:style style:name="Tabela11.A" style:family="table-column">
      <style:table-column-properties style:column-width="4.193cm"/>
    </style:style>
    <style:style style:name="Tabela11.B" style:family="table-column">
      <style:table-column-properties style:column-width="10.298cm"/>
    </style:style>
    <style:style style:name="Tabela11.C" style:family="table-column">
      <style:table-column-properties style:column-width="8.102cm"/>
    </style:style>
    <style:style style:name="Tabela11.D" style:family="table-column">
      <style:table-column-properties style:column-width="7.204cm"/>
    </style:style>
    <style:style style:name="Tabela11.E" style:family="table-column">
      <style:table-column-properties style:column-width="4.803cm"/>
    </style:style>
    <style:style style:name="Tabela11.F" style:family="table-column">
      <style:table-column-properties style:column-width="5.089cm"/>
    </style:style>
    <style:style style:name="Tabela11.G" style:family="table-column">
      <style:table-column-properties style:column-width="5.006cm"/>
    </style:style>
    <style:style style:name="Tabela11.H" style:family="table-column">
      <style:table-column-properties style:column-width="4.805cm"/>
    </style:style>
    <style:style style:name="Tabela11.I" style:family="table-column">
      <style:table-column-properties style:column-width="7.489cm"/>
    </style:style>
    <style:style style:name="Tabela11.J" style:family="table-column">
      <style:table-column-properties style:column-width="10.014cm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66.982cm" table:align="center"/>
    </style:style>
    <style:style style:name="Tabela10.A" style:family="table-column">
      <style:table-column-properties style:column-width="4.101cm"/>
    </style:style>
    <style:style style:name="Tabela10.B" style:family="table-column">
      <style:table-column-properties style:column-width="6.987cm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66.982cm" table:align="center"/>
    </style:style>
    <style:style style:name="Tabela9.A" style:family="table-column">
      <style:table-column-properties style:column-width="4.112cm"/>
    </style:style>
    <style:style style:name="Tabela9.B" style:family="table-column">
      <style:table-column-properties style:column-width="7.001cm"/>
    </style:style>
    <style:style style:name="Tabela9.C" style:family="table-column">
      <style:table-column-properties style:column-width="20.881cm"/>
    </style:style>
    <style:style style:name="Tabela9.D" style:family="table-column">
      <style:table-column-properties style:column-width="6.922cm"/>
    </style:style>
    <style:style style:name="Tabela9.E" style:family="table-column">
      <style:table-column-properties style:column-width="7.082cm"/>
    </style:style>
    <style:style style:name="Tabela9.F" style:family="table-column">
      <style:table-column-properties style:column-width="20.985cm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66.966cm" fo:break-before="auto" fo:break-after="auto" table:align="center" fo:keep-with-next="auto"/>
    </style:style>
    <style:style style:name="Tabela8.A" style:family="table-column">
      <style:table-column-properties style:column-width="4.101cm"/>
    </style:style>
    <style:style style:name="Tabela8.B" style:family="table-column">
      <style:table-column-properties style:column-width="5.239cm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4" style:family="table-row">
      <style:table-row-properties style:min-row-height="4.524cm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8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8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9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9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66.984cm" table:align="center"/>
    </style:style>
    <style:style style:name="Tabela22.A" style:family="table-column">
      <style:table-column-properties style:column-width="4.101cm"/>
    </style:style>
    <style:style style:name="Tabela22.B" style:family="table-column">
      <style:table-column-properties style:column-width="31.441cm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66.98cm" table:align="center"/>
    </style:style>
    <style:style style:name="Tabela19.A" style:family="table-column">
      <style:table-column-properties style:column-width="4.101cm"/>
    </style:style>
    <style:style style:name="Tabela19.B" style:family="table-column">
      <style:table-column-properties style:column-width="15.72cm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66.98cm" table:align="center"/>
    </style:style>
    <style:style style:name="Tabela18.A" style:family="table-column">
      <style:table-column-properties style:column-width="4.101cm"/>
    </style:style>
    <style:style style:name="Tabela18.B" style:family="table-column">
      <style:table-column-properties style:column-width="15.72cm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66.984cm" table:align="center"/>
    </style:style>
    <style:style style:name="Tabela12.A" style:family="table-column">
      <style:table-column-properties style:column-width="4.052cm"/>
    </style:style>
    <style:style style:name="Tabela12.B" style:family="table-column">
      <style:table-column-properties style:column-width="31.466cm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67.008cm" table:align="left"/>
    </style:style>
    <style:style style:name="Tabela23.A" style:family="table-column">
      <style:table-column-properties style:column-width="4.101cm"/>
    </style:style>
    <style:style style:name="Tabela23.B" style:family="table-column">
      <style:table-column-properties style:column-width="5.242cm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fo:language="pt" fo:country="BR" officeooo:paragraph-rsid="0062e1cc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5" style:family="paragraph" style:parent-style-name="Standard">
      <style:paragraph-properties fo:text-align="start" style:justify-single-word="false"/>
      <style:text-properties fo:language="pt" fo:country="BR" officeooo:paragraph-rsid="01bf5770"/>
    </style:style>
    <style:style style:name="P6" style:family="paragraph" style:parent-style-name="Standard">
      <style:text-properties fo:language="pt" fo:country="BR" officeooo:paragraph-rsid="01718541"/>
    </style:style>
    <style:style style:name="P7" style:family="paragraph" style:parent-style-name="Standard">
      <style:text-properties fo:language="pt" fo:country="BR" officeooo:paragraph-rsid="01712acc"/>
    </style:style>
    <style:style style:name="P8" style:family="paragraph" style:parent-style-name="Standard">
      <style:paragraph-properties fo:text-align="center" style:justify-single-word="false"/>
      <style:text-properties fo:language="pt" fo:country="BR" officeooo:rsid="004ecc5f" officeooo:paragraph-rsid="01718541"/>
    </style:style>
    <style:style style:name="P9" style:family="paragraph" style:parent-style-name="Standard">
      <style:text-properties fo:language="pt" fo:country="BR" officeooo:rsid="00cc0350" officeooo:paragraph-rsid="01718541"/>
    </style:style>
    <style:style style:name="P10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11" style:family="paragraph" style:parent-style-name="Standard">
      <style:text-properties fo:language="pt" fo:country="BR" officeooo:paragraph-rsid="0172f1ae"/>
    </style:style>
    <style:style style:name="P12" style:family="paragraph" style:parent-style-name="Standard">
      <style:text-properties fo:language="pt" fo:country="BR" officeooo:paragraph-rsid="0174ef1a"/>
    </style:style>
    <style:style style:name="P13" style:family="paragraph" style:parent-style-name="Standard">
      <style:text-properties fo:language="pt" fo:country="BR" officeooo:rsid="00bd7101" officeooo:paragraph-rsid="0174ef1a"/>
    </style:style>
    <style:style style:name="P14" style:family="paragraph" style:parent-style-name="Standard">
      <style:text-properties fo:language="pt" fo:country="BR" officeooo:paragraph-rsid="001b5886"/>
    </style:style>
    <style:style style:name="P15" style:family="paragraph" style:parent-style-name="Standard">
      <style:paragraph-properties fo:text-align="start" style:justify-single-word="false"/>
      <style:text-properties fo:language="pt" fo:country="BR" officeooo:rsid="01712acc" officeooo:paragraph-rsid="01712acc"/>
    </style:style>
    <style:style style:name="P16" style:family="paragraph" style:parent-style-name="Standard">
      <style:text-properties fo:language="pt" fo:country="BR" officeooo:paragraph-rsid="001c869c"/>
    </style:style>
    <style:style style:name="P17" style:family="paragraph" style:parent-style-name="Standard">
      <style:text-properties fo:language="pt" fo:country="BR" officeooo:paragraph-rsid="01e5f44d"/>
    </style:style>
    <style:style style:name="P18" style:family="paragraph" style:parent-style-name="Standard">
      <style:text-properties fo:language="pt" fo:country="BR" officeooo:paragraph-rsid="01f0ccbc"/>
    </style:style>
    <style:style style:name="P19" style:family="paragraph" style:parent-style-name="Standard">
      <style:text-properties fo:language="pt" fo:country="BR" officeooo:paragraph-rsid="01f26b28"/>
    </style:style>
    <style:style style:name="P20" style:family="paragraph" style:parent-style-name="Standard">
      <style:text-properties fo:language="pt" fo:country="BR" officeooo:paragraph-rsid="01f33d2a"/>
    </style:style>
    <style:style style:name="P21" style:family="paragraph" style:parent-style-name="Standard">
      <style:text-properties fo:language="pt" fo:country="BR" officeooo:paragraph-rsid="01f7fcb4"/>
    </style:style>
    <style:style style:name="P22" style:family="paragraph" style:parent-style-name="Standard">
      <style:text-properties fo:language="pt" fo:country="BR" officeooo:paragraph-rsid="01fc27bb"/>
    </style:style>
    <style:style style:name="P23" style:family="paragraph" style:parent-style-name="Standard">
      <style:text-properties fo:language="pt" fo:country="BR" officeooo:paragraph-rsid="01feb0cb"/>
    </style:style>
    <style:style style:name="P24" style:family="paragraph" style:parent-style-name="Standard">
      <style:text-properties fo:language="pt" fo:country="BR" officeooo:paragraph-rsid="0200e4d8"/>
    </style:style>
    <style:style style:name="P25" style:family="paragraph" style:parent-style-name="Standard">
      <style:paragraph-properties fo:text-align="center" style:justify-single-word="false"/>
      <style:text-properties fo:language="pt" fo:country="BR" officeooo:rsid="006cf78b" officeooo:paragraph-rsid="0204dfcb"/>
    </style:style>
    <style:style style:name="P26" style:family="paragraph" style:parent-style-name="Standard">
      <style:text-properties fo:language="pt" fo:country="BR" officeooo:paragraph-rsid="021ea671"/>
    </style:style>
    <style:style style:name="P27" style:family="paragraph" style:parent-style-name="Standard">
      <style:text-properties fo:language="pt" fo:country="BR" officeooo:paragraph-rsid="02222dc5"/>
    </style:style>
    <style:style style:name="P28" style:family="paragraph" style:parent-style-name="Standard">
      <style:text-properties fo:language="pt" fo:country="BR" officeooo:paragraph-rsid="024d36cb"/>
    </style:style>
    <style:style style:name="P29" style:family="paragraph" style:parent-style-name="Standard">
      <style:paragraph-properties fo:text-align="center" style:justify-single-word="false"/>
      <style:text-properties fo:language="pt" fo:country="BR" officeooo:rsid="00503ee2" officeooo:paragraph-rsid="02914288"/>
    </style:style>
    <style:style style:name="P30" style:family="paragraph" style:parent-style-name="Standard">
      <style:paragraph-properties fo:text-align="center" style:justify-single-word="false"/>
      <style:text-properties fo:language="pt" fo:country="BR" officeooo:rsid="0292cbec" officeooo:paragraph-rsid="0292cbec"/>
    </style:style>
    <style:style style:name="P31" style:family="paragraph" style:parent-style-name="Standard">
      <style:paragraph-properties fo:text-align="start" style:justify-single-word="false"/>
      <style:text-properties fo:color="#ff3333" fo:language="pt" fo:country="BR" officeooo:rsid="00f20f62" officeooo:paragraph-rsid="01712acc" fo:background-color="transparent" style:font-size-asian="10.5pt" style:text-rotation-angle="0" style:text-rotation-scale="line-height"/>
    </style:style>
    <style:style style:name="P32" style:family="paragraph" style:parent-style-name="Standard">
      <style:paragraph-properties fo:text-align="start" style:justify-single-word="false"/>
      <style:text-properties fo:font-size="16pt" fo:language="pt" fo:country="BR" fo:font-weight="bold" officeooo:rsid="01712acc" officeooo:paragraph-rsid="01712acc" fo:background-color="#ffff00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rsid="02120819" officeooo:paragraph-rsid="02120819"/>
    </style:style>
    <style:style style:name="P34" style:family="paragraph" style:parent-style-name="Standard">
      <style:paragraph-properties fo:text-align="center" style:justify-single-word="false"/>
      <style:text-properties officeooo:rsid="02125e81" officeooo:paragraph-rsid="02125e81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2ea0a6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1c1f01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b4e56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e5f44d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e67fb1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0ccbc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26b28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33d2a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7fcb4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c27bb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1ea671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4d36cb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59c24e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de16fd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050d403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10a1d21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1db4e56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2b4c26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5e81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2bddc3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0093e4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00e4d8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fac72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11c1f01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1f6ece6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1fc27bb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2120819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2125e81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1ea671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20ed24c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2488f66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4d36cb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174ef1a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4ef1a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0523bfa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72f1ae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74ef1a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0302c7e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0c528ca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5a74b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6aaa2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05753e3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0c528ca" fo:background-color="transparent" style:font-weight-asian="normal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05753e3" fo:background-color="transparent" style:font-weight-asian="normal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fo:background-color="transparent" style:font-weight-asian="normal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931dc8" fo:background-color="transparent" style:font-weight-asian="normal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fo:font-weight="normal" officeooo:rsid="0059c24e" officeooo:paragraph-rsid="0174ef1a" fo:background-color="transparent" style:font-weight-asian="normal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style:font-weight-asian="normal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fo:font-weight="normal" officeooo:rsid="0059c24e" officeooo:paragraph-rsid="0174ef1a" fo:background-color="#ff0000" style:font-weight-asian="normal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fo:font-weight="normal" officeooo:rsid="001de3c7" officeooo:paragraph-rsid="0174ef1a" fo:background-color="#ff0000" style:font-weight-asian="normal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174ef1a" fo:background-color="#ff3333" style:font-weight-asian="normal" style:font-weight-complex="normal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fo:font-weight="normal" officeooo:rsid="0059c24e" officeooo:paragraph-rsid="0174ef1a" fo:background-color="#ff3333" style:font-weight-asian="normal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2ea0a6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0302c7e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0302c7e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33d2a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7fcb4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c27bb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1ea671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4d36cb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06cf78b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321d3f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924f3b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062e1cc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4ef1a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858398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de16fd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6cf78b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de16fd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0873df1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18541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18541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8ee936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33d2a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eb0cb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488f66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5cbfb0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e07bc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11fadfc" officeooo:paragraph-rsid="011fadfc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133013c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4ef1a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5e7fa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931dc8" fo:background-color="#ffff00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120819" fo:background-color="#ffff00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8ee936" fo:background-color="#ffff00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 fo:background-color="#ffff00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858398" fo:background-color="#ffff00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#ffff00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186389" officeooo:paragraph-rsid="018ee936" fo:background-color="#ffff00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fc27bb" fo:background-color="#ffff00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120819" fo:background-color="#ffff00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#ffff00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43263" fo:background-color="#ffff00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f5661c" fo:background-color="#ffff00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8ee936" fo:background-color="#ffff00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6ece6" fo:background-color="#ffff00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eb0cb" fo:background-color="#ffff00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8ee936" fo:background-color="#ffff00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8ee936" fo:background-color="#ffff0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98a51b" fo:background-color="#ffff00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8ee936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948e8e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8ee936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210a474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8ee936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8ee936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8ee936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8ee936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8ee936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ed2ae2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ef5b51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fa1508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fc27bb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088ba3" fo:background-color="#ffff00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120819" fo:background-color="#ffff00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222dc5" fo:background-color="#ffff00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243263" fo:background-color="#ffff00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8ee936" fo:background-color="#ffff00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18541" fo:background-color="#ff0000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3333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#ff3333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 fo:background-color="#ff3333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4ef1a" fo:background-color="#ff3333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74ef1a" fo:background-color="#ff3333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74ef1a" fo:background-color="#ff3333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64e96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800f4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914288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ef93f4" officeooo:paragraph-rsid="0174ef1a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1718541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24d36cb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174ef1a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535bb0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174ef1a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174ef1a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174ef1a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05f6dd5" officeooo:paragraph-rsid="0174ef1a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174ef1a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174ef1a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174ef1a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174ef1a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174ef1a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053e2f9" officeooo:paragraph-rsid="0174ef1a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#729fcf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1eba4a8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1f26b28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1f7fcb4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1fc27bb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1f0ccbc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1fa1508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66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4904f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77696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93d37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9cc48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27a3ce9"/>
    </style:style>
    <style:style style:name="P371" style:family="paragraph" style:parent-style-name="Table_20_Contents">
      <style:paragraph-properties fo:text-align="center" style:justify-single-word="false"/>
      <style:text-properties fo:language="pt" fo:country="BR" officeooo:rsid="02823cf5" officeooo:paragraph-rsid="02823cf5"/>
    </style:style>
    <style:style style:name="P372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28272ec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2914288" officeooo:paragraph-rsid="02914288"/>
    </style:style>
    <style:style style:name="P375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9164e3"/>
    </style:style>
    <style:style style:name="P376" style:family="paragraph" style:parent-style-name="Table_20_Contents">
      <style:paragraph-properties fo:text-align="center" style:justify-single-word="false"/>
      <style:text-properties fo:color="#ff3333" fo:language="pt" fo:country="BR" officeooo:rsid="00141053" officeooo:paragraph-rsid="00141053"/>
    </style:style>
    <style:style style:name="P377" style:family="paragraph" style:parent-style-name="Table_20_Contents">
      <style:paragraph-properties fo:text-align="center" style:justify-single-word="false"/>
      <style:text-properties fo:color="#ff3333" fo:language="pt" fo:country="BR" officeooo:rsid="00141053" officeooo:paragraph-rsid="01d4acd3"/>
    </style:style>
    <style:style style:name="P378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379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9f6fb5" fo:background-color="transparent"/>
    </style:style>
    <style:style style:name="P380" style:family="paragraph" style:parent-style-name="Table_20_Contents">
      <style:paragraph-properties fo:text-align="center" style:justify-single-word="false"/>
      <style:text-properties fo:color="#ff3333" fo:language="pt" fo:country="BR" officeooo:rsid="015ea3ee" officeooo:paragraph-rsid="015ea3ee" fo:background-color="transparent"/>
    </style:style>
    <style:style style:name="P381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0ff1367" fo:background-color="transparent" style:font-size-asian="10.5pt" style:text-rotation-angle="0" style:text-rotation-scale="line-height"/>
    </style:style>
    <style:style style:name="P382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02e26a" fo:background-color="transparent" style:font-size-asian="10.5pt" style:text-rotation-angle="0" style:text-rotation-scale="line-height"/>
    </style:style>
    <style:style style:name="P383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0a1d21" fo:background-color="transparent" style:font-size-asian="10.5pt" style:text-rotation-angle="0" style:text-rotation-scale="line-height"/>
    </style:style>
    <style:style style:name="P384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385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2f1ae" fo:background-color="transparent" style:font-size-asian="10.5pt" style:text-rotation-angle="0" style:text-rotation-scale="line-height"/>
    </style:style>
    <style:style style:name="P386" style:family="paragraph" style:parent-style-name="Table_20_Contents">
      <style:paragraph-properties fo:text-align="center" style:justify-single-word="fals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387" style:family="paragraph" style:parent-style-name="Table_20_Contents">
      <style:paragraph-properties fo:text-align="center" style:justify-single-word="false"/>
      <style:text-properties fo:color="#cc9900" fo:language="pt" fo:country="BR" officeooo:rsid="0059c24e" officeooo:paragraph-rsid="0174ef1a" fo:background-color="transparent" style:font-size-asian="10.5pt" style:text-rotation-angle="0" style:text-rotation-scale="line-height"/>
    </style:style>
    <style:style style:name="P388" style:family="paragraph" style:parent-style-name="Table_20_Contents">
      <style:paragraph-properties fo:text-align="center" style:justify-single-word="false"/>
      <style:text-properties fo:color="#cc9900" fo:language="pt" fo:country="BR" officeooo:rsid="00fa560c" officeooo:paragraph-rsid="00ff1367" fo:background-color="transparent" style:font-size-asian="10.5pt" style:text-rotation-angle="0" style:text-rotation-scale="line-height"/>
    </style:style>
    <style:style style:name="P389" style:family="paragraph" style:parent-style-name="Table_20_Contents">
      <style:paragraph-properties fo:text-align="center" style:justify-single-word="false"/>
      <style:text-properties fo:color="#cc9900" fo:language="pt" fo:country="BR" fo:font-weight="normal" officeooo:rsid="00f23989" officeooo:paragraph-rsid="0102e26a" fo:background-color="transparent" style:font-size-asian="10.5pt" style:font-weight-asian="normal" style:font-weight-complex="normal" style:text-rotation-angle="0" style:text-rotation-scale="line-height"/>
    </style:style>
    <style:style style:name="P390" style:family="paragraph" style:parent-style-name="Table_20_Contents">
      <style:paragraph-properties fo:text-align="center" style:justify-single-word="false"/>
      <style:text-properties fo:color="#cc9900" fo:language="pt" fo:country="BR" fo:font-weight="normal" officeooo:rsid="00f23989" officeooo:paragraph-rsid="0174ef1a" fo:background-color="transparent" style:font-size-asian="10.5pt" style:font-weight-asian="normal" style:font-weight-complex="normal" style:text-rotation-angle="0" style:text-rotation-scale="line-height"/>
    </style:style>
    <style:style style:name="P391" style:family="paragraph" style:parent-style-name="Table_20_Contents">
      <style:paragraph-properties fo:text-align="center" style:justify-single-word="false"/>
      <style:text-properties fo:color="#cc9900" fo:language="pt" fo:country="BR" fo:font-weight="normal" officeooo:rsid="00fad60a" officeooo:paragraph-rsid="00ff1367" fo:background-color="transparent" style:font-size-asian="10.5pt" style:font-weight-asian="normal" style:font-weight-complex="normal" style:text-rotation-angle="0" style:text-rotation-scale="line-height"/>
    </style:style>
    <style:style style:name="P392" style:family="paragraph" style:parent-style-name="Table_20_Contents">
      <style:paragraph-properties fo:text-align="center" style:justify-single-word="false"/>
      <style:text-properties fo:color="#cc9900" fo:language="pt" fo:country="BR" officeooo:rsid="014c199d" officeooo:paragraph-rsid="0174ef1a" fo:background-color="#ffff00" style:font-size-asian="10.5pt" style:text-rotation-angle="0" style:text-rotation-scale="line-height"/>
    </style:style>
    <style:style style:name="P393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6edeb6" officeooo:paragraph-rsid="00a56c46" fo:background-color="transparent"/>
    </style:style>
    <style:style style:name="P394" style:family="paragraph" style:parent-style-name="Table_20_Contents">
      <style:paragraph-properties fo:text-align="center" style:justify-single-word="false"/>
      <style:text-properties style:use-window-font-color="true" fo:language="pt" fo:country="BR" officeooo:rsid="00a26b01" officeooo:paragraph-rsid="01487a0b" fo:background-color="transparent"/>
    </style:style>
    <style:style style:name="P395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5638d5" fo:background-color="transparent" style:font-size-asian="10.5pt" style:text-rotation-angle="0" style:text-rotation-scale="line-height"/>
    </style:style>
    <style:style style:name="P396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577e51" fo:background-color="transparent" style:font-size-asian="10.5pt" style:text-rotation-angle="0" style:text-rotation-scale="line-height"/>
    </style:style>
    <style:style style:name="P397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398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399" style:family="paragraph" style:parent-style-name="Table_20_Contents">
      <style:paragraph-properties fo:text-align="center" style:justify-single-word="false"/>
      <style:text-properties fo:color="#66ccff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400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577e51" fo:background-color="transparent" style:font-size-asian="10.5pt" style:font-weight-asian="normal" style:font-weight-complex="normal" style:text-rotation-angle="0" style:text-rotation-scale="line-height"/>
    </style:style>
    <style:style style:name="P401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718541" fo:background-color="transparent" style:font-size-asian="10.5pt" style:font-weight-asian="normal" style:font-weight-complex="normal" style:text-rotation-angle="0" style:text-rotation-scale="line-height"/>
    </style:style>
    <style:style style:name="P402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74ef1a" fo:background-color="transparent" style:font-size-asian="10.5pt" style:font-weight-asian="normal" style:font-weight-complex="normal" style:text-rotation-angle="0" style:text-rotation-scale="line-height"/>
    </style:style>
    <style:style style:name="P403" style:family="paragraph" style:parent-style-name="Table_20_Contents">
      <style:paragraph-properties fo:text-align="center" style:justify-single-word="false"/>
      <style:text-properties fo:color="#66ccff" fo:language="pt" fo:country="BR" fo:font-weight="normal" officeooo:rsid="00f23989" officeooo:paragraph-rsid="0174ef1a" fo:background-color="transparent" style:font-weight-asian="normal" style:font-weight-complex="normal"/>
    </style:style>
    <style:style style:name="P404" style:family="paragraph" style:parent-style-name="Table_20_Contents">
      <style:paragraph-properties fo:text-align="center" style:justify-single-word="false"/>
      <style:text-properties fo:color="#66ccff" fo:language="pt" fo:country="BR" officeooo:rsid="00f23989" officeooo:paragraph-rsid="0174ef1a"/>
    </style:style>
    <style:style style:name="P405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pt" fo:country="BR" officeooo:rsid="00616142" officeooo:paragraph-rsid="01718541" fo:background-color="#ff3333"/>
    </style:style>
    <style:style style:name="P406" style:family="paragraph" style:parent-style-name="Table_20_Contents">
      <style:paragraph-properties fo:text-align="center" style:justify-single-word="false"/>
      <style:text-properties officeooo:paragraph-rsid="0200e4d8"/>
    </style:style>
    <style:style style:name="P407" style:family="paragraph" style:parent-style-name="Table_20_Contents">
      <style:paragraph-properties fo:text-align="center" style:justify-single-word="false"/>
      <style:text-properties fo:color="#000000" fo:language="pt" fo:country="BR" officeooo:rsid="020dad0f" officeooo:paragraph-rsid="020ed24c" fo:background-color="#ffff00"/>
    </style:style>
    <style:style style:name="P40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302c7e"/>
    </style:style>
    <style:style style:name="P40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319652"/>
    </style:style>
    <style:style style:name="P41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41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41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e64f62"/>
    </style:style>
    <style:style style:name="P41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41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41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33d2a"/>
    </style:style>
    <style:style style:name="P41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7fcb4"/>
    </style:style>
    <style:style style:name="P41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c27bb"/>
    </style:style>
    <style:style style:name="P41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41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42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125e81"/>
    </style:style>
    <style:style style:name="P42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1ea671"/>
    </style:style>
    <style:style style:name="P42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42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4d36cb"/>
    </style:style>
    <style:style style:name="P42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425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language="pt" fo:country="BR" officeooo:rsid="00f23989" officeooo:paragraph-rsid="0111a959"/>
    </style:style>
    <style:style style:name="P42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f23989" officeooo:paragraph-rsid="01718541"/>
    </style:style>
    <style:style style:name="P42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f23989" officeooo:paragraph-rsid="019b3444"/>
    </style:style>
    <style:style style:name="P42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174ef1a"/>
    </style:style>
    <style:style style:name="P42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/>
    </style:style>
    <style:style style:name="P43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174ef1a" fo:background-color="transparent"/>
    </style:style>
    <style:style style:name="P43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20ed24c" fo:background-color="transparent"/>
    </style:style>
    <style:style style:name="P43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174ef1a" fo:background-color="transparent"/>
    </style:style>
    <style:style style:name="P43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2120819" fo:background-color="transparent"/>
    </style:style>
    <style:style style:name="P43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14e0cb5" officeooo:paragraph-rsid="0174ef1a"/>
    </style:style>
    <style:style style:name="P43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597ce4" fo:background-color="transparent" style:font-size-asian="10.5pt" style:text-rotation-angle="0" style:text-rotation-scale="line-height"/>
    </style:style>
    <style:style style:name="P43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5abc02" fo:background-color="transparent" style:font-size-asian="10.5pt" style:text-rotation-angle="0" style:text-rotation-scale="line-height"/>
    </style:style>
    <style:style style:name="P43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3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3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1feb0cb" fo:background-color="transparent" style:font-size-asian="10.5pt" style:text-rotation-angle="0" style:text-rotation-scale="line-height"/>
    </style:style>
    <style:style style:name="P44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officeooo:rsid="00f23989" officeooo:paragraph-rsid="0200e4d8" fo:background-color="transparent" style:font-size-asian="10.5pt" style:text-rotation-angle="0" style:text-rotation-scale="line-height"/>
    </style:style>
    <style:style style:name="P441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cc9900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42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cc9900" fo:language="pt" fo:country="BR" officeooo:rsid="00f23989" officeooo:paragraph-rsid="0181bead" fo:background-color="transparent" style:font-size-asian="10.5pt" style:text-rotation-angle="0" style:text-rotation-scale="line-height"/>
    </style:style>
    <style:style style:name="P44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fo:font-weight="normal" officeooo:rsid="00f23989" officeooo:paragraph-rsid="01718541" fo:background-color="transparent" style:font-size-asian="10.5pt" style:font-weight-asian="normal" style:font-weight-complex="normal" style:text-rotation-angle="0" style:text-rotation-scale="line-height"/>
    </style:style>
    <style:style style:name="P44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cc9900" fo:language="pt" fo:country="BR" fo:font-weight="normal" officeooo:rsid="00f23989" officeooo:paragraph-rsid="01813587" fo:background-color="transparent" style:font-size-asian="10.5pt" style:font-weight-asian="normal" style:font-weight-complex="normal" style:text-rotation-angle="0" style:text-rotation-scale="line-height"/>
    </style:style>
    <style:style style:name="P445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ff3333" fo:language="pt" fo:country="BR" officeooo:rsid="00f23989" officeooo:paragraph-rsid="0111a959" fo:background-color="transparent" style:font-size-asian="10.5pt" style:text-rotation-angle="0" style:text-rotation-scale="line-height"/>
    </style:style>
    <style:style style:name="P446" style:family="paragraph" style:parent-style-name="Table_20_Contents">
      <style:paragraph-properties fo:margin-top="0cm" fo:margin-bottom="0cm" loext:contextual-spacing="false" fo:line-height="100%" fo:text-align="start" style:justify-single-word="false" style:vertical-align="middle" style:writing-mode="page"/>
      <style:text-properties fo:color="#ff3333" fo:language="pt" fo:country="BR" officeooo:rsid="00f23989" officeooo:paragraph-rsid="01ccfb30" fo:background-color="transparent" style:font-size-asian="10.5pt" style:text-rotation-angle="0" style:text-rotation-scale="line-height"/>
    </style:style>
    <style:style style:name="P44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4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18541" fo:background-color="transparent"/>
    </style:style>
    <style:style style:name="P44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4ef1a" fo:background-color="transparent"/>
    </style:style>
    <style:style style:name="P45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7617e" fo:background-color="transparent"/>
    </style:style>
    <style:style style:name="P45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7d018" fo:background-color="transparent"/>
    </style:style>
    <style:style style:name="P45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9be07" fo:background-color="transparent"/>
    </style:style>
    <style:style style:name="P45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8afdc0" fo:background-color="transparent"/>
    </style:style>
    <style:style style:name="P45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174ef1a" fo:background-color="transparent"/>
    </style:style>
    <style:style style:name="P455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style:text-line-through-style="none" style:text-line-through-type="none" fo:language="pt" fo:country="BR" officeooo:rsid="00f23989" officeooo:paragraph-rsid="02858398" fo:background-color="transparent"/>
    </style:style>
    <style:style style:name="P456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718541" fo:background-color="transparent" style:font-size-asian="10.5pt" style:text-rotation-angle="0" style:text-rotation-scale="line-height"/>
    </style:style>
    <style:style style:name="P457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458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a079ea" fo:background-color="transparent" style:font-size-asian="10.5pt" style:text-rotation-angle="0" style:text-rotation-scale="line-height"/>
    </style:style>
    <style:style style:name="P459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1feb0cb" fo:background-color="transparent" style:font-size-asian="10.5pt" style:text-rotation-angle="0" style:text-rotation-scale="line-height"/>
    </style:style>
    <style:style style:name="P46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officeooo:rsid="00f23989" officeooo:paragraph-rsid="0200e4d8" fo:background-color="transparent" style:font-size-asian="10.5pt" style:text-rotation-angle="0" style:text-rotation-scale="line-height"/>
    </style:style>
    <style:style style:name="P46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fo:font-weight="normal" officeooo:rsid="00f23989" officeooo:paragraph-rsid="01718541" fo:background-color="transparent" style:font-size-asian="10.5pt" style:font-weight-asian="normal" style:font-weight-complex="normal" style:text-rotation-angle="0" style:text-rotation-scale="line-height"/>
    </style:style>
    <style:style style:name="P46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fo:font-weight="normal" officeooo:rsid="0156470e" officeooo:paragraph-rsid="01718541" fo:background-color="transparent" style:font-size-asian="10.5pt" style:font-weight-asian="normal" style:font-weight-complex="normal" style:text-rotation-angle="0" style:text-rotation-scale="line-height"/>
    </style:style>
    <style:style style:name="P46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66ccff" fo:language="pt" fo:country="BR" fo:font-weight="normal" officeooo:rsid="0156470e" officeooo:paragraph-rsid="01813587" fo:background-color="transparent" style:font-size-asian="10.5pt" style:font-weight-asian="normal" style:font-weight-complex="normal" style:text-rotation-angle="0" style:text-rotation-scale="line-height"/>
    </style:style>
    <style:style style:name="P46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pt" fo:country="BR" officeooo:rsid="00385da4" officeooo:paragraph-rsid="0174ef1a" fo:background-color="transparent"/>
    </style:style>
    <style:style style:name="P465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466" style:family="paragraph" style:parent-style-name="Text_20_body">
      <style:paragraph-properties fo:text-align="center" style:justify-single-word="false"/>
      <style:text-properties officeooo:paragraph-rsid="016b789a"/>
    </style:style>
    <style:style style:name="P467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468" style:family="paragraph" style:parent-style-name="Table_20_Contents">
      <style:paragraph-properties fo:margin-top="0.302cm" fo:margin-bottom="0.302cm" loext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174ef1a"/>
    </style:style>
    <style:style style:name="P469" style:family="paragraph" style:parent-style-name="Table_20_Contents">
      <style:paragraph-properties fo:margin-top="0.302cm" fo:margin-bottom="0.302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4ef1a" fo:background-color="transparent"/>
    </style:style>
    <style:style style:name="P470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language="pt" fo:country="BR" officeooo:rsid="001d864d" officeooo:paragraph-rsid="0174ef1a"/>
    </style:style>
    <style:style style:name="P471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language="pt" fo:country="BR" officeooo:rsid="00beec8c" officeooo:paragraph-rsid="0174ef1a"/>
    </style:style>
    <style:style style:name="P472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language="pt" fo:country="BR" officeooo:rsid="00066b72" officeooo:paragraph-rsid="0174ef1a"/>
    </style:style>
    <style:style style:name="P473" style:family="paragraph" style:parent-style-name="Table_20_Contents">
      <style:paragraph-properties fo:margin-top="0.302cm" fo:margin-bottom="0.302cm" loext:contextual-spacing="false"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474" style:family="paragraph" style:parent-style-name="Table_20_Contents">
      <style:paragraph-properties fo:margin-top="0cm" fo:margin-bottom="0cm" loext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475" style:family="paragraph" style:parent-style-name="Table_20_Contents">
      <style:paragraph-properties fo:margin-top="0cm" fo:margin-bottom="0cm" loext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/>
    </style:style>
    <style:style style:name="P476" style:family="paragraph" style:parent-style-name="Table_20_Contents">
      <style:paragraph-properties fo:margin-top="0cm" fo:margin-bottom="0cm" loext:contextual-spacing="true" fo:line-height="200%" fo:text-align="center" style:justify-single-word="false" style:writing-mode="page"/>
      <style:text-properties fo:language="pt" fo:country="BR" officeooo:rsid="001d864d" officeooo:paragraph-rsid="0174ef1a"/>
    </style:style>
    <style:style style:name="P477" style:family="paragraph" style:parent-style-name="Table_20_Contents">
      <loext:graphic-properties draw:fill="none" draw:fill-image-width="0cm" draw:fill-image-height="0cm"/>
      <style:paragraph-properties fo:margin-left="30.40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1f26b28"/>
    </style:style>
    <style:style style:name="P478" style:family="paragraph" style:parent-style-name="Table_20_Contents">
      <loext:graphic-properties draw:fill="none" draw:fill-image-width="0cm" draw:fill-image-height="0cm"/>
      <style:paragraph-properties fo:margin-left="29.9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2488f66"/>
    </style:style>
    <style:style style:name="P479" style:family="paragraph" style:parent-style-name="Table_20_Contents">
      <loext:graphic-properties draw:fill="none" draw:fill-image-width="0cm" draw:fill-image-height="0cm"/>
      <style:paragraph-properties fo:margin-left="29.9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1f33d2a"/>
    </style:style>
    <style:style style:name="P480" style:family="paragraph" style:parent-style-name="Table_20_Contents">
      <loext:graphic-properties draw:fill="none" draw:fill-image-width="0cm" draw:fill-image-height="0cm"/>
      <style:paragraph-properties fo:margin-left="31.40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1f0ccbc"/>
    </style:style>
    <style:style style:name="P481" style:family="paragraph" style:parent-style-name="Table_20_Contents">
      <loext:graphic-properties draw:fill="none" draw:fill-image-width="0cm" draw:fill-image-height="0cm"/>
      <style:paragraph-properties fo:margin-left="31cm" fo:margin-right="0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174ef1a" fo:background-color="transparent"/>
    </style:style>
    <style:style style:name="P482" style:family="paragraph" style:parent-style-name="Standard">
      <style:text-properties fo:color="#ff3333" fo:language="pt" fo:country="BR" officeooo:rsid="01712acc" officeooo:paragraph-rsid="0062e1cc" fo:background-color="transparent" style:font-size-asian="10.5pt" style:text-rotation-angle="0" style:text-rotation-scale="line-height"/>
    </style:style>
    <style:style style:name="P483" style:family="paragraph" style:parent-style-name="Standard">
      <style:text-properties fo:language="pt" fo:country="BR" officeooo:paragraph-rsid="01e5f44d"/>
    </style:style>
    <style:style style:name="P484" style:family="paragraph" style:parent-style-name="Standard">
      <style:paragraph-properties fo:text-align="center" style:justify-single-word="false"/>
      <style:text-properties officeooo:rsid="02120819" officeooo:paragraph-rsid="02120819"/>
    </style:style>
    <style:style style:name="P485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174ef1a"/>
    </style:style>
    <style:style style:name="P486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48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 fo:background-color="transparent"/>
    </style:style>
    <style:style style:name="P488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transparent"/>
    </style:style>
    <style:style style:name="P48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490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transparent"/>
    </style:style>
    <style:style style:name="P491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492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transparent"/>
    </style:style>
    <style:style style:name="P49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49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f33d2a" fo:background-color="transparent"/>
    </style:style>
    <style:style style:name="P49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49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497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498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8ee936" fo:background-color="transparent"/>
    </style:style>
    <style:style style:name="P499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174ef1a" fo:background-color="transparent"/>
    </style:style>
    <style:style style:name="P500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2533bdb" fo:background-color="transparent"/>
    </style:style>
    <style:style style:name="P50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502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 fo:background-color="transparent"/>
    </style:style>
    <style:style style:name="P503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11c1f01" fo:background-color="transparent"/>
    </style:style>
    <style:style style:name="P504" style:family="paragraph" style:parent-style-name="Table_20_Contents">
      <style:paragraph-properties fo:text-align="center" style:justify-single-word="false"/>
      <style:text-properties fo:language="pt" fo:country="BR" officeooo:rsid="01ecfd32" officeooo:paragraph-rsid="01ecfd32" fo:background-color="transparent"/>
    </style:style>
    <style:style style:name="P505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506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/>
    </style:style>
    <style:style style:name="P50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/>
    </style:style>
    <style:style style:name="P50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c4ea0"/>
    </style:style>
    <style:style style:name="P50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42b"/>
    </style:style>
    <style:style style:name="P51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ec1"/>
    </style:style>
    <style:style style:name="P51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8ee936" fo:background-color="#ffff00"/>
    </style:style>
    <style:style style:name="P51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 fo:background-color="#ffff00"/>
    </style:style>
    <style:style style:name="P51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3211b" fo:background-color="#ffff00"/>
    </style:style>
    <style:style style:name="P51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24f3b" fo:background-color="#ffff00"/>
    </style:style>
    <style:style style:name="P51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4335ac" fo:background-color="#ffff00"/>
    </style:style>
    <style:style style:name="P51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c4ea0" fo:background-color="#ffff00"/>
    </style:style>
    <style:style style:name="P51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42b" fo:background-color="#ffff00"/>
    </style:style>
    <style:style style:name="P51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aa1ec1" fo:background-color="#ffff00"/>
    </style:style>
    <style:style style:name="P519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#ffff00" style:font-size-asian="10.5pt" style:text-rotation-angle="0" style:text-rotation-scale="line-height"/>
    </style:style>
    <style:style style:name="P52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#ffff00" style:font-size-asian="10.5pt" style:text-rotation-angle="0" style:text-rotation-scale="line-height"/>
    </style:style>
    <style:style style:name="P52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52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#ffff00" style:font-size-asian="10.5pt" style:text-rotation-angle="0" style:text-rotation-scale="line-height"/>
    </style:style>
    <style:style style:name="P52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524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931dc8" fo:background-color="#ffff00"/>
    </style:style>
    <style:style style:name="P525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120819" fo:background-color="#ffff00"/>
    </style:style>
    <style:style style:name="P526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18ee936" fo:background-color="#ffff00"/>
    </style:style>
    <style:style style:name="P527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209216a" fo:background-color="#ffff00"/>
    </style:style>
    <style:style style:name="P52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52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53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531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174ef1a"/>
    </style:style>
    <style:style style:name="P532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/>
    </style:style>
    <style:style style:name="P533" style:family="paragraph" style:parent-style-name="Table_20_Contents">
      <style:paragraph-properties fo:text-align="center" style:justify-single-word="false"/>
      <style:text-properties officeooo:paragraph-rsid="02b3961d"/>
    </style:style>
    <style:style style:name="P534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535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536" style:family="paragraph" style:parent-style-name="Table_20_Contents">
      <style:paragraph-properties fo:text-align="center" style:justify-single-word="false"/>
      <style:text-properties fo:color="#ff3333" style:text-line-through-style="none" style:text-line-through-type="none" fo:language="pt" fo:country="BR" officeooo:rsid="00f23989" officeooo:paragraph-rsid="01718541" fo:background-color="transparent"/>
    </style:style>
    <style:style style:name="P537" style:family="paragraph" style:parent-style-name="Table_20_Contents">
      <style:paragraph-properties fo:text-align="center" style:justify-single-word="false"/>
      <style:text-properties fo:color="#ff3333" style:text-line-through-style="none" style:text-line-through-type="none" fo:language="pt" fo:country="BR" officeooo:rsid="00f23989" officeooo:paragraph-rsid="018ee936" fo:background-color="transparent"/>
    </style:style>
    <style:style style:name="P538" style:family="paragraph" style:parent-style-name="Table_20_Contents">
      <style:paragraph-properties fo:text-align="center" style:justify-single-word="false"/>
      <style:text-properties fo:color="#ff3333" style:text-line-through-style="none" style:text-line-through-type="none" fo:language="pt" fo:country="BR" officeooo:rsid="00f23989" officeooo:paragraph-rsid="01931dc8" fo:background-color="transparent"/>
    </style:style>
    <style:style style:name="P539" style:family="paragraph" style:parent-style-name="Table_20_Contents">
      <style:paragraph-properties fo:text-align="center" style:justify-single-word="false"/>
      <style:text-properties fo:color="#ff3333" style:text-line-through-style="none" style:text-line-through-type="none" fo:language="pt" fo:country="BR" officeooo:rsid="00f23989" officeooo:paragraph-rsid="0174ef1a" fo:background-color="transparent"/>
    </style:style>
    <style:style style:name="P540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924f3b" fo:background-color="transparent"/>
    </style:style>
    <style:style style:name="P541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948e8e" fo:background-color="transparent"/>
    </style:style>
    <style:style style:name="P542" style:family="paragraph" style:parent-style-name="Table_20_Contents">
      <style:paragraph-properties fo:text-align="center" style:justify-single-word="false"/>
      <style:text-properties fo:color="#ff3333" fo:language="pt" fo:country="BR" officeooo:rsid="00f23989" officeooo:paragraph-rsid="0174ef1a" fo:background-color="transparent"/>
    </style:style>
    <style:style style:name="P543" style:family="paragraph" style:parent-style-name="Table_20_Contents">
      <style:paragraph-properties fo:text-align="center" style:justify-single-word="false"/>
      <style:text-properties fo:color="#ff3333" fo:language="pt" fo:country="BR" officeooo:rsid="0062e1cc" officeooo:paragraph-rsid="02aa142b" fo:background-color="#ffff00"/>
    </style:style>
    <style:style style:name="P544" style:family="paragraph" style:parent-style-name="Table_20_Contents">
      <style:paragraph-properties fo:text-align="center" style:justify-single-word="false"/>
      <style:text-properties fo:color="#ff3333" fo:language="pt" fo:country="BR" officeooo:rsid="0062e1cc" officeooo:paragraph-rsid="02aa1ec1" fo:background-color="#ffff00"/>
    </style:style>
    <style:style style:name="P545" style:family="paragraph" style:parent-style-name="Table_20_Contents">
      <style:paragraph-properties fo:text-align="center" style:justify-single-word="false"/>
      <style:text-properties fo:color="#ff3333" fo:language="pt" fo:country="BR" fo:font-weight="normal" officeooo:rsid="00f23989" officeooo:paragraph-rsid="0174ef1a" fo:background-color="transparent" style:font-weight-asian="normal" style:font-weight-complex="normal"/>
    </style:style>
    <style:style style:name="P546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pt" fo:country="BR" officeooo:rsid="0062e1cc" officeooo:paragraph-rsid="0241b671" fo:background-color="transparent"/>
    </style:style>
    <style:style style:name="P547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pt" fo:country="BR" officeooo:rsid="0062e1cc" officeooo:paragraph-rsid="023d7e37" fo:background-color="transparent"/>
    </style:style>
    <style:style style:name="P548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pt" fo:country="BR" officeooo:rsid="0062e1cc" officeooo:paragraph-rsid="023e609f" fo:background-color="transparent"/>
    </style:style>
    <style:style style:name="P549" style:family="paragraph" style:parent-style-name="Table_20_Contents">
      <style:paragraph-properties fo:text-align="center" style:justify-single-word="false"/>
      <style:text-properties style:use-window-font-color="true" fo:language="pt" fo:country="BR" officeooo:rsid="0195623c" officeooo:paragraph-rsid="01bb8be7" fo:background-color="#ffff00"/>
    </style:style>
    <style:style style:name="P550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color="#ff3333" fo:language="pt" fo:country="BR" officeooo:rsid="00f23989" officeooo:paragraph-rsid="0174ef1a" fo:background-color="transparent"/>
    </style:style>
    <style:style style:name="P551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552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125e81"/>
    </style:style>
    <style:style style:name="P553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319652"/>
    </style:style>
    <style:style style:name="P554" style:family="paragraph" style:parent-style-name="Table_20_Contents">
      <style:paragraph-properties fo:margin-top="0cm" fo:margin-bottom="0cm" loext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e64f62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2c7e"/>
    </style:style>
    <style:style style:name="T11" style:family="text">
      <style:text-properties officeooo:rsid="0030ee31"/>
    </style:style>
    <style:style style:name="T12" style:family="text">
      <style:text-properties style:text-position="super 58%"/>
    </style:style>
    <style:style style:name="T13" style:family="text">
      <style:text-properties officeooo:rsid="00360d29"/>
    </style:style>
    <style:style style:name="T14" style:family="text">
      <style:text-properties officeooo:rsid="003a4e18"/>
    </style:style>
    <style:style style:name="T15" style:family="text">
      <style:text-properties officeooo:rsid="003d227a"/>
    </style:style>
    <style:style style:name="T16" style:family="text">
      <style:text-properties officeooo:rsid="003fb17a"/>
    </style:style>
    <style:style style:name="T17" style:family="text">
      <style:text-properties officeooo:rsid="00444dbe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4" style:family="text">
      <style:text-properties officeooo:rsid="0048be11"/>
    </style:style>
    <style:style style:name="T25" style:family="text">
      <style:text-properties officeooo:rsid="004a7e62"/>
    </style:style>
    <style:style style:name="T26" style:family="text">
      <style:text-properties officeooo:rsid="0062e1cc"/>
    </style:style>
    <style:style style:name="T27" style:family="text">
      <style:text-properties officeooo:rsid="00645ee1"/>
    </style:style>
    <style:style style:name="T28" style:family="text">
      <style:text-properties officeooo:rsid="0067deca"/>
    </style:style>
    <style:style style:name="T29" style:family="text">
      <style:text-properties officeooo:rsid="0069ddce"/>
    </style:style>
    <style:style style:name="T30" style:family="text">
      <style:text-properties officeooo:rsid="006b43e6"/>
    </style:style>
    <style:style style:name="T31" style:family="text">
      <style:text-properties officeooo:rsid="006cf78b"/>
    </style:style>
    <style:style style:name="T32" style:family="text">
      <style:text-properties officeooo:rsid="00868b38"/>
    </style:style>
    <style:style style:name="T33" style:family="text">
      <style:text-properties officeooo:rsid="008a5326"/>
    </style:style>
    <style:style style:name="T34" style:family="text">
      <style:text-properties officeooo:rsid="00905972"/>
    </style:style>
    <style:style style:name="T35" style:family="text">
      <style:text-properties officeooo:rsid="00a3787a"/>
    </style:style>
    <style:style style:name="T36" style:family="text">
      <style:text-properties officeooo:rsid="00b37a98"/>
    </style:style>
    <style:style style:name="T37" style:family="text">
      <style:text-properties officeooo:rsid="00b45e57"/>
    </style:style>
    <style:style style:name="T38" style:family="text">
      <style:text-properties officeooo:rsid="00b5babe"/>
    </style:style>
    <style:style style:name="T39" style:family="text">
      <style:text-properties officeooo:rsid="00b6e5a3"/>
    </style:style>
    <style:style style:name="T40" style:family="text">
      <style:text-properties officeooo:rsid="00b9a303"/>
    </style:style>
    <style:style style:name="T41" style:family="text">
      <style:text-properties officeooo:rsid="00bb926f"/>
    </style:style>
    <style:style style:name="T42" style:family="text">
      <style:text-properties officeooo:rsid="00bd029f"/>
    </style:style>
    <style:style style:name="T43" style:family="text">
      <style:text-properties officeooo:rsid="00bd7101"/>
    </style:style>
    <style:style style:name="T44" style:family="text">
      <style:text-properties officeooo:rsid="00beec8c"/>
    </style:style>
    <style:style style:name="T45" style:family="text">
      <style:text-properties officeooo:rsid="00c44bf4"/>
    </style:style>
    <style:style style:name="T46" style:family="text">
      <style:text-properties officeooo:rsid="00c60cb8"/>
    </style:style>
    <style:style style:name="T47" style:family="text">
      <style:text-properties officeooo:rsid="00c96081"/>
    </style:style>
    <style:style style:name="T48" style:family="text">
      <style:text-properties officeooo:rsid="00cb199c"/>
    </style:style>
    <style:style style:name="T49" style:family="text">
      <style:text-properties officeooo:rsid="00cc0350"/>
    </style:style>
    <style:style style:name="T50" style:family="text">
      <style:text-properties officeooo:rsid="00ccc81f"/>
    </style:style>
    <style:style style:name="T51" style:family="text">
      <style:text-properties officeooo:rsid="00ce841e"/>
    </style:style>
    <style:style style:name="T52" style:family="text">
      <style:text-properties officeooo:rsid="00d00b70"/>
    </style:style>
    <style:style style:name="T53" style:family="text">
      <style:text-properties officeooo:rsid="00d03efe"/>
    </style:style>
    <style:style style:name="T54" style:family="text">
      <style:text-properties officeooo:rsid="00d6f128"/>
    </style:style>
    <style:style style:name="T55" style:family="text">
      <style:text-properties officeooo:rsid="00d96961"/>
    </style:style>
    <style:style style:name="T56" style:family="text">
      <style:text-properties officeooo:rsid="00dea02b"/>
    </style:style>
    <style:style style:name="T57" style:family="text">
      <style:text-properties officeooo:rsid="00dfb394"/>
    </style:style>
    <style:style style:name="T58" style:family="text">
      <style:text-properties officeooo:rsid="00e0ac0e"/>
    </style:style>
    <style:style style:name="T59" style:family="text">
      <style:text-properties officeooo:rsid="00f20f62"/>
    </style:style>
    <style:style style:name="T60" style:family="text">
      <style:text-properties officeooo:rsid="00f23989"/>
    </style:style>
    <style:style style:name="T61" style:family="text">
      <style:text-properties officeooo:rsid="00fa560c"/>
    </style:style>
    <style:style style:name="T62" style:family="text">
      <style:text-properties officeooo:rsid="00fad60a"/>
    </style:style>
    <style:style style:name="T63" style:family="text">
      <style:text-properties fo:color="#ff3333" fo:background-color="transparent" loext:char-shading-value="0"/>
    </style:style>
    <style:style style:name="T64" style:family="text">
      <style:text-properties fo:color="#ff3333" officeooo:rsid="010b0526" fo:background-color="transparent" loext:char-shading-value="0"/>
    </style:style>
    <style:style style:name="T65" style:family="text">
      <style:text-properties fo:color="#ff3333" officeooo:rsid="00ff1367" fo:background-color="transparent" loext:char-shading-value="0"/>
    </style:style>
    <style:style style:name="T66" style:family="text">
      <style:text-properties fo:color="#ff3333" fo:background-color="transparent" loext:char-shading-value="0" style:font-size-asian="10.5pt" style:text-rotation-angle="0" style:text-rotation-scale="line-height"/>
    </style:style>
    <style:style style:name="T67" style:family="text">
      <style:text-properties fo:color="#ff3333" officeooo:rsid="00ff1367" fo:background-color="transparent" loext:char-shading-value="0" style:font-size-asian="10.5pt" style:text-rotation-angle="0" style:text-rotation-scale="line-height"/>
    </style:style>
    <style:style style:name="T68" style:family="text">
      <style:text-properties fo:color="#ff3333" officeooo:rsid="0110a60a" fo:background-color="transparent" loext:char-shading-value="0" style:font-size-asian="10.5pt" style:text-rotation-angle="0" style:text-rotation-scale="line-height"/>
    </style:style>
    <style:style style:name="T69" style:family="text">
      <style:text-properties fo:color="#ff3333" officeooo:rsid="0104fcc1" fo:background-color="transparent" loext:char-shading-value="0" style:font-size-asian="10.5pt" style:text-rotation-angle="0" style:text-rotation-scale="line-height"/>
    </style:style>
    <style:style style:name="T70" style:family="text">
      <style:text-properties fo:color="#ff3333" officeooo:rsid="010c0eff" fo:background-color="transparent" loext:char-shading-value="0" style:font-size-asian="10.5pt" style:text-rotation-angle="0" style:text-rotation-scale="line-height"/>
    </style:style>
    <style:style style:name="T71" style:family="text">
      <style:text-properties fo:color="#ff3333" officeooo:rsid="0111a959" fo:background-color="transparent" loext:char-shading-value="0" style:font-size-asian="10.5pt" style:text-rotation-angle="0" style:text-rotation-scale="line-height"/>
    </style:style>
    <style:style style:name="T72" style:family="text">
      <style:text-properties fo:color="#ff3333" officeooo:rsid="0110a60a" fo:background-color="transparent" loext:char-shading-value="0"/>
    </style:style>
    <style:style style:name="T73" style:family="text">
      <style:text-properties fo:color="#ff3333" officeooo:rsid="0104fcc1" fo:background-color="transparent" loext:char-shading-value="0"/>
    </style:style>
    <style:style style:name="T74" style:family="text">
      <style:text-properties fo:color="#ff3333" officeooo:rsid="010c0eff" fo:background-color="transparent" loext:char-shading-value="0"/>
    </style:style>
    <style:style style:name="T75" style:family="text">
      <style:text-properties fo:color="#ff3333" officeooo:rsid="017d59a6" fo:background-color="transparent" loext:char-shading-value="0"/>
    </style:style>
    <style:style style:name="T76" style:family="text">
      <style:text-properties fo:color="#ff3333" officeooo:rsid="019b3444" fo:background-color="transparent" loext:char-shading-value="0"/>
    </style:style>
    <style:style style:name="T77" style:family="text">
      <style:text-properties fo:color="#ff3333" style:text-line-through-style="none" style:text-line-through-type="none" officeooo:rsid="00f23989" fo:background-color="transparent" loext:char-shading-value="0"/>
    </style:style>
    <style:style style:name="T78" style:family="text">
      <style:text-properties fo:color="#ff3333" style:text-line-through-style="none" style:text-line-through-type="none" officeooo:rsid="01448c40" fo:background-color="transparent" loext:char-shading-value="0"/>
    </style:style>
    <style:style style:name="T79" style:family="text">
      <style:text-properties fo:color="#ff3333" style:text-line-through-style="none" style:text-line-through-type="none" officeooo:rsid="010c0eff" fo:background-color="transparent" loext:char-shading-value="0"/>
    </style:style>
    <style:style style:name="T80" style:family="text">
      <style:text-properties fo:color="#ff3333" style:text-line-through-style="none" style:text-line-through-type="none" officeooo:rsid="00ff1367" fo:background-color="transparent" loext:char-shading-value="0"/>
    </style:style>
    <style:style style:name="T81" style:family="text">
      <style:text-properties fo:color="#ff3333" style:text-line-through-style="none" style:text-line-through-type="none" officeooo:rsid="0140b250" fo:background-color="transparent" loext:char-shading-value="0"/>
    </style:style>
    <style:style style:name="T82" style:family="text">
      <style:text-properties fo:color="#ff3333" style:text-line-through-style="none" style:text-line-through-type="none" officeooo:rsid="013da56a" fo:background-color="transparent" loext:char-shading-value="0"/>
    </style:style>
    <style:style style:name="T83" style:family="text">
      <style:text-properties fo:color="#ff3333" style:text-line-through-style="none" style:text-line-through-type="none" officeooo:rsid="01053225" fo:background-color="transparent" loext:char-shading-value="0"/>
    </style:style>
    <style:style style:name="T84" style:family="text">
      <style:text-properties fo:color="#ff3333" style:text-line-through-style="none" style:text-line-through-type="none" officeooo:rsid="0145e7fa" fo:background-color="transparent" loext:char-shading-value="0"/>
    </style:style>
    <style:style style:name="T85" style:family="text">
      <style:text-properties fo:color="#ff3333" style:text-line-through-style="none" style:text-line-through-type="none" officeooo:rsid="01487a0b" fo:background-color="transparent" loext:char-shading-value="0"/>
    </style:style>
    <style:style style:name="T86" style:family="text">
      <style:text-properties fo:color="#ff3333" style:text-line-through-style="none" style:text-line-through-type="none" officeooo:rsid="00645ee1" fo:background-color="transparent" loext:char-shading-value="0"/>
    </style:style>
    <style:style style:name="T87" style:family="text">
      <style:text-properties fo:color="#ff3333" style:text-line-through-style="none" style:text-line-through-type="none" officeooo:rsid="00f23989"/>
    </style:style>
    <style:style style:name="T88" style:family="text">
      <style:text-properties fo:color="#ff3333" style:text-line-through-style="none" style:text-line-through-type="none" officeooo:rsid="0145e7fa"/>
    </style:style>
    <style:style style:name="T89" style:family="text">
      <style:text-properties fo:color="#ff3333" style:text-line-through-style="none" style:text-line-through-type="none" officeooo:rsid="010c0eff"/>
    </style:style>
    <style:style style:name="T90" style:family="text">
      <style:text-properties fo:color="#ff3333" style:text-line-through-style="none" style:text-line-through-type="none" officeooo:rsid="00ff1367"/>
    </style:style>
    <style:style style:name="T91" style:family="text">
      <style:text-properties fo:color="#ff3333" style:text-line-through-style="none" style:text-line-through-type="none" officeooo:rsid="0140b250"/>
    </style:style>
    <style:style style:name="T92" style:family="text">
      <style:text-properties fo:color="#ff3333" style:text-line-through-style="none" style:text-line-through-type="none" officeooo:rsid="013da56a"/>
    </style:style>
    <style:style style:name="T93" style:family="text">
      <style:text-properties fo:color="#ff3333" style:text-line-through-style="none" style:text-line-through-type="none" officeooo:rsid="01053225"/>
    </style:style>
    <style:style style:name="T94" style:family="text">
      <style:text-properties fo:color="#ff3333" style:text-line-through-style="none" style:text-line-through-type="none" officeooo:rsid="01448c40"/>
    </style:style>
    <style:style style:name="T95" style:family="text">
      <style:text-properties fo:color="#ff3333" style:text-line-through-style="none" style:text-line-through-type="none" officeooo:rsid="01487a0b"/>
    </style:style>
    <style:style style:name="T96" style:family="text">
      <style:text-properties fo:color="#ff3333" style:text-line-through-style="none" style:text-line-through-type="none" officeooo:rsid="00645ee1"/>
    </style:style>
    <style:style style:name="T97" style:family="text">
      <style:text-properties fo:background-color="transparent" loext:char-shading-value="0" style:font-size-asian="10.5pt" style:text-rotation-angle="0" style:text-rotation-scale="line-height"/>
    </style:style>
    <style:style style:name="T98" style:family="text">
      <style:text-properties officeooo:rsid="01577e51" fo:background-color="transparent" loext:char-shading-value="0" style:font-size-asian="10.5pt" style:text-rotation-angle="0" style:text-rotation-scale="line-height"/>
    </style:style>
    <style:style style:name="T99" style:family="text">
      <style:text-properties officeooo:rsid="0102e26a" fo:background-color="transparent" loext:char-shading-value="0" style:font-size-asian="10.5pt" style:text-rotation-angle="0" style:text-rotation-scale="line-height"/>
    </style:style>
    <style:style style:name="T100" style:family="text">
      <style:text-properties officeooo:rsid="00fa560c" fo:background-color="transparent" loext:char-shading-value="0" style:font-size-asian="10.5pt" style:text-rotation-angle="0" style:text-rotation-scale="line-height"/>
    </style:style>
    <style:style style:name="T101" style:family="text">
      <style:text-properties officeooo:rsid="01053225" fo:background-color="transparent" loext:char-shading-value="0"/>
    </style:style>
    <style:style style:name="T102" style:family="text">
      <style:text-properties officeooo:rsid="00ff1367"/>
    </style:style>
    <style:style style:name="T103" style:family="text">
      <style:text-properties fo:color="#cc9900" fo:background-color="transparent" loext:char-shading-value="0" style:font-size-asian="10.5pt" style:text-rotation-angle="0" style:text-rotation-scale="line-height"/>
    </style:style>
    <style:style style:name="T104" style:family="text">
      <style:text-properties fo:color="#cc9900" officeooo:rsid="010255cc" fo:background-color="transparent" loext:char-shading-value="0" style:font-size-asian="10.5pt" style:text-rotation-angle="0" style:text-rotation-scale="line-height"/>
    </style:style>
    <style:style style:name="T105" style:family="text">
      <style:text-properties fo:color="#cc9900" officeooo:rsid="00fa560c" fo:background-color="transparent" loext:char-shading-value="0" style:font-size-asian="10.5pt" style:text-rotation-angle="0" style:text-rotation-scale="line-height"/>
    </style:style>
    <style:style style:name="T106" style:family="text">
      <style:text-properties fo:color="#cc9900" officeooo:rsid="01593334" fo:background-color="transparent" loext:char-shading-value="0" style:font-size-asian="10.5pt" style:text-rotation-angle="0" style:text-rotation-scale="line-height"/>
    </style:style>
    <style:style style:name="T107" style:family="text">
      <style:text-properties fo:color="#cc9900" officeooo:rsid="010255cc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0fad60a" style:font-weight-asian="normal" style:font-weight-complex="normal"/>
    </style:style>
    <style:style style:name="T110" style:family="text">
      <style:text-properties fo:font-weight="normal" officeooo:rsid="015638d5" style:font-weight-asian="normal" style:font-weight-complex="normal"/>
    </style:style>
    <style:style style:name="T111" style:family="text">
      <style:text-properties fo:font-weight="normal" officeooo:rsid="0156470e" style:font-weight-asian="normal" style:font-weight-complex="normal"/>
    </style:style>
    <style:style style:name="T112" style:family="text">
      <style:text-properties fo:font-weight="normal" officeooo:rsid="015858a2" style:font-weight-asian="normal" style:font-weight-complex="normal"/>
    </style:style>
    <style:style style:name="T113" style:family="text">
      <style:text-properties fo:font-weight="normal" officeooo:rsid="01593334" style:font-weight-asian="normal" style:font-weight-complex="normal"/>
    </style:style>
    <style:style style:name="T114" style:family="text">
      <style:text-properties fo:font-weight="normal" officeooo:rsid="0102e26a" style:font-weight-asian="normal" style:font-weight-complex="normal"/>
    </style:style>
    <style:style style:name="T115" style:family="text">
      <style:text-properties fo:font-weight="normal" officeooo:rsid="01577e51" style:font-weight-asian="normal" style:font-weight-complex="normal"/>
    </style:style>
    <style:style style:name="T116" style:family="text">
      <style:text-properties fo:font-weight="normal" officeooo:rsid="01597ce4" style:font-weight-asian="normal" style:font-weight-complex="normal"/>
    </style:style>
    <style:style style:name="T117" style:family="text">
      <style:text-properties fo:font-weight="normal" officeooo:rsid="015abc02" style:font-weight-asian="normal" style:font-weight-complex="normal"/>
    </style:style>
    <style:style style:name="T118" style:family="text">
      <style:text-properties fo:font-weight="normal" officeooo:rsid="00645ee1" style:font-weight-asian="normal" style:font-weight-complex="normal"/>
    </style:style>
    <style:style style:name="T119" style:family="text">
      <style:text-properties fo:font-weight="normal" officeooo:rsid="01bb8be7" style:font-weight-asian="normal" style:font-weight-complex="normal"/>
    </style:style>
    <style:style style:name="T120" style:family="text">
      <style:text-properties fo:font-weight="normal" officeooo:rsid="01d7fa34" style:font-weight-asian="normal" style:font-weight-complex="normal"/>
    </style:style>
    <style:style style:name="T121" style:family="text">
      <style:text-properties officeooo:rsid="01010a09"/>
    </style:style>
    <style:style style:name="T122" style:family="text">
      <style:text-properties officeooo:rsid="010134e8"/>
    </style:style>
    <style:style style:name="T123" style:family="text">
      <style:text-properties officeooo:rsid="01022e9c"/>
    </style:style>
    <style:style style:name="T124" style:family="text">
      <style:text-properties officeooo:rsid="010255cc"/>
    </style:style>
    <style:style style:name="T125" style:family="text">
      <style:text-properties officeooo:rsid="0102841c"/>
    </style:style>
    <style:style style:name="T126" style:family="text">
      <style:text-properties officeooo:rsid="0102e26a"/>
    </style:style>
    <style:style style:name="T127" style:family="text">
      <style:text-properties officeooo:rsid="0104fcc1"/>
    </style:style>
    <style:style style:name="T128" style:family="text">
      <style:text-properties officeooo:rsid="01053225"/>
    </style:style>
    <style:style style:name="T129" style:family="text">
      <style:text-properties officeooo:rsid="01062863"/>
    </style:style>
    <style:style style:name="T130" style:family="text">
      <style:text-properties officeooo:rsid="0107edfa"/>
    </style:style>
    <style:style style:name="T131" style:family="text">
      <style:text-properties officeooo:rsid="0109bd54"/>
    </style:style>
    <style:style style:name="T132" style:family="text">
      <style:text-properties officeooo:rsid="010c0eff"/>
    </style:style>
    <style:style style:name="T133" style:family="text">
      <style:text-properties officeooo:rsid="010d94f1"/>
    </style:style>
    <style:style style:name="T134" style:family="text">
      <style:text-properties officeooo:rsid="004ecc5f"/>
    </style:style>
    <style:style style:name="T135" style:family="text">
      <style:text-properties officeooo:rsid="010f80ff"/>
    </style:style>
    <style:style style:name="T136" style:family="text">
      <style:text-properties officeooo:rsid="0112a97f"/>
    </style:style>
    <style:style style:name="T137" style:family="text">
      <style:text-properties officeooo:rsid="0114ff74"/>
    </style:style>
    <style:style style:name="T138" style:family="text">
      <style:text-properties officeooo:rsid="0116e131"/>
    </style:style>
    <style:style style:name="T139" style:family="text">
      <style:text-properties officeooo:rsid="0118a485"/>
    </style:style>
    <style:style style:name="T140" style:family="text">
      <style:text-properties officeooo:rsid="0119cb5e"/>
    </style:style>
    <style:style style:name="T141" style:family="text">
      <style:text-properties officeooo:rsid="011ba01a"/>
    </style:style>
    <style:style style:name="T142" style:family="text">
      <style:text-properties officeooo:rsid="00f5a976"/>
    </style:style>
    <style:style style:name="T143" style:family="text">
      <style:text-properties officeooo:rsid="011d999b"/>
    </style:style>
    <style:style style:name="T144" style:family="text">
      <style:text-properties officeooo:rsid="011e07bc"/>
    </style:style>
    <style:style style:name="T145" style:family="text">
      <style:text-properties officeooo:rsid="011fadfc"/>
    </style:style>
    <style:style style:name="T146" style:family="text">
      <style:text-properties officeooo:rsid="012087cc"/>
    </style:style>
    <style:style style:name="T147" style:family="text">
      <style:text-properties officeooo:rsid="01237987"/>
    </style:style>
    <style:style style:name="T148" style:family="text">
      <style:text-properties officeooo:rsid="0124671f"/>
    </style:style>
    <style:style style:name="T149" style:family="text">
      <style:text-properties officeooo:rsid="0125d95e"/>
    </style:style>
    <style:style style:name="T150" style:family="text">
      <style:text-properties officeooo:rsid="012c5455"/>
    </style:style>
    <style:style style:name="T151" style:family="text">
      <style:text-properties officeooo:rsid="00f6bf3a"/>
    </style:style>
    <style:style style:name="T152" style:family="text">
      <style:text-properties officeooo:rsid="006edeb6"/>
    </style:style>
    <style:style style:name="T153" style:family="text">
      <style:text-properties officeooo:rsid="01320d79"/>
    </style:style>
    <style:style style:name="T154" style:family="text">
      <style:text-properties fo:background-color="#ffff00" loext:char-shading-value="0"/>
    </style:style>
    <style:style style:name="T155" style:family="text">
      <style:text-properties officeooo:rsid="0014b1ef" fo:background-color="#ffff00" loext:char-shading-value="0"/>
    </style:style>
    <style:style style:name="T156" style:family="text">
      <style:text-properties officeooo:rsid="00b37a98" fo:background-color="#ffff00" loext:char-shading-value="0"/>
    </style:style>
    <style:style style:name="T157" style:family="text">
      <style:text-properties officeooo:rsid="01e19d87" fo:background-color="#ffff00" loext:char-shading-value="0"/>
    </style:style>
    <style:style style:name="T158" style:family="text">
      <style:text-properties officeooo:rsid="013da56a"/>
    </style:style>
    <style:style style:name="T159" style:family="text">
      <style:text-properties officeooo:rsid="013fd4d8"/>
    </style:style>
    <style:style style:name="T160" style:family="text">
      <style:text-properties officeooo:rsid="0142b198"/>
    </style:style>
    <style:style style:name="T161" style:family="text">
      <style:text-properties officeooo:rsid="0145e7fa"/>
    </style:style>
    <style:style style:name="T162" style:family="text">
      <style:text-properties officeooo:rsid="01487a0b"/>
    </style:style>
    <style:style style:name="T163" style:family="text">
      <style:text-properties officeooo:rsid="014e0cb5"/>
    </style:style>
    <style:style style:name="T164" style:family="text">
      <style:text-properties officeooo:rsid="0152917a"/>
    </style:style>
    <style:style style:name="T165" style:family="text">
      <style:text-properties officeooo:rsid="015638d5"/>
    </style:style>
    <style:style style:name="T166" style:family="text">
      <style:text-properties officeooo:rsid="0156470e"/>
    </style:style>
    <style:style style:name="T167" style:family="text">
      <style:text-properties officeooo:rsid="01577e51"/>
    </style:style>
    <style:style style:name="T168" style:family="text">
      <style:text-properties style:font-size-asian="10.5pt" style:text-rotation-angle="0" style:text-rotation-scale="line-height"/>
    </style:style>
    <style:style style:name="T169" style:family="text">
      <style:text-properties officeooo:rsid="01577e51" style:font-size-asian="10.5pt" style:text-rotation-angle="0" style:text-rotation-scale="line-height"/>
    </style:style>
    <style:style style:name="T170" style:family="text">
      <style:text-properties officeooo:rsid="0102e26a" style:font-size-asian="10.5pt" style:text-rotation-angle="0" style:text-rotation-scale="line-height"/>
    </style:style>
    <style:style style:name="T171" style:family="text">
      <style:text-properties officeooo:rsid="00fa560c" style:font-size-asian="10.5pt" style:text-rotation-angle="0" style:text-rotation-scale="line-height"/>
    </style:style>
    <style:style style:name="T172" style:family="text">
      <style:text-properties officeooo:rsid="0158c8f3"/>
    </style:style>
    <style:style style:name="T173" style:family="text">
      <style:text-properties officeooo:rsid="01593334"/>
    </style:style>
    <style:style style:name="T174" style:family="text">
      <style:text-properties officeooo:rsid="01597ce4"/>
    </style:style>
    <style:style style:name="T175" style:family="text">
      <style:text-properties officeooo:rsid="01604145"/>
    </style:style>
    <style:style style:name="T176" style:family="text">
      <style:text-properties officeooo:rsid="0165d7b7"/>
    </style:style>
    <style:style style:name="T177" style:family="text">
      <style:text-properties officeooo:rsid="01673585"/>
    </style:style>
    <style:style style:name="T178" style:family="text">
      <style:text-properties officeooo:rsid="01712acc"/>
    </style:style>
    <style:style style:name="T179" style:family="text">
      <style:text-properties officeooo:rsid="01718541"/>
    </style:style>
    <style:style style:name="T180" style:family="text">
      <style:text-properties officeooo:rsid="0177d018"/>
    </style:style>
    <style:style style:name="T181" style:family="text">
      <style:text-properties officeooo:rsid="017c99de"/>
    </style:style>
    <style:style style:name="T182" style:family="text">
      <style:text-properties officeooo:rsid="0110a60a"/>
    </style:style>
    <style:style style:name="T183" style:family="text">
      <style:text-properties officeooo:rsid="0181bead"/>
    </style:style>
    <style:style style:name="T184" style:family="text">
      <style:text-properties officeooo:rsid="018afdc0"/>
    </style:style>
    <style:style style:name="T185" style:family="text">
      <style:text-properties style:use-window-font-color="true"/>
    </style:style>
    <style:style style:name="T186" style:family="text">
      <style:text-properties style:use-window-font-color="true" officeooo:rsid="01de9e84"/>
    </style:style>
    <style:style style:name="T187" style:family="text">
      <style:text-properties style:use-window-font-color="true" officeooo:rsid="0041ac97"/>
    </style:style>
    <style:style style:name="T188" style:family="text">
      <style:text-properties style:use-window-font-color="true" fo:language="pt" fo:country="BR" officeooo:rsid="0195623c" fo:background-color="#ffff00" loext:char-shading-value="0"/>
    </style:style>
    <style:style style:name="T189" style:family="text">
      <style:text-properties style:use-window-font-color="true" fo:language="pt" fo:country="BR" officeooo:rsid="02b3961d" fo:background-color="#ffff00" loext:char-shading-value="0"/>
    </style:style>
    <style:style style:name="T190" style:family="text">
      <style:text-properties style:use-window-font-color="true" fo:language="pt" fo:country="BR" officeooo:rsid="019994f3" fo:background-color="#ffff00" loext:char-shading-value="0" style:font-size-asian="10.5pt" style:text-rotation-angle="0" style:text-rotation-scale="line-height"/>
    </style:style>
    <style:style style:name="T191" style:family="text">
      <style:text-properties style:use-window-font-color="true" fo:language="pt" fo:country="BR" officeooo:rsid="02b3961d" fo:background-color="#ffff00" loext:char-shading-value="0" style:font-size-asian="10.5pt" style:text-rotation-angle="0" style:text-rotation-scale="line-height"/>
    </style:style>
    <style:style style:name="T192" style:family="text">
      <style:text-properties officeooo:rsid="0198a51b"/>
    </style:style>
    <style:style style:name="T193" style:family="text">
      <style:text-properties officeooo:rsid="019f6fb5"/>
    </style:style>
    <style:style style:name="T194" style:family="text">
      <style:text-properties officeooo:rsid="01a079ea"/>
    </style:style>
    <style:style style:name="T195" style:family="text">
      <style:text-properties officeooo:rsid="01a7c70e"/>
    </style:style>
    <style:style style:name="T196" style:family="text">
      <style:text-properties fo:background-color="#ffffff" loext:char-shading-value="0"/>
    </style:style>
    <style:style style:name="T197" style:family="text">
      <style:text-properties officeooo:rsid="01e85549" fo:background-color="#ffffff" loext:char-shading-value="0"/>
    </style:style>
    <style:style style:name="T198" style:family="text">
      <style:text-properties officeooo:rsid="020dad0f" fo:background-color="#ffffff" loext:char-shading-value="0"/>
    </style:style>
    <style:style style:name="T199" style:family="text">
      <style:text-properties officeooo:rsid="01bc64ae"/>
    </style:style>
    <style:style style:name="T200" style:family="text">
      <style:text-properties officeooo:rsid="01cd4548"/>
    </style:style>
    <style:style style:name="T201" style:family="text">
      <style:text-properties officeooo:rsid="01d4acd3"/>
    </style:style>
    <style:style style:name="T202" style:family="text">
      <style:text-properties officeooo:rsid="01db4e56"/>
    </style:style>
    <style:style style:name="T203" style:family="text">
      <style:text-properties officeooo:rsid="01dcd5c1"/>
    </style:style>
    <style:style style:name="T204" style:family="text">
      <style:text-properties officeooo:rsid="01e31d18"/>
    </style:style>
    <style:style style:name="T205" style:family="text">
      <style:text-properties officeooo:rsid="01e85549"/>
    </style:style>
    <style:style style:name="T206" style:family="text">
      <style:text-properties officeooo:rsid="01fc27bb"/>
    </style:style>
    <style:style style:name="T207" style:family="text">
      <style:text-properties fo:language="pt" fo:country="BR" officeooo:rsid="00645ee1" fo:background-color="transparent" loext:char-shading-value="0"/>
    </style:style>
    <style:style style:name="T208" style:family="text">
      <style:text-properties fo:language="pt" fo:country="BR" officeooo:rsid="006cf78b" fo:background-color="transparent" loext:char-shading-value="0"/>
    </style:style>
    <style:style style:name="T209" style:family="text">
      <style:text-properties fo:language="pt" fo:country="BR" officeooo:rsid="004ecc5f"/>
    </style:style>
    <style:style style:name="T210" style:family="text">
      <style:text-properties fo:language="pt" fo:country="BR" officeooo:rsid="02699531"/>
    </style:style>
    <style:style style:name="T211" style:family="text">
      <style:text-properties fo:language="pt" fo:country="BR" officeooo:rsid="02b3f084"/>
    </style:style>
    <style:style style:name="T212" style:family="text">
      <style:text-properties fo:language="pt" fo:country="BR" officeooo:rsid="02699531" style:font-size-asian="10.5pt" style:text-rotation-angle="0" style:text-rotation-scale="line-height"/>
    </style:style>
    <style:style style:name="T213" style:family="text">
      <style:text-properties fo:language="pt" fo:country="BR" officeooo:rsid="026d073a" style:font-size-asian="10.5pt" style:text-rotation-angle="0" style:text-rotation-scale="line-height"/>
    </style:style>
    <style:style style:name="T214" style:family="text">
      <style:text-properties fo:language="pt" fo:country="BR" officeooo:rsid="02b44896" style:font-size-asian="10.5pt" style:text-rotation-angle="0" style:text-rotation-scale="line-height"/>
    </style:style>
    <style:style style:name="T215" style:family="text">
      <style:text-properties fo:language="pt" fo:country="BR" officeooo:rsid="026b5dfd"/>
    </style:style>
    <style:style style:name="T216" style:family="text">
      <style:text-properties fo:language="pt" fo:country="BR" officeooo:rsid="026d073a"/>
    </style:style>
    <style:style style:name="T217" style:family="text">
      <style:text-properties officeooo:rsid="020093e4"/>
    </style:style>
    <style:style style:name="T218" style:family="text">
      <style:text-properties officeooo:rsid="02090512"/>
    </style:style>
    <style:style style:name="T219" style:family="text">
      <style:text-properties officeooo:rsid="0210a474"/>
    </style:style>
    <style:style style:name="T220" style:family="text">
      <style:text-properties officeooo:rsid="0217dc03"/>
    </style:style>
    <style:style style:name="T221" style:family="text">
      <style:text-properties officeooo:rsid="0218e494"/>
    </style:style>
    <style:style style:name="T222" style:family="text">
      <style:text-properties officeooo:rsid="021abc4c"/>
    </style:style>
    <style:style style:name="T223" style:family="text">
      <style:text-properties officeooo:rsid="02254681"/>
    </style:style>
    <style:style style:name="T224" style:family="text">
      <style:text-properties officeooo:rsid="0226b79b"/>
    </style:style>
    <style:style style:name="T225" style:family="text">
      <style:text-properties officeooo:rsid="02312402"/>
    </style:style>
    <style:style style:name="T226" style:family="text">
      <style:text-properties officeooo:rsid="0238c358"/>
    </style:style>
    <style:style style:name="T227" style:family="text">
      <style:text-properties officeooo:rsid="0243b0c7"/>
    </style:style>
    <style:style style:name="T228" style:family="text">
      <style:text-properties officeooo:rsid="024655ad"/>
    </style:style>
    <style:style style:name="T229" style:family="text">
      <style:text-properties officeooo:rsid="024d36cb"/>
    </style:style>
    <style:style style:name="T230" style:family="text">
      <style:text-properties officeooo:rsid="02533bdb"/>
    </style:style>
    <style:style style:name="T231" style:family="text">
      <style:text-properties officeooo:rsid="02535bb0"/>
    </style:style>
    <style:style style:name="T232" style:family="text">
      <style:text-properties officeooo:rsid="025800ae"/>
    </style:style>
    <style:style style:name="T233" style:family="text">
      <style:text-properties officeooo:rsid="0259f64c"/>
    </style:style>
    <style:style style:name="T234" style:family="text">
      <style:text-properties officeooo:rsid="025b2f97"/>
    </style:style>
    <style:style style:name="T235" style:family="text">
      <style:text-properties officeooo:rsid="025b30d7"/>
    </style:style>
    <style:style style:name="T236" style:family="text">
      <style:text-properties officeooo:rsid="025c7b8e"/>
    </style:style>
    <style:style style:name="T237" style:family="text">
      <style:text-properties officeooo:rsid="025cbfb0"/>
    </style:style>
    <style:style style:name="T238" style:family="text">
      <style:text-properties officeooo:rsid="025e78b5"/>
    </style:style>
    <style:style style:name="T239" style:family="text">
      <style:text-properties officeooo:rsid="025ff4db"/>
    </style:style>
    <style:style style:name="T240" style:family="text">
      <style:text-properties officeooo:rsid="02664e96"/>
    </style:style>
    <style:style style:name="T241" style:family="text">
      <style:text-properties officeooo:rsid="02699531"/>
    </style:style>
    <style:style style:name="T242" style:family="text">
      <style:text-properties officeooo:rsid="026d073a"/>
    </style:style>
    <style:style style:name="T243" style:family="text">
      <style:text-properties officeooo:rsid="026edbd9"/>
    </style:style>
    <style:style style:name="T244" style:family="text">
      <style:text-properties officeooo:rsid="027131bc"/>
    </style:style>
    <style:style style:name="T245" style:family="text">
      <style:text-properties officeooo:rsid="019994f3"/>
    </style:style>
    <style:style style:name="T246" style:family="text">
      <style:text-properties officeooo:rsid="02777696"/>
    </style:style>
    <style:style style:name="T247" style:family="text">
      <style:text-properties officeooo:rsid="02793d37"/>
    </style:style>
    <style:style style:name="T248" style:family="text">
      <style:text-properties officeooo:rsid="0279cc48"/>
    </style:style>
    <style:style style:name="T249" style:family="text">
      <style:text-properties officeooo:rsid="027a3ce9"/>
    </style:style>
    <style:style style:name="T250" style:family="text">
      <style:text-properties officeooo:rsid="027dd930"/>
    </style:style>
    <style:style style:name="T251" style:family="text">
      <style:text-properties officeooo:rsid="02823cf5"/>
    </style:style>
    <style:style style:name="T252" style:family="text">
      <style:text-properties officeooo:rsid="028272ec"/>
    </style:style>
    <style:style style:name="T253" style:family="text">
      <style:text-properties officeooo:rsid="0283e4a9"/>
    </style:style>
    <style:style style:name="T254" style:family="text">
      <style:text-properties officeooo:rsid="02840829"/>
    </style:style>
    <style:style style:name="T255" style:family="text">
      <style:text-properties officeooo:rsid="02859a90"/>
    </style:style>
    <style:style style:name="T256" style:family="text">
      <style:text-properties officeooo:rsid="0286a75b"/>
    </style:style>
    <style:style style:name="T257" style:family="text">
      <style:text-properties officeooo:rsid="028737e7"/>
    </style:style>
    <style:style style:name="T258" style:family="text">
      <style:text-properties officeooo:rsid="02874339"/>
    </style:style>
    <style:style style:name="T259" style:family="text">
      <style:text-properties officeooo:rsid="028800f4"/>
    </style:style>
    <style:style style:name="T260" style:family="text">
      <style:text-properties officeooo:rsid="02899a4d"/>
    </style:style>
    <style:style style:name="T261" style:family="text">
      <style:text-properties officeooo:rsid="028a27dc"/>
    </style:style>
    <style:style style:name="T262" style:family="text">
      <style:text-properties officeooo:rsid="028dfbe9"/>
    </style:style>
    <style:style style:name="T263" style:family="text">
      <style:text-properties officeooo:rsid="02914288"/>
    </style:style>
    <style:style style:name="T264" style:family="text">
      <style:text-properties officeooo:rsid="029a23b5"/>
    </style:style>
    <style:style style:name="T265" style:family="text">
      <style:text-properties officeooo:rsid="029e7db5"/>
    </style:style>
    <style:style style:name="T266" style:family="text">
      <style:text-properties officeooo:rsid="02b3961d"/>
    </style:style>
    <style:style style:name="T267" style:family="text">
      <style:text-properties officeooo:rsid="02b3f084"/>
    </style:style>
    <style:style style:name="T268" style:family="text">
      <style:text-properties officeooo:rsid="02b44896"/>
    </style:style>
    <style:style style:name="T269" style:family="text">
      <style:text-properties officeooo:rsid="02b4bc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7">EDGV <text:span text:style-name="T202">3.0 </text:span>PRO – V<text:span text:style-name="T202">0.1</text:span></text:p>
      <text:p text:style-name="P465">Relação de restrição de atributo</text:p>
      <text:p text:style-name="P466"/>
      <text:p text:style-name="P6"/>
      <table:table table:name="Tabela4" table:style-name="Tabela4">
        <table:table-column table:style-name="Tabela4.A"/>
        <table:table-column table:style-name="Tabela4.B" table:number-columns-repeated="2"/>
        <table:table-row>
          <table:table-cell table:style-name="Tabela4.A1" office:value-type="string">
            <text:p text:style-name="P41">Classe</text:p>
          </table:table-cell>
          <table:table-cell table:style-name="Tabela4.B1" table:number-columns-spanned="2" office:value-type="string">
            <text:p text:style-name="P137">area_<text:span text:style-name="T202">construida</text:span> <text:span text:style-name="T7">(</text:span>cobter_area_<text:span text:style-name="T202">construida) [A]</text:span></text:p>
          </table:table-cell>
          <table:covered-table-cell/>
        </table:table-row>
        <table:table-row>
          <table:table-cell table:style-name="Tabela4.A2" office:value-type="string">
            <text:p text:style-name="P41">Atributo</text:p>
          </table:table-cell>
          <table:table-cell table:style-name="Tabela4.A2" office:value-type="string">
            <text:p text:style-name="P137">nome<text:span text:style-name="T6"> (0..1)</text:span></text:p>
          </table:table-cell>
          <table:table-cell table:style-name="Tabela4.C2" office:value-type="string">
            <text:p text:style-name="P344">densamente_edificada (1)</text:p>
          </table:table-cell>
        </table:table-row>
        <table:table-row>
          <table:table-cell table:style-name="Tabela4.A3" office:value-type="string">
            <text:p text:style-name="P41">Domínio</text:p>
          </table:table-cell>
          <table:table-cell table:style-name="Tabela4.B3" office:value-type="string">
            <text:p text:style-name="P41">A ser preenchido</text:p>
            <text:p text:style-name="P377"><text:span text:style-name="T60">V - </text:span>"<text:span text:style-name="T201">nome" not null</text:span></text:p>
          </table:table-cell>
          <table:table-cell table:style-name="Tabela4.C3" office:value-type="string">
            <text:p text:style-name="P344">Não - 0</text:p>
            <text:p text:style-name="P344">Sim – 1</text:p>
            <text:p text:style-name="P66">A SER PREENCHIDO -999</text:p>
          </table:table-cell>
        </table:table-row>
      </table:table>
      <text:p text:style-name="P6"/>
      <text:p text:style-name="P6"/>
      <table:table table:name="Tabela1" table:style-name="Tabela1">
        <table:table-column table:style-name="Tabela1.A"/>
        <table:table-column table:style-name="Tabela1.B" table:number-columns-repeated="3"/>
        <table:table-row>
          <table:table-cell table:style-name="Tabela1.A1" office:value-type="string">
            <text:p text:style-name="P35">Classe</text:p>
          </table:table-cell>
          <table:table-cell table:style-name="Tabela1.B1" table:number-columns-spanned="3" office:value-type="string">
            <text:p text:style-name="P40"><text:span text:style-name="T202">massa</text:span>_dagua <text:span text:style-name="T7">(</text:span>cobter_<text:span text:style-name="T202">massa</text:span>_dagua<text:span text:style-name="T7">) [A]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5">Atributo</text:p>
          </table:table-cell>
          <table:table-cell table:style-name="Tabela1.A2" office:value-type="string">
            <text:p text:style-name="P35"><text:span text:style-name="T5">n</text:span>ome <text:span text:style-name="T5">(0..1)</text:span></text:p>
          </table:table-cell>
          <table:table-cell table:style-name="Tabela1.A2" office:value-type="string">
            <text:p text:style-name="P58">tipo (1)</text:p>
          </table:table-cell>
          <table:table-cell table:style-name="Tabela1.D2" office:value-type="string">
            <text:p text:style-name="P35">regime <text:span text:style-name="T5">(1)</text:span></text:p>
          </table:table-cell>
        </table:table-row>
        <table:table-row>
          <table:table-cell table:style-name="Tabela1.A5" table:number-rows-spanned="3" office:value-type="string">
            <text:p text:style-name="P35">Domínio</text:p>
          </table:table-cell>
          <table:table-cell table:style-name="Tabela1.B5" table:number-rows-spanned="3" office:value-type="string">
            <text:p text:style-name="P35">A ser preenchido</text:p>
          </table:table-cell>
          <table:table-cell table:style-name="Tabela1.C3" office:value-type="string">
            <text:p text:style-name="P244">Baia <text:span text:style-name="T203">(sem fluxo) </text:span>–<text:span text:style-name="T1"> 4 !</text:span></text:p>
            <text:p text:style-name="P244">Enseada <text:span text:style-name="T203">(sem fluxo) </text:span>–<text:span text:style-name="T1"> 5 !</text:span></text:p>
            <text:p text:style-name="P244">Laguna <text:span text:style-name="T203">(com fluxo) </text:span>–<text:span text:style-name="T1"> 9 !</text:span></text:p>
            <text:p text:style-name="P244">Oceano <text:span text:style-name="T203">(sem fluxo) </text:span>–<text:span text:style-name="T1"> 3 !</text:span></text:p>
          </table:table-cell>
          <table:table-cell table:style-name="Tabela1.D3" office:value-type="string">
            <text:p text:style-name="P35">Permanente –<text:span text:style-name="T2"> 1 </text:span></text:p>
            <text:p text:style-name="P35"/>
            <text:p text:style-name="P376"><text:span text:style-name="T60">V - </text:span>"<text:span text:style-name="T59">tipo" in (3,4,5,9) and not ("regime" in (1))</text:span></text:p>
          </table:table-cell>
        </table:table-row>
        <table:table-row>
          <table:covered-table-cell/>
          <table:covered-table-cell/>
          <table:table-cell table:style-name="Tabela1.C4" office:value-type="string">
            <text:p text:style-name="P45">Represa/<text:span text:style-name="T202">Açude sem fluxo</text:span> –<text:span text:style-name="T1"> 11 </text:span></text:p>
            <text:p text:style-name="P244">Canal <text:span text:style-name="T203">(com fluxo) </text:span>–<text:span text:style-name="T1"> 2 !</text:span></text:p>
            <text:p text:style-name="P36">Lago ou Lagoa <text:span text:style-name="T203">(sem fluxo) </text:span>–<text:span text:style-name="T1"> 7 </text:span></text:p>
            <text:p text:style-name="P244">Meando Abandonado <text:span text:style-name="T203">(sem fluxo) </text:span>–<text:span text:style-name="T1"> 6 !</text:span></text:p>
            <text:p text:style-name="P36">Represa/<text:span text:style-name="T202">Açude com fluxo</text:span> –<text:span text:style-name="T1"> 10 </text:span></text:p>
            <text:p text:style-name="P36">Rio <text:span text:style-name="T203">(com fluxo) </text:span>–<text:span text:style-name="T1"> 1 </text:span></text:p>
          </table:table-cell>
          <table:table-cell table:style-name="Tabela1.D4" office:value-type="string">
            <text:p text:style-name="P35">Permanente –<text:span text:style-name="T2"> 1 </text:span></text:p>
            <text:p text:style-name="P243">Seco –<text:span text:style-name="T2"> 5 !</text:span></text:p>
            <text:p text:style-name="P243">Temporário –<text:span text:style-name="T2"> 3 !</text:span></text:p>
          </table:table-cell>
        </table:table-row>
        <table:table-row>
          <table:covered-table-cell/>
          <table:covered-table-cell/>
          <table:table-cell table:style-name="Tabela1.C5" office:value-type="string">
            <text:p text:style-name="P65">A SER PREENCHIDO -999</text:p>
            <text:p text:style-name="P65"/>
            <text:p text:style-name="P383">L - "tipo" in (999<text:span text:style-name="T102">)</text:span></text:p>
            <text:p text:style-name="P383"/>
            <text:p text:style-name="P395"><text:span text:style-name="T165">A - </text:span>"tipo" in (<text:span text:style-name="T165">2, 3, 4, 5, 6, 9)</text:span></text:p>
          </table:table-cell>
          <table:table-cell table:style-name="Tabela1.D5" office:value-type="string">
            <text:p text:style-name="P65">A SER PREENCHIDO -999</text:p>
            <text:p text:style-name="P65"/>
            <text:p text:style-name="P383">L - "regime" in (999<text:span text:style-name="T102">)</text:span></text:p>
            <text:p text:style-name="P383"/>
            <text:p text:style-name="P395"><text:span text:style-name="T165">A</text:span> - "regime" in (<text:span text:style-name="T165">3,5)</text:span></text:p>
          </table:table-cell>
        </table:table-row>
      </table:table>
      <text:p text:style-name="P7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7">Classe</text:p>
          </table:table-cell>
          <table:table-cell table:style-name="Tabela2.B1" table:number-columns-spanned="2" office:value-type="string">
            <text:p text:style-name="P70"><text:span text:style-name="T39">v</text:span>egetacao <text:span text:style-name="T7">(</text:span>cobter_vegetacao<text:span text:style-name="T7">) [A]</text:span></text:p>
          </table:table-cell>
          <table:covered-table-cell/>
        </table:table-row>
        <table:table-row>
          <table:table-cell table:style-name="Tabela2.A2" office:value-type="string">
            <text:p text:style-name="P37">Atributo</text:p>
          </table:table-cell>
          <table:table-cell table:style-name="Tabela2.A2" office:value-type="string">
            <text:p text:style-name="P236">filtro (1)</text:p>
          </table:table-cell>
          <table:table-cell table:style-name="Tabela2.C2" office:value-type="string">
            <text:p text:style-name="P229">tipo (1)</text:p>
          </table:table-cell>
        </table:table-row>
        <table:table-row>
          <table:table-cell table:style-name="Tabela2.A3" table:number-rows-spanned="13" office:value-type="string">
            <text:p text:style-name="P37"><text:span text:style-name="T102"><text:s/>D</text:span>omínio</text:p>
          </table:table-cell>
          <table:table-cell table:style-name="Tabela2.B3" office:value-type="string">
            <text:p text:style-name="P69">Brejo ou pântano <text:span text:style-name="T3">-3XX</text:span></text:p>
          </table:table-cell>
          <table:table-cell table:style-name="Tabela2.C3" office:value-type="string">
            <text:p text:style-name="P232">Brejo/<text:span text:style-name="T144">pântano</text:span> <text:span text:style-name="T144">arbóreo</text:span> – 30<text:span text:style-name="T144">1</text:span></text:p>
            <text:p text:style-name="P233">Brejo/<text:span text:style-name="T144">pântano</text:span> <text:span text:style-name="T145">arbustivo</text:span> – 30<text:span text:style-name="T144">2</text:span></text:p>
          </table:table-cell>
        </table:table-row>
        <table:table-row>
          <table:covered-table-cell/>
          <table:table-cell table:style-name="Tabela2.B4" office:value-type="string">
            <text:p text:style-name="P486">Mangue <text:span text:style-name="T3">-2XX !</text:span></text:p>
          </table:table-cell>
          <table:table-cell table:style-name="Tabela2.C4" office:value-type="string">
            <text:p text:style-name="P232">Mangue <text:span text:style-name="T145">arbóreo</text:span> – 201 !</text:p>
            <text:p text:style-name="P234">Mangue arbustivo – 202 !</text:p>
          </table:table-cell>
        </table:table-row>
        <table:table-row>
          <table:covered-table-cell/>
          <table:table-cell table:style-name="Tabela2.B5" office:value-type="string">
            <text:p text:style-name="P486"><text:span text:style-name="T41">C</text:span>aatinga <text:span text:style-name="T3">-8XX !</text:span></text:p>
          </table:table-cell>
          <table:table-cell table:style-name="Tabela2.C5" office:value-type="string">
            <text:p text:style-name="P72">Ca<text:span text:style-name="T147">atinga – 801 !</text:span></text:p>
          </table:table-cell>
        </table:table-row>
        <table:table-row>
          <table:covered-table-cell/>
          <table:table-cell table:style-name="Tabela2.B6" office:value-type="string">
            <text:p text:style-name="P486">Campinarana <text:span text:style-name="T3">-5XX !</text:span></text:p>
          </table:table-cell>
          <table:table-cell table:style-name="Tabela2.C6" office:value-type="string">
            <text:p text:style-name="P73">Campi<text:span text:style-name="T149">na</text:span>rana – 501 !</text:p>
          </table:table-cell>
        </table:table-row>
        <table:table-row>
          <table:covered-table-cell/>
          <table:table-cell table:style-name="Tabela2.B7" office:value-type="string">
            <text:p text:style-name="P486">Cerrado ou Cerradão <text:span text:style-name="T3">-7XX !</text:span></text:p>
          </table:table-cell>
          <table:table-cell table:style-name="Tabela2.C7" office:value-type="string">
            <text:p text:style-name="P74">Cerrado/Cerradão Arbóreo – 701 !</text:p>
            <text:p text:style-name="P74">Cerrado/Cerradão Arbustivo– 702 !</text:p>
          </table:table-cell>
        </table:table-row>
        <table:table-row>
          <table:covered-table-cell/>
          <table:table-cell table:style-name="Tabela2.B8" office:value-type="string">
            <text:p text:style-name="P486">Restinga <text:span text:style-name="T3">-4XX !</text:span></text:p>
          </table:table-cell>
          <table:table-cell table:style-name="Tabela2.C8" office:value-type="string">
            <text:p text:style-name="P73">Restinga – 401 !</text:p>
          </table:table-cell>
        </table:table-row>
        <table:table-row>
          <table:covered-table-cell/>
          <table:table-cell table:style-name="Tabela2.B9" office:value-type="string">
            <text:p text:style-name="P256">Vegetação de área de contato -11<text:span text:style-name="T148">XX !</text:span></text:p>
          </table:table-cell>
          <table:table-cell table:style-name="Tabela2.C9" office:value-type="string">
            <text:p text:style-name="P75">Vegetação de área de contato -11<text:span text:style-name="T147">01 !</text:span></text:p>
          </table:table-cell>
        </table:table-row>
        <table:table-row>
          <table:covered-table-cell/>
          <table:table-cell table:style-name="Tabela2.B10" office:value-type="string">
            <text:p text:style-name="P68">Campo <text:span text:style-name="T3">-9XX</text:span></text:p>
          </table:table-cell>
          <table:table-cell table:style-name="Tabela2.C10" office:value-type="string">
            <text:p text:style-name="P232">Campo – 901</text:p>
          </table:table-cell>
        </table:table-row>
        <table:table-row>
          <table:covered-table-cell/>
          <table:table-cell table:style-name="Tabela2.B11" office:value-type="string">
            <text:p text:style-name="P68">Floresta <text:span text:style-name="T3">-6XX</text:span></text:p>
          </table:table-cell>
          <table:table-cell table:style-name="Tabela2.C11" office:value-type="string">
            <text:p text:style-name="P71">Floresta – 601</text:p>
          </table:table-cell>
        </table:table-row>
        <table:table-row>
          <table:covered-table-cell/>
          <table:table-cell table:style-name="Tabela2.B12" office:value-type="string">
            <text:p text:style-name="P67">Vegetação Cultivada <text:span text:style-name="T3">-1XX</text:span></text:p>
          </table:table-cell>
          <table:table-cell table:style-name="Tabela2.C12" office:value-type="string">
            <text:p text:style-name="P105"><text:span text:style-name="T146">Cult – Anual n</text:span>ão identificad<text:span text:style-name="T143">o</text:span> -196</text:p>
            <text:p text:style-name="P106"><text:span text:style-name="T146">Cult – Perene n</text:span>ão identificad<text:span text:style-name="T143">o</text:span> <text:span text:style-name="T196">-</text:span><text:span text:style-name="T197">194</text:span></text:p>
            <text:p text:style-name="P105"><text:span text:style-name="T146">Cult – </text:span>Arroz de inundação -150</text:p>
          </table:table-cell>
        </table:table-row>
        <table:table-row>
          <table:covered-table-cell/>
          <table:table-cell table:style-name="Tabela2.B13" office:value-type="string">
            <text:p text:style-name="P136">Reflorestamento <text:span text:style-name="T38">-12XX</text:span></text:p>
          </table:table-cell>
          <table:table-cell table:style-name="Tabela2.C13" office:value-type="string">
            <text:p text:style-name="P104"><text:span text:style-name="T186">Reflorestamento</text:span><text:span text:style-name="T185"> -129</text:span><text:span text:style-name="T186">6</text:span></text:p>
          </table:table-cell>
        </table:table-row>
        <table:table-row>
          <table:covered-table-cell/>
          <table:table-cell table:style-name="Tabela2.B14" office:value-type="string">
            <text:p text:style-name="P67">Terreno Exposto <text:span text:style-name="T3">-10XX</text:span></text:p>
          </table:table-cell>
          <table:table-cell table:style-name="Tabela2.C14" office:value-type="string">
            <text:p text:style-name="P345">Terreno <text:span text:style-name="T2">Exposto</text:span> -1000</text:p>
          </table:table-cell>
        </table:table-row>
        <table:table-row>
          <table:covered-table-cell/>
          <table:table-cell table:style-name="Tabela2.B15" office:value-type="string">
            <text:p text:style-name="P64">A SER PREENCHIDO -999</text:p>
          </table:table-cell>
          <table:table-cell table:style-name="Tabela2.C15" office:value-type="string">
            <text:p text:style-name="P133">A SER PREENCHIDO -999</text:p>
            <text:p text:style-name="P133"/>
            <text:p text:style-name="P381">L - "tipo" in<text:span text:style-name="T109"> (999)</text:span></text:p>
            <text:p text:style-name="P391"/>
            <text:p text:style-name="P395"><text:span text:style-name="T111">A</text:span><text:span text:style-name="T109"> - </text:span><text:span text:style-name="T110">(("tipo" -"tipo" %100)/100) in (2, 4, 5, 7, 8, 11)</text:span><text:span text:style-name="T109"> </text:span><text:span text:style-name="T110">or </text:span><text:span text:style-name="T109">"tipo" in </text:span><text:span text:style-name="T110">(118, 102, 115, 114, 116, 103, 151, 117, 153, 152, 119, 142, 107, 198, 195, 1221, 1298</text:span><text:span text:style-name="T109">)</text:span></text:p>
          </table:table-cell>
        </table:table-row>
      </table:table>
      <text:p text:style-name="P14"/>
      <text:p text:style-name="P6"/>
      <table:table table:name="Tabela15" table:style-name="Tabela15">
        <table:table-column table:style-name="Tabela15.A"/>
        <table:table-column table:style-name="Tabela15.B" table:number-columns-repeated="7"/>
        <table:table-row>
          <table:table-cell table:style-name="Tabela15.A1" office:value-type="string">
            <text:p text:style-name="P41">Classe</text:p>
          </table:table-cell>
          <table:table-cell table:style-name="Tabela15.B1" table:number-columns-spanned="7" office:value-type="string">
            <text:p text:style-name="P76"><text:span text:style-name="T54">d</text:span>eposito (<text:span text:style-name="T28">constr_deposito</text:span>) <text:span text:style-name="T150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41">Atributo</text:p>
          </table:table-cell>
          <table:table-cell table:style-name="Tabela15.A2" office:value-type="string">
            <text:p text:style-name="P168">nome<text:span text:style-name="T6"> (0..1)</text:span></text:p>
          </table:table-cell>
          <table:table-cell table:style-name="Tabela15.A2" office:value-type="string">
            <text:p text:style-name="P297">filtro (1)</text:p>
          </table:table-cell>
          <table:table-cell table:style-name="Tabela15.A2" office:value-type="string">
            <text:p text:style-name="P192">tipo<text:span text:style-name="T5"> (1)</text:span></text:p>
          </table:table-cell>
          <table:table-cell table:style-name="Tabela15.A2" office:value-type="string">
            <text:p text:style-name="P192">tipo_exposicao<text:span text:style-name="T5"> (1)</text:span></text:p>
          </table:table-cell>
          <table:table-cell table:style-name="Tabela15.A2" office:value-type="string">
            <text:p text:style-name="P192">situacao_fisica<text:span text:style-name="T5"> (1)</text:span></text:p>
          </table:table-cell>
          <table:table-cell table:style-name="Tabela15.A2" office:value-type="string">
            <text:p text:style-name="P192">material_construcao<text:span text:style-name="T5"> (1)</text:span></text:p>
          </table:table-cell>
          <table:table-cell table:style-name="Tabela15.H2" office:value-type="string">
            <text:p text:style-name="P192">finalidade<text:span text:style-name="T5"> (1)</text:span></text:p>
          </table:table-cell>
        </table:table-row>
        <table:table-row>
          <table:table-cell table:style-name="Tabela15.A11" table:number-rows-spanned="10" office:value-type="string">
            <text:p text:style-name="P41">Domínio</text:p>
          </table:table-cell>
          <table:table-cell table:style-name="Tabela15.B11" table:number-rows-spanned="10" office:value-type="string">
            <text:p text:style-name="P413">A ser preenchido</text:p>
          </table:table-cell>
          <table:table-cell table:style-name="Tabela15.C3" office:value-type="string">
            <text:p text:style-name="P298">Depósito de abastecimento de água -2XX</text:p>
          </table:table-cell>
          <table:table-cell table:style-name="Tabela15.D3" office:value-type="string">
            <text:p text:style-name="P257">Abast Água - Caixa de água -202<text:span text:style-name="T1"> !</text:span></text:p>
            <text:p text:style-name="P298">Abast Água - Cisterna -203</text:p>
            <text:p text:style-name="P298">Abast Água - Tanque de água -201</text:p>
            <text:p text:style-name="P299">Abast Água - <text:span text:style-name="T226">Reservatório</text:span> -20<text:span text:style-name="T226">4</text:span></text:p>
            <text:p text:style-name="P298">Abast Água – Outros -2<text:span text:style-name="T55">98</text:span></text:p>
          </table:table-cell>
          <table:table-cell table:style-name="Tabela15.E3" office:value-type="string">
            <text:p text:style-name="P87">Céu aberto -5</text:p>
            <text:p text:style-name="P87">Fechado -3</text:p>
            <text:p text:style-name="P76"/>
            <text:p text:style-name="P448">V - <text:span text:style-name="T127">((</text:span>"tipo" <text:span text:style-name="T127">-"tipo" %100)/100) </text:span>in (<text:span text:style-name="T158">2)</text:span> and <text:span text:style-name="T102">not (</text:span>"<text:span text:style-name="T158">tipo_exposicao</text:span>" <text:span text:style-name="T128">in (3,5))</text:span></text:p>
          </table:table-cell>
          <table:table-cell table:style-name="Tabela15.F3" office:value-type="string">
            <text:p text:style-name="P249">Abandonada -1<text:span text:style-name="T1"> !</text:span></text:p>
            <text:p text:style-name="P192">Construída -3</text:p>
            <text:p text:style-name="P249">Destruída -2<text:span text:style-name="T1"> !</text:span></text:p>
            <text:p text:style-name="P249">Em construção -4<text:span text:style-name="T1"> !</text:span></text:p>
          </table:table-cell>
          <table:table-cell table:style-name="Tabela15.G3" office:value-type="string">
            <text:p text:style-name="P181">Alvenaria -1</text:p>
            <text:p text:style-name="P181">Concreto -2</text:p>
            <text:p text:style-name="P259">Madeira -5<text:span text:style-name="T1"> !</text:span></text:p>
            <text:p text:style-name="P181">Metal -3</text:p>
            <text:p text:style-name="P78">Outros -98</text:p>
            <text:p text:style-name="P78"/>
            <text:p text:style-name="P448">V - <text:span text:style-name="T127">((</text:span>"tipo" <text:span text:style-name="T127">-"tipo" %100)/100) </text:span>in (<text:span text:style-name="T158">2)</text:span> and <text:span text:style-name="T102">not (</text:span>"<text:span text:style-name="T158">material_construcao</text:span>" <text:span text:style-name="T128">in (1,2,3,5,98))</text:span></text:p>
          </table:table-cell>
          <table:table-cell table:style-name="Tabela15.H3" office:value-type="string">
            <text:p text:style-name="P300">Distribuição -4</text:p>
            <text:p text:style-name="P300">Recalque -3</text:p>
            <text:p text:style-name="P300">Tratamento -2</text:p>
            <text:p text:style-name="P300"/>
            <text:p text:style-name="P448">V - <text:span text:style-name="T127">((</text:span>"tipo" <text:span text:style-name="T127">-"tipo" %100)/100) </text:span>in (<text:span text:style-name="T158">2)</text:span> and <text:span text:style-name="T102">not (</text:span>"<text:span text:style-name="T158">finalidade</text:span>" <text:span text:style-name="T128">in (2,3,4))</text:span></text:p>
          </table:table-cell>
        </table:table-row>
        <table:table-row>
          <table:covered-table-cell/>
          <table:covered-table-cell/>
          <table:table-cell table:style-name="Tabela15.C4" office:value-type="string">
            <text:p text:style-name="P298">Depósito de saneamento -3XX</text:p>
          </table:table-cell>
          <table:table-cell table:style-name="Tabela15.D4" office:value-type="string">
            <text:p text:style-name="P257">San - Aterro controlado -306<text:span text:style-name="T1"> !</text:span></text:p>
            <text:p text:style-name="P298">San - Aterro sanitário -305</text:p>
            <text:p text:style-name="P298">San - Depósito de lixo -304</text:p>
            <text:p text:style-name="P298">San - Tanque de saneamento -301</text:p>
            <text:p text:style-name="P298">San - <text:span text:style-name="T55">Outros</text:span> -3<text:span text:style-name="T55">98</text:span></text:p>
          </table:table-cell>
          <table:table-cell table:style-name="Tabela15.E4" office:value-type="string">
            <text:p text:style-name="P86">Céu aberto -5</text:p>
            <text:p text:style-name="P86">Fechado -3</text:p>
            <text:p text:style-name="P76">Não aplicável -97</text:p>
            <text:p text:style-name="P76"/>
            <text:p text:style-name="P448">V - <text:span text:style-name="T127">((</text:span>"tipo" <text:span text:style-name="T127">-"tipo" %100)/100) </text:span>in (<text:span text:style-name="T159">3)</text:span> and <text:span text:style-name="T102">not (</text:span>"<text:span text:style-name="T158">tipo_exposicao</text:span>" <text:span text:style-name="T128">in (3,5,97))</text:span></text:p>
          </table:table-cell>
          <table:table-cell table:style-name="Tabela15.F4" office:value-type="string">
            <text:p text:style-name="P250">Abandonada -1<text:span text:style-name="T1"> !</text:span></text:p>
            <text:p text:style-name="P194">Construída -3</text:p>
            <text:p text:style-name="P250">Destruída -2<text:span text:style-name="T1"> !</text:span></text:p>
            <text:p text:style-name="P250">Em construção -4<text:span text:style-name="T1"> !</text:span></text:p>
          </table:table-cell>
          <table:table-cell table:style-name="Tabela15.G4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448">V - <text:span text:style-name="T127">((</text:span>"tipo" <text:span text:style-name="T127">-"tipo" %100)/100) </text:span>in (<text:span text:style-name="T159">3)</text:span> and <text:span text:style-name="T102">not (</text:span>"<text:span text:style-name="T158">material_construcao</text:span>" <text:span text:style-name="T128">in (1,2,3,5,98))</text:span></text:p>
          </table:table-cell>
          <table:table-cell table:style-name="Tabela15.H4" office:value-type="string">
            <text:p text:style-name="P300">Armazenamento -8</text:p>
            <text:p text:style-name="P300">Tratamento -2</text:p>
            <text:p text:style-name="P300"/>
            <text:p text:style-name="P448">V - <text:span text:style-name="T127">((</text:span>"tipo" <text:span text:style-name="T127">-"tipo" %100)/100) </text:span>in (<text:span text:style-name="T159">3)</text:span> and <text:span text:style-name="T102">not (</text:span>"<text:span text:style-name="T158">finalidade</text:span>" <text:span text:style-name="T128">in (2,8))</text:span></text:p>
          </table:table-cell>
        </table:table-row>
        <table:table-row table:style-name="Tabela15.5">
          <table:covered-table-cell/>
          <table:covered-table-cell/>
          <table:table-cell table:style-name="Tabela15.C11" table:number-rows-spanned="8" office:value-type="string">
            <text:p text:style-name="P298">Depósito geral -1XX</text:p>
          </table:table-cell>
          <table:table-cell table:style-name="Tabela15.D5" office:value-type="string">
            <text:p text:style-name="P298">Geral - Armazém -132</text:p>
          </table:table-cell>
          <table:table-cell table:style-name="Tabela15.E5" office:value-type="string">
            <text:p text:style-name="P300">Fechado -3</text:p>
            <text:p text:style-name="P300"/>
            <text:p text:style-name="P448">V - "tipo" in (<text:span text:style-name="T159">132)</text:span> and <text:span text:style-name="T102">not (</text:span>"<text:span text:style-name="T158">tipo_exposicao</text:span>" <text:span text:style-name="T128">in (3))</text:span></text:p>
          </table:table-cell>
          <table:table-cell table:style-name="Tabela15.F5" office:value-type="string">
            <text:p text:style-name="P250">Abandonada -1<text:span text:style-name="T1"> !</text:span></text:p>
            <text:p text:style-name="P194">Construída -3</text:p>
            <text:p text:style-name="P250">Destruída -2<text:span text:style-name="T1"> !</text:span></text:p>
            <text:p text:style-name="P250">Em construção -4<text:span text:style-name="T1"> !</text:span></text:p>
          </table:table-cell>
          <table:table-cell table:style-name="Tabela15.G5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/>
            <text:p text:style-name="P448">V - "tipo" in (<text:span text:style-name="T159">132)</text:span> and <text:span text:style-name="T102">not (</text:span>"<text:span text:style-name="T158">material_construcao</text:span>" <text:span text:style-name="T128">in (1,2,3,5,98))</text:span></text:p>
          </table:table-cell>
          <table:table-cell table:style-name="Tabela15.H11" table:number-rows-spanned="8" office:value-type="string">
            <text:p text:style-name="P85">Armazenamento -8</text:p>
            <text:p text:style-name="P85"/>
            <text:p text:style-name="P448">V - <text:span text:style-name="T127">((</text:span>"tipo" <text:span text:style-name="T127">-"tipo" %100)/100) in </text:span>(<text:span text:style-name="T159">1)</text:span> and <text:span text:style-name="T102">not (</text:span>"<text:span text:style-name="T158">finalidade</text:span>" <text:span text:style-name="T128">in (8))</text:span></text:p>
          </table:table-cell>
        </table:table-row>
        <table:table-row>
          <table:covered-table-cell/>
          <table:covered-table-cell/>
          <table:covered-table-cell/>
          <table:table-cell table:style-name="Tabela15.D6" office:value-type="string">
            <text:p text:style-name="P298">Geral - Galpão -108</text:p>
          </table:table-cell>
          <table:table-cell table:style-name="Tabela15.E6" office:value-type="string">
            <text:p text:style-name="P300">Coberto -4</text:p>
            <text:p text:style-name="P300">Fechado -3</text:p>
            <text:p text:style-name="P300"/>
            <text:p text:style-name="P448">V - "tipo" in (<text:span text:style-name="T159">138)</text:span> and <text:span text:style-name="T102">not (</text:span>"<text:span text:style-name="T158">tipo_exposicao</text:span>" <text:span text:style-name="T128">in (3,4))</text:span></text:p>
          </table:table-cell>
          <table:table-cell table:style-name="Tabela15.F6" office:value-type="string">
            <text:p text:style-name="P250">Abandonada -1<text:span text:style-name="T1"> !</text:span></text:p>
            <text:p text:style-name="P194">Construída -3</text:p>
            <text:p text:style-name="P250">Destruída -2<text:span text:style-name="T1"> !</text:span></text:p>
            <text:p text:style-name="P250">Em construção -4<text:span text:style-name="T1"> !</text:span></text:p>
          </table:table-cell>
          <table:table-cell table:style-name="Tabela15.G6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/>
            <text:p text:style-name="P448">V - "tipo" in (<text:span text:style-name="T159">138)</text:span> and <text:span text:style-name="T102">not (</text:span>"<text:span text:style-name="T158">material_construcao</text:span>" <text:span text:style-name="T128">in (1,2,3,5,98))</text:span></text:p>
          </table:table-cell>
          <table:covered-table-cell/>
        </table:table-row>
        <table:table-row table:style-name="Tabela15.7">
          <table:covered-table-cell/>
          <table:covered-table-cell/>
          <table:covered-table-cell/>
          <table:table-cell table:style-name="Tabela15.D8" table:number-rows-spanned="2" office:value-type="string">
            <text:p text:style-name="P258">Geral – <text:span text:style-name="T226">Barracão industrial – 112</text:span></text:p>
            <text:p text:style-name="P358">Geral – Reservatório - 113</text:p>
            <text:p text:style-name="P298">Geral - Outros -198</text:p>
          </table:table-cell>
          <table:table-cell table:style-name="Tabela15.E7" office:value-type="string">
            <text:p text:style-name="P300">Coberto -4</text:p>
            <text:p text:style-name="P300">Fechado -3</text:p>
          </table:table-cell>
          <table:table-cell table:style-name="Tabela15.F7" office:value-type="string">
            <text:p text:style-name="P250">Abandonada -1<text:span text:style-name="T1"> !</text:span></text:p>
            <text:p text:style-name="P194">Construída -3</text:p>
            <text:p text:style-name="P250">Destruída -2<text:span text:style-name="T1"> !</text:span></text:p>
            <text:p text:style-name="P250">Em construção -4<text:span text:style-name="T1"> !</text:span></text:p>
          </table:table-cell>
          <table:table-cell table:style-name="Tabela15.G7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/>
            <text:p text:style-name="P448">V - "tipo" in (<text:span text:style-name="T159">198)</text:span> and "<text:span text:style-name="T159">tipo_exposicao</text:span>" <text:span text:style-name="T159">in (3,4)</text:span> <text:span text:style-name="T181">and not (</text:span>"<text:span text:style-name="T158">material_construcao</text:span>" <text:span text:style-name="T128">in (1,2,3,5,98)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15.E8" office:value-type="string">
            <text:p text:style-name="P300">Céu aberto -5</text:p>
            <text:p text:style-name="P300"/>
            <text:p text:style-name="P300"/>
            <text:p text:style-name="P448">V - "tipo" in (<text:span text:style-name="T159">198)</text:span> and <text:span text:style-name="T102">not (</text:span>"<text:span text:style-name="T158">tipo_exposicao</text:span>" <text:span text:style-name="T128">in (3,4,5))</text:span></text:p>
            <text:p text:style-name="P448"/>
          </table:table-cell>
          <table:table-cell table:style-name="Tabela15.F8" office:value-type="string">
            <text:p text:style-name="P248">Abandonada -1 !</text:p>
            <text:p text:style-name="P157">Construída -3</text:p>
          </table:table-cell>
          <table:table-cell table:style-name="Tabela15.G8" office:value-type="string">
            <text:p text:style-name="P259">Alvenaria -1<text:span text:style-name="T1"> !</text:span></text:p>
            <text:p text:style-name="P259">Concreto -2<text:span text:style-name="T1"> !</text:span></text:p>
            <text:p text:style-name="P259">Madeira -5<text:span text:style-name="T1"> !</text:span></text:p>
            <text:p text:style-name="P259">Metal -3<text:span text:style-name="T1"> !</text:span></text:p>
            <text:p text:style-name="P77">Não aplicável -97</text:p>
            <text:p text:style-name="P259">Outros -98<text:span text:style-name="T1">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0" table:number-rows-spanned="2" office:value-type="string">
            <text:p text:style-name="P298">Geral - Composteira -110</text:p>
          </table:table-cell>
          <table:table-cell table:style-name="Tabela15.E9" office:value-type="string">
            <text:p text:style-name="P300">Coberto -4</text:p>
            <text:p text:style-name="P300">Fechado -3</text:p>
          </table:table-cell>
          <table:table-cell table:style-name="Tabela15.F9" office:value-type="string">
            <text:p text:style-name="P250">Abandonada -1<text:span text:style-name="T1"> !</text:span></text:p>
            <text:p text:style-name="P194">Construída -3</text:p>
            <text:p text:style-name="P250">Destruída -2<text:span text:style-name="T1"> !</text:span></text:p>
            <text:p text:style-name="P250">Em construção -4<text:span text:style-name="T1"> !</text:span></text:p>
          </table:table-cell>
          <table:table-cell table:style-name="Tabela15.G9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/>
            <text:p text:style-name="P448">V - "tipo" in (<text:span text:style-name="T159">110)</text:span> and "<text:span text:style-name="T159">tipo_exposicao</text:span>" <text:span text:style-name="T159">in (3,4)</text:span> <text:span text:style-name="T181">and not (</text:span>"<text:span text:style-name="T158">material_construcao</text:span>" <text:span text:style-name="T128">in (1,2,3,5,98)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a15.E10" office:value-type="string">
            <text:p text:style-name="P300">Céu aberto -5</text:p>
            <text:p text:style-name="P300"/>
            <text:p text:style-name="P448">V - "tipo" in (<text:span text:style-name="T159">110)</text:span> and <text:span text:style-name="T102">not (</text:span>"<text:span text:style-name="T158">tipo_exposicao</text:span>" <text:span text:style-name="T128">in (3,4,5))</text:span></text:p>
          </table:table-cell>
          <table:table-cell table:style-name="Tabela15.F10" office:value-type="string">
            <text:p text:style-name="P248">Abandonada -1 !</text:p>
            <text:p text:style-name="P157">Construída -3</text:p>
          </table:table-cell>
          <table:table-cell table:style-name="Tabela15.G10" office:value-type="string">
            <text:p text:style-name="P259">Alvenaria -1<text:span text:style-name="T1"> !</text:span></text:p>
            <text:p text:style-name="P259">Concreto -2<text:span text:style-name="T1"> !</text:span></text:p>
            <text:p text:style-name="P259">Madeira -5<text:span text:style-name="T1"> !</text:span></text:p>
            <text:p text:style-name="P259">Metal -3<text:span text:style-name="T1"> !</text:span></text:p>
            <text:p text:style-name="P77">Não aplicável -97</text:p>
            <text:p text:style-name="P259">Outros -98<text:span text:style-name="T1">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1" office:value-type="string">
            <text:p text:style-name="P257">Geral - Depósito frigorífico -111<text:span text:style-name="T1"> !</text:span></text:p>
          </table:table-cell>
          <table:table-cell table:style-name="Tabela15.E11" office:value-type="string">
            <text:p text:style-name="P300">Fechado -3 !</text:p>
            <text:p text:style-name="P300"/>
            <text:p text:style-name="P300"/>
            <text:p text:style-name="P448">V - "tipo" in (<text:span text:style-name="T159">111)</text:span> and <text:span text:style-name="T102">not (</text:span>"<text:span text:style-name="T158">tipo_exposicao</text:span>" <text:span text:style-name="T128">in (3))</text:span></text:p>
          </table:table-cell>
          <table:table-cell table:style-name="Tabela15.F11" office:value-type="string">
            <text:p text:style-name="P250">Abandonada -1<text:span text:style-name="T1"> !</text:span></text:p>
            <text:p text:style-name="P194">Construída -3</text:p>
            <text:p text:style-name="P250">Destruída -2<text:span text:style-name="T1"> !</text:span></text:p>
            <text:p text:style-name="P250">Em construção -4<text:span text:style-name="T1"> !</text:span></text:p>
          </table:table-cell>
          <table:table-cell table:style-name="Tabela15.G11" office:value-type="string">
            <text:p text:style-name="P181">Alvenaria -1</text:p>
            <text:p text:style-name="P181">Concreto -2</text:p>
            <text:p text:style-name="P181">Metal -3</text:p>
            <text:p text:style-name="P78">Outros -98</text:p>
            <text:p text:style-name="P78"/>
            <text:p text:style-name="P448">V - "tipo" in (<text:span text:style-name="T159">111)</text:span> and <text:span text:style-name="T102">not (</text:span>"<text:span text:style-name="T158">material_construcao</text:span>" <text:span text:style-name="T128">in (1,2,3,98))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5.D12" office:value-type="string">
            <text:p text:style-name="P298">Geral - Silo -109</text:p>
          </table:table-cell>
          <table:table-cell table:style-name="Tabela15.E12" office:value-type="string">
            <text:p text:style-name="P300">Fechado -3</text:p>
            <text:p text:style-name="P300"/>
            <text:p text:style-name="P300"/>
            <text:p text:style-name="P448">V - "tipo" in (<text:span text:style-name="T159">109)</text:span> and <text:span text:style-name="T102">not (</text:span>"<text:span text:style-name="T158">tipo_exposicao</text:span>" <text:span text:style-name="T128">in (3))</text:span></text:p>
          </table:table-cell>
          <table:table-cell table:style-name="Tabela15.F12" office:value-type="string">
            <text:p text:style-name="P250">Abandonada -1<text:span text:style-name="T1"> !</text:span></text:p>
            <text:p text:style-name="P194">Construída -3</text:p>
            <text:p text:style-name="P250">Destruída -2<text:span text:style-name="T1"> !</text:span></text:p>
            <text:p text:style-name="P250">Em construção -4<text:span text:style-name="T1"> !</text:span></text:p>
          </table:table-cell>
          <table:table-cell table:style-name="Tabela15.G12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/>
            <text:p text:style-name="P448">V - "tipo" in (<text:span text:style-name="T159">109)</text:span> and <text:span text:style-name="T102">not (</text:span>"<text:span text:style-name="T158">material_construcao</text:span>" <text:span text:style-name="T128">in (1,2,3,5,98))</text:span></text:p>
          </table:table-cell>
          <table:covered-table-cell/>
        </table:table-row>
      </table:table>
      <text:p text:style-name="P6"/>
      <text:p text:style-name="P6"/>
      <table:table table:name="Tabela14" table:style-name="Tabela14">
        <table:table-column table:style-name="Tabela14.A"/>
        <table:table-column table:style-name="Tabela14.B" table:number-columns-repeated="4"/>
        <table:table-row>
          <table:table-cell table:style-name="Tabela14.A1" office:value-type="string">
            <text:p text:style-name="P41">Classe</text:p>
          </table:table-cell>
          <table:table-cell table:style-name="Tabela14.B1" table:number-columns-spanned="4" office:value-type="string">
            <text:p text:style-name="P346"><text:span text:style-name="T45">e</text:span>dificacao (constr_edificacao) <text:span text:style-name="T14">[P A]</text:span></text:p>
          </table:table-cell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41">Atributo</text:p>
          </table:table-cell>
          <table:table-cell table:style-name="Tabela14.A2" office:value-type="string">
            <text:p text:style-name="P168">nome<text:span text:style-name="T6"> (0..1)</text:span></text:p>
          </table:table-cell>
          <table:table-cell table:style-name="Tabela14.A2" office:value-type="string">
            <text:p text:style-name="P308">filtro (1)</text:p>
          </table:table-cell>
          <table:table-cell table:style-name="Tabela14.A2" office:value-type="string">
            <text:p text:style-name="P168">tipo<text:span text:style-name="T5"> (1)</text:span></text:p>
          </table:table-cell>
          <table:table-cell table:style-name="Tabela14.E2" office:value-type="string">
            <text:p text:style-name="P168">material_construcao<text:span text:style-name="T5"> (1)</text:span></text:p>
          </table:table-cell>
        </table:table-row>
        <table:table-row>
          <table:table-cell table:style-name="Tabela14.A32" table:number-rows-spanned="30" office:value-type="string">
            <text:p text:style-name="P41">Domínio</text:p>
          </table:table-cell>
          <table:table-cell table:style-name="Tabela14.B32" table:number-rows-spanned="30" office:value-type="string">
            <text:p text:style-name="P413">A ser preenchido</text:p>
            <text:p text:style-name="P413"/>
            <text:p text:style-name="P426"><text:span text:style-name="T63">V - </text:span><text:span text:style-name="T72">(</text:span><text:span text:style-name="T63">"tipo" in (</text:span><text:span text:style-name="T72">801,803,804,805,807,</text:span><text:span text:style-name="T64">1212,</text:span><text:span text:style-name="T72">2208,2209</text:span><text:span text:style-name="T64">) </text:span><text:span text:style-name="T72">or </text:span><text:span text:style-name="T73">((</text:span><text:span text:style-name="T63">"tipo" </text:span><text:span text:style-name="T73">-"tipo" %100)/100) in </text:span><text:span text:style-name="T63">(</text:span><text:span text:style-name="T72">5,6,7,9,10,13,17,20,21,25</text:span><text:span text:style-name="T74">) </text:span><text:span text:style-name="T75">and tipo not in (999)</text:span><text:span text:style-name="T72">)</text:span><text:span text:style-name="T63"> and </text:span><text:span text:style-name="T65">("nome" </text:span><text:span text:style-name="T67">is NULL or</text:span><text:span text:style-name="T104"> </text:span><text:span text:style-name="T66">"</text:span><text:span text:style-name="T67">nome</text:span><text:span text:style-name="T66">" = '')</text:span></text:p>
            <text:p text:style-name="P447"/>
            <text:p text:style-name="P426"><text:span text:style-name="T66">V -</text:span><text:span text:style-name="T68"> </text:span><text:span text:style-name="T69">((</text:span><text:span text:style-name="T66">"</text:span><text:span text:style-name="T69">tipo" %100) </text:span><text:span text:style-name="T66">in (</text:span><text:span text:style-name="T71">98</text:span><text:span text:style-name="T70">)</text:span><text:span text:style-name="T68">)</text:span><text:span text:style-name="T66"> and</text:span><text:span text:style-name="T67"> ("nome" is NULL or</text:span><text:span text:style-name="T104"> </text:span><text:span text:style-name="T66">"</text:span><text:span text:style-name="T67">nome</text:span><text:span text:style-name="T66">" = '')</text:span></text:p>
            <text:p text:style-name="P447"/>
            <text:p text:style-name="P426"><text:span text:style-name="T66">V -</text:span><text:span text:style-name="T68"> </text:span><text:span text:style-name="T66">"</text:span><text:span text:style-name="T71">material_construcao</text:span><text:span text:style-name="T69">" </text:span><text:span text:style-name="T66">in (</text:span><text:span text:style-name="T71">95,98</text:span><text:span text:style-name="T68">)</text:span><text:span text:style-name="T66"> and</text:span><text:span text:style-name="T67"> ("nome" is NULL or</text:span><text:span text:style-name="T104"> </text:span><text:span text:style-name="T66">"</text:span><text:span text:style-name="T67">nome</text:span><text:span text:style-name="T66">" = '')</text:span></text:p>
          </table:table-cell>
          <table:table-cell table:style-name="Tabela14.C3" office:value-type="string">
            <text:p text:style-name="P309">Edificação de abastecimento de água -3XX</text:p>
          </table:table-cell>
          <table:table-cell table:style-name="Tabela14.D3" office:value-type="string">
            <text:p text:style-name="P310">Abast - Edificação de captação de água -301</text:p>
            <text:p text:style-name="P310">Abast - Edificação de recalque de água -303</text:p>
            <text:p text:style-name="P310">Abast - Edificação de tratamento de água -302</text:p>
            <text:p text:style-name="P534"><text:span text:style-name="T209">Abast - </text:span><text:span text:style-name="T210">Administrativa</text:span><text:span text:style-name="T209"> -30</text:span><text:span text:style-name="T212">4</text:span></text:p>
            <text:p text:style-name="P310">Abast - Mista -395</text:p>
            <text:p text:style-name="P310">Abast - Outros -398</text:p>
          </table:table-cell>
          <table:table-cell table:style-name="Tabela14.E3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181">Rocha -4</text:p>
            <text:p text:style-name="P181"/>
            <text:p text:style-name="P448">V - <text:span text:style-name="T127">((</text:span>"tipo" <text:span text:style-name="T127">-"tipo" %100)/100) in </text:span>(<text:span text:style-name="T132">3)</text:span> and <text:span text:style-name="T102">not (</text:span>"<text:span text:style-name="T130">material_construcao</text:span>" <text:span text:style-name="T128">in (1,2,3,4,5,98))</text:span></text:p>
          </table:table-cell>
        </table:table-row>
        <table:table-row>
          <table:covered-table-cell/>
          <table:covered-table-cell/>
          <table:table-cell table:style-name="Tabela14.C4" office:value-type="string">
            <text:p text:style-name="P309">Edificação <text:span text:style-name="T47">aeroportuária</text:span> -24XX</text:p>
          </table:table-cell>
          <table:table-cell table:style-name="Tabela14.D4" office:value-type="string">
            <text:p text:style-name="P310">Aero - Hangar -2429</text:p>
            <text:p text:style-name="P310">Aero - Terminal de cargas -2427</text:p>
            <text:p text:style-name="P310">Aero - Terminal de passageiros -2426</text:p>
            <text:p text:style-name="P310">Aero - Torre de controle -2428</text:p>
            <text:p text:style-name="P535"><text:span text:style-name="T215">Aero – Serviço de Combate à incendios (SCI) –</text:span><text:span text:style-name="T216"> </text:span><text:span text:style-name="T213">2</text:span><text:span text:style-name="T214">430</text:span></text:p>
            <text:p text:style-name="P364">Aero – Administração - 243<text:span text:style-name="T268">1</text:span></text:p>
            <text:p text:style-name="P310">Aero - <text:span text:style-name="T53">Outros</text:span> -24<text:span text:style-name="T53">98</text:span></text:p>
          </table:table-cell>
          <table:table-cell table:style-name="Tabela14.E4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/>
            <text:p text:style-name="P448">V - <text:span text:style-name="T127">((</text:span>"tipo" <text:span text:style-name="T127">-"tipo" %100)/100) in </text:span>(<text:span text:style-name="T136">24)</text:span> and <text:span text:style-name="T102">not (</text:span>"<text:span text:style-name="T130">material_construcao</text:span>" <text:span text:style-name="T128">in (1,2,3,5,98))</text:span></text:p>
          </table:table-cell>
        </table:table-row>
        <table:table-row>
          <table:covered-table-cell/>
          <table:covered-table-cell/>
          <table:table-cell table:style-name="Tabela14.C5" office:value-type="string">
            <text:p text:style-name="P309">Edificação agropecuária -12XX</text:p>
          </table:table-cell>
          <table:table-cell table:style-name="Tabela14.D5" office:value-type="string">
            <text:p text:style-name="P8">Agro - Apiário -1214</text:p>
            <text:p text:style-name="P310">Agro - Aviário -1213</text:p>
            <text:p text:style-name="P310">Agro - Curral -1218</text:p>
            <text:p text:style-name="P310">Agro - Outros -1298</text:p>
            <text:p text:style-name="P310">Agro - Pocilga -1217</text:p>
            <text:p text:style-name="P310">Agro - Sede operacional de fazenda -1212 <text:span text:style-name="T49">(*)</text:span></text:p>
            <text:p text:style-name="P310">Agro - Viveiro de plantas -1215</text:p>
            <text:p text:style-name="P310">Agro - Viveiro para <text:span text:style-name="T49">aquicultura</text:span> -1216</text:p>
          </table:table-cell>
          <table:table-cell table:style-name="Tabela14.E5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>Rocha -4</text:p>
            <text:p text:style-name="P78"/>
            <text:p text:style-name="P448">V - <text:span text:style-name="T127">((</text:span>"tipo" <text:span text:style-name="T127">-"tipo" %100)/100) in </text:span>(<text:span text:style-name="T132">12)</text:span> and <text:span text:style-name="T102">not (</text:span>"<text:span text:style-name="T130">material_construcao</text:span>" <text:span text:style-name="T128">in (1,2,3,4,5,98))</text:span></text:p>
          </table:table-cell>
        </table:table-row>
        <table:table-row>
          <table:covered-table-cell/>
          <table:covered-table-cell/>
          <table:table-cell table:style-name="Tabela14.C6" office:value-type="string">
            <text:p text:style-name="P265">Edificação de comunicação -1XX<text:span text:style-name="T1"> !</text:span></text:p>
          </table:table-cell>
          <table:table-cell table:style-name="Tabela14.D6" office:value-type="string">
            <text:p text:style-name="P310">Com - Central de comutação e transmissão -102</text:p>
            <text:p text:style-name="P310">Com - Centro de operações de comunicação -101</text:p>
            <text:p text:style-name="P310">Com - Estação rádio-base -103</text:p>
            <text:p text:style-name="P310">Com - Estação repetidora -104</text:p>
            <text:p text:style-name="P312">Com - <text:span text:style-name="T243">Administrativo</text:span> -10<text:span text:style-name="T243">5</text:span></text:p>
          </table:table-cell>
          <table:table-cell table:style-name="Tabela14.E6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/>
            <text:p text:style-name="P448">V - <text:span text:style-name="T127">((</text:span>"tipo" <text:span text:style-name="T127">-"tipo" %100)/100) in </text:span>(<text:span text:style-name="T133">1)</text:span> and <text:span text:style-name="T102">not (</text:span>"<text:span text:style-name="T130">material_construcao</text:span>" <text:span text:style-name="T128">in (1,2,3,5))</text:span></text:p>
          </table:table-cell>
        </table:table-row>
        <table:table-row>
          <table:covered-table-cell/>
          <table:covered-table-cell/>
          <table:table-cell table:style-name="Tabela14.C7" office:value-type="string">
            <text:p text:style-name="P309">Edificação de comércio e serviço -9XX<text:span text:style-name="T134"> (*)</text:span></text:p>
          </table:table-cell>
          <table:table-cell table:style-name="Tabela14.D7" office:value-type="string">
            <text:p text:style-name="P310">Comerc - Centro comercial -903</text:p>
            <text:p text:style-name="P310">Comerc - Centro de convenções -905</text:p>
            <text:p text:style-name="P310">Comerc - Hotel -907</text:p>
            <text:p text:style-name="P310">Comerc – <text:span text:style-name="T244">Super</text:span>ercado / <text:span text:style-name="T244">mercado</text:span> -904</text:p>
            <text:p text:style-name="P365">Comerc – Banco – 908</text:p>
            <text:p text:style-name="P365">Comerc – Centro de exposições – 909</text:p>
            <text:p text:style-name="P365">Comerc – Mercado púb<text:span text:style-name="T269">l</text:span>ico - 910</text:p>
            <text:p text:style-name="P310">Comerc - Outros -998</text:p>
          </table:table-cell>
          <table:table-cell table:style-name="Tabela14.E7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181">Rocha -4</text:p>
            <text:p text:style-name="P78"/>
            <text:p text:style-name="P453">V - <text:span text:style-name="T127">((</text:span>"tipo" <text:span text:style-name="T127">-"tipo" %100)/100) in </text:span>(<text:span text:style-name="T136">9)</text:span> <text:span text:style-name="T184">and "tipo" not in (999) </text:span>and <text:span text:style-name="T102">not (</text:span>"<text:span text:style-name="T130">material_construcao</text:span>" <text:span text:style-name="T128">in (1,2,3,4,5,98))</text:span></text:p>
          </table:table-cell>
        </table:table-row>
        <table:table-row>
          <table:covered-table-cell/>
          <table:covered-table-cell/>
          <table:table-cell table:style-name="Tabela14.C8" office:value-type="string">
            <text:p text:style-name="P309">Edificação de energia -2XX</text:p>
          </table:table-cell>
          <table:table-cell table:style-name="Tabela14.D8" office:value-type="string">
            <text:p text:style-name="P310">Edificação de energia -201</text:p>
          </table:table-cell>
          <table:table-cell table:style-name="Tabela14.E8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/>
            <text:p text:style-name="P448">V - <text:span text:style-name="T127">((</text:span>"tipo" <text:span text:style-name="T127">-"tipo" %100)/100) in </text:span>(<text:span text:style-name="T136">2)</text:span> and <text:span text:style-name="T102">not (</text:span>"<text:span text:style-name="T130">material_construcao</text:span>" <text:span text:style-name="T128">in (1,2,3,5))</text:span></text:p>
          </table:table-cell>
        </table:table-row>
        <table:table-row>
          <table:covered-table-cell/>
          <table:covered-table-cell/>
          <table:table-cell table:style-name="Tabela14.C9" office:value-type="string">
            <text:p text:style-name="P265">Edificação de medição de fenômenos -15XX<text:span text:style-name="T1"> !</text:span></text:p>
          </table:table-cell>
          <table:table-cell table:style-name="Tabela14.D9" office:value-type="string">
            <text:p text:style-name="P310">Edificação de medição de fenômenos -1501</text:p>
          </table:table-cell>
          <table:table-cell table:style-name="Tabela14.E9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/>
            <text:p text:style-name="P448">V - <text:span text:style-name="T127">((</text:span>"tipo" <text:span text:style-name="T127">-"tipo" %100)/100) in </text:span>(<text:span text:style-name="T164">15)</text:span> and <text:span text:style-name="T102">not (</text:span>"<text:span text:style-name="T130">material_construcao</text:span>" <text:span text:style-name="T128">in (1,2,3,5))</text:span></text:p>
          </table:table-cell>
        </table:table-row>
        <table:table-row>
          <table:covered-table-cell/>
          <table:covered-table-cell/>
          <table:table-cell table:style-name="Tabela14.C10" office:value-type="string">
            <text:p text:style-name="P309">Edificação genérica -<text:span text:style-name="T48">0</text:span>XX</text:p>
          </table:table-cell>
          <table:table-cell table:style-name="Tabela14.D10" office:value-type="string">
            <text:p text:style-name="P310">Edificação genérica -0</text:p>
            <text:p text:style-name="P549">Edificação genérica <text:span text:style-name="T245">destruída</text:span> -1 !</text:p>
            <text:p text:style-name="P533"><text:span text:style-name="T188">Edificação genérica </text:span><text:span text:style-name="T190">a</text:span><text:span text:style-name="T191">bandonada</text:span><text:span text:style-name="T188"> -</text:span><text:span text:style-name="T189">2</text:span><text:span text:style-name="T188"> !</text:span></text:p>
          </table:table-cell>
          <table:table-cell table:style-name="Tabela14.E10" office:value-type="string">
            <text:p text:style-name="P181">Desconhecido -0</text:p>
            <text:p text:style-name="P78"/>
            <text:p text:style-name="P448">V - <text:span text:style-name="T127">("tipo" in </text:span>(<text:span text:style-name="T136">0,1)</text:span> and <text:span text:style-name="T102">not (</text:span>"<text:span text:style-name="T130">material_construcao</text:span>" <text:span text:style-name="T128">in (0))</text:span></text:p>
          </table:table-cell>
        </table:table-row>
        <table:table-row>
          <table:covered-table-cell/>
          <table:covered-table-cell/>
          <table:table-cell table:style-name="Tabela14.C11" office:value-type="string">
            <text:p text:style-name="P309">Edificação de ensino -5XX<text:span text:style-name="T134"> (*)</text:span></text:p>
          </table:table-cell>
          <table:table-cell table:style-name="Tabela14.D11" office:value-type="string">
            <text:p text:style-name="P310">Ens - Edificação de educação infantil - pré-escola -517</text:p>
            <text:p text:style-name="P310">Ens - Edificação de educação infantil – creche -516</text:p>
            <text:p text:style-name="P310">Ens - Edificação de educação <text:span text:style-name="T199">profissional</text:span> de nível técnico -523</text:p>
            <text:p text:style-name="P310">Ens - Edificação de educação profissional de nível tecnológico -524</text:p>
            <text:p text:style-name="P310">Ens - Edificação de educação superior – Graduação -520</text:p>
            <text:p text:style-name="P310">Ens - Edificação de educação superior – graduação e pós-graduação -521</text:p>
            <text:p text:style-name="P310">Ens - Edificação de educação superior – pós-graduação e extensão -522</text:p>
            <text:p text:style-name="P310">Ens - Edificação de ensino fundamental -518</text:p>
            <text:p text:style-name="P310">Ens - Edificação de ensino médio -519</text:p>
            <text:p text:style-name="P310">Ens - Outras atividades de ensino -525</text:p>
          </table:table-cell>
          <table:table-cell table:style-name="Tabela14.E11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/>
            <text:p text:style-name="P448">V - <text:span text:style-name="T127">((</text:span>"tipo" <text:span text:style-name="T127">-"tipo" %100)/100) in </text:span>(<text:span text:style-name="T137">5)</text:span> and <text:span text:style-name="T102">not (</text:span>"<text:span text:style-name="T130">material_construcao</text:span>" <text:span text:style-name="T128">in (1,2,3,5))</text:span></text:p>
          </table:table-cell>
        </table:table-row>
        <table:table-row>
          <table:covered-table-cell/>
          <table:covered-table-cell/>
          <table:table-cell table:style-name="Tabela14.C12" office:value-type="string">
            <text:p text:style-name="P309">Edificação de extração mineral -11XX</text:p>
          </table:table-cell>
          <table:table-cell table:style-name="Tabela14.D12" office:value-type="string">
            <text:p text:style-name="P310">Ext Min - Extração de carvão mineral -1110</text:p>
            <text:p text:style-name="P310">Ext Min - Extração de minerais metálicos -1113</text:p>
            <text:p text:style-name="P310">Ext Min - Extração de minerais não-metálicos -1114</text:p>
            <text:p text:style-name="P310">Ext Min - Extração de petróleo e serviços relacionados -1111</text:p>
            <text:p text:style-name="P371">Ext Min - <text:span text:style-name="T49">Outros</text:span> -11<text:span text:style-name="T49">98</text:span></text:p>
          </table:table-cell>
          <table:table-cell table:style-name="Tabela14.E12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>Rocha -4</text:p>
            <text:p text:style-name="P78"/>
            <text:p text:style-name="P448">V - <text:span text:style-name="T127">((</text:span>"tipo" <text:span text:style-name="T127">-"tipo" %100)/100) in </text:span>(<text:span text:style-name="T138">11)</text:span> and <text:span text:style-name="T102">not (</text:span>"<text:span text:style-name="T130">material_construcao</text:span>" <text:span text:style-name="T128">in (1,2,3,4,5,98))</text:span></text:p>
          </table:table-cell>
        </table:table-row>
        <table:table-row>
          <table:covered-table-cell/>
          <table:covered-table-cell/>
          <table:table-cell table:style-name="Tabela14.C13" office:value-type="string">
            <text:p text:style-name="P309">Edificação ferroviária ou metroviária -23XX</text:p>
          </table:table-cell>
          <table:table-cell table:style-name="Tabela14.D13" office:value-type="string">
            <text:p text:style-name="P310">Ferrov - Estação ferroviária de passageiros -2316</text:p>
            <text:p text:style-name="P310">Ferrov - Estação metroviária -2317</text:p>
            <text:p text:style-name="P253">Ferrov - Oficina de manutenção -2320 !</text:p>
            <text:p text:style-name="P310">Ferrov - Terminal ferroviário de cargas -2318</text:p>
            <text:p text:style-name="P310">Ferrov - Terminal ferroviário de passageiros e cargas -2319</text:p>
            <text:p text:style-name="P372">Ferrov – Administração 232<text:span text:style-name="T253">1</text:span></text:p>
            <text:p text:style-name="P310">Ferrov - <text:span text:style-name="T52">Outros</text:span> -23<text:span text:style-name="T52">98</text:span></text:p>
          </table:table-cell>
          <table:table-cell table:style-name="Tabela14.E13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181"/>
            <text:p text:style-name="P448">V - <text:span text:style-name="T127">((</text:span>"tipo" <text:span text:style-name="T127">-"tipo" %100)/100) in </text:span>(<text:span text:style-name="T139">23)</text:span> and <text:span text:style-name="T102">not (</text:span>"<text:span text:style-name="T130">material_construcao</text:span>" <text:span text:style-name="T128">in (1,2,3,5))</text:span></text:p>
          </table:table-cell>
        </table:table-row>
        <table:table-row>
          <table:covered-table-cell/>
          <table:covered-table-cell/>
          <table:table-cell table:style-name="Tabela14.C14" office:value-type="string">
            <text:p text:style-name="P265"><text:span text:style-name="T199">Habitação</text:span> <text:span text:style-name="T199">indígena</text:span> -14XX<text:span text:style-name="T1"> !</text:span></text:p>
          </table:table-cell>
          <table:table-cell table:style-name="Tabela14.D14" office:value-type="string">
            <text:p text:style-name="P310"><text:span text:style-name="T199">Habitação</text:span> <text:span text:style-name="T199">indígena</text:span> -1401</text:p>
          </table:table-cell>
          <table:table-cell table:style-name="Tabela14.E14" office:value-type="string">
            <text:p text:style-name="P76">Não aplicável -97</text:p>
            <text:p text:style-name="P76"/>
            <text:p text:style-name="P448">V - <text:span text:style-name="T127">((</text:span>"tipo" <text:span text:style-name="T127">-"tipo" %100)/100) in </text:span>(<text:span text:style-name="T139">14)</text:span> and <text:span text:style-name="T102">not (</text:span>"<text:span text:style-name="T130">material_construcao</text:span>" <text:span text:style-name="T128">in (97))</text:span></text:p>
          </table:table-cell>
        </table:table-row>
        <table:table-row>
          <table:covered-table-cell/>
          <table:covered-table-cell/>
          <table:table-cell table:style-name="Tabela14.C15" office:value-type="string">
            <text:p text:style-name="P309">Edificação industrial -10XX<text:span text:style-name="T134"> (*)</text:span></text:p>
          </table:table-cell>
          <table:table-cell table:style-name="Tabela14.D15" office:value-type="string">
            <text:p text:style-name="P310">Ind - Confecção de artigos de vestuário e acessórios -1018</text:p>
            <text:p text:style-name="P310">Ind - Fabri<text:span text:style-name="T252">c</text:span>ação de máquinas de escritório e equipamentos de informática -1030</text:p>
            <text:p text:style-name="P310">Ind - Fabricação alimentícia e bebidas -1015</text:p>
            <text:p text:style-name="P310">Ind - Fabricação de artigos de borracha e material plástico -1025</text:p>
            <text:p text:style-name="P310">Ind - Fabricação de celulose, papel e produtos de papel -1021</text:p>
            <text:p text:style-name="P310">Ind - Fabricação de coque, refino de petróleo, elaboração de combustíveis nucleares e produção de álcool -1023</text:p>
            <text:p text:style-name="P310">Ind - Fabricação de equipamentos de instrumentação médico-hospitalares, instrumentos de precisão e ópticos, automação industrial, cronômetros e relógios -1033</text:p>
            <text:p text:style-name="P310">Ind - Fabricação de máquinas e equipamentos -1029</text:p>
            <text:p text:style-name="P310">Ind - Fabricação de máquinas, aparelhos e materiais elétricos -1031</text:p>
            <text:p text:style-name="P310">Ind - Fabricação de material eletrônico, e equipamentos de comunicações -1032</text:p>
            <text:p text:style-name="P310">Ind - Fabricação de móveis e indústrias diversas -1036</text:p>
            <text:p text:style-name="P310">Ind - Fabricação de outros equipamentos de transporte -1035</text:p>
            <text:p text:style-name="P310">Ind - Fabricação de produtos de madeira e celulose -1020</text:p>
            <text:p text:style-name="P310">Ind - Fabricação de produtos de meta, <text:span text:style-name="T251">exclusive máquinas e equipamentos</text:span>l -1028</text:p>
            <text:p text:style-name="P310">Ind - Fabricação de produtos de minerais não-metálicos -1026</text:p>
            <text:p text:style-name="P310">Ind - Fabricação de produtos do fumo -1016</text:p>
            <text:p text:style-name="P310">Ind - Fabricação de produtos químicos -1024</text:p>
            <text:p text:style-name="P310">Ind - Fabricação de produtos têxteis -1017</text:p>
            <text:p text:style-name="P310">Ind - Fabricação e montagem de veículos automotores, reboques e carrocerias -1034</text:p>
            <text:p text:style-name="P310">Ind - Indústria de construção -1045</text:p>
            <text:p text:style-name="P310">Ind - Industria de edição, impressão e reprodução de gravações -1022</text:p>
            <text:p text:style-name="P310">Ind - Indústria de metalurgia básica -1027</text:p>
            <text:p text:style-name="P310">Ind - Indústria reciclagem -1037</text:p>
            <text:p text:style-name="P310">Ind - Outros -1098</text:p>
            <text:p text:style-name="P310">Ind - Preparação de couros, artefatos de couro, artigos de viagem e calçados -1019</text:p>
          </table:table-cell>
          <table:table-cell table:style-name="Tabela14.E15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181">Rocha -4</text:p>
            <text:p text:style-name="P181"/>
            <text:p text:style-name="P448">V - <text:span text:style-name="T127">((</text:span>"tipo" <text:span text:style-name="T127">-"tipo" %100)/100) in </text:span>(<text:span text:style-name="T139">10)</text:span> and <text:span text:style-name="T102">not (</text:span>"<text:span text:style-name="T130">material_construcao</text:span>" <text:span text:style-name="T128">in (1,2,3,4,5))</text:span></text:p>
          </table:table-cell>
        </table:table-row>
        <table:table-row>
          <table:covered-table-cell/>
          <table:covered-table-cell/>
          <table:table-cell table:style-name="Tabela14.C16" office:value-type="string">
            <text:p text:style-name="P309">Edificação de lazer -8XX</text:p>
          </table:table-cell>
          <table:table-cell table:style-name="Tabela14.D16" office:value-type="string">
            <text:p text:style-name="P310">Laz - Anfiteatro -805 <text:span text:style-name="T133">(*)</text:span></text:p>
            <text:p text:style-name="P310">Laz - Centro cultural -807 <text:span text:style-name="T133">(*)</text:span></text:p>
            <text:p text:style-name="P310">Laz - Cinema -806</text:p>
            <text:p text:style-name="P310">Laz - Estádio -801 <text:span text:style-name="T133">(*)</text:span></text:p>
            <text:p text:style-name="P310">Laz - Ginásio -802</text:p>
            <text:p text:style-name="P310">Laz - Museu -803 <text:span text:style-name="T133">(*)</text:span></text:p>
            <text:p text:style-name="P310">Laz - Outros -898</text:p>
            <text:p text:style-name="P310">Laz - Plataforma de pesca -808</text:p>
            <text:p text:style-name="P366">Laz – Arquivo – 809</text:p>
            <text:p text:style-name="P366">Laz – Biblioteca – 810</text:p>
            <text:p text:style-name="P367">Laz - <text:span text:style-name="T246">Concha acústica – 811</text:span></text:p>
            <text:p text:style-name="P367">Laz - <text:span text:style-name="T246">Conservatório – 812</text:span></text:p>
            <text:p text:style-name="P368">Laz - <text:span text:style-name="T247">Coreto ou tribuna – 813</text:span></text:p>
            <text:p text:style-name="P370">Laz - <text:span text:style-name="T249">Equipamentos culturais diversos – 814</text:span></text:p>
            <text:p text:style-name="P369">Laz - <text:span text:style-name="T248">Espaço de eventos e ou cultural – 815</text:span></text:p>
            <text:p text:style-name="P310">Laz - Teatro -804 <text:span text:style-name="T133">(*)</text:span></text:p>
          </table:table-cell>
          <table:table-cell table:style-name="Tabela14.E16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>Rocha -4</text:p>
            <text:p text:style-name="P78"/>
            <text:p text:style-name="P448">V - <text:span text:style-name="T127">((</text:span>"tipo" <text:span text:style-name="T127">-"tipo" %100)/100) in </text:span>(<text:span text:style-name="T139">8)</text:span> and <text:span text:style-name="T102">not (</text:span>"<text:span text:style-name="T130">material_construcao</text:span>" <text:span text:style-name="T128">in (1,2,3,4,5,98))</text:span></text:p>
          </table:table-cell>
        </table:table-row>
        <table:table-row>
          <table:covered-table-cell/>
          <table:covered-table-cell/>
          <table:table-cell table:style-name="Tabela14.C17" office:value-type="string">
            <text:p text:style-name="P309">Edificação portuária -25XX<text:span text:style-name="T134"> (*)</text:span></text:p>
          </table:table-cell>
          <table:table-cell table:style-name="Tabela14.D17" office:value-type="string">
            <text:p text:style-name="P89">Port – <text:span text:style-name="T225">Edificação portuária</text:span> -25<text:span text:style-name="T225">01</text:span></text:p>
          </table:table-cell>
          <table:table-cell table:style-name="Tabela14.E17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181"/>
            <text:p text:style-name="P448">V - <text:span text:style-name="T127">((</text:span>"tipo" <text:span text:style-name="T127">-"tipo" %100)/100) in </text:span>(<text:span text:style-name="T140">25)</text:span> and <text:span text:style-name="T102">not (</text:span>"<text:span text:style-name="T130">material_construcao</text:span>" <text:span text:style-name="T128">in (1,2,3,5))</text:span></text:p>
          </table:table-cell>
        </table:table-row>
        <table:table-row>
          <table:covered-table-cell/>
          <table:covered-table-cell/>
          <table:table-cell table:style-name="Tabela14.C18" office:value-type="string">
            <text:p text:style-name="P309">Posto de <text:span text:style-name="T199">combustível</text:span> -26XX</text:p>
          </table:table-cell>
          <table:table-cell table:style-name="Tabela14.D18" office:value-type="string">
            <text:p text:style-name="P310">Posto de <text:span text:style-name="T199">combustível</text:span> -2601</text:p>
          </table:table-cell>
          <table:table-cell table:style-name="Tabela14.E18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181"/>
            <text:p text:style-name="P448">V - <text:span text:style-name="T127">((</text:span>"tipo" <text:span text:style-name="T127">-"tipo" %100)/100) in </text:span>(<text:span text:style-name="T140">26)</text:span> and <text:span text:style-name="T102">not (</text:span>"<text:span text:style-name="T130">material_construcao</text:span>" <text:span text:style-name="T128">in (1,2,3,5))</text:span></text:p>
          </table:table-cell>
        </table:table-row>
        <table:table-row>
          <table:covered-table-cell/>
          <table:covered-table-cell/>
          <table:table-cell table:style-name="Tabela14.C19" office:value-type="string">
            <text:p text:style-name="P309">Posto fiscal -19XX</text:p>
          </table:table-cell>
          <table:table-cell table:style-name="Tabela14.D19" office:value-type="string">
            <text:p text:style-name="P310">Posto Fisc – Fiscalização -1911</text:p>
            <text:p text:style-name="P310">Posto Fisc - Tributação -1910</text:p>
            <text:p text:style-name="P313">Posto Fisc – <text:span text:style-name="T255">Posto de pesagem</text:span> -191<text:span text:style-name="T255">2</text:span></text:p>
            <text:p text:style-name="P310">Posto Fisc - <text:span text:style-name="T51">Misto</text:span> -19<text:span text:style-name="T51">95</text:span></text:p>
          </table:table-cell>
          <table:table-cell table:style-name="Tabela14.E19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/>
            <text:p text:style-name="P448">V - <text:span text:style-name="T127">((</text:span>"tipo" <text:span text:style-name="T127">-"tipo" %100)/100) in </text:span>(<text:span text:style-name="T140">19)</text:span> and <text:span text:style-name="T102">not (</text:span>"<text:span text:style-name="T130">material_construcao</text:span>" <text:span text:style-name="T128">in (1,2,3,5,98))</text:span></text:p>
          </table:table-cell>
        </table:table-row>
        <table:table-row>
          <table:covered-table-cell/>
          <table:covered-table-cell/>
          <table:table-cell table:style-name="Tabela14.C21" office:value-type="string">
            <text:p text:style-name="P309">Edificação pública civil -13XX<text:span text:style-name="T134"> (*)</text:span></text:p>
          </table:table-cell>
          <table:table-cell table:style-name="Tabela14.D21" office:value-type="string">
            <text:p text:style-name="P310">Pub Civ - <text:span text:style-name="T199">Assembleia</text:span> legislativa -1309</text:p>
            <text:p text:style-name="P310">Pub Civ - Câmara municipal -1308</text:p>
            <text:p text:style-name="P310">Pub Civ - Cartorial -1303</text:p>
            <text:p text:style-name="P310">Pub Civ - Eleitoral -1305</text:p>
            <text:p text:style-name="P310">Pub Civ - Gestão pública -1304</text:p>
            <text:p text:style-name="P310">Pub Civ - Outros -1398</text:p>
            <text:p text:style-name="P310">Pub Civ - Prefeitura -1322</text:p>
            <text:p text:style-name="P310">Pub Civ - Prisional -1302</text:p>
            <text:p text:style-name="P254">Pub Civ - Produção ou pequisa pública -1306<text:span text:style-name="T1"> !</text:span></text:p>
            <text:p text:style-name="P310">Pub Civ - Seguridade social -1307</text:p>
            <text:p text:style-name="P316">Pub Civ - <text:span text:style-name="T262">Fórum</text:span> -13<text:span text:style-name="T262">10</text:span></text:p>
            <text:p text:style-name="P316">Pub Civ - <text:span text:style-name="T262">Secretaria</text:span> -13<text:span text:style-name="T262">11</text:span></text:p>
            <text:p text:style-name="P316">Pub Civ - <text:span text:style-name="T262">Fundação</text:span> -13<text:span text:style-name="T262">12</text:span></text:p>
            <text:p text:style-name="P316">Pub Civ - <text:span text:style-name="T262">Procuradoria</text:span> -13<text:span text:style-name="T262">13</text:span></text:p>
            <text:p text:style-name="P316">Pub Civ - <text:span text:style-name="T262">Autarquia</text:span> -13<text:span text:style-name="T262">14</text:span></text:p>
          </table:table-cell>
          <table:table-cell table:style-name="Tabela14.E21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>Rocha -4</text:p>
            <text:p text:style-name="P78"/>
            <text:p text:style-name="P448">V - <text:span text:style-name="T127">((</text:span>"tipo" <text:span text:style-name="T127">-"tipo" %100)/100) in </text:span>(<text:span text:style-name="T140">13)</text:span> and <text:span text:style-name="T102">not (</text:span>"<text:span text:style-name="T130">material_construcao</text:span>" <text:span text:style-name="T128">in (1,2,3,4,5,98))</text:span></text:p>
          </table:table-cell>
        </table:table-row>
        <table:table-row>
          <table:covered-table-cell/>
          <table:covered-table-cell/>
          <table:table-cell table:style-name="Tabela14.C21" office:value-type="string">
            <text:p text:style-name="P363">Edificação de <text:span text:style-name="T256">p</text:span>olícia <text:span text:style-name="T256">- 30XX</text:span></text:p>
          </table:table-cell>
          <table:table-cell table:style-name="Tabela14.D21" office:value-type="string">
            <text:p text:style-name="P374">Pol – Delegacia de polícia civil - 3001</text:p>
            <text:p text:style-name="P311">P<text:span text:style-name="T263">ol</text:span> - Posto policia militar – <text:span text:style-name="T263">3002</text:span></text:p>
            <text:p text:style-name="P317">P<text:span text:style-name="T263">ol</text:span> - Posto <text:span text:style-name="T263">guarda municipal</text:span> – <text:span text:style-name="T263">3003</text:span></text:p>
            <text:p text:style-name="P29"><text:span text:style-name="T263">Pol - </text:span>Posto de polícia rodoviári<text:span text:style-name="T50">a federal</text:span> -<text:span text:style-name="T263">3004</text:span></text:p>
            <text:p text:style-name="P30">Pol – Polícia militar - 3005</text:p>
            <text:p text:style-name="P375">Pol – Outras polícias civis - 3098</text:p>
          </table:table-cell>
          <table:table-cell table:style-name="Tabela14.E21" office:value-type="string">
            <text:p text:style-name="P181"/>
          </table:table-cell>
        </table:table-row>
        <table:table-row>
          <table:covered-table-cell/>
          <table:covered-table-cell/>
          <table:table-cell table:style-name="Tabela14.C22" office:value-type="string">
            <text:p text:style-name="P309">Edificação militar -17XX<text:span text:style-name="T134"> (*)</text:span></text:p>
          </table:table-cell>
          <table:table-cell table:style-name="Tabela14.D22" office:value-type="string">
            <text:p text:style-name="P310">Pub Mil - Aquartelamento -1712</text:p>
            <text:p text:style-name="P310">Pub Mil - Delegacia de serviço militar -1718</text:p>
            <text:p text:style-name="P310">Pub Mil - Hotel de trânsito -1717</text:p>
            <text:p text:style-name="P310">Pub Mil - Outros -1798</text:p>
          </table:table-cell>
          <table:table-cell table:style-name="Tabela14.E22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>Rocha -4</text:p>
            <text:p text:style-name="P78"/>
            <text:p text:style-name="P448">V - <text:span text:style-name="T127">((</text:span>"tipo" <text:span text:style-name="T127">-"tipo" %100)/100) in </text:span>(<text:span text:style-name="T140">17)</text:span> and <text:span text:style-name="T102">not (</text:span>"<text:span text:style-name="T130">material_construcao</text:span>" <text:span text:style-name="T128">in (1,2,3,4,5,98))</text:span></text:p>
          </table:table-cell>
        </table:table-row>
        <table:table-row>
          <table:covered-table-cell/>
          <table:covered-table-cell/>
          <table:table-cell table:style-name="Tabela14.C23" office:value-type="string">
            <text:p text:style-name="P309">Edificação religiosa -6XX<text:span text:style-name="T134"> (*)</text:span></text:p>
          </table:table-cell>
          <table:table-cell table:style-name="Tabela14.D23" office:value-type="string">
            <text:p text:style-name="P254">Rel - Centro religioso -603<text:span text:style-name="T1"> !</text:span></text:p>
            <text:p text:style-name="P254">Rel - Convento -605<text:span text:style-name="T1"> !</text:span></text:p>
            <text:p text:style-name="P310">Rel - Igreja -601</text:p>
            <text:p text:style-name="P254">Rel - Mesquita -606<text:span text:style-name="T1"> !</text:span></text:p>
            <text:p text:style-name="P254">Rel - Mosteiro -604<text:span text:style-name="T1"> !</text:span></text:p>
            <text:p text:style-name="P310">Rel - Outros -698</text:p>
            <text:p text:style-name="P254">Rel - Sinagoga -607<text:span text:style-name="T1"> !</text:span></text:p>
            <text:p text:style-name="P254">Rel - Templo -602<text:span text:style-name="T1"> !</text:span></text:p>
            <text:p text:style-name="P90">Rel –<text:span text:style-name="T260"> Capela Mortuária</text:span> – 6<text:span text:style-name="T260">08</text:span></text:p>
            <text:p text:style-name="P91">Rel –<text:span text:style-name="T260"> Terreiro</text:span> – 6<text:span text:style-name="T268">09</text:span></text:p>
            <text:p text:style-name="P90">Rel –<text:span text:style-name="T260"> Administração</text:span> – 6<text:span text:style-name="T260">10</text:span></text:p>
          </table:table-cell>
          <table:table-cell table:style-name="Tabela14.E23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>Rocha -4</text:p>
            <text:p text:style-name="P78"/>
            <text:p text:style-name="P448">V - <text:span text:style-name="T127">((</text:span>"tipo" <text:span text:style-name="T127">-"tipo" %100)/100) in </text:span>(<text:span text:style-name="T140">6)</text:span> and <text:span text:style-name="T102">not (</text:span>"<text:span text:style-name="T130">material_construcao</text:span>" <text:span text:style-name="T128">in (1,2,3,4,5,98))</text:span></text:p>
          </table:table-cell>
        </table:table-row>
        <table:table-row>
          <table:covered-table-cell/>
          <table:covered-table-cell/>
          <table:table-cell table:style-name="Tabela14.C24" office:value-type="string">
            <text:p text:style-name="P309">Edificação rodoviária -22XX</text:p>
          </table:table-cell>
          <table:table-cell table:style-name="Tabela14.D24" office:value-type="string">
            <text:p text:style-name="P310">Rod - <text:span text:style-name="T52">Outros</text:span> -22<text:span text:style-name="T52">98</text:span></text:p>
            <text:p text:style-name="P310">Rod - Parada interestadual -2210</text:p>
            <text:p text:style-name="P310">Rod - Posto de pedágio -2213</text:p>
            <text:p text:style-name="P310">Rod - Terminal interestadual -2208 <text:span text:style-name="T133">(*)</text:span></text:p>
            <text:p text:style-name="P310">Rod - Terminal urbano -2209 <text:span text:style-name="T133">(*)</text:span></text:p>
            <text:p text:style-name="P315">Rod - <text:span text:style-name="T259">Administração</text:span> -22<text:span text:style-name="T259">14</text:span></text:p>
          </table:table-cell>
          <table:table-cell table:style-name="Tabela14.E24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/>
            <text:p text:style-name="P448">V - <text:span text:style-name="T127">((</text:span>"tipo" <text:span text:style-name="T127">-"tipo" %100)/100) in </text:span>(<text:span text:style-name="T140">22)</text:span> and <text:span text:style-name="T102">not (</text:span>"<text:span text:style-name="T130">material_construcao</text:span>" <text:span text:style-name="T128">in (1,2,3,5))</text:span></text:p>
          </table:table-cell>
        </table:table-row>
        <table:table-row>
          <table:covered-table-cell/>
          <table:covered-table-cell/>
          <table:table-cell table:style-name="Tabela14.C25" office:value-type="string">
            <text:p text:style-name="P309">Edificação de saneamento -4XX</text:p>
          </table:table-cell>
          <table:table-cell table:style-name="Tabela14.D25" office:value-type="string">
            <text:p text:style-name="P310">Saneam - Edificação de recalque de resíduos -403</text:p>
            <text:p text:style-name="P310">Saneam - Edificação de tratamento de esgoto -405</text:p>
            <text:p text:style-name="P310">Saneam - Incinerador de resíduos -407</text:p>
            <text:p text:style-name="P310">Saneam - Outros -498</text:p>
            <text:p text:style-name="P310">Saneam - Usina de reciclagem -406</text:p>
            <text:p text:style-name="P314">Saneam – <text:span text:style-name="T258">Administração</text:span> -40<text:span text:style-name="T258">8</text:span></text:p>
          </table:table-cell>
          <table:table-cell table:style-name="Tabela14.E25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/>
            <text:p text:style-name="P448">V - <text:span text:style-name="T127">((</text:span>"tipo" <text:span text:style-name="T127">-"tipo" %100)/100) in </text:span>(<text:span text:style-name="T140">4)</text:span> and <text:span text:style-name="T102">not (</text:span>"<text:span text:style-name="T130">material_construcao</text:span>" <text:span text:style-name="T128">in (1,2,3,5))</text:span></text:p>
          </table:table-cell>
        </table:table-row>
        <table:table-row>
          <table:covered-table-cell/>
          <table:covered-table-cell/>
          <table:table-cell table:style-name="Tabela14.C26" office:value-type="string">
            <text:p text:style-name="P309">Edificação de saúde -20XX<text:span text:style-name="T134"> (*)</text:span></text:p>
          </table:table-cell>
          <table:table-cell table:style-name="Tabela14.D26" office:value-type="string">
            <text:p text:style-name="P310">Sau - Atenção ambulatorial (posto e centro de saúde) -2028</text:p>
            <text:p text:style-name="P310">Sau - Atendimento a urgência e emergências (pronto socorro) -2027</text:p>
            <text:p text:style-name="P310">Sau - Atendimento hospitalar -2025</text:p>
            <text:p text:style-name="P310">Sau - Atendimento hospitalar especializado -2026</text:p>
            <text:p text:style-name="P254">Sau - Outras atividades relacionadas com a atenção à saúde (instituto de pesquisa) -2030<text:span text:style-name="T1"> !</text:span></text:p>
            <text:p text:style-name="P310">Sau - Serviços de complementação diagnóstica ou terapêutica -2029</text:p>
            <text:p text:style-name="P254">Sau - Serviços veterinários -2031<text:span text:style-name="T1"> !</text:span></text:p>
          </table:table-cell>
          <table:table-cell table:style-name="Tabela14.E26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/>
            <text:p text:style-name="P448">V - <text:span text:style-name="T127">((</text:span>"tipo" <text:span text:style-name="T127">-"tipo" %100)/100) in </text:span>(<text:span text:style-name="T140">20)</text:span> and <text:span text:style-name="T102">not (</text:span>"<text:span text:style-name="T130">material_construcao</text:span>" <text:span text:style-name="T128">in (1,2,3,5,98))</text:span></text:p>
          </table:table-cell>
        </table:table-row>
        <table:table-row>
          <table:covered-table-cell/>
          <table:covered-table-cell/>
          <table:table-cell table:style-name="Tabela14.C27" office:value-type="string">
            <text:p text:style-name="P309">Edificação de <text:span text:style-name="T240">desenvolvimento</text:span> social -21XX<text:span text:style-name="T134"> (*)</text:span></text:p>
          </table:table-cell>
          <table:table-cell table:style-name="Tabela14.D27" office:value-type="string">
            <text:p text:style-name="P88">Ssoc –<text:span text:style-name="T257"> Serviço Social</text:span> -21<text:span text:style-name="T250">01</text:span></text:p>
          </table:table-cell>
          <table:table-cell table:style-name="Tabela14.E27" office:value-type="string">
            <text:p text:style-name="P181">Alvenaria -1</text:p>
            <text:p text:style-name="P181">Concreto -2</text:p>
            <text:p text:style-name="P181">Madeira -5</text:p>
            <text:p text:style-name="P181">Metal -3</text:p>
            <text:p text:style-name="P78">Outros -98</text:p>
            <text:p text:style-name="P78"/>
            <text:p text:style-name="P448">V - <text:span text:style-name="T127">((</text:span>"tipo" <text:span text:style-name="T127">-"tipo" %100)/100) in </text:span>(<text:span text:style-name="T177">21)</text:span> and <text:span text:style-name="T102">not (</text:span>"<text:span text:style-name="T130">material_construcao</text:span>" <text:span text:style-name="T128">in (1,2,3,5,98))</text:span></text:p>
          </table:table-cell>
        </table:table-row>
        <table:table-row table:style-name="Tabela14.28">
          <table:covered-table-cell/>
          <table:covered-table-cell/>
          <table:table-cell table:style-name="Tabela14.C29" table:number-rows-spanned="2" office:value-type="string">
            <text:p text:style-name="P265">Edificação ou construção turística -7XX<text:span text:style-name="T1"> ! (*)</text:span></text:p>
          </table:table-cell>
          <table:table-cell table:style-name="Tabela14.D28" office:value-type="string">
            <text:p text:style-name="P310">Tur - Cruzeiro -709</text:p>
            <text:p text:style-name="P310">Tur - Estátua -710</text:p>
            <text:p text:style-name="P310">Tur - Mirante -711</text:p>
            <text:p text:style-name="P310">Tur - Monumento -712</text:p>
          </table:table-cell>
          <table:table-cell table:style-name="Tabela14.E28" office:value-type="string">
            <text:p text:style-name="P181">Desconhecido -0</text:p>
            <text:p text:style-name="P78"/>
            <text:p text:style-name="P448">V - "tipo" in (<text:span text:style-name="T140">709,710,711,712)</text:span> and <text:span text:style-name="T102">not (</text:span>"<text:span text:style-name="T130">material_construcao</text:span>" <text:span text:style-name="T128">in 0))</text:span></text:p>
          </table:table-cell>
        </table:table-row>
        <table:table-row>
          <table:covered-table-cell/>
          <table:covered-table-cell/>
          <table:covered-table-cell/>
          <table:table-cell table:style-name="Tabela14.D29" office:value-type="string">
            <text:p text:style-name="P310">Tur - Outros -798</text:p>
            <text:p text:style-name="P310">Tur - Panteão -713</text:p>
          </table:table-cell>
          <table:table-cell table:style-name="Tabela14.E29" office:value-type="string">
            <text:p text:style-name="P181">Alvenaria -1</text:p>
            <text:p text:style-name="P181">Concreto -2</text:p>
            <text:p text:style-name="P181">Desconhecido -0</text:p>
            <text:p text:style-name="P181">Madeira -5</text:p>
            <text:p text:style-name="P181">Metal -3</text:p>
            <text:p text:style-name="P181">Rocha -4</text:p>
            <text:p text:style-name="P78">Outros -98</text:p>
            <text:p text:style-name="P78"/>
            <text:p text:style-name="P448">V - "tipo" in (<text:span text:style-name="T140">713,798)</text:span> and <text:span text:style-name="T102">not (</text:span>"<text:span text:style-name="T130">material_construcao</text:span>" <text:span text:style-name="T128">in (0,1,2,3,4,5,98))</text:span></text:p>
          </table:table-cell>
        </table:table-row>
        <table:table-row>
          <table:covered-table-cell/>
          <table:covered-table-cell/>
          <table:table-cell table:style-name="Tabela14.C31" office:value-type="string">
            <text:p text:style-name="P94"><text:span text:style-name="T236">Farol</text:span> -<text:span text:style-name="T236">28XX</text:span></text:p>
            <text:p text:style-name="P208">[P]</text:p>
          </table:table-cell>
          <table:table-cell table:style-name="Tabela14.D31" office:value-type="string">
            <text:p text:style-name="P222"><text:span text:style-name="T236">Farol - Farol</text:span> -<text:span text:style-name="T236">28</text:span>04</text:p>
          </table:table-cell>
          <table:table-cell table:style-name="Tabela14.E31" office:value-type="string">
            <text:p text:style-name="P251">Abandonada -1<text:span text:style-name="T1"> !</text:span></text:p>
            <text:p text:style-name="P195">Construída -3</text:p>
            <text:p text:style-name="P251">Destruída -2<text:span text:style-name="T1"> !</text:span></text:p>
            <text:p text:style-name="P251">Em construção -4<text:span text:style-name="T1"> !</text:span></text:p>
            <text:p text:style-name="P193"/>
            <text:p text:style-name="P454">V - <text:span text:style-name="T127">((</text:span>"tipo" <text:span text:style-name="T127">-"tipo" %100)/100) </text:span>in (<text:span text:style-name="T161">4)</text:span> and <text:span text:style-name="T102">not (</text:span>"<text:span text:style-name="T160">situacao_fisica</text:span>" <text:span text:style-name="T128">in (1,2,3,4))</text:span></text:p>
          </table:table-cell>
        </table:table-row>
        <table:table-row>
          <table:covered-table-cell/>
          <table:covered-table-cell/>
          <table:table-cell table:style-name="Tabela14.C31" office:value-type="string">
            <text:p text:style-name="P132">Representação diplomática <text:span text:style-name="T254">- 29XX</text:span></text:p>
          </table:table-cell>
          <table:table-cell table:style-name="Tabela14.D31" office:value-type="string">
            <text:p text:style-name="P373">Dip – Consulado - 2901</text:p>
            <text:p text:style-name="P373">Dip – Embaixada - 2902</text:p>
          </table:table-cell>
          <table:table-cell table:style-name="Tabela14.E31" office:value-type="string">
            <text:p text:style-name="P252">Abandonada -1<text:span text:style-name="T1"> !</text:span></text:p>
            <text:p text:style-name="P196">Construída -3</text:p>
            <text:p text:style-name="P252">Destruída -2<text:span text:style-name="T1"> !</text:span></text:p>
            <text:p text:style-name="P252">Em construção -4<text:span text:style-name="T1"> !</text:span></text:p>
            <text:p text:style-name="P196"/>
            <text:p text:style-name="P455">V - <text:span text:style-name="T127">((</text:span>"tipo" <text:span text:style-name="T127">-"tipo" %100)/100) </text:span>in (<text:span text:style-name="T161">4)</text:span> and <text:span text:style-name="T102">not (</text:span>"<text:span text:style-name="T160">situacao_fisica</text:span>" <text:span text:style-name="T128">in (1,2,3,4))</text:span></text:p>
          </table:table-cell>
        </table:table-row>
        <table:table-row>
          <table:covered-table-cell/>
          <table:covered-table-cell/>
          <table:table-cell table:style-name="Tabela14.C32" office:value-type="string">
            <text:p text:style-name="P76">A SER PREENCHIDO -999</text:p>
          </table:table-cell>
          <table:table-cell table:style-name="Tabela14.D32" office:value-type="string">
            <text:p text:style-name="P76">A SER PREENCHIDO -999</text:p>
            <text:p text:style-name="P76"/>
            <text:p text:style-name="P384">L - "tipo" in (9<text:span text:style-name="T61">99)</text:span></text:p>
            <text:p text:style-name="P384"/>
            <text:p text:style-name="P397"><text:span text:style-name="T111">A</text:span><text:span text:style-name="T109"> - </text:span><text:span text:style-name="T110">(("tipo" -"tipo" %100)/100) in (</text:span><text:span text:style-name="T112">1, 7, 14, 15, 16</text:span><text:span text:style-name="T110">)</text:span><text:span text:style-name="T109"> </text:span><text:span text:style-name="T110">or </text:span><text:span text:style-name="T109">"tipo" in </text:span><text:span text:style-name="T110">(</text:span><text:span text:style-name="T119">1,</text:span><text:span text:style-name="T112">602, 603, 604, 605, 606, 607, 1306, 2030, 2031, 2320, 2534, 2535, 2536</text:span><text:span text:style-name="T109">)</text:span></text:p>
          </table:table-cell>
          <table:table-cell table:style-name="Tabela14.E32" office:value-type="string">
            <text:p text:style-name="P181">A SER PREENCHIDO -999</text:p>
            <text:p text:style-name="P181"/>
            <text:p text:style-name="P384">L - "<text:span text:style-name="T131">material_construcao</text:span>" in (9<text:span text:style-name="T61">99)</text:span></text:p>
          </table:table-cell>
        </table:table-row>
      </table:table>
      <text:p text:style-name="P9">*-Obrigatório constar o nome <text:span text:style-name="T135">do elemento</text:span></text:p>
      <text:p text:style-name="P6"/>
      <text:p text:style-name="P6"/>
      <table:table table:name="Tabela17" table:style-name="Tabela17">
        <table:table-column table:style-name="Tabela17.A"/>
        <table:table-column table:style-name="Tabela17.B" table:number-columns-repeated="2"/>
        <table:table-column table:style-name="Tabela17.D"/>
        <table:table-column table:style-name="Tabela17.E"/>
        <table:table-row>
          <table:table-cell table:style-name="Tabela17.A1" office:value-type="string">
            <text:p text:style-name="P41">Classe</text:p>
          </table:table-cell>
          <table:table-cell table:style-name="Tabela17.B1" table:number-columns-spanned="4" office:value-type="string">
            <text:p text:style-name="P192">extracao_mineral (<text:span text:style-name="T30">constr_extracao_mineral</text:span>) <text:span text:style-name="T150">[PA]</text:span></text:p>
          </table:table-cell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41">Atributo</text:p>
          </table:table-cell>
          <table:table-cell table:style-name="Tabela17.A2" office:value-type="string">
            <text:p text:style-name="P168">nome<text:span text:style-name="T6"> (0..1)</text:span></text:p>
          </table:table-cell>
          <table:table-cell table:style-name="Tabela17.A2" office:value-type="string">
            <text:p text:style-name="P168">tipo<text:span text:style-name="T5"> (1)</text:span></text:p>
          </table:table-cell>
          <table:table-cell table:style-name="Tabela17.A2" office:value-type="string">
            <text:p text:style-name="P199">forma_extracao<text:span text:style-name="T5"> (1)</text:span></text:p>
          </table:table-cell>
          <table:table-cell table:style-name="Tabela17.E2" office:value-type="string">
            <text:p text:style-name="P192">situacao_fisica<text:span text:style-name="T5"> (1)</text:span></text:p>
          </table:table-cell>
        </table:table-row>
        <table:table-row>
          <table:table-cell table:style-name="Tabela17.A11" table:number-rows-spanned="9" office:value-type="string">
            <text:p text:style-name="P41">Domínio</text:p>
          </table:table-cell>
          <table:table-cell table:style-name="Tabela17.B11" table:number-rows-spanned="9" office:value-type="string">
            <text:p text:style-name="P413">A ser preenchido</text:p>
          </table:table-cell>
          <table:table-cell table:style-name="Tabela17.C4" table:number-rows-spanned="2" office:value-type="string">
            <text:p text:style-name="P506"><text:span text:style-name="T154">Garimpo -5</text:span><text:span text:style-name="T155"> !</text:span></text:p>
          </table:table-cell>
          <table:table-cell table:style-name="Tabela17.D3" office:value-type="string">
            <text:p text:style-name="P318">A céu aberto -5</text:p>
          </table:table-cell>
          <table:table-cell table:style-name="Tabela17.E3" table:number-rows-spanned="8" office:value-type="string">
            <text:p text:style-name="P512">Abandonada -1<text:span text:style-name="T1"> !</text:span></text:p>
            <text:p text:style-name="P507">Construída -3</text:p>
            <text:p text:style-name="P512">Destruída -2<text:span text:style-name="T1"> !</text:span></text:p>
            <text:p text:style-name="P512">Em construção -4<text:span text:style-name="T1"> !</text:span></text:p>
          </table:table-cell>
        </table:table-row>
        <table:table-row>
          <table:covered-table-cell/>
          <table:covered-table-cell/>
          <table:covered-table-cell/>
          <table:table-cell table:style-name="Tabela17.D4" office:value-type="string">
            <text:p text:style-name="P266">Subterrânea -6<text:span text:style-name="T1"> !</text:span></text:p>
          </table:table-cell>
          <table:covered-table-cell/>
        </table:table-row>
        <table:table-row table:style-name="Tabela17.5">
          <table:covered-table-cell/>
          <table:covered-table-cell/>
          <table:table-cell table:style-name="Tabela17.C6" table:number-rows-spanned="2" office:value-type="string">
            <text:p text:style-name="P318">Mina / <text:span text:style-name="T205">Pedreira</text:span> -4</text:p>
          </table:table-cell>
          <table:table-cell table:style-name="Tabela17.D5" office:value-type="string">
            <text:p text:style-name="P487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6" office:value-type="string">
            <text:p text:style-name="P103">Subterrânea -6<text:span text:style-name="T1"> </text:span></text:p>
          </table:table-cell>
          <table:covered-table-cell/>
        </table:table-row>
        <table:table-row>
          <table:covered-table-cell/>
          <table:covered-table-cell/>
          <table:table-cell table:style-name="Tabela17.C8" table:number-rows-spanned="2" office:value-type="string">
            <text:p text:style-name="P506"><text:span text:style-name="T154">Poço </text:span><text:span text:style-name="T157">de petróleo</text:span><text:span text:style-name="T154"> -1</text:span><text:span text:style-name="T155"> !</text:span></text:p>
          </table:table-cell>
          <table:table-cell table:style-name="Tabela17.D7" office:value-type="string">
            <text:p text:style-name="P318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8" office:value-type="string">
            <text:p text:style-name="P266">Subterrânea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7.C10" table:number-rows-spanned="2" office:value-type="string">
            <text:p text:style-name="P506"><text:span text:style-name="T154">Salina -6</text:span><text:span text:style-name="T155"> !</text:span></text:p>
          </table:table-cell>
          <table:table-cell table:style-name="Tabela17.D9" office:value-type="string">
            <text:p text:style-name="P318">A céu aberto -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7.D10" office:value-type="string">
            <text:p text:style-name="P266">Subterrânea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7.C11" office:value-type="string">
            <text:p text:style-name="P318">A SER PREENCHIDO -999</text:p>
            <text:p text:style-name="P318"/>
            <text:p text:style-name="P437">L - "<text:span text:style-name="T172">tipo</text:span>" in (9<text:span text:style-name="T61">99)</text:span></text:p>
            <text:p text:style-name="P437"/>
            <text:p text:style-name="P456"><text:span text:style-name="T173">A</text:span> - "<text:span text:style-name="T172">tipo</text:span>" in (<text:span text:style-name="T173">1, 5, 6, 8)</text:span></text:p>
          </table:table-cell>
          <table:table-cell table:style-name="Tabela17.D11" office:value-type="string">
            <text:p text:style-name="P318">A SER PREENCHIDO -999</text:p>
            <text:p text:style-name="P318"/>
            <text:p text:style-name="P437">L - "<text:span text:style-name="T27">forma_extracao</text:span>" in (9<text:span text:style-name="T61">99)</text:span></text:p>
            <text:p text:style-name="P437"/>
            <text:p text:style-name="P458"><text:span text:style-name="T173">A</text:span> – <text:span text:style-name="T194">not (</text:span>"<text:span text:style-name="T172">tipo</text:span>"<text:span text:style-name="T194"> in (4)) and </text:span>"<text:span text:style-name="T27">forma_extracao</text:span>" in (<text:span text:style-name="T173">6)</text:span></text:p>
          </table:table-cell>
          <table:table-cell table:style-name="Tabela17.E11" office:value-type="string">
            <text:p text:style-name="P192">A SER PREENCHIDO -999</text:p>
            <text:p text:style-name="P192"/>
            <text:p text:style-name="P448">V -<text:span text:style-name="T176">"tipo_exposicao" in (5) and not ("situacao_fisica" in (1,3))</text:span></text:p>
            <text:p text:style-name="P448"/>
            <text:p text:style-name="P448"/>
            <text:p text:style-name="P448">“<text:span text:style-name="T200">situacao_fisica” = 2 and (“tipo_Exposicao” = 5)</text:span></text:p>
            <text:p text:style-name="P192"/>
            <text:p text:style-name="P426"><text:span text:style-name="T103">L - "</text:span><text:span text:style-name="T106">sitacao_fisica</text:span><text:span text:style-name="T103">" in (9</text:span><text:span text:style-name="T105">99)</text:span></text:p>
            <text:p text:style-name="P437"/>
            <text:p text:style-name="P456"><text:span text:style-name="T173">A</text:span> - <text:span text:style-name="T108">"</text:span><text:span text:style-name="T114">situacao_fisica</text:span><text:span text:style-name="T108">" in (</text:span><text:span text:style-name="T115">1, 2, 4)</text:span></text:p>
          </table:table-cell>
        </table:table-row>
      </table:table>
      <text:p text:style-name="P6"/>
      <text:p text:style-name="P6"/>
      <table:table table:name="Tabela16" table:style-name="Tabela16">
        <table:table-column table:style-name="Tabela16.A"/>
        <table:table-column table:style-name="Tabela16.B" table:number-columns-repeated="4"/>
        <table:table-row>
          <table:table-cell table:style-name="Tabela16.A1" office:value-type="string">
            <text:p text:style-name="P41">Classe</text:p>
          </table:table-cell>
          <table:table-cell table:style-name="Tabela16.B1" table:number-columns-spanned="4" office:value-type="string">
            <text:p text:style-name="P76">ocupacao_solo <text:span text:style-name="T29">(constr_ocupacao_solo) [PLA]</text:span>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41">Atributo</text:p>
          </table:table-cell>
          <table:table-cell table:style-name="Tabela16.A2" office:value-type="string">
            <text:p text:style-name="P168">nome<text:span text:style-name="T6"> (0..1)</text:span></text:p>
          </table:table-cell>
          <table:table-cell table:style-name="Tabela16.A2" office:value-type="string">
            <text:p text:style-name="P320">filtro (1)</text:p>
          </table:table-cell>
          <table:table-cell table:style-name="Tabela16.A2" office:value-type="string">
            <text:p text:style-name="P192">tipo<text:span text:style-name="T5"> (1)</text:span></text:p>
          </table:table-cell>
          <table:table-cell table:style-name="Tabela16.E2" office:value-type="string">
            <text:p text:style-name="P192">situacao_fisica<text:span text:style-name="T5"> (1)</text:span></text:p>
          </table:table-cell>
        </table:table-row>
        <table:table-row>
          <table:table-cell table:style-name="Tabela16.A14" table:number-rows-spanned="12" office:value-type="string">
            <text:p text:style-name="P41">Domínio</text:p>
          </table:table-cell>
          <table:table-cell table:style-name="Tabela16.B14" table:number-rows-spanned="12" office:value-type="string">
            <text:p text:style-name="P413">A ser preenchido</text:p>
          </table:table-cell>
          <table:table-cell table:style-name="Tabela16.C4" office:value-type="string">
            <text:p text:style-name="P318">Campo ou quadra -<text:span text:style-name="T32">2XX</text:span></text:p>
            <text:p text:style-name="P238">[P A]</text:p>
          </table:table-cell>
          <table:table-cell table:style-name="Tabela16.D3" office:value-type="string">
            <text:p text:style-name="P300">Campo/Quadra - Outras quadras esportivas -298</text:p>
            <text:p text:style-name="P300">Campo/Quadra de basquete -202</text:p>
            <text:p text:style-name="P300">Campo/Quadra de futebol -201</text:p>
            <text:p text:style-name="P264">Campo/Quadra de hipismo -205<text:span text:style-name="T1"> !</text:span></text:p>
            <text:p text:style-name="P264">Campo/Quadra de pólo -204<text:span text:style-name="T1"> !</text:span></text:p>
            <text:p text:style-name="P300">Campo/Quadra de tênis -207</text:p>
            <text:p text:style-name="P300">Campo/Quadra de vôlei -203</text:p>
            <text:p text:style-name="P300">Campo/Quadra poliesportiva -206</text:p>
          </table:table-cell>
          <table:table-cell table:style-name="Tabela16.E13" table:number-rows-spanned="11" office:value-type="string">
            <text:p text:style-name="P516">Abandonada -1<text:span text:style-name="T1"> !</text:span></text:p>
            <text:p text:style-name="P508">Construída -3</text:p>
            <text:p text:style-name="P516">Destruída -2<text:span text:style-name="T1"> !</text:span></text:p>
            <text:p text:style-name="P516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6.C4" office:value-type="string">
            <text:p text:style-name="P361">Arquibancada – 10XX</text:p>
            <text:p text:style-name="P362">[LA]</text:p>
          </table:table-cell>
          <table:table-cell table:style-name="Tabela16.D4" office:value-type="string">
            <text:p text:style-name="P522">Arquibancada – 1001 !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18">Cemitério -<text:span text:style-name="T32">1XX</text:span></text:p>
            <text:p text:style-name="P238">[P A]</text:p>
          </table:table-cell>
          <table:table-cell table:style-name="Tabela16.D5" office:value-type="string">
            <text:p text:style-name="P521">Cemitério - Crematório -101 !</text:p>
            <text:p text:style-name="P519">Cemitério - Túmulo isolado -105 !</text:p>
            <text:p text:style-name="P300">Cemitério Comum -104</text:p>
            <text:p text:style-name="P264">Cemitério Parque -102<text:span text:style-name="T1"> !</text:span></text:p>
            <text:p text:style-name="P264">Cemitério Vertical -103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60">Estacionamento – 9XX</text:p>
            <text:p text:style-name="P240">[A]</text:p>
          </table:table-cell>
          <table:table-cell table:style-name="Tabela16.D6" office:value-type="string">
            <text:p text:style-name="P127">Estacionamento - 901</text:p>
          </table:table-cell>
          <table:covered-table-cell/>
        </table:table-row>
        <table:table-row>
          <table:covered-table-cell/>
          <table:covered-table-cell/>
          <table:table-cell table:style-name="Tabela16.C7" office:value-type="string">
            <text:p text:style-name="P359">Equipamento agropecuário - 8XX</text:p>
            <text:p text:style-name="P359">[PLA]</text:p>
          </table:table-cell>
          <table:table-cell table:style-name="Tabela16.D7" office:value-type="string">
            <text:p text:style-name="P126">Moega – 801</text:p>
            <text:p text:style-name="P126">Moinho – 802</text:p>
            <text:p text:style-name="P126">Secador – 80<text:span text:style-name="T264">3</text:span></text:p>
            <text:p text:style-name="P126">Tombador - 80<text:span text:style-name="T264">4</text:span></text:p>
          </table:table-cell>
          <table:covered-table-cell/>
        </table:table-row>
        <table:table-row>
          <table:covered-table-cell/>
          <table:covered-table-cell/>
          <table:table-cell table:style-name="Tabela16.C8" office:value-type="string">
            <text:p text:style-name="P488">Pátio -<text:span text:style-name="T32">4XX</text:span></text:p>
            <text:p text:style-name="P489">[A]</text:p>
          </table:table-cell>
          <table:table-cell table:style-name="Tabela16.D8" office:value-type="string">
            <text:p text:style-name="P300">Pátio aeroportuário -409</text:p>
            <text:p text:style-name="P300">Pátio ferroviário -405</text:p>
            <text:p text:style-name="P300">Pátio metroviário -406</text:p>
            <text:p text:style-name="P300">Pátio portuário -414</text:p>
            <text:p text:style-name="P300">Pátio rodoviário -404</text:p>
            <text:p text:style-name="P321">Pátio Misto -495</text:p>
          </table:table-cell>
          <table:covered-table-cell/>
        </table:table-row>
        <table:table-row>
          <table:covered-table-cell/>
          <table:covered-table-cell/>
          <table:table-cell table:style-name="Tabela16.C9" office:value-type="string">
            <text:p text:style-name="P488">Piscina -<text:span text:style-name="T32">5XX</text:span></text:p>
            <text:p text:style-name="P489">[A]</text:p>
          </table:table-cell>
          <table:table-cell table:style-name="Tabela16.D9" office:value-type="string">
            <text:p text:style-name="P300">Piscina -501</text:p>
          </table:table-cell>
          <table:covered-table-cell/>
        </table:table-row>
        <table:table-row>
          <table:covered-table-cell/>
          <table:covered-table-cell/>
          <table:table-cell table:style-name="Tabela16.C11" office:value-type="string">
            <text:p text:style-name="P490">Pista competição <text:span text:style-name="T33">-3XX !</text:span></text:p>
            <text:p text:style-name="P489">[<text:span text:style-name="T227">P</text:span>L<text:span text:style-name="T227">A</text:span>]</text:p>
          </table:table-cell>
          <table:table-cell table:style-name="Tabela16.D10" office:value-type="string">
            <text:p text:style-name="P300">Pista - Outras pistas de competição -398</text:p>
            <text:p text:style-name="P300">Pista de atletismo -301</text:p>
            <text:p text:style-name="P300">Pista de automobilismo -304</text:p>
            <text:p text:style-name="P300">Pista de ciclismo -302</text:p>
            <text:p text:style-name="P85">Pista de corrida de cavalos -305</text:p>
            <text:p text:style-name="P300">Pista de motociclismo -303</text:p>
            <text:p text:style-name="P362">Pista de bicicross – 306</text:p>
            <text:p text:style-name="P362">Pista de motocross - 307</text:p>
          </table:table-cell>
          <table:covered-table-cell/>
        </table:table-row>
        <table:table-row>
          <table:covered-table-cell/>
          <table:covered-table-cell/>
          <table:table-cell table:style-name="Tabela16.C11" office:value-type="string">
            <text:p text:style-name="P491">Ponto de estacão de medição de fenômenos – 16XX</text:p>
            <text:p text:style-name="P491">[P]</text:p>
          </table:table-cell>
          <table:table-cell table:style-name="Tabela16.D11" office:value-type="string">
            <text:p text:style-name="P520">Estação climatológica principal -1601 !</text:p>
            <text:p text:style-name="P520">Estação climatológica auxiliar -1602 !</text:p>
            <text:p text:style-name="P520">Estação agroclimatológica -1603 !</text:p>
            <text:p text:style-name="P520">Estação pluviométrica -1604 !</text:p>
            <text:p text:style-name="P520">Estação eólica -1605 !</text:p>
            <text:p text:style-name="P520">Estação evaporimétrica -1606 !</text:p>
            <text:p text:style-name="P520">Estação solarimétrica -1607 !</text:p>
            <text:p text:style-name="P520">Estação de radar meteorológico -1608 !</text:p>
            <text:p text:style-name="P520">Estação de rádiosonda -1609 !</text:p>
            <text:p text:style-name="P520">Estação fluviométrica -1610 !</text:p>
            <text:p text:style-name="P520">Estação maregráfica -1611 !</text:p>
            <text:p text:style-name="P520">Estação mares terrestres - crosta -1612 !</text:p>
            <text:p text:style-name="P520">Estação Hidrológica – 1613 !</text:p>
            <text:p text:style-name="P520">Estação Metero-maregráfica - 1614 !</text:p>
          </table:table-cell>
          <table:covered-table-cell/>
        </table:table-row>
        <table:table-row>
          <table:covered-table-cell/>
          <table:covered-table-cell/>
          <table:table-cell table:style-name="Tabela16.C12" office:value-type="string">
            <text:p text:style-name="P492"><text:span text:style-name="T228">Sítio Arquiológico</text:span> -6XX</text:p>
            <text:p text:style-name="P489">[A]</text:p>
          </table:table-cell>
          <table:table-cell table:style-name="Tabela16.D12" office:value-type="string">
            <text:p text:style-name="P520">Sítio Arquiológico <text:s/>-601 !</text:p>
          </table:table-cell>
          <table:covered-table-cell/>
        </table:table-row>
        <table:table-row>
          <table:covered-table-cell/>
          <table:covered-table-cell/>
          <table:table-cell table:style-name="Tabela16.C13" office:value-type="string">
            <text:p text:style-name="P492">Ruina -7XX</text:p>
            <text:p text:style-name="P489">[P A]</text:p>
          </table:table-cell>
          <table:table-cell table:style-name="Tabela16.D13" office:value-type="string">
            <text:p text:style-name="P519">Ruina -701 !</text:p>
          </table:table-cell>
          <table:covered-table-cell/>
        </table:table-row>
        <table:table-row>
          <table:covered-table-cell/>
          <table:covered-table-cell/>
          <table:table-cell table:style-name="Tabela16.C14" office:value-type="string">
            <text:p text:style-name="P318">A SER PREENCHIDO -<text:span text:style-name="T32">999</text:span></text:p>
          </table:table-cell>
          <table:table-cell table:style-name="Tabela16.D14" office:value-type="string">
            <text:p text:style-name="P300">A SER PREENCHIDO -999</text:p>
            <text:p text:style-name="P300"/>
            <text:p text:style-name="P437">L - "<text:span text:style-name="T172">tipo</text:span>" in (9<text:span text:style-name="T61">99)</text:span></text:p>
            <text:p text:style-name="P300"/>
            <text:p text:style-name="P397"><text:span text:style-name="T111">A</text:span><text:span text:style-name="T109"> - </text:span><text:span text:style-name="T110">(("tipo" -"tipo" %100)/100) in (</text:span><text:span text:style-name="T113">3, 4, 5, 6, 7</text:span><text:span text:style-name="T110">)</text:span><text:span text:style-name="T109"> </text:span><text:span text:style-name="T110">or </text:span><text:span text:style-name="T109">"tipo" in </text:span><text:span text:style-name="T110">(</text:span><text:span text:style-name="T113">101, 102, 103, 204, 205</text:span><text:span text:style-name="T109">)</text:span></text:p>
          </table:table-cell>
          <table:table-cell table:style-name="Tabela16.E14" office:value-type="string">
            <text:p text:style-name="P192">A SER PREENCHIDO -999</text:p>
            <text:p text:style-name="P192"/>
            <text:p text:style-name="P437">L - "situacao_fisica" in (9<text:span text:style-name="T61">99)</text:span></text:p>
            <text:p text:style-name="P448"/>
            <text:p text:style-name="P461"><text:span text:style-name="T167">A</text:span> - <text:span text:style-name="T165">(("tipo" -"tipo" %100)/100) in (1, 2, 3, 4 ,5) and </text:span>"<text:span text:style-name="T126">situacao_fisica</text:span>" in (<text:span text:style-name="T167">1, 2, 4)</text:span></text:p>
          </table:table-cell>
        </table:table-row>
        <table:table-row>
          <table:table-cell table:style-name="Tabela16.A15" office:value-type="string">
            <text:p text:style-name="P41"/>
          </table:table-cell>
          <table:table-cell table:style-name="Tabela16.B15" office:value-type="string">
            <text:p text:style-name="P413"/>
          </table:table-cell>
          <table:table-cell table:style-name="Tabela16.C15" office:value-type="string">
            <text:p text:style-name="P318"/>
          </table:table-cell>
          <table:table-cell table:style-name="Tabela16.D15" office:value-type="string">
            <text:p text:style-name="P300"/>
          </table:table-cell>
          <table:table-cell table:style-name="Tabela16.E15" office:value-type="string">
            <text:p text:style-name="P302">Desconhecida -0</text:p>
          </table:table-cell>
        </table:table-row>
      </table:table>
      <text:p text:style-name="P11"/>
      <text:p text:style-name="P11"/>
      <table:table table:name="Tabela6" table:style-name="Tabela6">
        <table:table-column table:style-name="Tabela6.A"/>
        <table:table-column table:style-name="Tabela6.B" table:number-columns-repeated="3"/>
        <table:table-row>
          <table:table-cell table:style-name="Tabela6.A1" office:value-type="string">
            <text:p text:style-name="P42">Classe</text:p>
          </table:table-cell>
          <table:table-cell table:style-name="Tabela6.B1" table:number-columns-spanned="3" office:value-type="string">
            <text:p text:style-name="P62">curva_nivel <text:span text:style-name="T7">(</text:span>elemnat_curva_nivel<text:span text:style-name="T7">) [L]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42">Atributo</text:p>
          </table:table-cell>
          <table:table-cell table:style-name="Tabela6.A2" office:value-type="string">
            <text:p text:style-name="P62">cota (1)</text:p>
          </table:table-cell>
          <table:table-cell table:style-name="Tabela6.A2" office:value-type="string">
            <text:p text:style-name="P62">indice (1)</text:p>
          </table:table-cell>
          <table:table-cell table:style-name="Tabela6.D2" office:value-type="string">
            <text:p text:style-name="P62">depressao (1)</text:p>
          </table:table-cell>
        </table:table-row>
        <table:table-row>
          <table:table-cell table:style-name="Tabela6.A4" table:number-rows-spanned="2" office:value-type="string">
            <text:p text:style-name="P42">Domínio</text:p>
          </table:table-cell>
          <table:table-cell table:style-name="Tabela6.B4" table:number-rows-spanned="2" office:value-type="string">
            <text:p text:style-name="P62">A ser preenchido</text:p>
          </table:table-cell>
          <table:table-cell table:style-name="Tabela6.C3" office:value-type="string">
            <text:p text:style-name="P62">Auxiliar -3</text:p>
            <text:p text:style-name="P62">Mestra -1</text:p>
            <text:p text:style-name="P62">Normal -2</text:p>
          </table:table-cell>
          <table:table-cell table:style-name="Tabela6.D3" office:value-type="string">
            <text:p text:style-name="P62">Não -2</text:p>
            <text:p text:style-name="P62">Sim -1</text:p>
          </table:table-cell>
        </table:table-row>
        <table:table-row>
          <table:covered-table-cell/>
          <table:covered-table-cell/>
          <table:table-cell table:style-name="Tabela6.C4" office:value-type="string">
            <text:p text:style-name="P134">A SER PREENCHIDO -999</text:p>
            <text:p text:style-name="P134"/>
            <text:p text:style-name="P385">L - <text:span text:style-name="T61">"indice" in (999)</text:span></text:p>
          </table:table-cell>
          <table:table-cell table:style-name="Tabela6.D4" office:value-type="string">
            <text:p text:style-name="P134">A SER PREENCHIDO -999</text:p>
            <text:p text:style-name="P134"/>
            <text:p text:style-name="P385">L - "<text:span text:style-name="T61">depressao</text:span>" in (<text:span text:style-name="T61">999)</text:span></text:p>
          </table:table-cell>
        </table:table-row>
      </table:table>
      <text:p text:style-name="P11"/>
      <text:p text:style-name="P6"/>
      <table:table table:name="Tabela20" table:style-name="Tabela20">
        <table:table-column table:style-name="Tabela20.A"/>
        <table:table-column table:style-name="Tabela20.B" table:number-columns-repeated="2"/>
        <table:table-row>
          <table:table-cell table:style-name="Tabela20.A1" office:value-type="string">
            <text:p text:style-name="P41">Classe</text:p>
          </table:table-cell>
          <table:table-cell table:style-name="Tabela20.B1" table:number-columns-spanned="2" office:value-type="string">
            <text:p text:style-name="P112"><text:span text:style-name="T217">alteracao_fisiografica_antropica</text:span> <text:span text:style-name="T31">(infra_alteracao_fisiografica_antropica) [LA]</text:span></text:p>
          </table:table-cell>
          <table:covered-table-cell/>
        </table:table-row>
        <table:table-row>
          <table:table-cell table:style-name="Tabela20.A2" office:value-type="string">
            <text:p text:style-name="P41">Atributo</text:p>
          </table:table-cell>
          <table:table-cell table:style-name="Tabela20.A2" office:value-type="string">
            <text:p text:style-name="P168">nome<text:span text:style-name="T6"> (0..1)</text:span></text:p>
          </table:table-cell>
          <table:table-cell table:style-name="Tabela20.C2" office:value-type="string">
            <text:p text:style-name="P168">tipo<text:span text:style-name="T5"> (1)</text:span></text:p>
          </table:table-cell>
        </table:table-row>
        <table:table-row>
          <table:table-cell table:style-name="Tabela20.A5" table:number-rows-spanned="3" office:value-type="string">
            <text:p text:style-name="P41">Domínio</text:p>
          </table:table-cell>
          <table:table-cell table:style-name="Tabela20.B5" table:number-rows-spanned="3" office:value-type="string">
            <text:p text:style-name="P413">A ser preenchido</text:p>
          </table:table-cell>
          <table:table-cell table:style-name="Tabela20.C3" office:value-type="string">
            <text:p text:style-name="P215">Caixa de empréstimo -24</text:p>
            <text:p text:style-name="P215">Resíduo de bota-fora -28</text:p>
            <text:p text:style-name="P215">Resíduo sólido em geral -29</text:p>
            <text:p text:style-name="P207">[A]</text:p>
          </table:table-cell>
        </table:table-row>
        <table:table-row>
          <table:covered-table-cell/>
          <table:covered-table-cell/>
          <table:table-cell table:style-name="Tabela20.C4" office:value-type="string">
            <text:p text:style-name="P215">Aterro -27</text:p>
            <text:p text:style-name="P215">Corte -26</text:p>
            <text:p text:style-name="P207">[L]</text:p>
          </table:table-cell>
        </table:table-row>
        <table:table-row>
          <table:covered-table-cell/>
          <table:covered-table-cell/>
          <table:table-cell table:style-name="Tabela20.C5" office:value-type="string">
            <text:p text:style-name="P215">A SER PREENCHIDO -999</text:p>
            <text:p text:style-name="P215"/>
            <text:p text:style-name="P437">L - "<text:span text:style-name="T172">tipo</text:span>" in (9<text:span text:style-name="T61">99)</text:span></text:p>
            <text:p text:style-name="P437"/>
            <text:p text:style-name="P456"><text:span text:style-name="T173">A</text:span> - <text:span text:style-name="T108">"</text:span><text:span text:style-name="T116">tipo</text:span><text:span text:style-name="T108">" in (</text:span><text:span text:style-name="T117">4, 5, 6, 7, 8, 9, 10, 11, 13, 14, </text:span><text:span text:style-name="T116">15, </text:span><text:span text:style-name="T117">19, 20,</text:span><text:span text:style-name="T116"> </text:span><text:span text:style-name="T117">21, 22, </text:span><text:span text:style-name="T116">23, 25, </text:span><text:span text:style-name="T117">31, 33</text:span><text:span text:style-name="T115">)</text:span></text:p>
          </table:table-cell>
        </table:table-row>
      </table:table>
      <text:p text:style-name="P6"/>
      <text:p text:style-name="P24"/>
      <table:table table:name="Table8" table:style-name="Table8">
        <table:table-column table:style-name="Table8.A"/>
        <table:table-column table:style-name="Table8.B" table:number-columns-repeated="2"/>
        <table:table-row>
          <table:table-cell table:style-name="Table8.A1" office:value-type="string">
            <text:p text:style-name="P54">Classe</text:p>
          </table:table-cell>
          <table:table-cell table:style-name="Table8.B1" table:number-columns-spanned="2" office:value-type="string">
            <text:p text:style-name="P113">elemento_fisiografico <text:span text:style-name="T31">(elemnat_elemento_fisiografico) [PLA]</text:span></text:p>
          </table:table-cell>
          <table:covered-table-cell/>
        </table:table-row>
        <table:table-row>
          <table:table-cell table:style-name="Table8.A2" office:value-type="string">
            <text:p text:style-name="P54">Atributo</text:p>
          </table:table-cell>
          <table:table-cell table:style-name="Table8.A2" office:value-type="string">
            <text:p text:style-name="P175">nome<text:span text:style-name="T6"> (0..1)</text:span></text:p>
          </table:table-cell>
          <table:table-cell table:style-name="Table8.C2" office:value-type="string">
            <text:p text:style-name="P175">tipo<text:span text:style-name="T5"> (1)</text:span></text:p>
          </table:table-cell>
        </table:table-row>
        <table:table-row>
          <table:table-cell table:style-name="Table8.A7" table:number-rows-spanned="5" office:value-type="string">
            <text:p text:style-name="P54">Domínio</text:p>
          </table:table-cell>
          <table:table-cell table:style-name="Table8.B7" table:number-rows-spanned="5" office:value-type="string">
            <text:p text:style-name="P419">A ser preenchido</text:p>
          </table:table-cell>
          <table:table-cell table:style-name="Table8.C3" office:value-type="string">
            <text:p text:style-name="P493">Área aterrada -25</text:p>
            <text:p text:style-name="P493">Area rochosa - lajedo -23</text:p>
            <text:p text:style-name="P493">Dolina -15</text:p>
            <text:p text:style-name="P493">Duna -16</text:p>
            <text:p text:style-name="P495">[A]</text:p>
          </table:table-cell>
        </table:table-row>
        <table:table-row>
          <table:covered-table-cell/>
          <table:covered-table-cell/>
          <table:table-cell table:style-name="Table8.C4" office:value-type="string">
            <text:p text:style-name="P493">Escarpa -8</text:p>
            <text:p text:style-name="P493">Falésia -13</text:p>
            <text:p text:style-name="P493">Talude -14</text:p>
            <text:p text:style-name="P495">[L]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493">Caverna -20</text:p>
            <text:p text:style-name="P493">Gruta -19</text:p>
            <text:p text:style-name="P495">[P]</text:p>
          </table:table-cell>
        </table:table-row>
        <table:table-row>
          <table:covered-table-cell/>
          <table:covered-table-cell/>
          <table:table-cell table:style-name="Table8.C6" office:value-type="string">
            <text:p text:style-name="P493">Matacão – pedra -21</text:p>
            <text:p text:style-name="P493">Penedo – isolado -22</text:p>
            <text:p text:style-name="P495">[P A]</text:p>
          </table:table-cell>
        </table:table-row>
        <table:table-row>
          <table:covered-table-cell/>
          <table:covered-table-cell/>
          <table:table-cell table:style-name="Table8.C7" office:value-type="string">
            <text:p text:style-name="P219">A SER PREENCHIDO -999</text:p>
            <text:p text:style-name="P219"/>
            <text:p text:style-name="P440">L - "<text:span text:style-name="T172">tipo</text:span>" in (9<text:span text:style-name="T61">99)</text:span></text:p>
            <text:p text:style-name="P440"/>
            <text:p text:style-name="P460"><text:span text:style-name="T173">A</text:span> - <text:span text:style-name="T108">"</text:span><text:span text:style-name="T116">tipo</text:span><text:span text:style-name="T108">" in (</text:span><text:span text:style-name="T117">4, 5, 6, 7, 8, 9, 10, 11, 13, 14, </text:span><text:span text:style-name="T116">15, </text:span><text:span text:style-name="T117">19, 20,</text:span><text:span text:style-name="T116"> </text:span><text:span text:style-name="T117">21, 22, </text:span><text:span text:style-name="T116">23, 25, </text:span><text:span text:style-name="T117">31, 33</text:span><text:span text:style-name="T115">)</text:span></text:p>
          </table:table-cell>
        </table:table-row>
      </table:table>
      <text:p text:style-name="P24"/>
      <table:table table:name="Table7" table:style-name="Table7">
        <table:table-column table:style-name="Table7.A"/>
        <table:table-column table:style-name="Table7.B" table:number-columns-repeated="2"/>
        <table:table-row>
          <table:table-cell table:style-name="Table7.A1" office:value-type="string">
            <text:p text:style-name="P53">Classe</text:p>
          </table:table-cell>
          <table:table-cell table:style-name="Table7.B1" table:number-columns-spanned="2" office:value-type="string">
            <text:p text:style-name="P406"><text:span text:style-name="T207">toponimo_fisiografico_natural <text:s/></text:span><text:span text:style-name="T208">(elemnat_</text:span>toponimo_fisiografico_natural<text:span text:style-name="T208">) [PL]</text:span></text:p>
          </table:table-cell>
          <table:covered-table-cell/>
        </table:table-row>
        <table:table-row>
          <table:table-cell table:style-name="Table7.A2" office:value-type="string">
            <text:p text:style-name="P53">Atributo</text:p>
          </table:table-cell>
          <table:table-cell table:style-name="Table7.A2" office:value-type="string">
            <text:p text:style-name="P174">nome<text:span text:style-name="T6"> (0..1)</text:span></text:p>
          </table:table-cell>
          <table:table-cell table:style-name="Table7.C2" office:value-type="string">
            <text:p text:style-name="P174">tipo<text:span text:style-name="T5"> (1)</text:span></text:p>
          </table:table-cell>
        </table:table-row>
        <table:table-row>
          <table:table-cell table:style-name="Table7.A6" table:number-rows-spanned="4" office:value-type="string">
            <text:p text:style-name="P53">Domínio</text:p>
          </table:table-cell>
          <table:table-cell table:style-name="Table7.B6" table:number-rows-spanned="4" office:value-type="string">
            <text:p text:style-name="P418">A ser preenchido</text:p>
          </table:table-cell>
          <table:table-cell table:style-name="Table7.C3" office:value-type="string">
            <text:p text:style-name="P270"/>
            <text:p text:style-name="P220">Serra -1</text:p>
            <text:p text:style-name="P210">[L]</text:p>
            <text:p text:style-name="P25"/>
          </table:table-cell>
        </table:table-row>
        <table:table-row>
          <table:covered-table-cell/>
          <table:covered-table-cell/>
          <table:table-cell table:style-name="Table7.C5" office:value-type="string">
            <text:p text:style-name="P271">Cabo -11<text:span text:style-name="T1"> !</text:span></text:p>
            <text:p text:style-name="P271">Chapada -4<text:span text:style-name="T1"> !</text:span></text:p>
            <text:p text:style-name="P271">Maciço -5<text:span text:style-name="T1"> !</text:span></text:p>
            <text:p text:style-name="P220">Montanha -3</text:p>
            <text:p text:style-name="P220">Morro -2</text:p>
            <text:p text:style-name="P271">Península -9<text:span text:style-name="T1"> !</text:span></text:p>
            <text:p text:style-name="P220">Pico -17</text:p>
            <text:p text:style-name="P271">Planalto -6<text:span text:style-name="T1"> !</text:span></text:p>
            <text:p text:style-name="P271">Planície -7<text:span text:style-name="T1"> !</text:span></text:p>
            <text:p text:style-name="P271">Ponta -10<text:span text:style-name="T1"> !</text:span></text:p>
            <text:p text:style-name="P210">[P]</text:p>
          </table:table-cell>
        </table:table-row>
        <table:table-row>
          <table:covered-table-cell/>
          <table:covered-table-cell/>
          <table:table-cell table:style-name="Table7.C5" office:value-type="string">
            <text:p text:style-name="P528">Praia -12</text:p>
            <text:p text:style-name="P496">[P L]</text:p>
          </table:table-cell>
        </table:table-row>
        <table:table-row>
          <table:covered-table-cell/>
          <table:covered-table-cell/>
          <table:table-cell table:style-name="Table7.C6" office:value-type="string">
            <text:p text:style-name="P218">A SER PREENCHIDO -999</text:p>
            <text:p text:style-name="P218"/>
            <text:p text:style-name="P439">L - "<text:span text:style-name="T172">tipo</text:span>" in (9<text:span text:style-name="T61">99)</text:span></text:p>
            <text:p text:style-name="P439"/>
            <text:p text:style-name="P459"><text:span text:style-name="T173">A</text:span> - <text:span text:style-name="T108">"</text:span><text:span text:style-name="T116">tipo</text:span><text:span text:style-name="T108">" in (</text:span><text:span text:style-name="T117">4, 5, 6, 7, 8, 9, 10, 11, 13, 14, </text:span><text:span text:style-name="T116">15, </text:span><text:span text:style-name="T117">19, 20,</text:span><text:span text:style-name="T116"> </text:span><text:span text:style-name="T117">21, 22, </text:span><text:span text:style-name="T116">23, 25, </text:span><text:span text:style-name="T117">31, 33</text:span><text:span text:style-name="T115">)</text:span>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9">Classe </text:p>
          </table:table-cell>
          <table:table-cell table:style-name="Table3.B1" office:value-type="string">
            <text:p text:style-name="P349">sumidouro_vertedouro (elemnat_sumidouro_vertedouro) [P]</text:p>
          </table:table-cell>
        </table:table-row>
        <table:table-row>
          <table:table-cell table:style-name="Table3.A2" office:value-type="string">
            <text:p text:style-name="P49">Atributo</text:p>
          </table:table-cell>
          <table:table-cell table:style-name="Table3.B2" office:value-type="string">
            <text:p text:style-name="P477">tipo<text:span text:style-name="T5"> (1)</text:span></text:p>
          </table:table-cell>
        </table:table-row>
        <table:table-row>
          <table:table-cell table:style-name="Table3.A3" office:value-type="string">
            <text:p text:style-name="P49">Domínio</text:p>
          </table:table-cell>
          <table:table-cell table:style-name="Table3.B3" office:value-type="string">
            <text:p text:style-name="P478">Sumidouro – 4</text:p>
            <text:p text:style-name="P478">Verdedouro - 5</text:p>
          </table:table-cell>
        </table:table-row>
      </table:table>
      <text:p text:style-name="P19"/>
      <text:p text:style-name="P21"/>
      <table:table table:name="Table5" table:style-name="Table5">
        <table:table-column table:style-name="Table5.A"/>
        <table:table-column table:style-name="Table5.B" table:number-columns-repeated="4"/>
        <table:table-row>
          <table:table-cell table:style-name="Table5.A1" office:value-type="string">
            <text:p text:style-name="P51">Classe </text:p>
          </table:table-cell>
          <table:table-cell table:style-name="Table5.B1" table:number-columns-spanned="4" office:value-type="string">
            <text:p text:style-name="P350">barragem (elemnat_barragem) [<text:span text:style-name="T265">L</text:span>A]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51">Atributo</text:p>
          </table:table-cell>
          <table:table-cell table:style-name="Table5.A2" office:value-type="string">
            <text:p text:style-name="P172">nome<text:span text:style-name="T6"> (0..1)</text:span></text:p>
          </table:table-cell>
          <table:table-cell table:style-name="Table5.A2" office:value-type="string">
            <text:p text:style-name="P172">tipo<text:span text:style-name="T5"> (1)</text:span></text:p>
          </table:table-cell>
          <table:table-cell table:style-name="Table5.A2" office:value-type="string">
            <text:p text:style-name="P169">situacao_fisica<text:span text:style-name="T5"> (1)</text:span></text:p>
          </table:table-cell>
          <table:table-cell table:style-name="Table5.E2" office:value-type="string">
            <text:p text:style-name="P169">material_construcao<text:span text:style-name="T5"> (1)</text:span></text:p>
          </table:table-cell>
        </table:table-row>
        <table:table-row>
          <table:table-cell table:style-name="Table5.A3" office:value-type="string">
            <text:p text:style-name="P51">Domínio</text:p>
          </table:table-cell>
          <table:table-cell table:style-name="Table5.B3" office:value-type="string">
            <text:p text:style-name="P416">A ser preenchido</text:p>
          </table:table-cell>
          <table:table-cell table:style-name="Table5.C3" office:value-type="string">
            <text:p text:style-name="P117">1 – Barragem</text:p>
            <text:p text:style-name="P295">2- Dique</text:p>
          </table:table-cell>
          <table:table-cell table:style-name="Table5.D3" office:value-type="string">
            <text:p text:style-name="P259">Abandonada -1<text:span text:style-name="T1"> !</text:span></text:p>
            <text:p text:style-name="P79">Construída -3</text:p>
            <text:p text:style-name="P183"><text:span text:style-name="T154">Destruída -2</text:span><text:span text:style-name="T155"> !</text:span></text:p>
            <text:p text:style-name="P259">Em construção -4<text:span text:style-name="T1"> !</text:span></text:p>
            <text:p text:style-name="P288"/>
          </table:table-cell>
          <table:table-cell table:style-name="Table5.E3" office:value-type="string">
            <text:p text:style-name="P259">Alvenaria -1<text:span text:style-name="T1"> !</text:span></text:p>
            <text:p text:style-name="P79">Concreto -2</text:p>
            <text:p text:style-name="P182">Rocha -4</text:p>
            <text:p text:style-name="P182">Terra -23</text:p>
            <text:p text:style-name="P353">Desconhecido – 0</text:p>
            <text:p text:style-name="P353"/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Classe </text:p>
          </table:table-cell>
          <table:table-cell table:style-name="Table2.B1" office:value-type="string">
            <text:p text:style-name="P352">terreno_sujeito_inundacao (elemnat_terreno_sujeito_inundacao) [A]</text:p>
          </table:table-cell>
        </table:table-row>
        <table:table-row>
          <table:table-cell table:style-name="Table2.A2" office:value-type="string">
            <text:p text:style-name="P48">Atributo</text:p>
          </table:table-cell>
          <table:table-cell table:style-name="Table2.B2" office:value-type="string">
            <text:p text:style-name="P349"/>
          </table:table-cell>
        </table:table-row>
        <table:table-row>
          <table:table-cell table:style-name="Table2.A3" office:value-type="string">
            <text:p text:style-name="P48">Domínio</text:p>
          </table:table-cell>
          <table:table-cell table:style-name="Table2.B3" office:value-type="string">
            <text:p text:style-name="P48"/>
          </table:table-cell>
        </table:table-row>
      </table:table>
      <text:p text:style-name="P18"/>
      <text:p text:style-name="P20"/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50">Classe </text:p>
          </table:table-cell>
          <table:table-cell table:style-name="Table4.B1" table:number-columns-spanned="2" office:value-type="string">
            <text:p text:style-name="P479">ilha (elemnat_ilha) [A]</text:p>
          </table:table-cell>
          <table:covered-table-cell/>
        </table:table-row>
        <table:table-row>
          <table:table-cell table:style-name="Table4.A2" office:value-type="string">
            <text:p text:style-name="P50">Atributo</text:p>
          </table:table-cell>
          <table:table-cell table:style-name="Table4.A2" office:value-type="string">
            <text:p text:style-name="P171">nome<text:span text:style-name="T6"> (0..1)</text:span></text:p>
          </table:table-cell>
          <table:table-cell table:style-name="Table4.C2" office:value-type="string">
            <text:p text:style-name="P171">tipo<text:span text:style-name="T5"> (1)</text:span></text:p>
          </table:table-cell>
        </table:table-row>
        <table:table-row>
          <table:table-cell table:style-name="Table4.A3" office:value-type="string">
            <text:p text:style-name="P50">Domínio</text:p>
          </table:table-cell>
          <table:table-cell table:style-name="Table4.B3" office:value-type="string">
            <text:p text:style-name="P415">A ser preenchido</text:p>
          </table:table-cell>
          <table:table-cell table:style-name="Table4.C3" office:value-type="string">
            <text:p text:style-name="P217">Ilha <text:span text:style-name="T37">Fluvial</text:span>-30</text:p>
            <text:p text:style-name="P217">Ilha <text:span text:style-name="T37">Lacustre</text:span>-3<text:span text:style-name="T37">2</text:span></text:p>
            <text:p text:style-name="P494">Ilha <text:span text:style-name="T37">Maritima</text:span>-3<text:span text:style-name="T37">1</text:span></text:p>
          </table:table-cell>
        </table:table-row>
      </table:table>
      <text:p text:style-name="P20"/>
      <text:p text:style-name="P18"/>
      <table:table table:name="Tabela3" table:style-name="Tabela3">
        <table:table-column table:style-name="Tabela3.A"/>
        <table:table-column table:style-name="Tabela3.B" table:number-columns-repeated="2"/>
        <table:table-row>
          <table:table-cell table:style-name="Tabela3.A1" office:value-type="string">
            <text:p text:style-name="P41">Classe</text:p>
          </table:table-cell>
          <table:table-cell table:style-name="Tabela3.B1" table:number-columns-spanned="2" office:value-type="string">
            <text:p text:style-name="P111">elemento_hidrografico <text:span text:style-name="T31">(elemnat_elemento_hidrografico) [PLA]</text:span></text:p>
          </table:table-cell>
          <table:covered-table-cell/>
        </table:table-row>
        <table:table-row>
          <table:table-cell table:style-name="Tabela3.A2" office:value-type="string">
            <text:p text:style-name="P41">Atributo</text:p>
          </table:table-cell>
          <table:table-cell table:style-name="Tabela3.A2" office:value-type="string">
            <text:p text:style-name="P168">nome<text:span text:style-name="T6"> (0..1)</text:span></text:p>
          </table:table-cell>
          <table:table-cell table:style-name="Tabela3.C2" office:value-type="string">
            <text:p text:style-name="P168">tipo<text:span text:style-name="T5"> (1)</text:span></text:p>
          </table:table-cell>
        </table:table-row>
        <table:table-row>
          <table:table-cell table:style-name="Tabela3.A8" table:number-rows-spanned="6" office:value-type="string">
            <text:p text:style-name="P41">Domínio</text:p>
          </table:table-cell>
          <table:table-cell table:style-name="Tabela3.B8" table:number-rows-spanned="6" office:value-type="string">
            <text:p text:style-name="P413">A ser preenchido</text:p>
          </table:table-cell>
          <table:table-cell table:style-name="Tabela3.C3" office:value-type="string">
            <text:p text:style-name="P268">Banco de areia <text:span text:style-name="T36">Cordão Arenoso</text:span> -<text:span text:style-name="T36">17 !</text:span></text:p>
            <text:p text:style-name="P268">Banco de areia <text:span text:style-name="T36">Fluvial</text:span> -<text:span text:style-name="T36">14 !</text:span></text:p>
            <text:p text:style-name="P221"><text:span text:style-name="T154">Banco de areia </text:span><text:span text:style-name="T156">Lacustre</text:span><text:span text:style-name="T154"> -</text:span><text:span text:style-name="T156">16 !</text:span></text:p>
            <text:p text:style-name="P221"><text:span text:style-name="T154">Banco de areia </text:span><text:span text:style-name="T156">Marítimo</text:span><text:span text:style-name="T154"> -</text:span><text:span text:style-name="T156">15 !</text:span></text:p>
            <text:p text:style-name="P128"><text:span text:style-name="T36">[</text:span>A]</text:p>
          </table:table-cell>
        </table:table-row>
        <table:table-row>
          <table:covered-table-cell/>
          <table:covered-table-cell/>
          <table:table-cell table:style-name="Tabela3.C4" office:value-type="string">
            <text:p text:style-name="P215">Cachoeira -9</text:p>
            <text:p text:style-name="P268">Catarata -11<text:span text:style-name="T1"> !</text:span></text:p>
            <text:p text:style-name="P215">Salto -10</text:p>
            <text:p text:style-name="P267">Foz <text:span text:style-name="T57">Marítima</text:span> -6<text:span text:style-name="T1"> !</text:span></text:p>
            <text:p text:style-name="P207">[P L]</text:p>
          </table:table-cell>
        </table:table-row>
        <table:table-row>
          <table:covered-table-cell/>
          <table:covered-table-cell/>
          <table:table-cell table:style-name="Tabela3.C5" office:value-type="string">
            <text:p text:style-name="P215">Corredeira -12</text:p>
            <text:p text:style-name="P268"/>
            <text:p text:style-name="P215"/>
            <text:p text:style-name="P207">[P L A]</text:p>
          </table:table-cell>
        </table:table-row>
        <table:table-row>
          <table:covered-table-cell/>
          <table:covered-table-cell/>
          <table:table-cell table:style-name="Tabela3.C6" office:value-type="string">
            <text:p text:style-name="P216"><text:span text:style-name="T154">Olho dágua -3</text:span><text:span text:style-name="T155"> !</text:span></text:p>
            <text:p text:style-name="P215">Poço artesiano -2</text:p>
            <text:p text:style-name="P215">Poço <text:span text:style-name="T151">dágua</text:span> -1</text:p>
            <text:p text:style-name="P215"/>
            <text:p text:style-name="P207">[P]</text:p>
          </table:table-cell>
        </table:table-row>
        <table:table-row>
          <table:covered-table-cell/>
          <table:covered-table-cell/>
          <table:table-cell table:style-name="Tabela3.C7" office:value-type="string">
            <text:p text:style-name="P269">Recife <text:span text:style-name="T57">Contíguo</text:span> -<text:span text:style-name="T37">18 !</text:span></text:p>
            <text:p text:style-name="P269">Recife <text:span text:style-name="T37">Afastado</text:span> -<text:span text:style-name="T37">19 !</text:span></text:p>
            <text:p text:style-name="P269">Rocha em água -8<text:span text:style-name="T1"> !</text:span></text:p>
            <text:p text:style-name="P269"/>
            <text:p text:style-name="P116">[PA]</text:p>
          </table:table-cell>
        </table:table-row>
        <table:table-row>
          <table:covered-table-cell/>
          <table:covered-table-cell/>
          <table:table-cell table:style-name="Tabela3.C8" office:value-type="string">
            <text:p text:style-name="P215">A SER PREENCHIDO -999</text:p>
            <text:p text:style-name="P215"/>
            <text:p text:style-name="P437">L - "<text:span text:style-name="T172">tipo</text:span>" in (9<text:span text:style-name="T61">99)</text:span></text:p>
            <text:p text:style-name="P437"/>
            <text:p text:style-name="P456"><text:span text:style-name="T173">A</text:span> - <text:span text:style-name="T108">"</text:span><text:span text:style-name="T116">tipo</text:span><text:span text:style-name="T108">" in (</text:span><text:span text:style-name="T116">6, 8, 11, 14, 15, 16, 17, 18, 19</text:span><text:span text:style-name="T115">)</text:span></text:p>
          </table:table-cell>
        </table:table-row>
      </table:table>
      <text:p text:style-name="P6"/>
      <text:p text:style-name="P11"/>
      <table:table table:name="Tabela7" table:style-name="Tabela7">
        <table:table-column table:style-name="Tabela7.A"/>
        <table:table-column table:style-name="Tabela7.B" table:number-columns-repeated="2"/>
        <table:table-row>
          <table:table-cell table:style-name="Tabela7.A1" office:value-type="string">
            <text:p text:style-name="P42">Classe</text:p>
          </table:table-cell>
          <table:table-cell table:style-name="Tabela7.B1" table:number-columns-spanned="2" office:value-type="string">
            <text:p text:style-name="P62">ponto_cotado <text:span text:style-name="T7">(</text:span>elemnat_ponto_cotado<text:span text:style-name="T7">) [P]</text:span></text:p>
          </table:table-cell>
          <table:covered-table-cell/>
        </table:table-row>
        <table:table-row>
          <table:table-cell table:style-name="Tabela7.A2" office:value-type="string">
            <text:p text:style-name="P42">Atributo</text:p>
          </table:table-cell>
          <table:table-cell table:style-name="Tabela7.A2" office:value-type="string">
            <text:p text:style-name="P62">cota (1)</text:p>
          </table:table-cell>
          <table:table-cell table:style-name="Tabela7.C2" office:value-type="string">
            <text:p text:style-name="P62">cota_comprovada (1)</text:p>
          </table:table-cell>
        </table:table-row>
        <table:table-row>
          <table:table-cell table:style-name="Tabela7.A4" table:number-rows-spanned="2" office:value-type="string">
            <text:p text:style-name="P42">Domínio</text:p>
          </table:table-cell>
          <table:table-cell table:style-name="Tabela7.B4" table:number-rows-spanned="2" office:value-type="string">
            <text:p text:style-name="P62">A ser preenchido</text:p>
          </table:table-cell>
          <table:table-cell table:style-name="Tabela7.C3" office:value-type="string">
            <text:p text:style-name="P62">Sim -1</text:p>
            <text:p text:style-name="P62">Não -2</text:p>
          </table:table-cell>
        </table:table-row>
        <table:table-row>
          <table:covered-table-cell/>
          <table:covered-table-cell/>
          <table:table-cell table:style-name="Tabela7.C4" office:value-type="string">
            <text:p text:style-name="P134">A SER PREENCHIDO -999</text:p>
            <text:p text:style-name="P134"/>
            <text:p text:style-name="P385">L - "<text:span text:style-name="T61">cota_comprovada</text:span>" in<text:span text:style-name="T61"> (999)</text:span></text:p>
          </table:table-cell>
        </table:table-row>
      </table:table>
      <text:p text:style-name="P11"/>
      <text:p text:style-name="P14"/>
      <table:table table:name="Tabela5" table:style-name="Tabela5">
        <table:table-column table:style-name="Tabela5.A"/>
        <table:table-column table:style-name="Tabela5.B" table:number-columns-repeated="3"/>
        <table:table-row>
          <table:table-cell table:style-name="Tabela5.A1" office:value-type="string">
            <text:p text:style-name="P44">Classe</text:p>
          </table:table-cell>
          <table:table-cell table:style-name="Tabela5.B1" table:number-columns-spanned="3" office:value-type="string">
            <text:p text:style-name="P138">trecho_drenagem <text:span text:style-name="T7">(</text:span>elemnat_trecho_drenagem<text:span text:style-name="T7">) [L]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44">Atributo</text:p>
          </table:table-cell>
          <table:table-cell table:style-name="Tabela5.A2" office:value-type="string">
            <text:p text:style-name="P139">nome<text:span text:style-name="T6"> (0..1)</text:span></text:p>
          </table:table-cell>
          <table:table-cell table:style-name="Tabela5.A2" office:value-type="string">
            <text:p text:style-name="P139">tipo<text:span text:style-name="T5"> (1)</text:span></text:p>
          </table:table-cell>
          <table:table-cell table:style-name="Tabela5.D2" office:value-type="string">
            <text:p text:style-name="P139">regime<text:span text:style-name="T5"> (1)</text:span></text:p>
          </table:table-cell>
        </table:table-row>
        <table:table-row>
          <table:table-cell table:style-name="Tabela5.A5" table:number-rows-spanned="3" office:value-type="string">
            <text:p text:style-name="P44">Domínio</text:p>
          </table:table-cell>
          <table:table-cell table:style-name="Tabela5.B5" table:number-rows-spanned="3" office:value-type="string">
            <text:p text:style-name="P140">A ser preenchido</text:p>
          </table:table-cell>
          <table:table-cell table:style-name="Tabela5.C3" office:value-type="string">
            <text:p text:style-name="P140">Canal<text:span text:style-name="T4">-2</text:span></text:p>
            <text:p text:style-name="P523">Canal encoberto – 4 !</text:p>
            <text:p text:style-name="P141">Rio <text:span text:style-name="T4">-1</text:span></text:p>
          </table:table-cell>
          <table:table-cell table:style-name="Tabela5.D3" office:value-type="string">
            <text:p text:style-name="P140">Permanente <text:span text:style-name="T4">-1</text:span></text:p>
            <text:p text:style-name="P255">Seco <text:span text:style-name="T4">-5 !</text:span></text:p>
            <text:p text:style-name="P255">Temporário <text:span text:style-name="T4">-3 !</text:span></text:p>
            <text:p text:style-name="P399"><text:span text:style-name="T111">A</text:span><text:span text:style-name="T110"> – "</text:span><text:span text:style-name="T120">tipo</text:span><text:span text:style-name="T110">" </text:span><text:span text:style-name="T120">in (1,2) and </text:span><text:span text:style-name="T110">"regime" in (</text:span><text:span text:style-name="T111">3,</text:span><text:span text:style-name="T120">5</text:span><text:span text:style-name="T110">)</text:span></text:p>
          </table:table-cell>
        </table:table-row>
        <table:table-row>
          <table:covered-table-cell/>
          <table:covered-table-cell/>
          <table:table-cell table:style-name="Tabela5.C4" office:value-type="string">
            <text:p text:style-name="P142"><text:span text:style-name="T204">Pluvial</text:span> <text:span text:style-name="T4">-3</text:span></text:p>
          </table:table-cell>
          <table:table-cell table:style-name="Tabela5.D4" office:value-type="string">
            <text:p text:style-name="P142">Seco <text:span text:style-name="T4">-5</text:span></text:p>
            <text:p text:style-name="P142"/>
            <text:p text:style-name="P380">V - "tipo" in (<text:span text:style-name="T61">3)</text:span> and <text:span text:style-name="T102">not (</text:span>"<text:span text:style-name="T61">regime</text:span>" <text:span text:style-name="T61">in (5))</text:span></text:p>
          </table:table-cell>
        </table:table-row>
        <table:table-row>
          <table:covered-table-cell/>
          <table:covered-table-cell/>
          <table:table-cell table:style-name="Tabela5.C5" office:value-type="string">
            <text:p text:style-name="P133">A SER PREENCHIDO -999</text:p>
            <text:p text:style-name="P133"/>
            <text:p text:style-name="P388">L - "tipo" in (999)</text:p>
          </table:table-cell>
          <table:table-cell table:style-name="Tabela5.D5" office:value-type="string">
            <text:p text:style-name="P133">A SER PREENCHIDO -999</text:p>
            <text:p text:style-name="P133"/>
            <text:p text:style-name="P388">L - "regime" in (999)</text:p>
          </table:table-cell>
        </table:table-row>
      </table:table>
      <text:p text:style-name="P16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Classe </text:p>
          </table:table-cell>
          <table:table-cell table:style-name="Table1.B1" office:value-type="string">
            <text:p text:style-name="P480">vala (infra_vala) [L]</text:p>
          </table:table-cell>
        </table:table-row>
        <table:table-row>
          <table:table-cell table:style-name="Table1.A2" office:value-type="string">
            <text:p text:style-name="P46">Atributo</text:p>
          </table:table-cell>
          <table:table-cell table:style-name="Table1.B2" office:value-type="string">
            <text:p text:style-name="P46"/>
          </table:table-cell>
        </table:table-row>
        <table:table-row>
          <table:table-cell table:style-name="Table1.A3" office:value-type="string">
            <text:p text:style-name="P46">Domínio</text:p>
          </table:table-cell>
          <table:table-cell table:style-name="Table1.B3" office:value-type="string">
            <text:p text:style-name="P46"/>
          </table:table-cell>
        </table:table-row>
      </table:table>
      <text:p text:style-name="P17"/>
      <text:p text:style-name="P26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55">Classe</text:p>
          </table:table-cell>
          <table:table-cell table:style-name="Tabela26.B1" office:value-type="string">
            <text:p text:style-name="P123">trecho_hidrovario (infra_trecho_hidrovario) [L]</text:p>
          </table:table-cell>
        </table:table-row>
        <table:table-row>
          <table:table-cell table:style-name="Tabela26.A2" office:value-type="string">
            <text:p text:style-name="P55">Atributo</text:p>
          </table:table-cell>
          <table:table-cell table:style-name="Tabela26.B2" office:value-type="string">
            <text:p text:style-name="P176">nome<text:span text:style-name="T6"> (0..1)</text:span></text:p>
          </table:table-cell>
        </table:table-row>
        <table:table-row>
          <table:table-cell table:style-name="Tabela26.A3" office:value-type="string">
            <text:p text:style-name="P55">Domínio</text:p>
          </table:table-cell>
          <table:table-cell table:style-name="Tabela26.B3" office:value-type="string">
            <text:p text:style-name="P421">A ser preenchido</text:p>
          </table:table-cell>
        </table:table-row>
      </table:table>
      <text:p text:style-name="P26"/>
      <text:p text:style-name="P27"/>
      <table:table table:name="Tabela27" table:style-name="Tabela27">
        <table:table-column table:style-name="Tabela27.A"/>
        <table:table-column table:style-name="Tabela27.B" table:number-columns-repeated="5"/>
        <table:table-row>
          <table:table-cell table:style-name="Tabela27.A1" office:value-type="string">
            <text:p text:style-name="P56">Classe</text:p>
          </table:table-cell>
          <table:table-cell table:style-name="Tabela27.B1" table:number-columns-spanned="5" office:value-type="string">
            <text:p text:style-name="P124">trecho_duto (infra_trecho_duto) [L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office:value-type="string">
            <text:p text:style-name="P56">Atributo</text:p>
          </table:table-cell>
          <table:table-cell table:style-name="Tabela27.A2" office:value-type="string">
            <text:p text:style-name="P177">nome<text:span text:style-name="T6"> (0..1)</text:span></text:p>
          </table:table-cell>
          <table:table-cell table:style-name="Tabela27.A2" office:value-type="string">
            <text:p text:style-name="P356">tipo</text:p>
          </table:table-cell>
          <table:table-cell table:style-name="Tabela27.A2" office:value-type="string">
            <text:p text:style-name="P178">tipo<text:span text:style-name="T5"> (1)</text:span></text:p>
          </table:table-cell>
          <table:table-cell table:style-name="Tabela27.A2" office:value-type="string">
            <text:p text:style-name="P357">situacao_fisica (1)</text:p>
          </table:table-cell>
          <table:table-cell table:style-name="Tabela27.F2" office:value-type="string">
            <text:p text:style-name="P322">posicao_relativa<text:span text:style-name="T5"> (1)</text:span></text:p>
          </table:table-cell>
        </table:table-row>
        <table:table-row>
          <table:table-cell table:style-name="Tabela27.A3" office:value-type="string">
            <text:p text:style-name="P56">Domínio</text:p>
          </table:table-cell>
          <table:table-cell table:style-name="Tabela27.B3" office:value-type="string">
            <text:p text:style-name="P422">A ser preenchido</text:p>
          </table:table-cell>
          <table:table-cell table:style-name="Tabela27.C3" office:value-type="string">
            <text:p text:style-name="P93">Calha –<text:span text:style-name="T223">1XX !</text:span></text:p>
            <text:p text:style-name="P121">[L]</text:p>
          </table:table-cell>
          <table:table-cell table:style-name="Tabela27.D3" office:value-type="string">
            <text:p text:style-name="P93">Calha – <text:span text:style-name="T46">á</text:span>gua <text:span text:style-name="T46">pluvial</text:span>-<text:span text:style-name="T223">1</text:span>01</text:p>
          </table:table-cell>
          <table:table-cell table:style-name="Tabela27.E3" office:value-type="string">
            <text:p text:style-name="P262">Abandonada -1<text:span text:style-name="T1"> !</text:span></text:p>
            <text:p text:style-name="P83">Construída -3</text:p>
            <text:p text:style-name="P83">Desconhecida -0</text:p>
            <text:p text:style-name="P187"><text:span text:style-name="T154">Destruída -2</text:span><text:span text:style-name="T155"> !</text:span></text:p>
            <text:p text:style-name="P262">Em construção -4<text:span text:style-name="T1"> !</text:span></text:p>
            <text:p text:style-name="P292"/>
          </table:table-cell>
          <table:table-cell table:style-name="Tabela27.F5" table:number-rows-spanned="3" office:value-type="string">
            <text:p text:style-name="P497">Elevado -3</text:p>
            <text:p text:style-name="P497">Emerso -4</text:p>
            <text:p text:style-name="P497">Submerso -5</text:p>
            <text:p text:style-name="P497">Subterrâneo -6</text:p>
            <text:p text:style-name="P497">Superfície -2</text:p>
          </table:table-cell>
        </table:table-row>
        <table:table-row>
          <table:table-cell table:style-name="Tabela27.A4" office:value-type="string">
            <text:p text:style-name="P56"/>
          </table:table-cell>
          <table:table-cell table:style-name="Tabela27.B4" office:value-type="string">
            <text:p text:style-name="P422"/>
          </table:table-cell>
          <table:table-cell table:style-name="Tabela27.C4" office:value-type="string">
            <text:p text:style-name="P93">Correia Transportadora <text:span text:style-name="T24">- 2XX !</text:span></text:p>
            <text:p text:style-name="P121">[L]</text:p>
          </table:table-cell>
          <table:table-cell table:style-name="Tabela27.D4" office:value-type="string">
            <text:p text:style-name="P122">Correia transp – Grãos -<text:span text:style-name="T223">2</text:span>02</text:p>
            <text:p text:style-name="P122">Correia transp – Minério -<text:span text:style-name="T223">20</text:span>1</text:p>
            <text:p text:style-name="P122">Correia transp – Outros -<text:span text:style-name="T223">2</text:span>98</text:p>
          </table:table-cell>
          <table:table-cell table:style-name="Tabela27.E4" office:value-type="string">
            <text:p text:style-name="P263">Abandonada -1<text:span text:style-name="T1"> !</text:span></text:p>
            <text:p text:style-name="P84">Construída -3</text:p>
            <text:p text:style-name="P84">Desconhecida -0</text:p>
            <text:p text:style-name="P188"><text:span text:style-name="T154">Destruída -2</text:span><text:span text:style-name="T155"> !</text:span></text:p>
            <text:p text:style-name="P263">Em construção -4<text:span text:style-name="T1"> !</text:span></text:p>
            <text:p text:style-name="P293"/>
          </table:table-cell>
          <table:covered-table-cell/>
        </table:table-row>
        <table:table-row>
          <table:table-cell table:style-name="Tabela27.A5" office:value-type="string">
            <text:p text:style-name="P56"/>
          </table:table-cell>
          <table:table-cell table:style-name="Tabela27.B5" office:value-type="string">
            <text:p text:style-name="P422"/>
          </table:table-cell>
          <table:table-cell table:style-name="Tabela27.C5" office:value-type="string">
            <text:p text:style-name="P326">Duto <text:span text:style-name="T24">-3XX</text:span></text:p>
            <text:p text:style-name="P121">[L]</text:p>
          </table:table-cell>
          <table:table-cell table:style-name="Tabela27.D5" office:value-type="string">
            <text:p text:style-name="P328">Duto – Efluentes -<text:span text:style-name="T224">309</text:span></text:p>
            <text:p text:style-name="P328">Duto – Gás -<text:span text:style-name="T224">308</text:span></text:p>
            <text:p text:style-name="P329">Duto – Nafta -<text:span text:style-name="T224">3</text:span>07</text:p>
            <text:p text:style-name="P329">Duto – Petróleo -<text:span text:style-name="T224">3</text:span>06</text:p>
            <text:p text:style-name="P329">Duto – Querosene -<text:span text:style-name="T224">3</text:span>05</text:p>
            <text:p text:style-name="P329">Duto – Óleo -<text:span text:style-name="T224">3</text:span>02</text:p>
            <text:p text:style-name="P329">Duto – Outros -<text:span text:style-name="T224">3</text:span>98</text:p>
            <text:p text:style-name="P329">Duto – Esgoto -<text:span text:style-name="T224">3</text:span>10</text:p>
            <text:p text:style-name="P329">Duto – Água -<text:span text:style-name="T224">3</text:span>01</text:p>
            <text:p text:style-name="P329">Duto – Álcool -<text:span text:style-name="T224">3</text:span>04</text:p>
            <text:p text:style-name="P329">Duto – Gasolina -<text:span text:style-name="T224">3</text:span>03</text:p>
            <text:p text:style-name="P323">Duto – Desconhecido -<text:span text:style-name="T224">3</text:span>00</text:p>
          </table:table-cell>
          <table:table-cell table:style-name="Tabela27.E5" office:value-type="string">
            <text:p text:style-name="P263">Abandonada -1<text:span text:style-name="T1"> !</text:span></text:p>
            <text:p text:style-name="P84">Construída -3</text:p>
            <text:p text:style-name="P84">Desconhecida -0</text:p>
            <text:p text:style-name="P188"><text:span text:style-name="T154">Destruída -2</text:span><text:span text:style-name="T155"> !</text:span></text:p>
            <text:p text:style-name="P263">Em construção -4<text:span text:style-name="T1"> !</text:span></text:p>
            <text:p text:style-name="P293"/>
          </table:table-cell>
          <table:covered-table-cell/>
        </table:table-row>
      </table:table>
      <text:p text:style-name="P27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52">Classe </text:p>
          </table:table-cell>
          <table:table-cell table:style-name="Table6.B1" table:number-columns-spanned="3" office:value-type="string">
            <text:p text:style-name="P351"><text:span text:style-name="T206">mobilidade_urbana</text:span> (<text:span text:style-name="T206">infra_mobilidade_urbana</text:span>) [<text:span text:style-name="T206">L</text:span>]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52">Atributo</text:p>
          </table:table-cell>
          <table:table-cell table:style-name="Table6.A2" office:value-type="string">
            <text:p text:style-name="P173">nome<text:span text:style-name="T6"> (0..1)</text:span></text:p>
          </table:table-cell>
          <table:table-cell table:style-name="Table6.A2" office:value-type="string">
            <text:p text:style-name="P173">tipo<text:span text:style-name="T5"> (1)</text:span></text:p>
          </table:table-cell>
          <table:table-cell table:style-name="Table6.D2" office:value-type="string">
            <text:p text:style-name="P173">situacao_fisica<text:span text:style-name="T5"> (1)</text:span></text:p>
          </table:table-cell>
        </table:table-row>
        <table:table-row>
          <table:table-cell table:style-name="Table6.A3" office:value-type="string">
            <text:p text:style-name="P52">Domínio</text:p>
          </table:table-cell>
          <table:table-cell table:style-name="Table6.B3" office:value-type="string">
            <text:p text:style-name="P417">A ser preenchido</text:p>
          </table:table-cell>
          <table:table-cell table:style-name="Table6.C3" office:value-type="string">
            <text:p text:style-name="P118">1 – Calçadão / Rua pedestre</text:p>
            <text:p text:style-name="P118">2 - Ciclovia</text:p>
          </table:table-cell>
          <table:table-cell table:style-name="Table6.D3" office:value-type="string">
            <text:p text:style-name="P260">Abandonada -1<text:span text:style-name="T1"> !</text:span></text:p>
            <text:p text:style-name="P80">Construída -3</text:p>
            <text:p text:style-name="P80">Desconhecida -0</text:p>
            <text:p text:style-name="P185"><text:span text:style-name="T154">Destruída -2</text:span><text:span text:style-name="T155"> !</text:span></text:p>
            <text:p text:style-name="P260">Em construção -4<text:span text:style-name="T1"> !</text:span></text:p>
            <text:p text:style-name="P289"/>
          </table:table-cell>
        </table:table-row>
      </table:table>
      <text:p text:style-name="P22"/>
      <text:p text:style-name="P22"/>
      <text:p text:style-name="P28"/>
      <table:table table:name="Tabela24" table:style-name="Tabela24">
        <table:table-column table:style-name="Tabela24.A"/>
        <table:table-column table:style-name="Tabela24.B"/>
        <table:table-column table:style-name="Tabela24.C" table:number-columns-repeated="2"/>
        <table:table-column table:style-name="Tabela24.E"/>
        <table:table-row>
          <table:table-cell table:style-name="Tabela24.A1" office:value-type="string">
            <text:p text:style-name="P57">Classe</text:p>
          </table:table-cell>
          <table:table-cell table:style-name="Tabela24.B1" table:number-columns-spanned="4" office:value-type="string">
            <text:p text:style-name="P129">elemento_<text:span text:style-name="T229">energia</text:span><text:span text:style-name="T18"> (</text:span><text:span text:style-name="T21">infra</text:span><text:span text:style-name="T19">_elemento_</text:span><text:span text:style-name="T23">energia</text:span><text:span text:style-name="T18">) </text:span><text:span text:style-name="T20">[</text:span><text:span text:style-name="T22">PLA</text:span><text:span text:style-name="T20">]</text:span></text:p>
          </table:table-cell>
          <table:covered-table-cell/>
          <table:covered-table-cell/>
          <table:covered-table-cell/>
        </table:table-row>
        <table:table-row>
          <table:table-cell table:style-name="Tabela24.A2" office:value-type="string">
            <text:p text:style-name="P57">Atributo</text:p>
          </table:table-cell>
          <table:table-cell table:style-name="Tabela24.A2" office:value-type="string">
            <text:p text:style-name="P179">nome<text:span text:style-name="T6"> (0..1)</text:span></text:p>
          </table:table-cell>
          <table:table-cell table:style-name="Tabela24.A2" office:value-type="string">
            <text:p text:style-name="P324">filtro (1)</text:p>
          </table:table-cell>
          <table:table-cell table:style-name="Tabela24.A2" office:value-type="string">
            <text:p text:style-name="P179">Tipo<text:span text:style-name="T5"> (1)</text:span></text:p>
          </table:table-cell>
          <table:table-cell table:style-name="Tabela24.E2" office:value-type="string">
            <text:p text:style-name="P179">situacao_fisica<text:span text:style-name="T5"> (1)</text:span></text:p>
          </table:table-cell>
        </table:table-row>
      </table:table>
      <table:table table:name="Tabela28" table:style-name="Tabela28">
        <table:table-column table:style-name="Tabela28.A"/>
        <table:table-column table:style-name="Tabela28.B"/>
        <table:table-column table:style-name="Tabela28.C" table:number-columns-repeated="2"/>
        <table:table-column table:style-name="Tabela28.E"/>
        <table:table-row>
          <table:table-cell table:style-name="Tabela28.A1" table:number-rows-spanned="5" office:value-type="string">
            <text:p text:style-name="P57">Domínio</text:p>
          </table:table-cell>
          <table:table-cell table:style-name="Tabela28.A1" table:number-rows-spanned="5" office:value-type="string">
            <text:p text:style-name="P423">A ser preenchido</text:p>
          </table:table-cell>
          <table:table-cell table:style-name="Tabela28.A1" office:value-type="string">
            <text:p text:style-name="P325">Grupo de transformadores <text:span text:style-name="T25">-6XX</text:span></text:p>
            <text:p text:style-name="P239">[P A]</text:p>
          </table:table-cell>
          <table:table-cell table:style-name="Tabela28.A1" office:value-type="string">
            <text:p text:style-name="P325">Grupo de transformadores <text:span text:style-name="T25">-601</text:span></text:p>
          </table:table-cell>
          <table:table-cell table:style-name="Tabela28.E1" table:number-rows-spanned="5" office:value-type="string">
            <text:p text:style-name="P518">Abandonada -1<text:span text:style-name="T1"> !</text:span></text:p>
            <text:p text:style-name="P510">Construída -3</text:p>
            <text:p text:style-name="P518">Destruída -2<text:span text:style-name="T1"> !</text:span></text:p>
            <text:p text:style-name="P544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28.C2" office:value-type="string">
            <text:p text:style-name="P325">Linha de energia <text:span text:style-name="T25">-3XX</text:span></text:p>
            <text:p text:style-name="P239">[L]</text:p>
          </table:table-cell>
          <table:table-cell table:style-name="Tabela28.C2" office:value-type="string">
            <text:p text:style-name="P272">Linha de distribuição de energia <text:span text:style-name="T25">-302 !</text:span></text:p>
            <text:p text:style-name="P325">Linha de transmissão de energia <text:span text:style-name="T25">-303</text:span>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25">Torre de energia <text:span text:style-name="T25">-14XX</text:span></text:p>
            <text:p text:style-name="P239">[P]</text:p>
          </table:table-cell>
          <table:table-cell table:style-name="Tabela28.C2" office:value-type="string">
            <text:p text:style-name="P325">Torre de energia <text:span text:style-name="T25">-1401</text:span>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27"><text:span text:style-name="T231">Aerogerador</text:span> <text:span text:style-name="T25">-17XX</text:span></text:p>
            <text:p text:style-name="P239">[P]</text:p>
          </table:table-cell>
          <table:table-cell table:style-name="Tabela28.C2" office:value-type="string">
            <text:p text:style-name="P485">Aerogerador -1701</text:p>
          </table:table-cell>
          <table:covered-table-cell/>
        </table:table-row>
        <table:table-row>
          <table:covered-table-cell/>
          <table:covered-table-cell/>
          <table:table-cell table:style-name="Tabela28.C2" office:value-type="string">
            <text:p text:style-name="P325">Estação geradora de energia <text:span text:style-name="T26">-4XX</text:span></text:p>
            <text:p text:style-name="P239">[P L A]</text:p>
          </table:table-cell>
          <table:table-cell table:style-name="Tabela28.C2" office:value-type="string">
            <text:p text:style-name="P498">Estação geradora – Eólica -405</text:p>
            <text:p text:style-name="P499">Estação geradora – Hidrelétrica -408</text:p>
            <text:p text:style-name="P498">Estação geradora – Maré-motriz -407</text:p>
            <text:p text:style-name="P499">Estação geradora – Outras -498</text:p>
            <text:p text:style-name="P498">Estação geradora – Solar -406</text:p>
            <text:p text:style-name="P499">Estação geradora - Termelétrica a carvão -410</text:p>
            <text:p text:style-name="P499">Estação geradora - Termelétrica a diesel -411</text:p>
            <text:p text:style-name="P499">Estação geradora - Termelétrica a gás -412</text:p>
            <text:p text:style-name="P500">Estação geradora - Termelétrica a <text:span text:style-name="T230">biomassa</text:span> -41<text:span text:style-name="T230">3</text:span></text:p>
            <text:p text:style-name="P498">Estação geradora - Termelétrica nuclear -409</text:p>
            <text:p text:style-name="P499">Estação geradora - Termelétrica <text:span text:style-name="T46">outras</text:span> -4<text:span text:style-name="T46">97</text:span></text:p>
          </table:table-cell>
          <table:covered-table-cell/>
        </table:table-row>
      </table:table>
      <text:p text:style-name="P28"/>
      <text:p text:style-name="P28"/>
      <text:p text:style-name="P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row>
          <table:table-cell table:style-name="Tabela13.A1" office:value-type="string">
            <text:p text:style-name="P43">Classe</text:p>
          </table:table-cell>
          <table:table-cell table:style-name="Tabela13.B1" table:number-columns-spanned="4" office:value-type="string">
            <text:p text:style-name="P130">elemento_infraestrutura<text:span text:style-name="T18"> (</text:span><text:span text:style-name="T21">infra</text:span><text:span text:style-name="T19">_elemento_infraestrutura</text:span><text:span text:style-name="T18">) </text:span><text:span text:style-name="T20">[</text:span><text:span text:style-name="T22">PLA</text:span><text:span text:style-name="T20">]</text:span>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43">Atributo</text:p>
          </table:table-cell>
          <table:table-cell table:style-name="Tabela13.A2" office:value-type="string">
            <text:p text:style-name="P169">nome<text:span text:style-name="T6"> (0..1)</text:span></text:p>
          </table:table-cell>
          <table:table-cell table:style-name="Tabela13.A2" office:value-type="string">
            <text:p text:style-name="P323">filtro (1)</text:p>
          </table:table-cell>
          <table:table-cell table:style-name="Tabela13.A2" office:value-type="string">
            <text:p text:style-name="P169">tipo<text:span text:style-name="T5"> (1)</text:span></text:p>
          </table:table-cell>
          <table:table-cell table:style-name="Tabela13.E2" office:value-type="string">
            <text:p text:style-name="P169">situacao_fisica<text:span text:style-name="T5"> (1)</text:span></text:p>
          </table:table-cell>
        </table:table-row>
        <table:table-row>
          <table:table-cell table:style-name="Tabela13.A3" table:number-rows-spanned="13" office:value-type="string">
            <text:p text:style-name="P43">Domínio</text:p>
          </table:table-cell>
          <table:table-cell table:style-name="Tabela13.B3" table:number-rows-spanned="13" office:value-type="string">
            <text:p text:style-name="P414">A ser preenchido</text:p>
          </table:table-cell>
          <table:table-cell table:style-name="Tabela13.C3" office:value-type="string">
            <text:p text:style-name="P272">Antena de comunicação – 13XX<text:span text:style-name="T1"> !</text:span></text:p>
            <text:p text:style-name="P239">[P]</text:p>
          </table:table-cell>
          <table:table-cell table:style-name="Tabela13.D3" office:value-type="string">
            <text:p text:style-name="P92">Antena de comunicação -1301</text:p>
          </table:table-cell>
          <table:table-cell table:style-name="Tabela13.E15" table:number-rows-spanned="13" office:value-type="string">
            <text:p text:style-name="P517">Abandonada -1<text:span text:style-name="T1"> !</text:span></text:p>
            <text:p text:style-name="P509">Construída -3</text:p>
            <text:p text:style-name="P517">Destruída -2<text:span text:style-name="T1"> !</text:span></text:p>
            <text:p text:style-name="P543">Em construção -4<text:span text:style-name="T1"> !</text:span></text:p>
          </table:table-cell>
        </table:table-row>
        <table:table-row>
          <table:covered-table-cell/>
          <table:covered-table-cell/>
          <table:table-cell table:style-name="Tabela13.C4" office:value-type="string">
            <text:p text:style-name="P92">Comporta <text:span text:style-name="T24">-9XX</text:span></text:p>
            <text:p text:style-name="P239">[P L]</text:p>
          </table:table-cell>
          <table:table-cell table:style-name="Tabela13.D4" office:value-type="string">
            <text:p text:style-name="P325">Comporta <text:span text:style-name="T24">-901</text:span></text:p>
          </table:table-cell>
          <table:covered-table-cell/>
        </table:table-row>
        <table:table-row>
          <table:covered-table-cell/>
          <table:covered-table-cell/>
          <table:table-cell table:style-name="Tabela13.C5" office:value-type="string">
            <text:p text:style-name="P272">Eclusa <text:span text:style-name="T25">-10XX !</text:span></text:p>
            <text:p text:style-name="P239">[P L A]</text:p>
          </table:table-cell>
          <table:table-cell table:style-name="Tabela13.D5" office:value-type="string">
            <text:p text:style-name="P325">Eclusa <text:span text:style-name="T25">-1001</text:span></text:p>
          </table:table-cell>
          <table:covered-table-cell/>
        </table:table-row>
        <table:table-row>
          <table:covered-table-cell/>
          <table:covered-table-cell/>
          <table:table-cell table:style-name="Tabela13.C6" office:value-type="string">
            <text:p text:style-name="P131">Funicular -<text:span text:style-name="T233">15</text:span>XX</text:p>
            <text:p text:style-name="P96">[L]</text:p>
          </table:table-cell>
          <table:table-cell table:style-name="Tabela13.D6" office:value-type="string">
            <text:p text:style-name="P131">Funicular -<text:span text:style-name="T233">15</text:span>01</text:p>
          </table:table-cell>
          <table:covered-table-cell/>
        </table:table-row>
        <table:table-row>
          <table:covered-table-cell/>
          <table:covered-table-cell/>
          <table:table-cell table:style-name="Tabela13.C7" office:value-type="string">
            <text:p text:style-name="P131">Fundeadouro -1<text:span text:style-name="T235">8</text:span>XX</text:p>
            <text:p text:style-name="P96">[P A]</text:p>
          </table:table-cell>
          <table:table-cell table:style-name="Tabela13.D7" office:value-type="string">
            <text:p text:style-name="P131">Fundeadouro -1<text:span text:style-name="T235">8</text:span>01</text:p>
          </table:table-cell>
          <table:covered-table-cell/>
        </table:table-row>
        <table:table-row>
          <table:covered-table-cell/>
          <table:covered-table-cell/>
          <table:table-cell table:style-name="Tabela13.C8" office:value-type="string">
            <text:p text:style-name="P131">Cremalheira - 1<text:span text:style-name="T233">6</text:span>XX</text:p>
            <text:p text:style-name="P96">[P L]</text:p>
          </table:table-cell>
          <table:table-cell table:style-name="Tabela13.D8" office:value-type="string">
            <text:p text:style-name="P131">Cremalheira -1<text:span text:style-name="T233">6</text:span>01</text:p>
          </table:table-cell>
          <table:covered-table-cell/>
        </table:table-row>
        <table:table-row>
          <table:covered-table-cell/>
          <table:covered-table-cell/>
          <table:table-cell table:style-name="Tabela13.C9" office:value-type="string">
            <text:p text:style-name="P131">Girador Ferroviário -<text:span text:style-name="T234">1</text:span>7XX</text:p>
            <text:p text:style-name="P96">[P]</text:p>
          </table:table-cell>
          <table:table-cell table:style-name="Tabela13.D9" office:value-type="string">
            <text:p text:style-name="P131">Girador Ferroviário - <text:span text:style-name="T234">1</text:span>701</text:p>
          </table:table-cell>
          <table:covered-table-cell/>
        </table:table-row>
        <table:table-row>
          <table:covered-table-cell/>
          <table:covered-table-cell/>
          <table:table-cell table:style-name="Tabela13.C10" office:value-type="string">
            <text:p text:style-name="P272">Molhe <text:span text:style-name="T25">-8XX !</text:span></text:p>
            <text:p text:style-name="P239">[L A]</text:p>
          </table:table-cell>
          <table:table-cell table:style-name="Tabela13.D10" office:value-type="string">
            <text:p text:style-name="P325">Molhe <text:span text:style-name="T25">-801</text:span></text:p>
          </table:table-cell>
          <table:covered-table-cell/>
        </table:table-row>
        <table:table-row>
          <table:covered-table-cell/>
          <table:covered-table-cell/>
          <table:table-cell table:style-name="Tabela13.C11" office:value-type="string">
            <text:p text:style-name="P272">Quebramar <text:span text:style-name="T25">-7XX !</text:span></text:p>
            <text:p text:style-name="P239">[L A]</text:p>
          </table:table-cell>
          <table:table-cell table:style-name="Tabela13.D11" office:value-type="string">
            <text:p text:style-name="P325">Quebramar <text:span text:style-name="T25">-701</text:span></text:p>
          </table:table-cell>
          <table:covered-table-cell/>
        </table:table-row>
        <table:table-row>
          <table:covered-table-cell/>
          <table:covered-table-cell/>
          <table:table-cell table:style-name="Tabela13.C12" office:value-type="string">
            <text:p text:style-name="P325">Torre de comunicação <text:span text:style-name="T25">-12XX</text:span></text:p>
            <text:p text:style-name="P239">[P]</text:p>
          </table:table-cell>
          <table:table-cell table:style-name="Tabela13.D12" office:value-type="string">
            <text:p text:style-name="P325">Torre de comunicação <text:span text:style-name="T25">-1201</text:span></text:p>
          </table:table-cell>
          <table:covered-table-cell/>
        </table:table-row>
        <table:table-row>
          <table:covered-table-cell/>
          <table:covered-table-cell/>
          <table:table-cell table:style-name="Tabela13.C13" office:value-type="string">
            <text:p text:style-name="P131"><text:span text:style-name="T40">Plataforma</text:span> - 1<text:span text:style-name="T232">4</text:span>XX</text:p>
            <text:p text:style-name="P96">[P A]</text:p>
          </table:table-cell>
          <table:table-cell table:style-name="Tabela13.D13" office:value-type="string">
            <text:p text:style-name="P131">Plataforma- Desconhecido -1<text:span text:style-name="T232">4</text:span>00</text:p>
            <text:p text:style-name="P131">Plataforma – Petróleo – 1<text:span text:style-name="T232">4</text:span>01</text:p>
            <text:p text:style-name="P131">Plataforma – Gás -1<text:span text:style-name="T232">4</text:span>02</text:p>
            <text:p text:style-name="P131">Plataforma – Mista -1<text:span text:style-name="T232">4</text:span>95</text:p>
          </table:table-cell>
          <table:covered-table-cell/>
        </table:table-row>
        <table:table-row>
          <table:covered-table-cell/>
          <table:covered-table-cell/>
          <table:table-cell table:style-name="Tabela13.C14" office:value-type="string">
            <text:p text:style-name="P94">Atracadouro <text:span text:style-name="T238">Terminal </text:span>-<text:span text:style-name="T237">19XX</text:span></text:p>
            <text:p text:style-name="P208">[P L A]</text:p>
          </table:table-cell>
          <table:table-cell table:style-name="Tabela13.D14" office:value-type="string">
            <text:p text:style-name="P222">Atrac - Cais -<text:span text:style-name="T237">19</text:span>38</text:p>
            <text:p text:style-name="P223">Atrac - Cais flutuante -<text:span text:style-name="T237">19</text:span>39</text:p>
            <text:p text:style-name="P223">Atrac - Desembarcadouro -<text:span text:style-name="T237">19</text:span>44</text:p>
            <text:p text:style-name="P223">Atrac - Dolfim -<text:span text:style-name="T237">19</text:span>43</text:p>
            <text:p text:style-name="P223">Atrac - Molhe de atracação - <text:span text:style-name="T237">19</text:span>41</text:p>
            <text:p text:style-name="P223">Atrac - Pier - <text:span text:style-name="T237">19</text:span>42</text:p>
            <text:p text:style-name="P223">Atrac - Trapiche - <text:span text:style-name="T237">19</text:span>40</text:p>
          </table:table-cell>
          <table:covered-table-cell/>
        </table:table-row>
        <table:table-row>
          <table:covered-table-cell/>
          <table:covered-table-cell/>
          <table:table-cell table:style-name="Tabela13.C15" office:value-type="string">
            <text:p text:style-name="P131">Caminho Aéreo -<text:span text:style-name="T239">20</text:span>XX</text:p>
            <text:p text:style-name="P96">[L]</text:p>
          </table:table-cell>
          <table:table-cell table:style-name="Tabela13.D15" office:value-type="string">
            <text:p text:style-name="P131">Caminho Aéreo – Teleférico - <text:span text:style-name="T239">20</text:span>01</text:p>
            <text:p text:style-name="P131">Caminho Aéreo – Outros- <text:span text:style-name="T239">20</text:span>98</text:p>
          </table:table-cell>
          <table:covered-table-cell/>
        </table:table-row>
      </table:table>
      <text:p text:style-name="P12"/>
      <text:p text:style-name="P12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column table:style-name="Tabela11.H"/>
        <table:table-column table:style-name="Tabela11.I"/>
        <table:table-column table:style-name="Tabela11.J"/>
        <table:table-row>
          <table:table-cell table:style-name="Tabela11.A1" office:value-type="string">
            <text:p text:style-name="P43">Classe</text:p>
          </table:table-cell>
          <table:table-cell table:style-name="Tabela11.B1" table:number-columns-spanned="9" office:value-type="string">
            <text:p text:style-name="P95">elemento_viario <text:span text:style-name="T15">(infra_elemento_viario) [P 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3">Atributo</text:p>
          </table:table-cell>
          <table:table-cell table:style-name="Tabela11.A2" office:value-type="string">
            <text:p text:style-name="P169">nome<text:span text:style-name="T6"> (0..1)</text:span></text:p>
          </table:table-cell>
          <table:table-cell table:style-name="Tabela11.A2" office:value-type="string">
            <text:p text:style-name="P330">filtro (1)</text:p>
          </table:table-cell>
          <table:table-cell table:style-name="Tabela11.A2" office:value-type="string">
            <text:p text:style-name="P169">tipo<text:span text:style-name="T5"> (1)</text:span></text:p>
          </table:table-cell>
          <table:table-cell table:style-name="Tabela11.A2" office:value-type="string">
            <text:p text:style-name="P169">material_construcao<text:span text:style-name="T5"> (1)</text:span></text:p>
          </table:table-cell>
          <table:table-cell table:style-name="Tabela11.A2" office:value-type="string">
            <text:p text:style-name="P169">modal_uso<text:span text:style-name="T5"> (1)</text:span></text:p>
          </table:table-cell>
          <table:table-cell table:style-name="Tabela11.A2" office:value-type="string">
            <text:p text:style-name="P169">nr_faixas<text:span text:style-name="T6"> (1)</text:span></text:p>
          </table:table-cell>
          <table:table-cell table:style-name="Tabela11.A2" office:value-type="string">
            <text:p text:style-name="P169">nr_pistas<text:span text:style-name="T6"> (1)</text:span></text:p>
          </table:table-cell>
          <table:table-cell table:style-name="Tabela11.A2" office:value-type="string">
            <text:p text:style-name="P169">posicao_pista<text:span text:style-name="T5"> (1)</text:span></text:p>
          </table:table-cell>
          <table:table-cell table:style-name="Tabela11.J2" office:value-type="string">
            <text:p text:style-name="P169">situacao_fisica<text:span text:style-name="T5"> (1)</text:span></text:p>
          </table:table-cell>
        </table:table-row>
        <table:table-row>
          <table:table-cell table:style-name="Tabela11.A12" table:number-rows-spanned="11" office:value-type="string">
            <text:p text:style-name="P43">Domínio</text:p>
          </table:table-cell>
          <table:table-cell table:style-name="Tabela11.B3" table:number-rows-spanned="11" office:value-type="string">
            <text:p text:style-name="P414">A ser preenchido</text:p>
          </table:table-cell>
          <table:table-cell table:style-name="Tabela11.C6" table:number-rows-spanned="4" office:value-type="string">
            <text:p text:style-name="P95">Passagem elevada / <text:span text:style-name="T153">Viaduto- 3XX</text:span></text:p>
          </table:table-cell>
          <table:table-cell table:style-name="Tabela11.D4" table:number-rows-spanned="2" office:value-type="string">
            <text:p text:style-name="P169">Passagem elevada –<text:span text:style-name="T14"> 301</text:span></text:p>
          </table:table-cell>
          <table:table-cell table:style-name="Tabela11.E4" table:number-rows-spanned="2" office:value-type="string">
            <text:p text:style-name="P169">Concreto <text:span text:style-name="T16">-2</text:span></text:p>
            <text:p text:style-name="P169">Metal <text:span text:style-name="T16">-3</text:span></text:p>
          </table:table-cell>
          <table:table-cell table:style-name="Tabela11.F3" office:value-type="string">
            <text:p text:style-name="P273">Aeroportuário -9<text:span text:style-name="T1"> !</text:span></text:p>
            <text:p text:style-name="P100">Ferroviário -5</text:p>
            <text:p text:style-name="P527">Dutos – 3 !</text:p>
          </table:table-cell>
          <table:table-cell table:style-name="Tabela11.G3" office:value-type="string">
            <text:p text:style-name="P428">0</text:p>
          </table:table-cell>
          <table:table-cell table:style-name="Tabela11.H3" office:value-type="string">
            <text:p text:style-name="P428">0</text:p>
          </table:table-cell>
          <table:table-cell table:style-name="Tabela11.I3" office:value-type="string">
            <text:p text:style-name="P98">Não aplicável <text:span text:style-name="T8">-97</text:span></text:p>
          </table:table-cell>
          <table:table-cell table:style-name="Tabela11.J12" table:number-rows-spanned="11" office:value-type="string">
            <text:p text:style-name="P285"/>
            <text:p text:style-name="P247">Abandonada <text:span text:style-name="T9">-1 !</text:span></text:p>
            <text:p text:style-name="P148">Construída <text:span text:style-name="T9">-3</text:span></text:p>
            <text:p text:style-name="P247">Destruída <text:span text:style-name="T9">-2 !</text:span></text:p>
            <text:p text:style-name="P247">Em construção <text:span text:style-name="T9">-4 !</text:span></text:p>
            <text:p text:style-name="P29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4" office:value-type="string">
            <text:p text:style-name="P273">Rodoferroviário -8<text:span text:style-name="T1"> !</text:span></text:p>
            <text:p text:style-name="P100">Rodoviário -4</text:p>
            <text:p text:style-name="P100"/>
            <text:p text:style-name="P449"/>
          </table:table-cell>
          <table:table-cell table:style-name="Tabela11.G4" office:value-type="string">
            <text:p text:style-name="P429">Minimo 1</text:p>
          </table:table-cell>
          <table:table-cell table:style-name="Tabela11.H4" office:value-type="string">
            <text:p text:style-name="P429">Minimo 1</text:p>
          </table:table-cell>
          <table:table-cell table:style-name="Tabela11.I4" office:value-type="string">
            <text:p text:style-name="P169">Adjacentes <text:span text:style-name="T16">-12</text:span></text:p>
            <text:p text:style-name="P275">Superpostas <text:span text:style-name="T16">-13 !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11.D6" table:number-rows-spanned="2" office:value-type="string">
            <text:p text:style-name="P169">Viaduto <text:span text:style-name="T14">- 302</text:span></text:p>
          </table:table-cell>
          <table:table-cell table:style-name="Tabela11.E6" table:number-rows-spanned="2" office:value-type="string">
            <text:p text:style-name="P169">Concreto <text:span text:style-name="T16">-2</text:span></text:p>
            <text:p text:style-name="P275">Madeira <text:span text:style-name="T16">-5 !</text:span></text:p>
            <text:p text:style-name="P169">Metal <text:span text:style-name="T16">-3</text:span></text:p>
          </table:table-cell>
          <table:table-cell table:style-name="Tabela11.F5" office:value-type="string">
            <text:p text:style-name="P274">Aeroportuário -9<text:span text:style-name="T1"> !</text:span></text:p>
            <text:p text:style-name="P331">Ferroviário -5</text:p>
            <text:p text:style-name="P527">Dutos – 3 !</text:p>
          </table:table-cell>
          <table:table-cell table:style-name="Tabela11.G5" office:value-type="string">
            <text:p text:style-name="P428">0</text:p>
          </table:table-cell>
          <table:table-cell table:style-name="Tabela11.H5" office:value-type="string">
            <text:p text:style-name="P428">0</text:p>
          </table:table-cell>
          <table:table-cell table:style-name="Tabela11.I5" office:value-type="string">
            <text:p text:style-name="P98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6" office:value-type="string">
            <text:p text:style-name="P274">Rodoferroviário -8<text:span text:style-name="T1"> !</text:span></text:p>
            <text:p text:style-name="P100">Rodoviário -4</text:p>
            <text:p text:style-name="P100"/>
            <text:p text:style-name="P450"/>
          </table:table-cell>
          <table:table-cell table:style-name="Tabela11.G6" office:value-type="string">
            <text:p text:style-name="P429">Minimo 1</text:p>
          </table:table-cell>
          <table:table-cell table:style-name="Tabela11.H6" office:value-type="string">
            <text:p text:style-name="P429">Minimo 1</text:p>
          </table:table-cell>
          <table:table-cell table:style-name="Tabela11.I6" office:value-type="string">
            <text:p text:style-name="P170">Adjacentes <text:span text:style-name="T16">-12</text:span></text:p>
            <text:p text:style-name="P276">Superpostas <text:span text:style-name="T16">-13 !</text:span></text:p>
          </table:table-cell>
          <table:covered-table-cell/>
        </table:table-row>
        <table:table-row>
          <table:covered-table-cell/>
          <table:covered-table-cell/>
          <table:table-cell table:style-name="Tabela11.C8" table:number-rows-spanned="2" office:value-type="string">
            <text:p text:style-name="P464">Ponte <text:span text:style-name="T14">- 2XX</text:span></text:p>
          </table:table-cell>
          <table:table-cell table:style-name="Tabela11.D8" table:number-rows-spanned="2" office:value-type="string">
            <text:p text:style-name="P332">Ponte fixa -203</text:p>
            <text:p text:style-name="P277">Ponte móvel -201<text:span text:style-name="T1"> !</text:span></text:p>
            <text:p text:style-name="P277">Ponte pênsil -202<text:span text:style-name="T1"> !</text:span></text:p>
            <text:p text:style-name="P278">Ponte <text:span text:style-name="T219">estaiada</text:span> -20<text:span text:style-name="T219">4 !</text:span></text:p>
          </table:table-cell>
          <table:table-cell table:style-name="Tabela11.E8" table:number-rows-spanned="2" office:value-type="string">
            <text:p text:style-name="P275">Alvenaria <text:span text:style-name="T16">-1 !</text:span></text:p>
            <text:p text:style-name="P169">Concreto <text:span text:style-name="T16">-2</text:span></text:p>
            <text:p text:style-name="P333">Desconhecido -0</text:p>
            <text:p text:style-name="P169">Madeira <text:span text:style-name="T16">-5</text:span></text:p>
            <text:p text:style-name="P169">Metal -3</text:p>
          </table:table-cell>
          <table:table-cell table:style-name="Tabela11.F7" office:value-type="string">
            <text:p text:style-name="P274">Aeroportuário -9<text:span text:style-name="T1"> !</text:span></text:p>
            <text:p text:style-name="P331">Ferroviário -5</text:p>
          </table:table-cell>
          <table:table-cell table:style-name="Tabela11.G7" office:value-type="string">
            <text:p text:style-name="P428">0</text:p>
          </table:table-cell>
          <table:table-cell table:style-name="Tabela11.H7" office:value-type="string">
            <text:p text:style-name="P428">0</text:p>
          </table:table-cell>
          <table:table-cell table:style-name="Tabela11.I7" office:value-type="string">
            <text:p text:style-name="P98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8" office:value-type="string">
            <text:p text:style-name="P274">Rodoferroviário -8<text:span text:style-name="T1"> !</text:span></text:p>
            <text:p text:style-name="P100">Rodoviário -4</text:p>
            <text:p text:style-name="P100"/>
            <text:p text:style-name="P450"/>
          </table:table-cell>
          <table:table-cell table:style-name="Tabela11.G8" office:value-type="string">
            <text:p text:style-name="P429">Minimo 1</text:p>
          </table:table-cell>
          <table:table-cell table:style-name="Tabela11.H8" office:value-type="string">
            <text:p text:style-name="P429">Minimo 1</text:p>
          </table:table-cell>
          <table:table-cell table:style-name="Tabela11.I8" office:value-type="string">
            <text:p text:style-name="P170">Adjacentes <text:span text:style-name="T16">-12</text:span></text:p>
            <text:p text:style-name="P276">Superpostas <text:span text:style-name="T16">-13 !</text:span></text:p>
          </table:table-cell>
          <table:covered-table-cell/>
        </table:table-row>
        <table:table-row>
          <table:covered-table-cell/>
          <table:covered-table-cell/>
          <table:table-cell table:style-name="Tabela11.C9" office:value-type="string">
            <text:p text:style-name="P169">Travessia <text:span text:style-name="T14">- 4XX</text:span></text:p>
          </table:table-cell>
          <table:table-cell table:style-name="Tabela11.D9" office:value-type="string">
            <text:p text:style-name="P277">Travessia - Balsa -404<text:span text:style-name="T1"> !</text:span></text:p>
            <text:p text:style-name="P277">Travessia - Bote transportador -403<text:span text:style-name="T1"> !</text:span></text:p>
            <text:p text:style-name="P332">Travessia - Vau construído -402</text:p>
            <text:p text:style-name="P332">Travessia - Vau natural -401</text:p>
          </table:table-cell>
          <table:table-cell table:style-name="Tabela11.E9" office:value-type="string">
            <text:p text:style-name="P98">Não aplicável <text:span text:style-name="T8">-97</text:span></text:p>
          </table:table-cell>
          <table:table-cell table:style-name="Tabela11.F9" office:value-type="string">
            <text:p text:style-name="P100">Rodoviário -4</text:p>
            <text:p text:style-name="P378"/>
          </table:table-cell>
          <table:table-cell table:style-name="Tabela11.G9" office:value-type="string">
            <text:p text:style-name="P430">0</text:p>
          </table:table-cell>
          <table:table-cell table:style-name="Tabela11.H9" office:value-type="string">
            <text:p text:style-name="P430">0</text:p>
          </table:table-cell>
          <table:table-cell table:style-name="Tabela11.I9" office:value-type="string">
            <text:p text:style-name="P98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table-cell table:style-name="Tabela11.C12" table:number-rows-spanned="2" office:value-type="string">
            <text:p text:style-name="P169">Túnel <text:span text:style-name="T14">- 1XX</text:span></text:p>
          </table:table-cell>
          <table:table-cell table:style-name="Tabela11.D11" table:number-rows-spanned="2" office:value-type="string">
            <text:p text:style-name="P332">Túnel -101</text:p>
            <text:p text:style-name="P277">Túnel - Passagem subterrânea sob via -102<text:span text:style-name="T1"> !</text:span></text:p>
          </table:table-cell>
          <table:table-cell table:style-name="Tabela11.E11" table:number-rows-spanned="2" office:value-type="string">
            <text:p text:style-name="P275">Alvenaria <text:span text:style-name="T16">-1 !</text:span></text:p>
            <text:p text:style-name="P169">Concreto <text:span text:style-name="T16">-2</text:span></text:p>
            <text:p text:style-name="P333">Desconhecido -0</text:p>
            <text:p text:style-name="P169">Madeira <text:span text:style-name="T16">-5</text:span></text:p>
            <text:p text:style-name="P169">Metal <text:span text:style-name="T16">-3</text:span></text:p>
          </table:table-cell>
          <table:table-cell table:style-name="Tabela11.F10" office:value-type="string">
            <text:p text:style-name="P100">Ferroviário -5</text:p>
            <text:p text:style-name="P100">Metroviário -6</text:p>
            <text:p text:style-name="P378"/>
          </table:table-cell>
          <table:table-cell table:style-name="Tabela11.G10" office:value-type="string">
            <text:p text:style-name="P430">0</text:p>
          </table:table-cell>
          <table:table-cell table:style-name="Tabela11.H10" office:value-type="string">
            <text:p text:style-name="P431">0<text:span text:style-name="T198">Subterrânea - 14</text:span></text:p>
          </table:table-cell>
          <table:table-cell table:style-name="Tabela11.I10" office:value-type="string">
            <text:p text:style-name="P407"><text:span text:style-name="T97">Subterrânea</text:span><text:span text:style-name="T101"> - 14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1.F11" office:value-type="string">
            <text:p text:style-name="P274">Rodoferroviário -8<text:span text:style-name="T1"> !</text:span></text:p>
            <text:p text:style-name="P100">Rodoviário -4</text:p>
          </table:table-cell>
          <table:table-cell table:style-name="Tabela11.G12" office:value-type="string">
            <text:p text:style-name="P432">Minimo 1</text:p>
          </table:table-cell>
          <table:table-cell table:style-name="Tabela11.H12" office:value-type="string">
            <text:p text:style-name="P432">Minimo 1</text:p>
          </table:table-cell>
          <table:table-cell table:style-name="Tabela11.I11" office:value-type="string">
            <text:p text:style-name="P125">Subterrânea - 14</text:p>
          </table:table-cell>
          <table:covered-table-cell/>
        </table:table-row>
        <table:table-row>
          <table:covered-table-cell/>
          <table:covered-table-cell/>
          <table:table-cell table:style-name="Tabela11.C12" office:value-type="string">
            <text:p text:style-name="P33">Galeria Bueiro - 5XX</text:p>
          </table:table-cell>
          <table:table-cell table:style-name="Tabela11.D12" office:value-type="string">
            <text:p text:style-name="P33">Galeria/Bueiro - 501</text:p>
          </table:table-cell>
          <table:table-cell table:style-name="Tabela11.E12" office:value-type="string">
            <text:p text:style-name="P261">Alvenaria -1<text:span text:style-name="T1"> !</text:span></text:p>
            <text:p text:style-name="P186">Concreto -2</text:p>
            <text:p text:style-name="P81">Desconhecido -0</text:p>
            <text:p text:style-name="P261">Madeira -5<text:span text:style-name="T1"> !</text:span></text:p>
            <text:p text:style-name="P186">Metal -3</text:p>
            <text:p text:style-name="P261">Rocha -4<text:span text:style-name="T1"> !</text:span></text:p>
          </table:table-cell>
          <table:table-cell table:style-name="Tabela11.F12" office:value-type="string">
            <text:p text:style-name="P119">Não aplicável - 97</text:p>
          </table:table-cell>
          <table:table-cell table:style-name="Tabela11.G12" office:value-type="string">
            <text:p text:style-name="P433">0</text:p>
          </table:table-cell>
          <table:table-cell table:style-name="Tabela11.H12" office:value-type="string">
            <text:p text:style-name="P433">0</text:p>
          </table:table-cell>
          <table:table-cell table:style-name="Tabela11.I12" office:value-type="string">
            <text:p text:style-name="P99">Não aplicável <text:span text:style-name="T8">-97</text:span></text:p>
          </table:table-cell>
          <table:covered-table-cell/>
        </table:table-row>
        <table:table-row>
          <table:covered-table-cell/>
          <table:covered-table-cell/>
          <table:table-cell table:style-name="Tabela11.C13" office:value-type="string">
            <text:p text:style-name="P34">Travessia pedestre - 6XX</text:p>
          </table:table-cell>
          <table:table-cell table:style-name="Tabela11.D13" office:value-type="string">
            <text:p text:style-name="P97">Pedestre - Passagem subterrânea -<text:span text:style-name="T35">6</text:span>07</text:p>
            <text:p text:style-name="P97">Pedestre - Passarela -<text:span text:style-name="T35">6</text:span>08</text:p>
            <text:p text:style-name="P97">Pedestre - Pinguela -<text:span text:style-name="T35">6</text:span>09</text:p>
          </table:table-cell>
          <table:table-cell table:style-name="Tabela11.E13" office:value-type="string">
            <text:p text:style-name="P82">Desconhecido -0</text:p>
          </table:table-cell>
          <table:table-cell table:style-name="Tabela11.F13" office:value-type="string">
            <text:p text:style-name="P120">Não aplicável - 97</text:p>
          </table:table-cell>
          <table:table-cell table:style-name="Tabela11.G13" office:value-type="string">
            <text:p text:style-name="P433">0</text:p>
          </table:table-cell>
          <table:table-cell table:style-name="Tabela11.H13" office:value-type="string">
            <text:p text:style-name="P433">0</text:p>
          </table:table-cell>
          <table:table-cell table:style-name="Tabela11.I13" office:value-type="string">
            <text:p text:style-name="P99">Não aplicável <text:span text:style-name="T8">-97</text:span></text:p>
          </table:table-cell>
          <table:covered-table-cell/>
        </table:table-row>
      </table:table>
      <text:p text:style-name="P12"/>
      <text:p text:style-name="P12"/>
      <table:table table:name="Tabela10" table:style-name="Tabela10">
        <table:table-column table:style-name="Tabela10.A"/>
        <table:table-column table:style-name="Tabela10.B" table:number-columns-repeated="9"/>
        <table:table-row>
          <table:table-cell table:style-name="Tabela10.A1" office:value-type="string">
            <text:p text:style-name="P43">Classe</text:p>
          </table:table-cell>
          <table:table-cell table:style-name="Tabela10.B1" table:number-columns-spanned="9" office:value-type="string">
            <text:p text:style-name="P481">ferrovia (<text:span text:style-name="T17">infra_ferrovia</text:span>) <text:span text:style-name="T142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43">Atributo</text:p>
          </table:table-cell>
          <table:table-cell table:style-name="Tabela10.A2" office:value-type="string">
            <text:p text:style-name="P335">nome<text:span text:style-name="T6"> (0..1)</text:span></text:p>
          </table:table-cell>
          <table:table-cell table:style-name="Tabela10.A2" office:value-type="string">
            <text:p text:style-name="P335">tipo<text:span text:style-name="T5"> (1)</text:span></text:p>
          </table:table-cell>
          <table:table-cell table:style-name="Tabela10.A2" office:value-type="string">
            <text:p text:style-name="P335">situacao_fisica<text:span text:style-name="T5"> (1)</text:span></text:p>
          </table:table-cell>
          <table:table-cell table:style-name="Tabela10.A2" office:value-type="string">
            <text:p text:style-name="P335">posicao_relativa<text:span text:style-name="T5"> (1)</text:span></text:p>
          </table:table-cell>
          <table:table-cell table:style-name="Tabela10.A2" office:value-type="string">
            <text:p text:style-name="P335">nr_linhas<text:span text:style-name="T5"> (1)</text:span></text:p>
          </table:table-cell>
          <table:table-cell table:style-name="Tabela10.A2" office:value-type="string">
            <text:p text:style-name="P335">em_arruamento<text:span text:style-name="T5"> (1)</text:span></text:p>
          </table:table-cell>
          <table:table-cell table:style-name="Tabela10.A2" office:value-type="string">
            <text:p text:style-name="P335">juridisdicao<text:span text:style-name="T5"> (1)</text:span></text:p>
          </table:table-cell>
          <table:table-cell table:style-name="Tabela10.A2" office:value-type="string">
            <text:p text:style-name="P335">administracao<text:span text:style-name="T5"> (1)</text:span></text:p>
          </table:table-cell>
          <table:table-cell table:style-name="Tabela10.J2" office:value-type="string">
            <text:p text:style-name="P335">concessionaria<text:span text:style-name="T6"> (0..1)</text:span></text:p>
          </table:table-cell>
        </table:table-row>
        <table:table-row>
          <table:table-cell table:style-name="Tabela10.A5" table:number-rows-spanned="4" office:value-type="string">
            <text:p text:style-name="P43">Domínio</text:p>
          </table:table-cell>
          <table:table-cell table:style-name="Tabela10.B5" table:number-rows-spanned="4" office:value-type="string">
            <text:p text:style-name="P414">A ser preenchido</text:p>
          </table:table-cell>
          <table:table-cell table:style-name="Tabela10.C3" office:value-type="string">
            <text:p text:style-name="P279">Aeromóvel <text:span text:style-name="T13">-6 !</text:span></text:p>
          </table:table-cell>
          <table:table-cell table:style-name="Tabela10.D3" office:value-type="string">
            <text:p text:style-name="P245">Abandonada <text:span text:style-name="T9">-1 !</text:span></text:p>
            <text:p text:style-name="P145">Construída <text:span text:style-name="T9">-3</text:span></text:p>
            <text:p text:style-name="P154">Desconhecida -0</text:p>
            <text:p text:style-name="P245">Destruída <text:span text:style-name="T9">-2 !</text:span></text:p>
            <text:p text:style-name="P245">Em construção <text:span text:style-name="T9">-4 !</text:span></text:p>
            <text:p text:style-name="P285"/>
          </table:table-cell>
          <table:table-cell table:style-name="Tabela10.E3" office:value-type="string">
            <text:p text:style-name="P335">Elevado <text:span text:style-name="T13">-3</text:span></text:p>
            <text:p text:style-name="P335"/>
            <text:p text:style-name="P378">V - "tipo" in (<text:span text:style-name="T123">6)</text:span> and <text:span text:style-name="T102">not (</text:span>"<text:span text:style-name="T126">posicao</text:span>" <text:span text:style-name="T126">in (3))</text:span></text:p>
          </table:table-cell>
          <table:table-cell table:style-name="Tabela10.F3" office:value-type="string">
            <text:p text:style-name="P336">Desconhecido <text:span text:style-name="T13">-0</text:span></text:p>
            <text:p text:style-name="P336">Dupla <text:span text:style-name="T13">-2</text:span></text:p>
            <text:p text:style-name="P336">Múltipla <text:span text:style-name="T13">-3</text:span></text:p>
            <text:p text:style-name="P336">Simples <text:span text:style-name="T13">-1</text:span></text:p>
          </table:table-cell>
          <table:table-cell table:style-name="Tabela10.G3" office:value-type="string">
            <text:p text:style-name="P63">Não -2</text:p>
            <text:p text:style-name="P63"/>
            <text:p text:style-name="P378">V - "tipo" in (<text:span text:style-name="T123">6)</text:span> and <text:span text:style-name="T102">not (</text:span>"<text:span text:style-name="T126">em_arruamento</text:span>" <text:span text:style-name="T126">in (2))</text:span></text:p>
          </table:table-cell>
          <table:table-cell table:style-name="Tabela10.H3" office:value-type="string">
            <text:p text:style-name="P337">Desconhecida -0</text:p>
            <text:p text:style-name="P337">Estadual -2</text:p>
            <text:p text:style-name="P337">Federal -1</text:p>
            <text:p text:style-name="P337">Municipal -3</text:p>
            <text:p text:style-name="P294">Particular -6<text:span text:style-name="T1"> !</text:span></text:p>
          </table:table-cell>
          <table:table-cell table:style-name="Tabela10.I3" office:value-type="string">
            <text:p text:style-name="P338">Concessionada -7</text:p>
            <text:p text:style-name="P338">Desconhecida -0</text:p>
            <text:p text:style-name="P338">Estadual -2</text:p>
            <text:p text:style-name="P338">Federal -1</text:p>
            <text:p text:style-name="P338">Municipal -3</text:p>
            <text:p text:style-name="P281">Particular -6<text:span text:style-name="T1"> !</text:span></text:p>
          </table:table-cell>
          <table:table-cell table:style-name="Tabela10.J5" table:number-rows-spanned="3" office:value-type="string">
            <text:p text:style-name="P468">(*)</text:p>
            <text:p text:style-name="P468"/>
            <text:p text:style-name="P469">V - "<text:span text:style-name="T62">jurisdicao</text:span>" <text:span text:style-name="T62">in (7)</text:span> and <text:span text:style-name="T122">(</text:span>"<text:span text:style-name="T62">consecionaria</text:span>" <text:span text:style-name="T62">is NULL or "sigla" ='')</text:span></text:p>
          </table:table-cell>
        </table:table-row>
        <table:table-row>
          <table:covered-table-cell/>
          <table:covered-table-cell/>
          <table:table-cell table:style-name="Tabela10.C4" office:value-type="string">
            <text:p text:style-name="P279">Bonde <text:span text:style-name="T13">-5 !</text:span></text:p>
          </table:table-cell>
          <table:table-cell table:style-name="Tabela10.D4" office:value-type="string">
            <text:p text:style-name="P246">Abandonada <text:span text:style-name="T9">-1 !</text:span></text:p>
            <text:p text:style-name="P147">Construída <text:span text:style-name="T9">-3</text:span></text:p>
            <text:p text:style-name="P155">Desconhecida -0</text:p>
            <text:p text:style-name="P246">Destruída <text:span text:style-name="T9">-2 !</text:span></text:p>
            <text:p text:style-name="P246">Em construção <text:span text:style-name="T9">-4 !</text:span></text:p>
            <text:p text:style-name="P286"/>
          </table:table-cell>
          <table:table-cell table:style-name="Tabela10.E4" office:value-type="string">
            <text:p text:style-name="P335">Elevado <text:span text:style-name="T13">-3</text:span></text:p>
            <text:p text:style-name="P335">Superfície <text:span text:style-name="T13">-2</text:span></text:p>
            <text:p text:style-name="P378">V - "tipo" in (<text:span text:style-name="T126">5)</text:span> and <text:span text:style-name="T102">not (</text:span>"<text:span text:style-name="T126">posicao</text:span>" <text:span text:style-name="T126">in (2,3))</text:span></text:p>
          </table:table-cell>
          <table:table-cell table:style-name="Tabela10.F4" office:value-type="string">
            <text:p text:style-name="P336">Desconhecido <text:span text:style-name="T13">-0</text:span></text:p>
            <text:p text:style-name="P336">Dupla <text:span text:style-name="T13">-2</text:span></text:p>
            <text:p text:style-name="P336">Múltipla <text:span text:style-name="T13">-3</text:span></text:p>
            <text:p text:style-name="P336">Simples <text:span text:style-name="T13">-1</text:span></text:p>
          </table:table-cell>
          <table:table-cell table:style-name="Tabela10.G4" office:value-type="string">
            <text:p text:style-name="P63">Não -2</text:p>
            <text:p text:style-name="P280">Sim -1<text:span text:style-name="T1"> !</text:span></text:p>
          </table:table-cell>
          <table:table-cell table:style-name="Tabela10.H4" office:value-type="string">
            <text:p text:style-name="P337">Desconhecida -0</text:p>
            <text:p text:style-name="P337">Estadual -2</text:p>
            <text:p text:style-name="P337">Federal -1</text:p>
            <text:p text:style-name="P337">Municipal -3</text:p>
            <text:p text:style-name="P294">Particular -6<text:span text:style-name="T1"> !</text:span></text:p>
          </table:table-cell>
          <table:table-cell table:style-name="Tabela10.I4" office:value-type="string">
            <text:p text:style-name="P338">Concessionada -7</text:p>
            <text:p text:style-name="P338">Desconhecida -0</text:p>
            <text:p text:style-name="P338">Estadual -2</text:p>
            <text:p text:style-name="P338">Federal -1</text:p>
            <text:p text:style-name="P338">Municipal -3</text:p>
            <text:p text:style-name="P281">Particular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0.C5" office:value-type="string">
            <text:p text:style-name="P335">Metrô <text:span text:style-name="T13">-8</text:span></text:p>
            <text:p text:style-name="P335">Trem <text:span text:style-name="T13">-7</text:span></text:p>
          </table:table-cell>
          <table:table-cell table:style-name="Tabela10.D5" office:value-type="string">
            <text:p text:style-name="P246">Abandonada <text:span text:style-name="T9">-1 !</text:span></text:p>
            <text:p text:style-name="P147">Construída <text:span text:style-name="T9">-3</text:span></text:p>
            <text:p text:style-name="P155">Desconhecida -0</text:p>
            <text:p text:style-name="P246">Destruída <text:span text:style-name="T9">-2 !</text:span></text:p>
            <text:p text:style-name="P246">Em construção <text:span text:style-name="T9">-4 !</text:span></text:p>
            <text:p text:style-name="P286"/>
          </table:table-cell>
          <table:table-cell table:style-name="Tabela10.E5" office:value-type="string">
            <text:p text:style-name="P335">Elevado <text:span text:style-name="T13">-3</text:span></text:p>
            <text:p text:style-name="P335">Subterrâneo <text:span text:style-name="T13">-6</text:span></text:p>
            <text:p text:style-name="P335">Superfície <text:span text:style-name="T13">-2</text:span></text:p>
          </table:table-cell>
          <table:table-cell table:style-name="Tabela10.F5" office:value-type="string">
            <text:p text:style-name="P336">Desconhecido <text:span text:style-name="T13">-0</text:span></text:p>
            <text:p text:style-name="P336">Dupla <text:span text:style-name="T13">-2</text:span></text:p>
            <text:p text:style-name="P336">Múltipla <text:span text:style-name="T13">-3</text:span></text:p>
            <text:p text:style-name="P336">Simples <text:span text:style-name="T13">-1</text:span></text:p>
          </table:table-cell>
          <table:table-cell table:style-name="Tabela10.G5" office:value-type="string">
            <text:p text:style-name="P63">Não -2</text:p>
            <text:p text:style-name="P63"/>
            <text:p text:style-name="P378">V - "tipo" in (<text:span text:style-name="T126">7,8)</text:span> and <text:span text:style-name="T102">not (</text:span>"<text:span text:style-name="T126">em_arruamento</text:span>" <text:span text:style-name="T126">in (2))</text:span></text:p>
          </table:table-cell>
          <table:table-cell table:style-name="Tabela10.H5" office:value-type="string">
            <text:p text:style-name="P337">Desconhecida -0</text:p>
            <text:p text:style-name="P337">Estadual -2</text:p>
            <text:p text:style-name="P337">Federal -1</text:p>
            <text:p text:style-name="P337">Municipal -3</text:p>
            <text:p text:style-name="P294">Particular -6<text:span text:style-name="T1"> !</text:span></text:p>
          </table:table-cell>
          <table:table-cell table:style-name="Tabela10.I5" office:value-type="string">
            <text:p text:style-name="P338">Concessionada -7</text:p>
            <text:p text:style-name="P338">Desconhecida -0</text:p>
            <text:p text:style-name="P338">Estadual -2</text:p>
            <text:p text:style-name="P338">Federal -1</text:p>
            <text:p text:style-name="P338">Municipal -3</text:p>
            <text:p text:style-name="P281">Particular -6<text:span text:style-name="T1"> !</text:span></text:p>
          </table:table-cell>
          <table:covered-table-cell/>
        </table:table-row>
        <table:table-row>
          <table:covered-table-cell/>
          <table:covered-table-cell/>
          <table:table-cell table:style-name="Tabela10.C6" office:value-type="string">
            <text:p text:style-name="P338">A SER PREENCHIDO -999</text:p>
            <text:p text:style-name="P338"/>
            <text:p text:style-name="P386">L - "tipo" in (9<text:span text:style-name="T61">99)</text:span></text:p>
            <text:p text:style-name="P386"/>
            <text:p text:style-name="P402"/>
          </table:table-cell>
          <table:table-cell table:style-name="Tabela10.D6" office:value-type="string">
            <text:p text:style-name="P154">A SER PREENCHIDO -999</text:p>
            <text:p text:style-name="P154"/>
            <text:p text:style-name="P390">L - "<text:span text:style-name="T126">situacao_fisica</text:span>" in (9<text:span text:style-name="T61">99)</text:span></text:p>
            <text:p text:style-name="P390"/>
            <text:p text:style-name="P403"><text:span text:style-name="T169">A</text:span><text:span text:style-name="T168"> - "</text:span><text:span text:style-name="T170">situacao_fisica</text:span><text:span text:style-name="T168">" in (</text:span><text:span text:style-name="T169">1, 2, 4</text:span><text:span text:style-name="T171">)</text:span></text:p>
          </table:table-cell>
          <table:table-cell table:style-name="Tabela10.E6" office:value-type="string">
            <text:p text:style-name="P338">A SER PREENCHIDO -999</text:p>
            <text:p text:style-name="P338"/>
            <text:p text:style-name="P386">L - "<text:span text:style-name="T126">posicao_relativa</text:span>" in (9<text:span text:style-name="T61">99)</text:span></text:p>
          </table:table-cell>
          <table:table-cell table:style-name="Tabela10.F6" office:value-type="string">
            <text:p text:style-name="P338">A SER PREENCHIDO -999</text:p>
            <text:p text:style-name="P338"/>
            <text:p text:style-name="P386">L - "<text:span text:style-name="T126">nr_linhas</text:span>" in (9<text:span text:style-name="T61">99)</text:span></text:p>
          </table:table-cell>
          <table:table-cell table:style-name="Tabela10.G6" office:value-type="string">
            <text:p text:style-name="P337">A SER PREENCHIDO -999</text:p>
            <text:p text:style-name="P337"/>
            <text:p text:style-name="P386">L - "<text:span text:style-name="T126">em_arruamento</text:span>" in (9<text:span text:style-name="T61">99)</text:span></text:p>
            <text:p text:style-name="P387"/>
            <text:p text:style-name="P398"><text:span text:style-name="T167">A</text:span> - "<text:span text:style-name="T126">em_arruamento</text:span>" in (<text:span text:style-name="T167">1)</text:span></text:p>
          </table:table-cell>
          <table:table-cell table:style-name="Tabela10.H6" office:value-type="string">
            <text:p text:style-name="P337">A SER PREENCHIDO -999</text:p>
            <text:p text:style-name="P337"/>
            <text:p text:style-name="P386">L - "<text:span text:style-name="T126">jurisdicao</text:span>" in (9<text:span text:style-name="T61">99)</text:span></text:p>
            <text:p text:style-name="P387"/>
            <text:p text:style-name="P398"><text:span text:style-name="T167">A</text:span> - "<text:span text:style-name="T126">jurisdicao</text:span>" in (<text:span text:style-name="T167">6)</text:span></text:p>
          </table:table-cell>
          <table:table-cell table:style-name="Tabela10.I6" office:value-type="string">
            <text:p text:style-name="P338">A SER PREENCHIDO -999</text:p>
            <text:p text:style-name="P338"/>
            <text:p text:style-name="P386">L - "<text:span text:style-name="T126">administracao</text:span>" in (9<text:span text:style-name="T61">99)</text:span></text:p>
            <text:p text:style-name="P386"/>
            <text:p text:style-name="P404"><text:span text:style-name="T98">A</text:span><text:span text:style-name="T97"> - "</text:span><text:span text:style-name="T99">administracao</text:span><text:span text:style-name="T97">" in (</text:span><text:span text:style-name="T98">6</text:span><text:span text:style-name="T100">)</text:span></text:p>
          </table:table-cell>
          <table:table-cell table:style-name="Tabela10.J6" office:value-type="string">
            <text:p text:style-name="P414">A ser preenchido</text:p>
          </table:table-cell>
        </table:table-row>
      </table:table>
      <text:p text:style-name="P13"><text:span text:style-name="T44">(</text:span>*<text:span text:style-name="T44">)</text:span> - Concessionaria só deve ser preenchido se administração for Concessionada. Nesse caso seu preenchimento é obrigatório.</text:p>
      <text:p text:style-name="P12"/>
      <text:p text:style-name="P1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office:value-type="string">
            <text:p text:style-name="P38">Classe</text:p>
          </table:table-cell>
          <table:table-cell table:style-name="Tabela9.B1" table:number-columns-spanned="5" office:value-type="string">
            <text:p text:style-name="P115">pista_pouso (<text:span text:style-name="T11">infra_pista_pouso</text:span>) <text:span text:style-name="T142">[PLA]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38">Atributo</text:p>
          </table:table-cell>
          <table:table-cell table:style-name="Tabela9.A2" office:value-type="string">
            <text:p text:style-name="P163">nome<text:span text:style-name="T6"> (0..1)</text:span></text:p>
          </table:table-cell>
          <table:table-cell table:style-name="Tabela9.A2" office:value-type="string">
            <text:p text:style-name="P164">tipo<text:span text:style-name="T5"> (1)</text:span></text:p>
          </table:table-cell>
          <table:table-cell table:style-name="Tabela9.A2" office:value-type="string">
            <text:p text:style-name="P165">revestimento<text:span text:style-name="T5"> (1)</text:span></text:p>
          </table:table-cell>
          <table:table-cell table:style-name="Tabela9.A2" office:value-type="string">
            <text:p text:style-name="P165">uso_pista<text:span text:style-name="T5"> (1)</text:span></text:p>
          </table:table-cell>
          <table:table-cell table:style-name="Tabela9.F2" office:value-type="string">
            <text:p text:style-name="P165">situacao_fisica<text:span text:style-name="T5"> (1)</text:span></text:p>
          </table:table-cell>
        </table:table-row>
        <table:table-row>
          <table:table-cell table:style-name="Tabela9.A3" office:value-type="string">
            <text:p text:style-name="P38">Domínio</text:p>
          </table:table-cell>
          <table:table-cell table:style-name="Tabela9.B3" office:value-type="string">
            <text:p text:style-name="P408">A ser preenchido</text:p>
          </table:table-cell>
          <table:table-cell table:style-name="Tabela9.C3" office:value-type="string">
            <text:p text:style-name="P282">Heliponto -11<text:span text:style-name="T1"> !</text:span></text:p>
            <text:p text:style-name="P235">[P]</text:p>
            <text:p text:style-name="P149"/>
            <text:p text:style-name="P149">Pista de pouso -9</text:p>
            <text:p text:style-name="P235">[L A]</text:p>
            <text:p text:style-name="P149"/>
            <text:p text:style-name="P282">Pista de táxi -10<text:span text:style-name="T1"> !</text:span></text:p>
            <text:p text:style-name="P235">[A]</text:p>
          </table:table-cell>
          <table:table-cell table:style-name="Tabela9.D3" office:value-type="string">
            <text:p text:style-name="P282">Sem revestimento (Leito natural) -1<text:span text:style-name="T1"> !</text:span></text:p>
            <text:p text:style-name="P149">Pavimentado -3</text:p>
            <text:p text:style-name="P149">Revestimento primário (solto) -2</text:p>
          </table:table-cell>
          <table:table-cell table:style-name="Tabela9.E3" office:value-type="string">
            <text:p text:style-name="P150">Desconhecido -0</text:p>
            <text:p text:style-name="P150">Militar -12</text:p>
            <text:p text:style-name="P150">Particular -6</text:p>
            <text:p text:style-name="P150">Público -11</text:p>
            <text:p text:style-name="P150">Público/Militar -13</text:p>
          </table:table-cell>
          <table:table-cell table:style-name="Tabela9.F3" office:value-type="string">
            <text:p text:style-name="P245">Abandonada <text:span text:style-name="T9">-1 !</text:span></text:p>
            <text:p text:style-name="P144">Construída <text:span text:style-name="T9">-3</text:span></text:p>
            <text:p text:style-name="P152">Desconhecida -0</text:p>
            <text:p text:style-name="P245">Destruída <text:span text:style-name="T9">-2 !</text:span></text:p>
            <text:p text:style-name="P245">Em construção <text:span text:style-name="T9">-4 !</text:span></text:p>
            <text:p text:style-name="P287"/>
          </table:table-cell>
        </table:table-row>
      </table:table>
      <text:p text:style-name="P12"/>
      <text:p text:style-name="P12"/>
      <table:table table:name="Tabela8" table:style-name="Tabela8">
        <table:table-column table:style-name="Tabela8.A"/>
        <table:table-column table:style-name="Tabela8.B" table:number-columns-repeated="12"/>
        <table:table-row>
          <table:table-cell table:style-name="Tabela8.A1" office:value-type="string">
            <text:p text:style-name="P43">Classe</text:p>
          </table:table-cell>
          <table:table-cell table:style-name="Tabela8.B1" table:number-columns-spanned="12" office:value-type="string">
            <text:p text:style-name="P98">via_deslocamento (infra_via_deslocamento<text:span text:style-name="T8">)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74">Atributo</text:p>
          </table:table-cell>
          <table:table-cell table:style-name="Tabela8.A2" office:value-type="string">
            <text:p text:style-name="P475"><text:span text:style-name="T43">n</text:span>ome<text:span text:style-name="T6">(0..1)</text:span></text:p>
          </table:table-cell>
          <table:table-cell table:style-name="Tabela8.A2" office:value-type="string">
            <text:p text:style-name="P476">tipo (1)</text:p>
          </table:table-cell>
          <table:table-cell table:style-name="Tabela8.A2" office:value-type="string">
            <text:p text:style-name="P476">revestimento (1)</text:p>
          </table:table-cell>
          <table:table-cell table:style-name="Tabela8.A2" office:value-type="string">
            <text:p text:style-name="P476">tr<text:span text:style-name="T9">a</text:span>fego (1)</text:p>
          </table:table-cell>
          <table:table-cell table:style-name="Tabela8.A2" office:value-type="string">
            <text:p text:style-name="P476">nr_faixas<text:span text:style-name="T6"> (1)</text:span></text:p>
          </table:table-cell>
          <table:table-cell table:style-name="Tabela8.A2" office:value-type="string">
            <text:p text:style-name="P476">nr_pistas (1)</text:p>
          </table:table-cell>
          <table:table-cell table:style-name="Tabela8.A2" office:value-type="string">
            <text:p text:style-name="P476">canteiro_divisorio (1)</text:p>
          </table:table-cell>
          <table:table-cell table:style-name="Tabela8.A2" office:value-type="string">
            <text:p text:style-name="P476">situacao_fisica (1)</text:p>
          </table:table-cell>
          <table:table-cell table:style-name="Tabela8.A2" office:value-type="string">
            <text:p text:style-name="P476">jurisdicao (1)</text:p>
          </table:table-cell>
          <table:table-cell table:style-name="Tabela8.A2" office:value-type="string">
            <text:p text:style-name="P476"><text:span text:style-name="T43">s</text:span>igla<text:span text:style-name="T6"> (0..1)</text:span></text:p>
          </table:table-cell>
          <table:table-cell table:style-name="Tabela8.A2" office:value-type="string">
            <text:p text:style-name="P476">administracao (1)</text:p>
          </table:table-cell>
          <table:table-cell table:style-name="Tabela8.M2" office:value-type="string">
            <text:p text:style-name="P476"><text:span text:style-name="T43">c</text:span>oncessiona<text:span text:style-name="T42">ria (0..1)</text:span></text:p>
          </table:table-cell>
        </table:table-row>
        <table:table-row table:style-name="Tabela8.3">
          <table:table-cell table:style-name="Tabela8.A8" table:number-rows-spanned="6" office:value-type="string">
            <text:p text:style-name="P43">Domínio</text:p>
          </table:table-cell>
          <table:table-cell table:style-name="Tabela8.B8" table:number-rows-spanned="6" office:value-type="string">
            <text:p text:style-name="P414">A ser preenchido</text:p>
          </table:table-cell>
          <table:table-cell table:style-name="Tabela8.C3" office:value-type="string">
            <text:p text:style-name="P145">Arruamento <text:span text:style-name="T8">-5</text:span></text:p>
          </table:table-cell>
          <table:table-cell table:style-name="Tabela8.D3" office:value-type="string">
            <text:p text:style-name="P282">Calçado -4<text:span text:style-name="T1"> !</text:span></text:p>
            <text:p text:style-name="P151">Sem revestimento (Leito natural) -1</text:p>
            <text:p text:style-name="P151">Pavimentado -3</text:p>
            <text:p text:style-name="P151">Revestimento primário (solto) -2</text:p>
          </table:table-cell>
          <table:table-cell table:style-name="Tabela8.E3" office:value-type="string">
            <text:p text:style-name="P145">Permanente <text:span text:style-name="T8">-1</text:span></text:p>
            <text:p text:style-name="P145"/>
            <text:p text:style-name="P378">V - "tipo" in (<text:span text:style-name="T122">5)</text:span> and <text:span text:style-name="T102">not (</text:span>"<text:span text:style-name="T122">trafego</text:span>" <text:span text:style-name="T61">in (1))</text:span></text:p>
          </table:table-cell>
          <table:table-cell table:style-name="Tabela8.F3" office:value-type="string">
            <text:p text:style-name="P339">Minimo 1</text:p>
            <text:p text:style-name="P339"/>
            <text:p text:style-name="P378">V - "tipo" in (<text:span text:style-name="T122">5)</text:span> and <text:span text:style-name="T102">not (</text:span>"<text:span text:style-name="T122">nr_faixas</text:span>" <text:span text:style-name="T122">&gt;=1)</text:span></text:p>
          </table:table-cell>
          <table:table-cell table:style-name="Tabela8.G3" office:value-type="string">
            <text:p text:style-name="P339">Minimo 1</text:p>
            <text:p text:style-name="P339"/>
            <text:p text:style-name="P378">V - "tipo" in (<text:span text:style-name="T122">5)</text:span> and <text:span text:style-name="T102">not (</text:span>"<text:span text:style-name="T122">nr_pistas</text:span>" <text:span text:style-name="T122">&gt;=1)</text:span></text:p>
          </table:table-cell>
          <table:table-cell table:style-name="Tabela8.H3" office:value-type="string">
            <text:p text:style-name="P63">Não -2</text:p>
            <text:p text:style-name="P63">Sim -1</text:p>
          </table:table-cell>
          <table:table-cell table:style-name="Tabela8.I3" office:value-type="string">
            <text:p text:style-name="P245">Abandonada <text:span text:style-name="T9">-1 !</text:span></text:p>
            <text:p text:style-name="P145">Construída <text:span text:style-name="T9">-3</text:span></text:p>
            <text:p text:style-name="P245">Destruída <text:span text:style-name="T9">-2 !</text:span></text:p>
            <text:p text:style-name="P245">Em construção <text:span text:style-name="T9">-4 !</text:span></text:p>
            <text:p text:style-name="P290"/>
          </table:table-cell>
          <table:table-cell table:style-name="Tabela8.J3" office:value-type="string">
            <text:p text:style-name="P145">Desconhecida <text:span text:style-name="T8">-0</text:span></text:p>
            <text:p text:style-name="P145"/>
            <text:p text:style-name="P378">V - "tipo" in (<text:span text:style-name="T122">5)</text:span> and <text:span text:style-name="T102">not (</text:span>"<text:span text:style-name="T125">jurisdicao</text:span>" <text:span text:style-name="T125">in (0))</text:span></text:p>
          </table:table-cell>
          <table:table-cell table:style-name="Tabela8.K7" table:number-rows-spanned="5" office:value-type="string">
            <text:p text:style-name="P340">(*)</text:p>
            <text:p text:style-name="P340"/>
            <text:p text:style-name="P379">V - <text:span text:style-name="T193">not("sigla" is NULL or "sigla" ='') and not("jurisdicao" in (1,2))</text:span></text:p>
            <text:p text:style-name="P340"/>
            <text:p text:style-name="P378">V - "<text:span text:style-name="T62">jurisdicao</text:span>" <text:span text:style-name="T62">in (1,2)</text:span> and <text:span text:style-name="T121">(</text:span>"<text:span text:style-name="T62">sigla</text:span>" <text:span text:style-name="T62">is NULL or "sigla" ='')</text:span></text:p>
            <text:p text:style-name="P378"/>
            <text:p text:style-name="P378">V - "<text:span text:style-name="T62">jurisdicao</text:span>" <text:span text:style-name="T62">in (1)</text:span> and <text:span text:style-name="T121">(1 - (regexp_match( "sigla", '^(BR)-\\d\\d\\d$') ))</text:span></text:p>
            <text:p text:style-name="P378"/>
            <text:p text:style-name="P378">V - "<text:span text:style-name="T62">jurisdicao</text:span>" <text:span text:style-name="T62">in (2)</text:span> and <text:span text:style-name="T121">(1 - (regexp_match( "sigla", '^(SC|PR|RS)-\\d\\d\\d$') ))</text:span></text:p>
          </table:table-cell>
          <table:table-cell table:style-name="Tabela8.L3" office:value-type="string">
            <text:p text:style-name="P145">Desconhecida <text:span text:style-name="T8">-0</text:span></text:p>
            <text:p text:style-name="P145"/>
            <text:p text:style-name="P378">V - "tipo" in (<text:span text:style-name="T122">5)</text:span> and <text:span text:style-name="T102">not (</text:span>"<text:span text:style-name="T125">administracao</text:span>" <text:span text:style-name="T125">in (0))</text:span></text:p>
          </table:table-cell>
          <table:table-cell table:style-name="Tabela8.M7" table:number-rows-spanned="5" office:value-type="string">
            <text:p text:style-name="P471">(**)</text:p>
            <text:p text:style-name="P471"/>
            <text:p text:style-name="P473">V - <text:span text:style-name="T163">not(("administracao" in (7) and ("concessionaria" is NULL or "concessionaria" ='')) or ( not("administracao" in (7)) and ( not ("concessionaria" is NULL or "concessionaria" =''))))</text:span></text:p>
          </table:table-cell>
        </table:table-row>
        <table:table-row table:style-name="Tabela8.4">
          <table:covered-table-cell/>
          <table:covered-table-cell/>
          <table:table-cell table:style-name="Tabela8.C4" office:value-type="string">
            <text:p text:style-name="P245">Auto-estrada <text:span text:style-name="T8">-4 !</text:span></text:p>
          </table:table-cell>
          <table:table-cell table:style-name="Tabela8.D4" office:value-type="string">
            <text:p text:style-name="P151">Pavimentado -3</text:p>
            <text:p text:style-name="P151"/>
            <text:p text:style-name="P378">V - "tipo" in (<text:span text:style-name="T122">4)</text:span> and <text:span text:style-name="T102">not (</text:span>"<text:span text:style-name="T61">revestimento</text:span>" <text:span text:style-name="T61">in (3))</text:span></text:p>
          </table:table-cell>
          <table:table-cell table:style-name="Tabela8.E4" office:value-type="string">
            <text:p text:style-name="P145">Permanente <text:span text:style-name="T8">-1</text:span></text:p>
            <text:p text:style-name="P145"/>
            <text:p text:style-name="P378">V - "tipo" in (<text:span text:style-name="T122">4)</text:span> and <text:span text:style-name="T102">not (</text:span>"<text:span text:style-name="T122">trafego</text:span>" <text:span text:style-name="T61">in (1))</text:span></text:p>
          </table:table-cell>
          <table:table-cell table:style-name="Tabela8.F4" office:value-type="string">
            <text:p text:style-name="P341">Minimo 4</text:p>
            <text:p text:style-name="P341"/>
            <text:p text:style-name="P378">V - "tipo" in (<text:span text:style-name="T123">4)</text:span> and <text:span text:style-name="T102">not (</text:span>"<text:span text:style-name="T122">nr_faixas</text:span>" <text:span text:style-name="T122">&gt;=4)</text:span></text:p>
          </table:table-cell>
          <table:table-cell table:style-name="Tabela8.G4" office:value-type="string">
            <text:p text:style-name="P341">Minimo 2</text:p>
            <text:p text:style-name="P341"/>
            <text:p text:style-name="P378">V - "tipo" in (<text:span text:style-name="T123">4)</text:span> and <text:span text:style-name="T102">not (</text:span>"<text:span text:style-name="T122">nr_pistas</text:span>" <text:span text:style-name="T122">&gt;=2)</text:span></text:p>
          </table:table-cell>
          <table:table-cell table:style-name="Tabela8.H4" office:value-type="string">
            <text:p text:style-name="P63">Não -2</text:p>
            <text:p text:style-name="P63">Sim -1</text:p>
          </table:table-cell>
          <table:table-cell table:style-name="Tabela8.I4" office:value-type="string">
            <text:p text:style-name="P245">Abandonada <text:span text:style-name="T9">-1 !</text:span></text:p>
            <text:p text:style-name="P146">Construída <text:span text:style-name="T9">-3</text:span></text:p>
            <text:p text:style-name="P245">Destruída <text:span text:style-name="T9">-2 !</text:span></text:p>
            <text:p text:style-name="P245">Em construção <text:span text:style-name="T9">-4 !</text:span></text:p>
            <text:p text:style-name="P290"/>
          </table:table-cell>
          <table:table-cell table:style-name="Tabela8.J4" office:value-type="string">
            <text:p text:style-name="P145">Estadual <text:span text:style-name="T8">-2</text:span></text:p>
            <text:p text:style-name="P145">Federal <text:span text:style-name="T8">-1</text:span></text:p>
            <text:p text:style-name="P145"/>
            <text:p text:style-name="P378">V - "tipo" in (<text:span text:style-name="T125">4)</text:span> and <text:span text:style-name="T102">not (</text:span>"<text:span text:style-name="T125">jurisdicao</text:span>" <text:span text:style-name="T125">in (1,2))</text:span></text:p>
          </table:table-cell>
          <table:covered-table-cell/>
          <table:table-cell table:style-name="Tabela8.L4" office:value-type="string">
            <text:p text:style-name="P145">Concessionada <text:span text:style-name="T8">-7</text:span></text:p>
            <text:p text:style-name="P145">Estadual <text:span text:style-name="T8">-2</text:span></text:p>
            <text:p text:style-name="P145">Federal <text:span text:style-name="T8">-1</text:span></text:p>
            <text:p text:style-name="P145"/>
            <text:p text:style-name="P378">V - "tipo" in (<text:span text:style-name="T125">4)</text:span> and <text:span text:style-name="T102">not (</text:span>"<text:span text:style-name="T125">administracao</text:span>" <text:span text:style-name="T125">in (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145">Caminho carroçável <text:span text:style-name="T8">-3</text:span></text:p>
          </table:table-cell>
          <table:table-cell table:style-name="Tabela8.D5" office:value-type="string">
            <text:p text:style-name="P145">Sem revestimento (Leito natural) <text:span text:style-name="T9">-1</text:span></text:p>
            <text:p text:style-name="P145"/>
            <text:p text:style-name="P378">V - "tipo" in (<text:span text:style-name="T122">3)</text:span> and <text:span text:style-name="T102">not (</text:span>"<text:span text:style-name="T61">revestimento</text:span>" <text:span text:style-name="T61">in (1))</text:span></text:p>
          </table:table-cell>
          <table:table-cell table:style-name="Tabela8.E5" office:value-type="string">
            <text:p text:style-name="P145">Periódico <text:span text:style-name="T8">-2</text:span></text:p>
            <text:p text:style-name="P145"/>
            <text:p text:style-name="P378">V - "tipo" in (<text:span text:style-name="T122">3)</text:span> and <text:span text:style-name="T102">not (</text:span>"<text:span text:style-name="T122">trafego</text:span>" <text:span text:style-name="T61">in (2))</text:span></text:p>
          </table:table-cell>
          <table:table-cell table:style-name="Tabela8.F5" office:value-type="string">
            <text:p text:style-name="P341">1</text:p>
            <text:p text:style-name="P341"/>
            <text:p text:style-name="P378">V - "tipo" in (<text:span text:style-name="T123">3)</text:span> and <text:span text:style-name="T102">not (</text:span>"<text:span text:style-name="T122">nr_faixas</text:span>" <text:span text:style-name="T122">=1) </text:span></text:p>
          </table:table-cell>
          <table:table-cell table:style-name="Tabela8.G5" office:value-type="string">
            <text:p text:style-name="P341">1</text:p>
            <text:p text:style-name="P341"/>
            <text:p text:style-name="P378">V - "tipo" in (<text:span text:style-name="T123">3)</text:span> and <text:span text:style-name="T102">not (</text:span>"<text:span text:style-name="T122">nr_pistas</text:span>" <text:span text:style-name="T122">=1)</text:span></text:p>
          </table:table-cell>
          <table:table-cell table:style-name="Tabela8.H5" office:value-type="string">
            <text:p text:style-name="P63">Não -2</text:p>
            <text:p text:style-name="P63"/>
            <text:p text:style-name="P378">V - "tipo" in (<text:span text:style-name="T123">3)</text:span> and <text:span text:style-name="T102">not (</text:span>"<text:span text:style-name="T125">canteiro_divisorio</text:span>" <text:span text:style-name="T125">in (2))</text:span></text:p>
          </table:table-cell>
          <table:table-cell table:style-name="Tabela8.I5" office:value-type="string">
            <text:p text:style-name="P101">Construída -3</text:p>
            <text:p text:style-name="P101"/>
            <text:p text:style-name="P378">V - "tipo" in (<text:span text:style-name="T123">3)</text:span> and <text:span text:style-name="T102">not (</text:span>"<text:span text:style-name="T125">situacao_fisica</text:span>" <text:span text:style-name="T125">in (3))</text:span></text:p>
          </table:table-cell>
          <table:table-cell table:style-name="Tabela8.J5" office:value-type="string">
            <text:p text:style-name="P145">Desconhecida <text:span text:style-name="T8">-0</text:span></text:p>
            <text:p text:style-name="P145"/>
            <text:p text:style-name="P378">V - "tipo" in (<text:span text:style-name="T125">3)</text:span> and <text:span text:style-name="T102">not (</text:span>"<text:span text:style-name="T125">jurisdicao</text:span>" <text:span text:style-name="T125">in (0))</text:span></text:p>
          </table:table-cell>
          <table:covered-table-cell/>
          <table:table-cell table:style-name="Tabela8.L5" office:value-type="string">
            <text:p text:style-name="P145">Desconhecida <text:span text:style-name="T8">-0</text:span></text:p>
            <text:p text:style-name="P145"/>
            <text:p text:style-name="P378">V - "tipo" in (<text:span text:style-name="T125">3)</text:span> and <text:span text:style-name="T102">not (</text:span>"<text:span text:style-name="T125">administracao</text:span>" <text:span text:style-name="T125">in (0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145">Rodovia <text:span text:style-name="T8">-2</text:span></text:p>
          </table:table-cell>
          <table:table-cell table:style-name="Tabela8.D6" office:value-type="string">
            <text:p text:style-name="P283">Calçado -4 !</text:p>
            <text:p text:style-name="P151">Sem revestimento (Leito natural) -1</text:p>
            <text:p text:style-name="P151">Pavimentado -3</text:p>
            <text:p text:style-name="P151">Revestimento primário (solto) -2</text:p>
          </table:table-cell>
          <table:table-cell table:style-name="Tabela8.E6" office:value-type="string">
            <text:p text:style-name="P145">Periódico <text:span text:style-name="T8">-2</text:span></text:p>
            <text:p text:style-name="P145">Permanente <text:span text:style-name="T8">-1</text:span></text:p>
          </table:table-cell>
          <table:table-cell table:style-name="Tabela8.F6" office:value-type="string">
            <text:p text:style-name="P339">Minimo 1</text:p>
            <text:p text:style-name="P339"/>
            <text:p text:style-name="P378">V - "tipo" in (<text:span text:style-name="T123">2)</text:span> and <text:span text:style-name="T102">not (</text:span>"<text:span text:style-name="T122">nr_faixas</text:span>" <text:span text:style-name="T122">&gt;=1)</text:span></text:p>
          </table:table-cell>
          <table:table-cell table:style-name="Tabela8.G6" office:value-type="string">
            <text:p text:style-name="P339">Minimo 1</text:p>
            <text:p text:style-name="P339"/>
            <text:p text:style-name="P378">V - "tipo" in (<text:span text:style-name="T123">2)</text:span> and <text:span text:style-name="T102">not (</text:span>"<text:span text:style-name="T122">nr_pistas</text:span>" <text:span text:style-name="T122">&gt;=1)</text:span></text:p>
          </table:table-cell>
          <table:table-cell table:style-name="Tabela8.H6" office:value-type="string">
            <text:p text:style-name="P63">Não -2</text:p>
            <text:p text:style-name="P63">Sim -1</text:p>
          </table:table-cell>
          <table:table-cell table:style-name="Tabela8.I6" office:value-type="string">
            <text:p text:style-name="P246">Abandonada <text:span text:style-name="T9">-1 !</text:span></text:p>
            <text:p text:style-name="P147">Construída <text:span text:style-name="T9">-3</text:span></text:p>
            <text:p text:style-name="P246">Destruída <text:span text:style-name="T9">-2 !</text:span></text:p>
            <text:p text:style-name="P246">Em construção <text:span text:style-name="T9">-4 !</text:span></text:p>
            <text:p text:style-name="P290"/>
          </table:table-cell>
          <table:table-cell table:style-name="Tabela8.J6" office:value-type="string">
            <text:p text:style-name="P145">Desconhecida <text:span text:style-name="T8">-0</text:span></text:p>
            <text:p text:style-name="P145">Estadual <text:span text:style-name="T8">-2</text:span></text:p>
            <text:p text:style-name="P145">Federal <text:span text:style-name="T8">-1</text:span></text:p>
            <text:p text:style-name="P145"/>
            <text:p text:style-name="P378">V - "tipo" in (<text:span text:style-name="T125">2)</text:span> and <text:span text:style-name="T102">not (</text:span>"<text:span text:style-name="T125">jurisdicao</text:span>" <text:span text:style-name="T125">in (0,1,2))</text:span></text:p>
          </table:table-cell>
          <table:covered-table-cell/>
          <table:table-cell table:style-name="Tabela8.L6" office:value-type="string">
            <text:p text:style-name="P145">Concessionada <text:span text:style-name="T8">-7</text:span></text:p>
            <text:p text:style-name="P145">Desconhecida <text:span text:style-name="T8">-0</text:span></text:p>
            <text:p text:style-name="P145">Estadual <text:span text:style-name="T8">-2</text:span></text:p>
            <text:p text:style-name="P145">Federal <text:span text:style-name="T8">-1</text:span></text:p>
            <text:p text:style-name="P145"/>
            <text:p text:style-name="P378">V - "tipo" in (<text:span text:style-name="T125">2)</text:span> and <text:span text:style-name="T102">not (</text:span>"<text:span text:style-name="T125">administracao</text:span>" <text:span text:style-name="T125">in (0,1,2,7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145">Trilha ou Picada <text:span text:style-name="T8">-6</text:span></text:p>
          </table:table-cell>
          <table:table-cell table:style-name="Tabela8.D7" office:value-type="string">
            <text:p text:style-name="P145">Sem revestimento (Leito natural) <text:span text:style-name="T9">-1</text:span></text:p>
            <text:p text:style-name="P145"/>
            <text:p text:style-name="P378">V - "tipo" in (<text:span text:style-name="T122">6)</text:span> and <text:span text:style-name="T102">not (</text:span>"<text:span text:style-name="T61">revestimento</text:span>" <text:span text:style-name="T61">in (1))</text:span></text:p>
          </table:table-cell>
          <table:table-cell table:style-name="Tabela8.E7" office:value-type="string">
            <text:p text:style-name="P145">Periódico <text:span text:style-name="T8">-2</text:span></text:p>
            <text:p text:style-name="P145"/>
            <text:p text:style-name="P378">V - "tipo" in (<text:span text:style-name="T122">6)</text:span> and <text:span text:style-name="T102">not (</text:span>"<text:span text:style-name="T122">trafego</text:span>" <text:span text:style-name="T61">in (2))</text:span></text:p>
          </table:table-cell>
          <table:table-cell table:style-name="Tabela8.F7" office:value-type="string">
            <text:p text:style-name="P341">1</text:p>
            <text:p text:style-name="P341"/>
            <text:p text:style-name="P378">V - "tipo" in (<text:span text:style-name="T123">6)</text:span> and <text:span text:style-name="T102">not (</text:span>"<text:span text:style-name="T122">nr_faixas</text:span>" <text:span text:style-name="T122">=1)</text:span></text:p>
          </table:table-cell>
          <table:table-cell table:style-name="Tabela8.G7" office:value-type="string">
            <text:p text:style-name="P341">1</text:p>
            <text:p text:style-name="P341"/>
            <text:p text:style-name="P378">V - "tipo" in (<text:span text:style-name="T123">6)</text:span> and <text:span text:style-name="T102">not (</text:span>"<text:span text:style-name="T122">nr_pistas</text:span>" <text:span text:style-name="T122">=1)</text:span></text:p>
          </table:table-cell>
          <table:table-cell table:style-name="Tabela8.H7" office:value-type="string">
            <text:p text:style-name="P63">Não -2</text:p>
            <text:p text:style-name="P63"/>
            <text:p text:style-name="P378">V - "tipo" in (<text:span text:style-name="T125">6)</text:span> and <text:span text:style-name="T102">not (</text:span>"<text:span text:style-name="T125">canteiro_divisorio</text:span>" <text:span text:style-name="T125">in (2))</text:span></text:p>
          </table:table-cell>
          <table:table-cell table:style-name="Tabela8.I7" office:value-type="string">
            <text:p text:style-name="P101">Construída -3</text:p>
            <text:p text:style-name="P101"/>
            <text:p text:style-name="P378">V - "tipo" in (<text:span text:style-name="T125">6)</text:span> and <text:span text:style-name="T102">not (</text:span>"<text:span text:style-name="T125">situacao_fisica</text:span>" <text:span text:style-name="T125">in (3))</text:span></text:p>
          </table:table-cell>
          <table:table-cell table:style-name="Tabela8.J7" office:value-type="string">
            <text:p text:style-name="P145">Desconhecida <text:span text:style-name="T8">-0</text:span></text:p>
            <text:p text:style-name="P145"/>
            <text:p text:style-name="P378">V - "tipo" in (<text:span text:style-name="T125">6)</text:span> and <text:span text:style-name="T102">not (</text:span>"<text:span text:style-name="T125">jurisdicao</text:span>" <text:span text:style-name="T125">in (0))</text:span></text:p>
          </table:table-cell>
          <table:covered-table-cell/>
          <table:table-cell table:style-name="Tabela8.L7" office:value-type="string">
            <text:p text:style-name="P145">Desconhecida <text:span text:style-name="T8">-0</text:span></text:p>
            <text:p text:style-name="P145"/>
            <text:p text:style-name="P378">V - "tipo" in (<text:span text:style-name="T125">6)</text:span> and <text:span text:style-name="T102">not (</text:span>"<text:span text:style-name="T125">administracao</text:span>" <text:span text:style-name="T125">in (0))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8" office:value-type="string">
            <text:p text:style-name="P342">A SER PREENCHIDO -999</text:p>
            <text:p text:style-name="P342"/>
            <text:p text:style-name="P386">L - "tipo" in (9<text:span text:style-name="T61">99)</text:span></text:p>
            <text:p text:style-name="P386"/>
            <text:p text:style-name="P398"><text:span text:style-name="T166">A</text:span> - "tipo" in (<text:span text:style-name="T166">4)</text:span></text:p>
          </table:table-cell>
          <table:table-cell table:style-name="Tabela8.D8" office:value-type="string">
            <text:p text:style-name="P151">A SER PREENCHIDO -999</text:p>
            <text:p text:style-name="P151"/>
            <text:p text:style-name="P386">L - "<text:span text:style-name="T61">revestimento</text:span>" in (9<text:span text:style-name="T61">99)</text:span></text:p>
            <text:p text:style-name="P386"/>
            <text:p text:style-name="P398"><text:span text:style-name="T166">A</text:span> - "<text:span text:style-name="T61">revestimento</text:span>" in (<text:span text:style-name="T166">4)</text:span></text:p>
          </table:table-cell>
          <table:table-cell table:style-name="Tabela8.E8" office:value-type="string">
            <text:p text:style-name="P151">A SER PREENCHIDO -999</text:p>
            <text:p text:style-name="P151"/>
            <text:p text:style-name="P386">L - "<text:span text:style-name="T61">trafego</text:span>" in (99<text:span text:style-name="T61">9)</text:span></text:p>
          </table:table-cell>
          <table:table-cell table:style-name="Tabela8.F8" office:value-type="string">
            <text:p text:style-name="P63">A ser preenchido</text:p>
            <text:p text:style-name="P63"/>
            <text:p text:style-name="P386">L - "<text:span text:style-name="T124">nr_faixas</text:span>" <text:span text:style-name="T124">is NULL or </text:span>"<text:span text:style-name="T124">nr_faixas</text:span>" <text:span text:style-name="T124">= ''</text:span></text:p>
            <text:p text:style-name="P386"/>
            <text:p text:style-name="P392">mai<text:span text:style-name="T166">s</text:span> de 2 faixa<text:span text:style-name="T166">s</text:span></text:p>
            <text:p text:style-name="P398"><text:span text:style-name="T166">A</text:span> - "<text:span text:style-name="T124">nr_faixas</text:span>" <text:span text:style-name="T166">&gt; 2</text:span></text:p>
          </table:table-cell>
          <table:table-cell table:style-name="Tabela8.G8" office:value-type="string">
            <text:p text:style-name="P63">A ser preenchido</text:p>
            <text:p text:style-name="P63"/>
            <text:p text:style-name="P386">L - "<text:span text:style-name="T124">nr_pistas</text:span>" <text:span text:style-name="T124">is NULL or </text:span>"<text:span text:style-name="T124">nr_pistas</text:span>" <text:span text:style-name="T124">= ''</text:span></text:p>
            <text:p text:style-name="P386"/>
            <text:p text:style-name="P392">mais de 2 <text:span text:style-name="T166">pistas</text:span></text:p>
            <text:p text:style-name="P398"><text:span text:style-name="T166">A</text:span> - "<text:span text:style-name="T124">nr_pistas</text:span>" <text:span text:style-name="T166">&gt;= 2</text:span></text:p>
          </table:table-cell>
          <table:table-cell table:style-name="Tabela8.H8" office:value-type="string">
            <text:p text:style-name="P135">A SER PREENCHIDO -999</text:p>
            <text:p text:style-name="P135"/>
            <text:p text:style-name="P386">L - "<text:span text:style-name="T62">canteiro_divisorio</text:span>" in (9<text:span text:style-name="T62">99)</text:span></text:p>
          </table:table-cell>
          <table:table-cell table:style-name="Tabela8.I8" office:value-type="string">
            <text:p text:style-name="P102">A SER PREENCHIDO -999</text:p>
            <text:p text:style-name="P102"/>
            <text:p text:style-name="P386">L - "<text:span text:style-name="T62">situacao_fisica</text:span>" in <text:span text:style-name="T62">(999)</text:span></text:p>
            <text:p text:style-name="P386"/>
            <text:p text:style-name="P398"><text:span text:style-name="T167">A</text:span> - "<text:span text:style-name="T62">situacao_fisica</text:span>" in <text:span text:style-name="T62">(1, 2, 4)</text:span></text:p>
          </table:table-cell>
          <table:table-cell table:style-name="Tabela8.J8" office:value-type="string">
            <text:p text:style-name="P158">A SER PREENCHIDO -999</text:p>
            <text:p text:style-name="P158"/>
            <text:p text:style-name="P390">L - "<text:span text:style-name="T62">jurisdicao</text:span>" in (9<text:span text:style-name="T62">99)</text:span></text:p>
          </table:table-cell>
          <table:table-cell table:style-name="Tabela8.K8" office:value-type="string">
            <text:p text:style-name="P63">A ser preenchido</text:p>
          </table:table-cell>
          <table:table-cell table:style-name="Tabela8.L8" office:value-type="string">
            <text:p text:style-name="P151">A SER PREENCHIDO -999</text:p>
            <text:p text:style-name="P151"/>
            <text:p text:style-name="P386">L - "<text:span text:style-name="T62">administracao</text:span>" in (9<text:span text:style-name="T109">99)</text:span></text:p>
          </table:table-cell>
          <table:table-cell table:style-name="Tabela8.M8" office:value-type="string">
            <text:p text:style-name="P470">A ser preenchido</text:p>
          </table:table-cell>
        </table:table-row>
        <table:table-row table:style-name="Tabela8.3">
          <table:table-cell table:style-name="Tabela8.A9" office:value-type="string">
            <text:p text:style-name="P43"/>
          </table:table-cell>
          <table:table-cell table:style-name="Tabela8.B9" office:value-type="string">
            <text:p text:style-name="P414"/>
          </table:table-cell>
          <table:table-cell table:style-name="Tabela8.C9" office:value-type="string">
            <text:p text:style-name="P342"/>
          </table:table-cell>
          <table:table-cell table:style-name="Tabela8.D9" office:value-type="string">
            <text:p text:style-name="P145"/>
          </table:table-cell>
          <table:table-cell table:style-name="Tabela8.E9" office:value-type="string">
            <text:p text:style-name="P145"/>
          </table:table-cell>
          <table:table-cell table:style-name="Tabela8.F9" office:value-type="string">
            <text:p text:style-name="P341"/>
          </table:table-cell>
          <table:table-cell table:style-name="Tabela8.G9" office:value-type="string">
            <text:p text:style-name="P341"/>
          </table:table-cell>
          <table:table-cell table:style-name="Tabela8.H9" office:value-type="string">
            <text:p text:style-name="P135"/>
          </table:table-cell>
          <table:table-cell table:style-name="Tabela8.I9" office:value-type="string">
            <text:p text:style-name="P160">Desconhecida <text:span text:style-name="T8">-0</text:span></text:p>
          </table:table-cell>
          <table:table-cell table:style-name="Tabela8.J9" office:value-type="string">
            <text:p text:style-name="P161">Municipal -3</text:p>
            <text:p text:style-name="P161">Particular -6</text:p>
            <text:p text:style-name="P162">Não aplicável<text:span text:style-name="T58">-97</text:span></text:p>
          </table:table-cell>
          <table:table-cell table:style-name="Tabela8.K9" office:value-type="string">
            <text:p text:style-name="P341"/>
          </table:table-cell>
          <table:table-cell table:style-name="Tabela8.L9" office:value-type="string">
            <text:p text:style-name="P161">Municipal -3</text:p>
            <text:p text:style-name="P161">Particular -6</text:p>
            <text:p text:style-name="P162">Não aplicável -97</text:p>
          </table:table-cell>
          <table:table-cell table:style-name="Tabela8.M9" office:value-type="string">
            <text:p text:style-name="P472"/>
          </table:table-cell>
        </table:table-row>
      </table:table>
      <text:p text:style-name="P13"><text:span text:style-name="T44">(</text:span>*<text:span text:style-name="T44">)</text:span> - Sigla só devem ser preenchidos se jurisdição for estadual ou federal. Nesses casos seu preenchimento é obrigatório.</text:p>
      <text:p text:style-name="P13"><text:span text:style-name="T44">(</text:span>**<text:span text:style-name="T44">)</text:span> - Concessionaria só deve ser preenchido se administração for Concessionada. Nesse caso seu preenchimento é obrigatório.</text:p>
      <text:p text:style-name="P12"/>
      <text:p text:style-name="P12"/>
      <table:table table:name="Tabela22" table:style-name="Tabela22">
        <table:table-column table:style-name="Tabela22.A"/>
        <table:table-column table:style-name="Tabela22.B" table:number-columns-repeated="2"/>
        <table:table-row>
          <table:table-cell table:style-name="Tabela22.A1" office:value-type="string">
            <text:p text:style-name="P43">Classe</text:p>
          </table:table-cell>
          <table:table-cell table:style-name="Tabela22.B1" table:number-columns-spanned="2" office:value-type="string">
            <text:p text:style-name="P110">delimitacao_fisica <text:span text:style-name="T187">(llp_</text:span><text:span text:style-name="T185">delimitacao_fisica</text:span><text:span text:style-name="T187">)</text:span><text:span text:style-name="T152"> [L]</text:span></text:p>
          </table:table-cell>
          <table:covered-table-cell/>
        </table:table-row>
        <table:table-row>
          <table:table-cell table:style-name="Tabela22.A2" office:value-type="string">
            <text:p text:style-name="P43">Atributo</text:p>
          </table:table-cell>
          <table:table-cell table:style-name="Tabela22.A2" office:value-type="string">
            <text:p text:style-name="P169">tipo<text:span text:style-name="T5"> (1)</text:span></text:p>
          </table:table-cell>
          <table:table-cell table:style-name="Tabela22.C2" office:value-type="string">
            <text:p text:style-name="P200">material_construcao<text:span text:style-name="T5"> (1)</text:span></text:p>
          </table:table-cell>
        </table:table-row>
        <table:table-row>
          <table:table-cell table:style-name="Tabela22.A5" table:number-rows-spanned="3" office:value-type="string">
            <text:p text:style-name="P43">Domínio</text:p>
          </table:table-cell>
          <table:table-cell table:style-name="Tabela22.B3" office:value-type="string">
            <text:p text:style-name="P228">Cerca -1</text:p>
          </table:table-cell>
          <table:table-cell table:style-name="Tabela22.C3" office:value-type="string">
            <text:p text:style-name="P182">Desconhecido -0</text:p>
            <text:p text:style-name="P182">Madeira -5</text:p>
            <text:p text:style-name="P532">98</text:p>
            <text:p text:style-name="P182"/>
            <text:p text:style-name="P449">V - "tipo" in (<text:span text:style-name="T159">1)</text:span> and <text:span text:style-name="T102">not (</text:span>"<text:span text:style-name="T158">material_construcao</text:span>" <text:span text:style-name="T128">in (0,5,6,7,8))</text:span></text:p>
          </table:table-cell>
        </table:table-row>
        <table:table-row>
          <table:covered-table-cell/>
          <table:table-cell table:style-name="Tabela22.B4" office:value-type="string">
            <text:p text:style-name="P284">Muro -2<text:span text:style-name="T1"> !</text:span></text:p>
          </table:table-cell>
          <table:table-cell table:style-name="Tabela22.C4" office:value-type="string">
            <text:p text:style-name="P184">Desconhecido -0</text:p>
            <text:p text:style-name="P182">Alvenaria -1</text:p>
            <text:p text:style-name="P182">Madeira -5</text:p>
            <text:p text:style-name="P182">Rocha -4</text:p>
            <text:p text:style-name="P504">Concreto – 2</text:p>
            <text:p text:style-name="P505">98</text:p>
            <text:p text:style-name="P182"/>
            <text:p text:style-name="P449">V - "tipo" in (<text:span text:style-name="T162">2)</text:span> and <text:span text:style-name="T102">not (</text:span>"<text:span text:style-name="T158">material_construcao</text:span>" <text:span text:style-name="T128">in (1,4,5))</text:span></text:p>
          </table:table-cell>
        </table:table-row>
        <table:table-row>
          <table:covered-table-cell/>
          <table:table-cell table:style-name="Tabela22.B5" office:value-type="string">
            <text:p text:style-name="P228">A SER PREENCHIDO -999</text:p>
            <text:p text:style-name="P228"/>
            <text:p text:style-name="P438">L - "<text:span text:style-name="T172">tipo</text:span>" in (9<text:span text:style-name="T61">99)</text:span></text:p>
            <text:p text:style-name="P438"/>
            <text:p text:style-name="P457"><text:span text:style-name="T173">A</text:span> - <text:span text:style-name="T108">"</text:span><text:span text:style-name="T116">tipo</text:span><text:span text:style-name="T108">" in (</text:span><text:span text:style-name="T117">2</text:span><text:span text:style-name="T115">)</text:span></text:p>
          </table:table-cell>
          <table:table-cell table:style-name="Tabela22.C5" office:value-type="string">
            <text:p text:style-name="P182">A SER PREENCHIDO -999</text:p>
            <text:p text:style-name="P182"/>
            <text:p text:style-name="P438">L - "<text:span text:style-name="T27">material_construcao</text:span>" in (9<text:span text:style-name="T61">99)</text:span></text:p>
            <text:p text:style-name="P438"/>
            <text:p text:style-name="P457"><text:span text:style-name="T173">A</text:span> - <text:span text:style-name="T108">"</text:span><text:span text:style-name="T118">material_construcao</text:span><text:span text:style-name="T108">" in (</text:span><text:span text:style-name="T117">7, 8</text:span><text:span text:style-name="T115">)</text:span></text:p>
          </table:table-cell>
        </table:table-row>
        <table:table-row>
          <table:table-cell table:style-name="Tabela22.A6" office:value-type="string">
            <text:p text:style-name="P43"/>
          </table:table-cell>
          <table:table-cell table:style-name="Tabela22.B6" office:value-type="string">
            <text:p text:style-name="P228"/>
          </table:table-cell>
          <table:table-cell table:style-name="Tabela22.C6" office:value-type="string">
            <text:p text:style-name="P304">Concreto -2</text:p>
            <text:p text:style-name="P304">Metal -3</text:p>
            <text:p text:style-name="P304">Não aplicável -97</text:p>
            <text:p text:style-name="P304">Outros -98</text:p>
            <text:p text:style-name="P304">Terra -23</text:p>
          </table:table-cell>
        </table:table-row>
      </table:table>
      <text:p text:style-name="P12"/>
      <text:p text:style-name="P12"/>
      <table:table table:name="Tabela19" table:style-name="Tabela19">
        <table:table-column table:style-name="Tabela19.A"/>
        <table:table-column table:style-name="Tabela19.B" table:number-columns-repeated="4"/>
        <table:table-row>
          <table:table-cell table:style-name="Tabela19.A1" office:value-type="string">
            <text:p text:style-name="P43">Classe</text:p>
          </table:table-cell>
          <table:table-cell table:style-name="Tabela19.B1" table:number-columns-spanned="4" office:value-type="string">
            <text:p text:style-name="P109">limite_especial <text:span text:style-name="T31">(llp_limite_especial) [L A]</text:span></text:p>
          </table:table-cell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43">Atributo</text:p>
          </table:table-cell>
          <table:table-cell table:style-name="Tabela19.A2" office:value-type="string">
            <text:p text:style-name="P169">nome<text:span text:style-name="T6"> (0..1)</text:span></text:p>
          </table:table-cell>
          <table:table-cell table:style-name="Tabela19.A2" office:value-type="string">
            <text:p text:style-name="P169">tipo<text:span text:style-name="T5"> (1)</text:span></text:p>
          </table:table-cell>
          <table:table-cell table:style-name="Tabela19.A2" office:value-type="string">
            <text:p text:style-name="P193">tipo_<text:span text:style-name="T31">delimitacao (1) </text:span></text:p>
          </table:table-cell>
          <table:table-cell table:style-name="Tabela19.E2" office:value-type="string">
            <text:p text:style-name="P197">geometria_aproximada<text:span text:style-name="T5"> (1)</text:span></text:p>
          </table:table-cell>
        </table:table-row>
        <table:table-row>
          <table:table-cell table:style-name="Tabela19.A4" table:number-rows-spanned="2" office:value-type="string">
            <text:p text:style-name="P43">Domínio</text:p>
          </table:table-cell>
          <table:table-cell table:style-name="Tabela19.B4" table:number-rows-spanned="2" office:value-type="string">
            <text:p text:style-name="P414">A ser preenchido</text:p>
          </table:table-cell>
          <table:table-cell table:style-name="Tabela19.C3" office:value-type="string">
            <text:p text:style-name="P347">Área pública militar<text:span text:style-name="T31"> -36</text:span></text:p>
            <text:p text:style-name="P208"/>
            <text:p text:style-name="P209">Estação Ecológica – ESEC -31</text:p>
            <text:p text:style-name="P209">Monumento Natural – MONA -33</text:p>
            <text:p text:style-name="P209">Parque – PAR -32</text:p>
            <text:p text:style-name="P209">Refúgio de Vida Silvestre – RVS -35</text:p>
            <text:p text:style-name="P209">Reserva Biológica – REBIO -34</text:p>
            <text:p text:style-name="P209"/>
            <text:p text:style-name="P209">Floresta – FLO -26</text:p>
            <text:p text:style-name="P209">Reserva de Desenvolvimento Sustentável – RDS -27</text:p>
            <text:p text:style-name="P209">Reserva de Fauna – REFAU -29</text:p>
            <text:p text:style-name="P209">Reserva Extrativista – RESEX -28</text:p>
            <text:p text:style-name="P209">Reserva Particular do Patrimônio Natural – RPPN -30</text:p>
            <text:p text:style-name="P209">Área de Proteção Ambiental – APA -24</text:p>
            <text:p text:style-name="P209">Área de Relevante Interesse Ecológico – ARIE -25</text:p>
            <text:p text:style-name="P209"/>
            <text:p text:style-name="P96">Terra indígena -2</text:p>
            <text:p text:style-name="P96">Terra pública -1</text:p>
          </table:table-cell>
          <table:table-cell table:style-name="Tabela19.D3" office:value-type="string">
            <text:p text:style-name="P319">(*)</text:p>
            <text:p text:style-name="P208"/>
            <text:p text:style-name="P208">Contorno massa d'água -2</text:p>
            <text:p text:style-name="P208">Costa visível da carta -5</text:p>
            <text:p text:style-name="P208">Cumeada -3</text:p>
            <text:p text:style-name="P208">Ferrovia -7</text:p>
            <text:p text:style-name="P208">Linha seca -4</text:p>
            <text:p text:style-name="P208">Massa d'água -9</text:p>
            <text:p text:style-name="P208">Não aplicável -97</text:p>
            <text:p text:style-name="P208">Não identificado -96</text:p>
            <text:p text:style-name="P208">Rodovia -6</text:p>
            <text:p text:style-name="P208">Trecho de drenagem -8</text:p>
          </table:table-cell>
          <table:table-cell table:style-name="Tabela19.E3" office:value-type="string">
            <text:p text:style-name="P60">Não -2</text:p>
            <text:p text:style-name="P60">Sim -1</text:p>
          </table:table-cell>
        </table:table-row>
        <table:table-row>
          <table:covered-table-cell/>
          <table:covered-table-cell/>
          <table:table-cell table:style-name="Tabela19.C4" office:value-type="string">
            <text:p text:style-name="P208">A SER PREENCHIDO -999</text:p>
            <text:p text:style-name="P208"/>
            <text:p text:style-name="P438">L - "<text:span text:style-name="T172">tipo</text:span>" in (9<text:span text:style-name="T61">99)</text:span></text:p>
          </table:table-cell>
          <table:table-cell table:style-name="Tabela19.D4" office:value-type="string">
            <text:p text:style-name="P208">A SER PREENCHIDO -999</text:p>
            <text:p text:style-name="P208"/>
            <text:p text:style-name="P438">L - "<text:span text:style-name="T172">tipo_delimitacao</text:span>" in (9<text:span text:style-name="T61">99)</text:span></text:p>
          </table:table-cell>
          <table:table-cell table:style-name="Tabela19.E4" office:value-type="string">
            <text:p text:style-name="P189">A SER PREENCHIDO -999</text:p>
          </table:table-cell>
        </table:table-row>
      </table:table>
      <text:p text:style-name="P12">* <text:span text:style-name="T56">- O atributo tipo_delimitação é somente para primitiva geométrica linha.</text:span></text:p>
      <text:p text:style-name="P12"/>
      <text:p text:style-name="P10"/>
      <table:table table:name="Tabela18" table:style-name="Tabela18">
        <table:table-column table:style-name="Tabela18.A"/>
        <table:table-column table:style-name="Tabela18.B" table:number-columns-repeated="4"/>
        <table:table-row>
          <table:table-cell table:style-name="Tabela18.A1" office:value-type="string">
            <text:p text:style-name="P39">Classe</text:p>
          </table:table-cell>
          <table:table-cell table:style-name="Tabela18.B1" table:number-columns-spanned="4" office:value-type="string">
            <text:p text:style-name="P108">limite_legal (<text:span text:style-name="T30">llp_limite_legal</text:span>) <text:span text:style-name="T150">[LA]</text:span></text:p>
          </table:table-cell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39">Atributo</text:p>
          </table:table-cell>
          <table:table-cell table:style-name="Tabela18.A2" office:value-type="string">
            <text:p text:style-name="P167">nome<text:span text:style-name="T6"> (0..1)</text:span></text:p>
          </table:table-cell>
          <table:table-cell table:style-name="Tabela18.A2" office:value-type="string">
            <text:p text:style-name="P166">tipo<text:span text:style-name="T5"> (1)</text:span></text:p>
          </table:table-cell>
          <table:table-cell table:style-name="Tabela18.A2" office:value-type="string">
            <text:p text:style-name="P191">tipo_<text:span text:style-name="T31">delimitacao (1)</text:span></text:p>
          </table:table-cell>
          <table:table-cell table:style-name="Tabela18.E2" office:value-type="string">
            <text:p text:style-name="P197">geometria_aproximada<text:span text:style-name="T5"> (1)</text:span></text:p>
          </table:table-cell>
        </table:table-row>
        <table:table-row>
          <table:table-cell table:style-name="Tabela18.A5" table:number-rows-spanned="3" office:value-type="string">
            <text:p text:style-name="P39">Domínio</text:p>
          </table:table-cell>
          <table:table-cell table:style-name="Tabela18.B5" table:number-rows-spanned="3" office:value-type="string">
            <text:p text:style-name="P410">A ser preenchido</text:p>
          </table:table-cell>
          <table:table-cell table:style-name="Tabela18.C3" office:value-type="string">
            <text:p text:style-name="P201">Distrito -7</text:p>
            <text:p text:style-name="P201">Municipio -6</text:p>
            <text:p text:style-name="P203">País -4</text:p>
            <text:p text:style-name="P201">Unidade federacao -5</text:p>
            <text:p text:style-name="P348">Área urbana isolada – Vila – 8</text:p>
            <text:p text:style-name="P348">Área urbana isolada – Cidade - 9</text:p>
            <text:p text:style-name="P237">[A]</text:p>
          </table:table-cell>
          <table:table-cell table:style-name="Tabela18.D3" office:value-type="string">
            <text:p text:style-name="P205">Não aplicável -97</text:p>
            <text:p text:style-name="P205"/>
            <text:p text:style-name="P241"><text:span text:style-name="T77">V - "tipo" in (</text:span><text:span text:style-name="T84">4, 5, 6, 7, 8, 9, 10</text:span><text:span text:style-name="T79">)</text:span><text:span text:style-name="T77"> and </text:span><text:span text:style-name="T80">not </text:span><text:span text:style-name="T81">(</text:span><text:span text:style-name="T77">"</text:span><text:span text:style-name="T82">tipo_</text:span><text:span text:style-name="T84">delimitacao</text:span><text:span text:style-name="T77">" </text:span><text:span text:style-name="T83">in </text:span><text:span text:style-name="T78">(</text:span><text:span text:style-name="T84">97</text:span><text:span text:style-name="T83">)</text:span><text:span text:style-name="T81">)</text:span></text:p>
          </table:table-cell>
          <table:table-cell table:style-name="Tabela18.E3" office:value-type="string">
            <text:p text:style-name="P60">Não -2</text:p>
            <text:p text:style-name="P60">Sim -1</text:p>
          </table:table-cell>
        </table:table-row>
        <table:table-row>
          <table:covered-table-cell/>
          <table:covered-table-cell/>
          <table:table-cell table:style-name="Tabela18.C4" office:value-type="string">
            <text:p text:style-name="P202">Limite Estadual -2</text:p>
            <text:p text:style-name="P203">Limite Internacional -1</text:p>
            <text:p text:style-name="P202">Limite Municipal -3</text:p>
            <text:p text:style-name="P237">[L]</text:p>
          </table:table-cell>
          <table:table-cell table:style-name="Tabela18.D4" office:value-type="string">
            <text:p text:style-name="P205">Contorno massa d'água -2</text:p>
            <text:p text:style-name="P205">Costa visível da carta -5</text:p>
            <text:p text:style-name="P205">Cumeada -3</text:p>
            <text:p text:style-name="P205">Ferrovia -7</text:p>
            <text:p text:style-name="P205">Linha seca -4</text:p>
            <text:p text:style-name="P205">Massa d'água -9</text:p>
            <text:p text:style-name="P205">Não identificado -96</text:p>
            <text:p text:style-name="P205">Rodovia -6</text:p>
            <text:p text:style-name="P205">Trecho de drenagem -8</text:p>
            <text:p text:style-name="P205"/>
            <text:p text:style-name="P241"><text:span text:style-name="T77">V - "tipo" in (</text:span><text:span text:style-name="T84">1, 2, 3</text:span><text:span text:style-name="T79">)</text:span><text:span text:style-name="T77"> and </text:span><text:span text:style-name="T80">not </text:span><text:span text:style-name="T81">(</text:span><text:span text:style-name="T77">"</text:span><text:span text:style-name="T82">tipo_</text:span><text:span text:style-name="T84">delimitacao</text:span><text:span text:style-name="T77">" </text:span><text:span text:style-name="T83">in </text:span><text:span text:style-name="T78">(</text:span><text:span text:style-name="T84">2, 3, 4, 5, 6, 7, 8, 9, 96</text:span><text:span text:style-name="T83">)</text:span><text:span text:style-name="T81">)</text:span></text:p>
          </table:table-cell>
          <table:table-cell table:style-name="Tabela18.E4" office:value-type="string">
            <text:p text:style-name="P61">Não -2</text:p>
            <text:p text:style-name="P61">Sim -1</text:p>
          </table:table-cell>
        </table:table-row>
        <table:table-row>
          <table:covered-table-cell/>
          <table:covered-table-cell/>
          <table:table-cell table:style-name="Tabela18.C5" office:value-type="string">
            <text:p text:style-name="P206">A SER PREENCHIDO -999</text:p>
            <text:p text:style-name="P206"/>
            <text:p text:style-name="P435">L - "<text:span text:style-name="T172">tipo</text:span>" in (9<text:span text:style-name="T61">99)</text:span></text:p>
          </table:table-cell>
          <table:table-cell table:style-name="Tabela18.D5" office:value-type="string">
            <text:p text:style-name="P204">A SER PREENCHIDO -999</text:p>
            <text:p text:style-name="P204"/>
            <text:p text:style-name="P435">L - "<text:span text:style-name="T172">tipo_delimitacao</text:span>" in (9<text:span text:style-name="T61">99)</text:span></text:p>
          </table:table-cell>
          <table:table-cell table:style-name="Tabela18.E5" office:value-type="string">
            <text:p text:style-name="P180">A SER PREENCHIDO -999</text:p>
            <text:p text:style-name="P180"/>
            <text:p text:style-name="P435">L - "<text:span text:style-name="T174">geometria_aproximada</text:span>" in (9<text:span text:style-name="T61">99)</text:span></text:p>
          </table:table-cell>
        </table:table-row>
      </table:table>
      <text:p text:style-name="P4"/>
      <text:p text:style-name="P12"/>
      <table:table table:name="Tabela12" table:style-name="Tabela12">
        <table:table-column table:style-name="Tabela12.A"/>
        <table:table-column table:style-name="Tabela12.B" table:number-columns-repeated="2"/>
        <table:table-row>
          <table:table-cell table:style-name="Tabela12.A1" office:value-type="string">
            <text:p text:style-name="P43">Classe</text:p>
          </table:table-cell>
          <table:table-cell table:style-name="Tabela12.B1" table:number-columns-spanned="2" office:value-type="string">
            <text:p text:style-name="P107"><text:span text:style-name="T179">l</text:span>ocalidade (llp_localidade) <text:span text:style-name="T142">[P]</text:span></text:p>
          </table:table-cell>
          <table:covered-table-cell/>
        </table:table-row>
        <table:table-row>
          <table:table-cell table:style-name="Tabela12.A2" office:value-type="string">
            <text:p text:style-name="P43">Atributo</text:p>
          </table:table-cell>
          <table:table-cell table:style-name="Tabela12.A2" office:value-type="string">
            <text:p text:style-name="P169">nome<text:span text:style-name="T6"> (1)</text:span></text:p>
          </table:table-cell>
          <table:table-cell table:style-name="Tabela12.C2" office:value-type="string">
            <text:p text:style-name="P169">tipo<text:span text:style-name="T5"> (1)</text:span></text:p>
          </table:table-cell>
        </table:table-row>
        <table:table-row>
          <table:table-cell table:style-name="Tabela12.A4" table:number-rows-spanned="2" office:value-type="string">
            <text:p text:style-name="P43">Domínio</text:p>
          </table:table-cell>
          <table:table-cell table:style-name="Tabela12.B4" table:number-rows-spanned="2" office:value-type="string">
            <text:p text:style-name="P414">A ser preenchido</text:p>
          </table:table-cell>
          <table:table-cell table:style-name="Tabela12.C3" office:value-type="string">
            <text:p text:style-name="P343">Aglomerado rural isolado – Núcleo -5</text:p>
            <text:p text:style-name="P343">Aglomerado rural isolado – Povoado -6</text:p>
            <text:p text:style-name="P343">Capital estadual -2</text:p>
            <text:p text:style-name="P343">Capital federal -3</text:p>
            <text:p text:style-name="P343">Cidade -1</text:p>
            <text:p text:style-name="P343">Nome local -8</text:p>
            <text:p text:style-name="P343">Outros aglomerados rurais – Lugarejo -7</text:p>
            <text:p text:style-name="P343">Vila -4</text:p>
          </table:table-cell>
        </table:table-row>
        <table:table-row>
          <table:covered-table-cell/>
          <table:covered-table-cell/>
          <table:table-cell table:style-name="Tabela12.C4" office:value-type="string">
            <text:p text:style-name="P343">A SER PREENCHIDO -999</text:p>
            <text:p text:style-name="P343"/>
            <text:p text:style-name="P386">L - "tipo" in (9<text:span text:style-name="T61">99)</text:span></text:p>
          </table:table-cell>
        </table:table-row>
      </table:table>
      <text:p text:style-name="P12"/>
      <text:p text:style-name="P12"/>
      <table:table table:name="Tabela23" table:style-name="Tabela23">
        <table:table-column table:style-name="Tabela23.A"/>
        <table:table-column table:style-name="Tabela23.B" table:number-columns-repeated="12"/>
        <table:table-row>
          <table:table-cell table:style-name="Tabela23.A1" office:value-type="string">
            <text:p text:style-name="P39">Classe</text:p>
          </table:table-cell>
          <table:table-cell table:style-name="Tabela23.B1" table:number-columns-spanned="12" office:value-type="string">
            <text:p text:style-name="P114">ponto_controle <text:span text:style-name="T34">(llp_ponto_controle) [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3.A2" office:value-type="string">
            <text:p text:style-name="P39">Atributo</text:p>
          </table:table-cell>
          <table:table-cell table:style-name="Tabela23.A2" office:value-type="string">
            <text:p text:style-name="P197">cod_ponto<text:span text:style-name="T5"> (1)</text:span></text:p>
          </table:table-cell>
          <table:table-cell table:style-name="Tabela23.A2" office:value-type="string">
            <text:p text:style-name="P197">tipo<text:span text:style-name="T5"> (1)</text:span></text:p>
          </table:table-cell>
          <table:table-cell table:style-name="Tabela23.A2" office:value-type="string">
            <text:p text:style-name="P197">tipo_ref<text:span text:style-name="T5"> (1)</text:span></text:p>
          </table:table-cell>
          <table:table-cell table:style-name="Tabela23.A2" office:value-type="string">
            <text:p text:style-name="P197">altitude_<text:span text:style-name="T222">ortométrica (1)</text:span></text:p>
          </table:table-cell>
          <table:table-cell table:style-name="Tabela23.A2" office:value-type="string">
            <text:p text:style-name="P197">altitude_<text:span text:style-name="T222">geometrica (1)</text:span></text:p>
          </table:table-cell>
          <table:table-cell table:style-name="Tabela23.A2" office:value-type="string">
            <text:p text:style-name="P198">sistema_geodesico<text:span text:style-name="T5"> (1)</text:span></text:p>
          </table:table-cell>
          <table:table-cell table:style-name="Tabela23.A2" office:value-type="string">
            <text:p text:style-name="P197">referencial_altim<text:span text:style-name="T5"> (1)</text:span></text:p>
          </table:table-cell>
          <table:table-cell table:style-name="Tabela23.A2" office:value-type="string">
            <text:p text:style-name="P296">referencial_grav (1)</text:p>
          </table:table-cell>
          <table:table-cell table:style-name="Tabela23.A2" office:value-type="string">
            <text:p text:style-name="P197">situacao_marco<text:span text:style-name="T5"> (1)</text:span></text:p>
          </table:table-cell>
          <table:table-cell table:style-name="Tabela23.A2" office:value-type="string">
            <text:p text:style-name="P197">orgao_responsavel<text:span text:style-name="T5"> (1)</text:span></text:p>
          </table:table-cell>
          <table:table-cell table:style-name="Tabela23.A2" office:value-type="string">
            <text:p text:style-name="P197">latitude<text:span text:style-name="T5"> (1)</text:span></text:p>
          </table:table-cell>
          <table:table-cell table:style-name="Tabela23.M2" office:value-type="string">
            <text:p text:style-name="P197">longitude<text:span text:style-name="T5"> (1)</text:span></text:p>
          </table:table-cell>
        </table:table-row>
        <table:table-row>
          <table:table-cell table:style-name="Tabela23.A6" table:number-rows-spanned="4" office:value-type="string">
            <text:p text:style-name="P39">Domínio</text:p>
          </table:table-cell>
          <table:table-cell table:style-name="Tabela23.B6" table:number-rows-spanned="4" office:value-type="string">
            <text:p text:style-name="P410">A ser preenchido</text:p>
          </table:table-cell>
          <table:table-cell table:style-name="Tabela23.C3" office:value-type="string">
            <text:p text:style-name="P211">Centro perspectivo -12</text:p>
            <text:p text:style-name="P211">Estação de Poligonal – EP -4</text:p>
            <text:p text:style-name="P211">Ponto Astronômico – PA -5</text:p>
            <text:p text:style-name="P211">Ponto de controle -9</text:p>
            <text:p text:style-name="P211">Ponto de Satélite – SAT -8</text:p>
            <text:p text:style-name="P211">Ponto fotogramétrico -13</text:p>
            <text:p text:style-name="P211">Ponto Trigonométrico – RV -7</text:p>
            <text:p text:style-name="P211">Vértice de Triangulação – VT -1</text:p>
          </table:table-cell>
          <table:table-cell table:style-name="Tabela23.D3" office:value-type="string">
            <text:p text:style-name="P212">Planialtimétrico -3</text:p>
            <text:p text:style-name="P212">Planimétrico -2</text:p>
            <text:p text:style-name="P212"/>
            <text:p text:style-name="P241"><text:span text:style-name="T77">V - "tipo" in (</text:span><text:span text:style-name="T84">1, 4, 5, 7, 8, 9, 12, 13</text:span><text:span text:style-name="T79">)</text:span><text:span text:style-name="T77"> and </text:span><text:span text:style-name="T80">not </text:span><text:span text:style-name="T81">(</text:span><text:span text:style-name="T77">"</text:span><text:span text:style-name="T82">tipo_</text:span><text:span text:style-name="T84">ref</text:span><text:span text:style-name="T77">" </text:span><text:span text:style-name="T83">in </text:span><text:span text:style-name="T78">(</text:span><text:span text:style-name="T84">2, 3</text:span><text:span text:style-name="T83">)</text:span><text:span text:style-name="T81">)</text:span></text:p>
          </table:table-cell>
          <table:table-cell table:style-name="Tabela23.E6" table:number-rows-spanned="4" office:value-type="string">
            <text:p text:style-name="P411">A ser preenchido</text:p>
          </table:table-cell>
          <table:table-cell table:style-name="Tabela23.F6" table:number-rows-spanned="4" office:value-type="string">
            <text:p text:style-name="P411">A ser preenchido</text:p>
          </table:table-cell>
          <table:table-cell table:style-name="Tabela23.G6" table:number-rows-spanned="4" office:value-type="string">
            <text:p text:style-name="P230">Astro Chuá -5</text:p>
            <text:p text:style-name="P230">Córrego Alegre -4</text:p>
            <text:p text:style-name="P230">SAD 69 -1</text:p>
            <text:p text:style-name="P230">SIRGAS 2000 -2</text:p>
            <text:p text:style-name="P230">WGS-84 -3</text:p>
            <text:p text:style-name="P231"><text:span text:style-name="T221">SAD-69 (96)</text:span> -<text:span text:style-name="T221">6</text:span></text:p>
            <text:p text:style-name="P355">Outra referência - 98</text:p>
          </table:table-cell>
          <table:table-cell table:style-name="Tabela23.H6" table:number-rows-spanned="4" office:value-type="string">
            <text:p text:style-name="P224">Imbituba -2</text:p>
            <text:p text:style-name="P224"><text:span text:style-name="T220">Outra referência</text:span> -4</text:p>
            <text:p text:style-name="P224">Santana -3</text:p>
            <text:p text:style-name="P224">Torres -1</text:p>
          </table:table-cell>
          <table:table-cell table:style-name="Tabela23.I3" office:value-type="string">
            <text:p text:style-name="P226">Não aplicável -97</text:p>
            <text:p text:style-name="P226"/>
            <text:p text:style-name="P242"><text:span text:style-name="T77">V - "tipo" in (</text:span><text:span text:style-name="T84">1, 4, 5, 7, 8, 9, 12, 13</text:span><text:span text:style-name="T79">)</text:span><text:span text:style-name="T77"> and </text:span><text:span text:style-name="T80">not </text:span><text:span text:style-name="T81">(</text:span><text:span text:style-name="T77">"</text:span><text:span text:style-name="T85">referencial_grav</text:span><text:span text:style-name="T77">" </text:span><text:span text:style-name="T83">in </text:span><text:span text:style-name="T78">(</text:span><text:span text:style-name="T85">97</text:span><text:span text:style-name="T83">)</text:span><text:span text:style-name="T81">)</text:span></text:p>
          </table:table-cell>
          <table:table-cell table:style-name="Tabela23.J5" table:number-rows-spanned="3" office:value-type="string">
            <text:p text:style-name="P224">Bom -1</text:p>
            <text:p text:style-name="P224">Destruído -2</text:p>
            <text:p text:style-name="P224">Destruído com chapa danificada -4</text:p>
            <text:p text:style-name="P224">Destruído sem chapa -3</text:p>
            <text:p text:style-name="P224">Não encontrado -5</text:p>
            <text:p text:style-name="P224">Não visitado -6</text:p>
            <text:p text:style-name="P224"/>
            <text:p text:style-name="P242"><text:span text:style-name="T77">V - "tipo" in (</text:span><text:span text:style-name="T84">1, </text:span><text:span text:style-name="T85">2,</text:span><text:span text:style-name="T84"> </text:span><text:span text:style-name="T85">3, </text:span><text:span text:style-name="T84">4, 5, </text:span><text:span text:style-name="T85">6</text:span><text:span text:style-name="T84">, 7, 8, 9, 12, 13</text:span><text:span text:style-name="T79">)</text:span><text:span text:style-name="T77"> and </text:span><text:span text:style-name="T80">not </text:span><text:span text:style-name="T81">(</text:span><text:span text:style-name="T77">"</text:span><text:span text:style-name="T86">situacao_marco</text:span><text:span text:style-name="T77">" </text:span><text:span text:style-name="T83">in </text:span><text:span text:style-name="T78">(</text:span><text:span text:style-name="T85">1, </text:span><text:span text:style-name="T84">2, 3,</text:span><text:span text:style-name="T85"> 4, 5, 6</text:span><text:span text:style-name="T83">)</text:span><text:span text:style-name="T81">)</text:span></text:p>
          </table:table-cell>
          <table:table-cell table:style-name="Tabela23.K6" table:number-rows-spanned="4" office:value-type="string">
            <text:p text:style-name="P411">A ser preenchido</text:p>
          </table:table-cell>
          <table:table-cell table:style-name="Tabela23.L6" table:number-rows-spanned="4" office:value-type="string">
            <text:p text:style-name="P424">A ser preenchido</text:p>
            <text:p text:style-name="P424">(-GGG<text:span text:style-name="T12">o</text:span>MM’SS.ssss" )</text:p>
          </table:table-cell>
          <table:table-cell table:style-name="Tabela23.M6" table:number-rows-spanned="4" office:value-type="string">
            <text:p text:style-name="P424">A ser preenchido</text:p>
            <text:p text:style-name="P424">(-GGG<text:span text:style-name="T12">o</text:span>MM’SS.ssss" )</text:p>
          </table:table-cell>
        </table:table-row>
        <table:table-row>
          <table:covered-table-cell/>
          <table:covered-table-cell/>
          <table:table-cell table:style-name="Tabela23.C4" office:value-type="string">
            <text:p text:style-name="P213">Estação Gravimétrica – EG -3</text:p>
          </table:table-cell>
          <table:table-cell table:style-name="Tabela23.D4" office:value-type="string">
            <text:p text:style-name="P213">Gravimétrico -4</text:p>
            <text:p text:style-name="P213"/>
            <text:p text:style-name="P242"><text:span text:style-name="T77">V - "tipo" in (</text:span><text:span text:style-name="T84">3</text:span><text:span text:style-name="T79">)</text:span><text:span text:style-name="T77"> and </text:span><text:span text:style-name="T80">not </text:span><text:span text:style-name="T81">(</text:span><text:span text:style-name="T77">"</text:span><text:span text:style-name="T82">tipo_</text:span><text:span text:style-name="T84">ref</text:span><text:span text:style-name="T77">" </text:span><text:span text:style-name="T83">in </text:span><text:span text:style-name="T78">(</text:span><text:span text:style-name="T85">4</text:span><text:span text:style-name="T83">)</text:span><text:span text:style-name="T81">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25">Absoluto -3</text:p>
            <text:p text:style-name="P225">IGSN71 -2</text:p>
            <text:p text:style-name="P225">Local -4</text:p>
            <text:p text:style-name="P225">Postdam 1930 -1</text:p>
            <text:p text:style-name="P354">RGFB - 5</text:p>
            <text:p text:style-name="P225"/>
            <text:p text:style-name="P242"><text:span text:style-name="T77">V - "tipo" in (</text:span><text:span text:style-name="T84">3</text:span><text:span text:style-name="T79">)</text:span><text:span text:style-name="T77"> and </text:span><text:span text:style-name="T80">not </text:span><text:span text:style-name="T81">(</text:span><text:span text:style-name="T77">"</text:span><text:span text:style-name="T85">referencial_grav</text:span><text:span text:style-name="T77">" </text:span><text:span text:style-name="T83">in </text:span><text:span text:style-name="T78">(</text:span><text:span text:style-name="T85">1, 2, 3, 4</text:span><text:span text:style-name="T83">)</text:span><text:span text:style-name="T81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5" office:value-type="string">
            <text:p text:style-name="P213">Ponto Barométrico – B -6</text:p>
            <text:p text:style-name="P213">Referëncia de Nível – RN -2</text:p>
          </table:table-cell>
          <table:table-cell table:style-name="Tabela23.D5" office:value-type="string">
            <text:p text:style-name="P213">Altimétrico -1</text:p>
            <text:p text:style-name="P213"/>
            <text:p text:style-name="P242"><text:span text:style-name="T77">V - "tipo" in (</text:span><text:span text:style-name="T84">1</text:span><text:span text:style-name="T79">)</text:span><text:span text:style-name="T77"> and </text:span><text:span text:style-name="T80">not </text:span><text:span text:style-name="T81">(</text:span><text:span text:style-name="T77">"</text:span><text:span text:style-name="T82">tipo_</text:span><text:span text:style-name="T84">ref</text:span><text:span text:style-name="T77">" </text:span><text:span text:style-name="T83">in </text:span><text:span text:style-name="T78">(</text:span><text:span text:style-name="T85">1</text:span><text:span text:style-name="T83">)</text:span><text:span text:style-name="T81">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26">Não aplicável -97</text:p>
            <text:p text:style-name="P226"/>
            <text:p text:style-name="P242"><text:span text:style-name="T77">V - "tipo" in (</text:span><text:span text:style-name="T84">1</text:span><text:span text:style-name="T79">)</text:span><text:span text:style-name="T77"> and </text:span><text:span text:style-name="T80">not </text:span><text:span text:style-name="T81">(</text:span><text:span text:style-name="T77">"</text:span><text:span text:style-name="T85">referencial_grav</text:span><text:span text:style-name="T77">" </text:span><text:span text:style-name="T83">in </text:span><text:span text:style-name="T78">(</text:span><text:span text:style-name="T85">97</text:span><text:span text:style-name="T83">)</text:span><text:span text:style-name="T81">)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3.C6" office:value-type="string">
            <text:p text:style-name="P213">Marco estadual -15</text:p>
            <text:p text:style-name="P213">Marco internacional -14</text:p>
            <text:p text:style-name="P214">Marco municipal -16</text:p>
          </table:table-cell>
          <table:table-cell table:style-name="Tabela23.D6" office:value-type="string">
            <text:p text:style-name="P214">Planialtimétrico -3</text:p>
            <text:p text:style-name="P393">Planimétrico -2</text:p>
            <text:p text:style-name="P393"/>
            <text:p text:style-name="P394"><text:span text:style-name="T87">V - "tipo" in (</text:span><text:span text:style-name="T88">1</text:span><text:span text:style-name="T95">4</text:span><text:span text:style-name="T88">, </text:span><text:span text:style-name="T95">15</text:span><text:span text:style-name="T88">, </text:span><text:span text:style-name="T95">16</text:span><text:span text:style-name="T89">)</text:span><text:span text:style-name="T87"> and </text:span><text:span text:style-name="T90">not </text:span><text:span text:style-name="T91">(</text:span><text:span text:style-name="T87">"</text:span><text:span text:style-name="T92">tipo_</text:span><text:span text:style-name="T88">ref</text:span><text:span text:style-name="T87">" </text:span><text:span text:style-name="T93">in </text:span><text:span text:style-name="T94">(</text:span><text:span text:style-name="T88">2, 3</text:span><text:span text:style-name="T93">)</text:span><text:span text:style-name="T91">)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26">Não aplicável -97</text:p>
            <text:p text:style-name="P226"/>
            <text:p text:style-name="P394"><text:span text:style-name="T87">V - "tipo" in (</text:span><text:span text:style-name="T88">1</text:span><text:span text:style-name="T95">4</text:span><text:span text:style-name="T88">, </text:span><text:span text:style-name="T95">15</text:span><text:span text:style-name="T88">, </text:span><text:span text:style-name="T95">16</text:span><text:span text:style-name="T89">)</text:span><text:span text:style-name="T87"> and </text:span><text:span text:style-name="T90">not </text:span><text:span text:style-name="T91">(</text:span><text:span text:style-name="T87">"</text:span><text:span text:style-name="T95">referencial_grav</text:span><text:span text:style-name="T87">" </text:span><text:span text:style-name="T93">in </text:span><text:span text:style-name="T94">(</text:span><text:span text:style-name="T95">97</text:span><text:span text:style-name="T93">)</text:span><text:span text:style-name="T91">)</text:span></text:p>
          </table:table-cell>
          <table:table-cell table:style-name="Tabela23.J6" office:value-type="string">
            <text:p text:style-name="P227">Não aplicável -97</text:p>
            <text:p text:style-name="P227"/>
            <text:p text:style-name="P394"><text:span text:style-name="T87">V - "tipo" in (</text:span><text:span text:style-name="T88">1</text:span><text:span text:style-name="T95">4</text:span><text:span text:style-name="T88">, </text:span><text:span text:style-name="T95">15</text:span><text:span text:style-name="T88">, </text:span><text:span text:style-name="T95">16</text:span><text:span text:style-name="T89">)</text:span><text:span text:style-name="T87"> and </text:span><text:span text:style-name="T90">not </text:span><text:span text:style-name="T91">(</text:span><text:span text:style-name="T87">"</text:span><text:span text:style-name="T96">situacao_marco</text:span><text:span text:style-name="T87">" </text:span><text:span text:style-name="T93">in </text:span><text:span text:style-name="T94">(</text:span><text:span text:style-name="T95">97</text:span><text:span text:style-name="T93">)</text:span><text:span text:style-name="T91">)</text:span></text:p>
          </table:table-cell>
          <table:covered-table-cell/>
          <table:covered-table-cell/>
          <table:covered-table-cell/>
        </table:table-row>
        <table:table-row>
          <table:table-cell table:style-name="Tabela23.A7" office:value-type="string">
            <text:p text:style-name="P39"/>
          </table:table-cell>
          <table:table-cell table:style-name="Tabela23.B7" office:value-type="string">
            <text:p text:style-name="P410"/>
          </table:table-cell>
          <table:table-cell table:style-name="Tabela23.C7" office:value-type="string">
            <text:p text:style-name="P211">A SER PREENCHIDO -999</text:p>
            <text:p text:style-name="P211"/>
            <text:p text:style-name="P435">L - "<text:span text:style-name="T172">tipo</text:span>" in (9<text:span text:style-name="T61">99)</text:span></text:p>
          </table:table-cell>
          <table:table-cell table:style-name="Tabela23.D7" office:value-type="string">
            <text:p text:style-name="P211">A SER PREENCHIDO -999</text:p>
            <text:p text:style-name="P211"/>
            <text:p text:style-name="P435">L - "<text:span text:style-name="T172">tipo_ref</text:span>" in (9<text:span text:style-name="T61">99)</text:span></text:p>
          </table:table-cell>
          <table:table-cell table:style-name="Tabela23.E7" office:value-type="string">
            <text:p text:style-name="P411">A ser preenchido</text:p>
          </table:table-cell>
          <table:table-cell table:style-name="Tabela23.F7" office:value-type="string">
            <text:p text:style-name="P411"/>
          </table:table-cell>
          <table:table-cell table:style-name="Tabela23.G7" office:value-type="string">
            <text:p text:style-name="P230">A SER PREENCHIDO -999</text:p>
            <text:p text:style-name="P230"/>
            <text:p text:style-name="P435">L - "<text:span text:style-name="T27">sistema_geodesico</text:span>" in (9<text:span text:style-name="T61">99)</text:span></text:p>
          </table:table-cell>
          <table:table-cell table:style-name="Tabela23.H7" office:value-type="string">
            <text:p text:style-name="P224">A SER PREENCHIDO -999</text:p>
            <text:p text:style-name="P224"/>
            <text:p text:style-name="P436">L - "<text:span text:style-name="T27">referencial_altim</text:span>" in (9<text:span text:style-name="T61">99)</text:span></text:p>
          </table:table-cell>
          <table:table-cell table:style-name="Tabela23.I7" office:value-type="string">
            <text:p text:style-name="P224">A SER PREENCHIDO -999</text:p>
            <text:p text:style-name="P224"/>
            <text:p text:style-name="P436">L - "<text:span text:style-name="T162">referencial_grav</text:span>" in (9<text:span text:style-name="T61">99)</text:span></text:p>
          </table:table-cell>
          <table:table-cell table:style-name="Tabela23.J7" office:value-type="string">
            <text:p text:style-name="P224">A SER PREENCHIDO -999</text:p>
            <text:p text:style-name="P224"/>
            <text:p text:style-name="P436">L - "<text:span text:style-name="T27">situacao_marco</text:span>" in (9<text:span text:style-name="T61">99)</text:span></text:p>
          </table:table-cell>
          <table:table-cell table:style-name="Tabela23.K7" office:value-type="string">
            <text:p text:style-name="P411">A ser preenchido</text:p>
          </table:table-cell>
          <table:table-cell table:style-name="Tabela23.L7" office:value-type="string">
            <text:p text:style-name="P424">A ser preenchido</text:p>
            <text:p text:style-name="P424">(-GGG<text:span text:style-name="T12">o</text:span>MM’SS.ssss" )</text:p>
          </table:table-cell>
          <table:table-cell table:style-name="Tabela23.M7" office:value-type="string">
            <text:p text:style-name="P424">A ser preenchido</text:p>
            <text:p text:style-name="P424">(-GGG<text:span text:style-name="T12">o</text:span>MM’SS.ssss" )</text:p>
          </table:table-cell>
        </table:table-row>
      </table:table>
      <text:p text:style-name="P3"/>
      <text:p text:style-name="P3"/>
      <text:p text:style-name="P32">Para todas as classes</text:p>
      <text:p text:style-name="P15"/>
      <text:p text:style-name="P5"/>
      <text:p text:style-name="P31"><text:span text:style-name="T141">V – </text:span>(regexp_match ( "nome" , '^ ' ) or regexp_match ( "nome" , ' ' ) or regexp_match ( "nome" , ' $' ) or regexp_match ( "nome" , '^[a-z]' ))<text:tab/><text:tab/><text:span text:style-name="T178">-&gt; todos os atributos com valor a ser preenchido pelo operador</text:span></text:p>
      <text:p text:style-name="P482"/>
      <text:p text:style-name="P445"/>
      <text:p text:style-name="P446">V -<text:span text:style-name="T182"> </text:span>"<text:span text:style-name="T183">ATRIBUTO%100,</text:span>"<text:span text:style-name="T127"> </text:span>in (<text:span text:style-name="T183">9895)</text:span> and<text:span text:style-name="T102"> ("nome" is NULL or</text:span><text:span text:style-name="T107"> </text:span>"<text:span text:style-name="T183">nome</text:span>" = '')<text:tab/><text:tab/><text:span text:style-name="T178">-&gt; para todas todos os atributos de todas as classes</text:span></text:p>
      <text:p text:style-name="P442"/>
      <text:p text:style-name="P441"/>
      <text:p text:style-name="P4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2-14T15:42:00</meta:creation-date>
    <meta:editing-duration>P6DT19H24M34S</meta:editing-duration>
    <meta:editing-cycles>389</meta:editing-cycles>
    <meta:generator>LibreOffice/6.3.2.2$Windows_X86_64 LibreOffice_project/98b30e735bda24bc04ab42594c85f7fd8be07b9c</meta:generator>
    <dc:date>2020-04-18T21:42:09.612000000</dc:date>
    <meta:print-date>2017-10-18T10:52:42.835000000</meta:print-date>
    <meta:initial-creator>dsgs3aux5</meta:initial-creator>
    <meta:document-statistic meta:table-count="34" meta:image-count="0" meta:object-count="0" meta:page-count="1" meta:paragraph-count="1774" meta:word-count="6796" meta:character-count="39199" meta:non-whitespace-character-count="34006"/>
  </office:meta>
</office:document-meta>
</file>